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79.26pt"/>
    </style:style>
    <style:style style:name="co4" style:family="table-column">
      <style:table-column-properties fo:break-before="auto" style:column-width="29.79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6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16QAM_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number-columns-repeated="10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('16qam'</text:p>
          </table:table-cell>
          <table:table-cell office:value-type="string" calcext:value-type="string">
            <text:p><text:s/>' Train points: 1000 | Test points: 10000000')</text:p>
          </table:table-cell>
          <table:table-cell table:style-name="Default"/>
          <table:table-cell table:number-columns-repeated="1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b/N0 [dB]</text:p>
          </table:table-cell>
          <table:table-cell office:value-type="string" calcext:value-type="string">
            <text:p><text:s/>BER (mean)</text:p>
          </table:table-cell>
          <table:table-cell office:value-type="string" calcext:value-type="string">
            <text:p>BER (std)</text:p>
          </table:table-cell>
          <table:table-cell office:value-type="string" calcext:value-type="string">
            <text:p>BER</text:p>
          </table:table-cell>
          <table:table-cell table:number-columns-repeated="10"/>
          <table:table-cell office:value-type="string" calcext:value-type="string">
            <text:p>#Clusters (mean)</text:p>
          </table:table-cell>
          <table:table-cell table:style-name="Default"/>
          <table:table-cell office:value-type="string" calcext:value-type="string">
            <text:p><text:s/>num_clusters</text:p>
          </table:table-cell>
          <table:table-cell table:number-columns-repeated="10"/>
          <table:table-cell table:style-name="ce2" office:value-type="string" calcext:value-type="string">
            <text:p>Baseli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D3:.M3])" office:value-type="float" office:value="0.1936543475" calcext:value-type="float">
            <text:p>0.1936543475</text:p>
          </table:table-cell>
          <table:table-cell table:formula="of:=STDEV([.D3:.M3])" office:value-type="float" office:value="0.0538224355217478" calcext:value-type="float">
            <text:p>0.0538224355</text:p>
          </table:table-cell>
          <table:table-cell office:value-type="float" office:value="0.293222075" calcext:value-type="float">
            <text:p>0.293222075</text:p>
          </table:table-cell>
          <table:table-cell office:value-type="float" office:value="0.17800485" calcext:value-type="float">
            <text:p>0.17800485</text:p>
          </table:table-cell>
          <table:table-cell office:value-type="float" office:value="0.16120665" calcext:value-type="float">
            <text:p>0.16120665</text:p>
          </table:table-cell>
          <table:table-cell office:value-type="float" office:value="0.16862475" calcext:value-type="float">
            <text:p>0.16862475</text:p>
          </table:table-cell>
          <table:table-cell office:value-type="float" office:value="0.17382745" calcext:value-type="float">
            <text:p>0.17382745</text:p>
          </table:table-cell>
          <table:table-cell office:value-type="float" office:value="0.15938175" calcext:value-type="float">
            <text:p>0.15938175</text:p>
          </table:table-cell>
          <table:table-cell office:value-type="float" office:value="0.296976275" calcext:value-type="float">
            <text:p>0.296976275</text:p>
          </table:table-cell>
          <table:table-cell office:value-type="float" office:value="0.1651309" calcext:value-type="float">
            <text:p>0.1651309</text:p>
          </table:table-cell>
          <table:table-cell office:value-type="float" office:value="0.175824925" calcext:value-type="float">
            <text:p>0.175824925</text:p>
          </table:table-cell>
          <table:table-cell office:value-type="float" office:value="0.16434385" calcext:value-type="float">
            <text:p>0.16434385</text:p>
          </table:table-cell>
          <table:table-cell/>
          <table:table-cell table:formula="of:=AVERAGE([.Q3:.Z3])" office:value-type="float" office:value="14.1" calcext:value-type="float">
            <text:p>14.1</text:p>
          </table:table-cell>
          <table:table-cell table:formula="of:=STDEV([.Q3:.Z3])" office:value-type="float" office:value="5.93389510449175" calcext:value-type="float">
            <text:p>5.933895104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140899475" calcext:value-type="float">
            <text:p>0.140899475</text:p>
          </table:table-cell>
        </table:table-row>
        <table:table-row table:style-name="ro1">
          <table:table-cell office:value-type="float" office:value="0.410256" calcext:value-type="float">
            <text:p>0.410256</text:p>
          </table:table-cell>
          <table:table-cell table:formula="of:=AVERAGE([.D4:.M4])" office:value-type="float" office:value="0.20383569" calcext:value-type="float">
            <text:p>0.20383569</text:p>
          </table:table-cell>
          <table:table-cell table:formula="of:=STDEV([.D4:.M4])" office:value-type="float" office:value="0.0622236808311746" calcext:value-type="float">
            <text:p>0.0622236808</text:p>
          </table:table-cell>
          <table:table-cell office:value-type="float" office:value="0.16323205" calcext:value-type="float">
            <text:p>0.16323205</text:p>
          </table:table-cell>
          <table:table-cell office:value-type="float" office:value="0.29025125" calcext:value-type="float">
            <text:p>0.29025125</text:p>
          </table:table-cell>
          <table:table-cell office:value-type="float" office:value="0.169381225" calcext:value-type="float">
            <text:p>0.169381225</text:p>
          </table:table-cell>
          <table:table-cell office:value-type="float" office:value="0.1553371" calcext:value-type="float">
            <text:p>0.1553371</text:p>
          </table:table-cell>
          <table:table-cell office:value-type="float" office:value="0.290773775" calcext:value-type="float">
            <text:p>0.290773775</text:p>
          </table:table-cell>
          <table:table-cell office:value-type="float" office:value="0.156427025" calcext:value-type="float">
            <text:p>0.156427025</text:p>
          </table:table-cell>
          <table:table-cell office:value-type="float" office:value="0.29333095" calcext:value-type="float">
            <text:p>0.29333095</text:p>
          </table:table-cell>
          <table:table-cell office:value-type="float" office:value="0.155422625" calcext:value-type="float">
            <text:p>0.155422625</text:p>
          </table:table-cell>
          <table:table-cell office:value-type="float" office:value="0.20541" calcext:value-type="float">
            <text:p>0.20541</text:p>
          </table:table-cell>
          <table:table-cell office:value-type="float" office:value="0.1587909" calcext:value-type="float">
            <text:p>0.1587909</text:p>
          </table:table-cell>
          <table:table-cell/>
          <table:table-cell table:formula="of:=AVERAGE([.Q4:.Z4])" office:value-type="float" office:value="11.6" calcext:value-type="float">
            <text:p>11.6</text:p>
          </table:table-cell>
          <table:table-cell table:formula="of:=STDEV([.Q4:.Z4])" office:value-type="float" office:value="6.25744001613723" calcext:value-type="float">
            <text:p>6.257440016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13178885" calcext:value-type="float">
            <text:p>0.13178885</text:p>
          </table:table-cell>
        </table:table-row>
        <table:table-row table:style-name="ro1">
          <table:table-cell office:value-type="float" office:value="0.820513" calcext:value-type="float">
            <text:p>0.820513</text:p>
          </table:table-cell>
          <table:table-cell table:formula="of:=AVERAGE([.D5:.M5])" office:value-type="float" office:value="0.18152273" calcext:value-type="float">
            <text:p>0.18152273</text:p>
          </table:table-cell>
          <table:table-cell table:formula="of:=STDEV([.D5:.M5])" office:value-type="float" office:value="0.0566771492069565" calcext:value-type="float">
            <text:p>0.0566771492</text:p>
          </table:table-cell>
          <table:table-cell office:value-type="float" office:value="0.178092875" calcext:value-type="float">
            <text:p>0.178092875</text:p>
          </table:table-cell>
          <table:table-cell office:value-type="float" office:value="0.15117955" calcext:value-type="float">
            <text:p>0.15117955</text:p>
          </table:table-cell>
          <table:table-cell office:value-type="float" office:value="0.1414374" calcext:value-type="float">
            <text:p>0.1414374</text:p>
          </table:table-cell>
          <table:table-cell office:value-type="float" office:value="0.152410575" calcext:value-type="float">
            <text:p>0.152410575</text:p>
          </table:table-cell>
          <table:table-cell office:value-type="float" office:value="0.164244875" calcext:value-type="float">
            <text:p>0.164244875</text:p>
          </table:table-cell>
          <table:table-cell office:value-type="float" office:value="0.144136325" calcext:value-type="float">
            <text:p>0.144136325</text:p>
          </table:table-cell>
          <table:table-cell office:value-type="float" office:value="0.290409025" calcext:value-type="float">
            <text:p>0.290409025</text:p>
          </table:table-cell>
          <table:table-cell office:value-type="float" office:value="0.283838825" calcext:value-type="float">
            <text:p>0.283838825</text:p>
          </table:table-cell>
          <table:table-cell office:value-type="float" office:value="0.160571975" calcext:value-type="float">
            <text:p>0.160571975</text:p>
          </table:table-cell>
          <table:table-cell office:value-type="float" office:value="0.148905875" calcext:value-type="float">
            <text:p>0.148905875</text:p>
          </table:table-cell>
          <table:table-cell/>
          <table:table-cell table:formula="of:=AVERAGE([.Q5:.Z5])" office:value-type="float" office:value="13.5" calcext:value-type="float">
            <text:p>13.5</text:p>
          </table:table-cell>
          <table:table-cell table:formula="of:=STDEV([.Q5:.Z5])" office:value-type="float" office:value="5.77831194111991" calcext:value-type="float">
            <text:p>5.77831194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122854125" calcext:value-type="float">
            <text:p>0.122854125</text:p>
          </table:table-cell>
        </table:table-row>
        <table:table-row table:style-name="ro1">
          <table:table-cell office:value-type="float" office:value="1.230769" calcext:value-type="float">
            <text:p>1.230769</text:p>
          </table:table-cell>
          <table:table-cell table:formula="of:=AVERAGE([.D6:.M6])" office:value-type="float" office:value="0.2257673075" calcext:value-type="float">
            <text:p>0.2257673075</text:p>
          </table:table-cell>
          <table:table-cell table:formula="of:=STDEV([.D6:.M6])" office:value-type="float" office:value="0.07548908570285" calcext:value-type="float">
            <text:p>0.0754890857</text:p>
          </table:table-cell>
          <table:table-cell office:value-type="float" office:value="0.2843038" calcext:value-type="float">
            <text:p>0.2843038</text:p>
          </table:table-cell>
          <table:table-cell office:value-type="float" office:value="0.284436425" calcext:value-type="float">
            <text:p>0.284436425</text:p>
          </table:table-cell>
          <table:table-cell office:value-type="float" office:value="0.143151475" calcext:value-type="float">
            <text:p>0.143151475</text:p>
          </table:table-cell>
          <table:table-cell office:value-type="float" office:value="0.281984125" calcext:value-type="float">
            <text:p>0.281984125</text:p>
          </table:table-cell>
          <table:table-cell office:value-type="float" office:value="0.285317525" calcext:value-type="float">
            <text:p>0.285317525</text:p>
          </table:table-cell>
          <table:table-cell office:value-type="float" office:value="0.1252526" calcext:value-type="float">
            <text:p>0.1252526</text:p>
          </table:table-cell>
          <table:table-cell office:value-type="float" office:value="0.2873629" calcext:value-type="float">
            <text:p>0.2873629</text:p>
          </table:table-cell>
          <table:table-cell office:value-type="float" office:value="0.28053535" calcext:value-type="float">
            <text:p>0.28053535</text:p>
          </table:table-cell>
          <table:table-cell office:value-type="float" office:value="0.1520974" calcext:value-type="float">
            <text:p>0.1520974</text:p>
          </table:table-cell>
          <table:table-cell office:value-type="float" office:value="0.133231475" calcext:value-type="float">
            <text:p>0.133231475</text:p>
          </table:table-cell>
          <table:table-cell/>
          <table:table-cell table:formula="of:=AVERAGE([.Q6:.Z6])" office:value-type="float" office:value="8.3" calcext:value-type="float">
            <text:p>8.3</text:p>
          </table:table-cell>
          <table:table-cell table:formula="of:=STDEV([.Q6:.Z6])" office:value-type="float" office:value="5.67744073798515" calcext:value-type="float">
            <text:p>5.6774407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113969525" calcext:value-type="float">
            <text:p>0.113969525</text:p>
          </table:table-cell>
        </table:table-row>
        <table:table-row table:style-name="ro1">
          <table:table-cell office:value-type="float" office:value="1.641026" calcext:value-type="float">
            <text:p>1.641026</text:p>
          </table:table-cell>
          <table:table-cell table:formula="of:=AVERAGE([.D7:.M7])" office:value-type="float" office:value="0.197128635" calcext:value-type="float">
            <text:p>0.197128635</text:p>
          </table:table-cell>
          <table:table-cell table:formula="of:=STDEV([.D7:.M7])" office:value-type="float" office:value="0.0771130015356407" calcext:value-type="float">
            <text:p>0.0771130015</text:p>
          </table:table-cell>
          <table:table-cell office:value-type="float" office:value="0.281337575" calcext:value-type="float">
            <text:p>0.281337575</text:p>
          </table:table-cell>
          <table:table-cell office:value-type="float" office:value="0.281778075" calcext:value-type="float">
            <text:p>0.281778075</text:p>
          </table:table-cell>
          <table:table-cell office:value-type="float" office:value="0.12134735" calcext:value-type="float">
            <text:p>0.12134735</text:p>
          </table:table-cell>
          <table:table-cell office:value-type="float" office:value="0.136974075" calcext:value-type="float">
            <text:p>0.136974075</text:p>
          </table:table-cell>
          <table:table-cell office:value-type="float" office:value="0.284949875" calcext:value-type="float">
            <text:p>0.284949875</text:p>
          </table:table-cell>
          <table:table-cell office:value-type="float" office:value="0.120536775" calcext:value-type="float">
            <text:p>0.120536775</text:p>
          </table:table-cell>
          <table:table-cell office:value-type="float" office:value="0.28434265" calcext:value-type="float">
            <text:p>0.28434265</text:p>
          </table:table-cell>
          <table:table-cell office:value-type="float" office:value="0.1327835" calcext:value-type="float">
            <text:p>0.1327835</text:p>
          </table:table-cell>
          <table:table-cell office:value-type="float" office:value="0.1977381" calcext:value-type="float">
            <text:p>0.1977381</text:p>
          </table:table-cell>
          <table:table-cell office:value-type="float" office:value="0.129498375" calcext:value-type="float">
            <text:p>0.129498375</text:p>
          </table:table-cell>
          <table:table-cell/>
          <table:table-cell table:formula="of:=AVERAGE([.Q7:.Z7])" office:value-type="float" office:value="10.5" calcext:value-type="float">
            <text:p>10.5</text:p>
          </table:table-cell>
          <table:table-cell table:formula="of:=STDEV([.Q7:.Z7])" office:value-type="float" office:value="6.36396103067893" calcext:value-type="float">
            <text:p>6.36396103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052297" calcext:value-type="float">
            <text:p>0.1052297</text:p>
          </table:table-cell>
        </table:table-row>
        <table:table-row table:style-name="ro1">
          <table:table-cell office:value-type="float" office:value="2.051282" calcext:value-type="float">
            <text:p>2.051282</text:p>
          </table:table-cell>
          <table:table-cell table:formula="of:=AVERAGE([.D8:.M8])" office:value-type="float" office:value="0.1648490975" calcext:value-type="float">
            <text:p>0.1648490975</text:p>
          </table:table-cell>
          <table:table-cell table:formula="of:=STDEV([.D8:.M8])" office:value-type="float" office:value="0.0659360752839313" calcext:value-type="float">
            <text:p>0.0659360753</text:p>
          </table:table-cell>
          <table:table-cell office:value-type="float" office:value="0.122998825" calcext:value-type="float">
            <text:p>0.122998825</text:p>
          </table:table-cell>
          <table:table-cell office:value-type="float" office:value="0.121948675" calcext:value-type="float">
            <text:p>0.121948675</text:p>
          </table:table-cell>
          <table:table-cell office:value-type="float" office:value="0.189664425" calcext:value-type="float">
            <text:p>0.189664425</text:p>
          </table:table-cell>
          <table:table-cell office:value-type="float" office:value="0.134316675" calcext:value-type="float">
            <text:p>0.134316675</text:p>
          </table:table-cell>
          <table:table-cell office:value-type="float" office:value="0.111266475" calcext:value-type="float">
            <text:p>0.111266475</text:p>
          </table:table-cell>
          <table:table-cell office:value-type="float" office:value="0.1096135" calcext:value-type="float">
            <text:p>0.1096135</text:p>
          </table:table-cell>
          <table:table-cell office:value-type="float" office:value="0.2813668" calcext:value-type="float">
            <text:p>0.2813668</text:p>
          </table:table-cell>
          <table:table-cell office:value-type="float" office:value="0.274315875" calcext:value-type="float">
            <text:p>0.274315875</text:p>
          </table:table-cell>
          <table:table-cell office:value-type="float" office:value="0.11871" calcext:value-type="float">
            <text:p>0.11871</text:p>
          </table:table-cell>
          <table:table-cell office:value-type="float" office:value="0.184289725" calcext:value-type="float">
            <text:p>0.184289725</text:p>
          </table:table-cell>
          <table:table-cell/>
          <table:table-cell table:formula="of:=AVERAGE([.Q8:.Z8])" office:value-type="float" office:value="12" calcext:value-type="float">
            <text:p>12</text:p>
          </table:table-cell>
          <table:table-cell table:formula="of:=STDEV([.Q8:.Z8])" office:value-type="float" office:value="5.73488351136175" calcext:value-type="float">
            <text:p>5.73488351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966184" calcext:value-type="float">
            <text:p>0.0966184</text:p>
          </table:table-cell>
        </table:table-row>
        <table:table-row table:style-name="ro1">
          <table:table-cell office:value-type="float" office:value="2.461538" calcext:value-type="float">
            <text:p>2.461538</text:p>
          </table:table-cell>
          <table:table-cell table:formula="of:=AVERAGE([.D9:.M9])" office:value-type="float" office:value="0.172209585" calcext:value-type="float">
            <text:p>0.172209585</text:p>
          </table:table-cell>
          <table:table-cell table:formula="of:=STDEV([.D9:.M9])" office:value-type="float" office:value="0.0758683222703581" calcext:value-type="float">
            <text:p>0.0758683223</text:p>
          </table:table-cell>
          <table:table-cell office:value-type="float" office:value="0.1236796" calcext:value-type="float">
            <text:p>0.1236796</text:p>
          </table:table-cell>
          <table:table-cell office:value-type="float" office:value="0.27630575" calcext:value-type="float">
            <text:p>0.27630575</text:p>
          </table:table-cell>
          <table:table-cell office:value-type="float" office:value="0.183670825" calcext:value-type="float">
            <text:p>0.183670825</text:p>
          </table:table-cell>
          <table:table-cell office:value-type="float" office:value="0.129091225" calcext:value-type="float">
            <text:p>0.129091225</text:p>
          </table:table-cell>
          <table:table-cell office:value-type="float" office:value="0.2785667" calcext:value-type="float">
            <text:p>0.2785667</text:p>
          </table:table-cell>
          <table:table-cell office:value-type="float" office:value="0.1037104" calcext:value-type="float">
            <text:p>0.1037104</text:p>
          </table:table-cell>
          <table:table-cell office:value-type="float" office:value="0.27730215" calcext:value-type="float">
            <text:p>0.27730215</text:p>
          </table:table-cell>
          <table:table-cell office:value-type="float" office:value="0.130486825" calcext:value-type="float">
            <text:p>0.130486825</text:p>
          </table:table-cell>
          <table:table-cell office:value-type="float" office:value="0.108322475" calcext:value-type="float">
            <text:p>0.108322475</text:p>
          </table:table-cell>
          <table:table-cell office:value-type="float" office:value="0.1109599" calcext:value-type="float">
            <text:p>0.1109599</text:p>
          </table:table-cell>
          <table:table-cell/>
          <table:table-cell table:formula="of:=AVERAGE([.Q9:.Z9])" office:value-type="float" office:value="10.9" calcext:value-type="float">
            <text:p>10.9</text:p>
          </table:table-cell>
          <table:table-cell table:formula="of:=STDEV([.Q9:.Z9])" office:value-type="float" office:value="5.64604089409365" calcext:value-type="float">
            <text:p>5.646040894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88169925" calcext:value-type="float">
            <text:p>0.088169925</text:p>
          </table:table-cell>
        </table:table-row>
        <table:table-row table:style-name="ro1">
          <table:table-cell office:value-type="float" office:value="2.871795" calcext:value-type="float">
            <text:p>2.871795</text:p>
          </table:table-cell>
          <table:table-cell table:formula="of:=AVERAGE([.D10:.M10])" office:value-type="float" office:value="0.1160717" calcext:value-type="float">
            <text:p>0.1160717</text:p>
          </table:table-cell>
          <table:table-cell table:formula="of:=STDEV([.D10:.M10])" office:value-type="float" office:value="0.0298672667518677" calcext:value-type="float">
            <text:p>0.0298672668</text:p>
          </table:table-cell>
          <table:table-cell office:value-type="float" office:value="0.1497156" calcext:value-type="float">
            <text:p>0.1497156</text:p>
          </table:table-cell>
          <table:table-cell office:value-type="float" office:value="0.10571505" calcext:value-type="float">
            <text:p>0.10571505</text:p>
          </table:table-cell>
          <table:table-cell office:value-type="float" office:value="0.1874111" calcext:value-type="float">
            <text:p>0.1874111</text:p>
          </table:table-cell>
          <table:table-cell office:value-type="float" office:value="0.11158525" calcext:value-type="float">
            <text:p>0.11158525</text:p>
          </table:table-cell>
          <table:table-cell office:value-type="float" office:value="0.100225725" calcext:value-type="float">
            <text:p>0.100225725</text:p>
          </table:table-cell>
          <table:table-cell office:value-type="float" office:value="0.108166875" calcext:value-type="float">
            <text:p>0.108166875</text:p>
          </table:table-cell>
          <table:table-cell office:value-type="float" office:value="0.09676325" calcext:value-type="float">
            <text:p>0.09676325</text:p>
          </table:table-cell>
          <table:table-cell office:value-type="float" office:value="0.1047983" calcext:value-type="float">
            <text:p>0.1047983</text:p>
          </table:table-cell>
          <table:table-cell office:value-type="float" office:value="0.108781475" calcext:value-type="float">
            <text:p>0.108781475</text:p>
          </table:table-cell>
          <table:table-cell office:value-type="float" office:value="0.087554375" calcext:value-type="float">
            <text:p>0.087554375</text:p>
          </table:table-cell>
          <table:table-cell/>
          <table:table-cell table:formula="of:=AVERAGE([.Q10:.Z10])" office:value-type="float" office:value="14.4" calcext:value-type="float">
            <text:p>14.4</text:p>
          </table:table-cell>
          <table:table-cell table:formula="of:=STDEV([.Q10:.Z10])" office:value-type="float" office:value="3.59629438913631" calcext:value-type="float">
            <text:p>3.596294389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79948475" calcext:value-type="float">
            <text:p>0.079948475</text:p>
          </table:table-cell>
        </table:table-row>
        <table:table-row table:style-name="ro1">
          <table:table-cell office:value-type="float" office:value="3.282051" calcext:value-type="float">
            <text:p>3.282051</text:p>
          </table:table-cell>
          <table:table-cell table:formula="of:=AVERAGE([.D11:.M11])" office:value-type="float" office:value="0.138856435" calcext:value-type="float">
            <text:p>0.138856435</text:p>
          </table:table-cell>
          <table:table-cell table:formula="of:=STDEV([.D11:.M11])" office:value-type="float" office:value="0.0755714034464005" calcext:value-type="float">
            <text:p>0.0755714034</text:p>
          </table:table-cell>
          <table:table-cell office:value-type="float" office:value="0.1145037" calcext:value-type="float">
            <text:p>0.1145037</text:p>
          </table:table-cell>
          <table:table-cell office:value-type="float" office:value="0.2721114" calcext:value-type="float">
            <text:p>0.2721114</text:p>
          </table:table-cell>
          <table:table-cell office:value-type="float" office:value="0.27198725" calcext:value-type="float">
            <text:p>0.27198725</text:p>
          </table:table-cell>
          <table:table-cell office:value-type="float" office:value="0.087380775" calcext:value-type="float">
            <text:p>0.087380775</text:p>
          </table:table-cell>
          <table:table-cell office:value-type="float" office:value="0.089127975" calcext:value-type="float">
            <text:p>0.089127975</text:p>
          </table:table-cell>
          <table:table-cell office:value-type="float" office:value="0.10051225" calcext:value-type="float">
            <text:p>0.10051225</text:p>
          </table:table-cell>
          <table:table-cell office:value-type="float" office:value="0.087635975" calcext:value-type="float">
            <text:p>0.087635975</text:p>
          </table:table-cell>
          <table:table-cell office:value-type="float" office:value="0.08685745" calcext:value-type="float">
            <text:p>0.08685745</text:p>
          </table:table-cell>
          <table:table-cell office:value-type="float" office:value="0.180484775" calcext:value-type="float">
            <text:p>0.180484775</text:p>
          </table:table-cell>
          <table:table-cell office:value-type="float" office:value="0.0979628" calcext:value-type="float">
            <text:p>0.0979628</text:p>
          </table:table-cell>
          <table:table-cell/>
          <table:table-cell table:formula="of:=AVERAGE([.Q11:.Z11])" office:value-type="float" office:value="12.9" calcext:value-type="float">
            <text:p>12.9</text:p>
          </table:table-cell>
          <table:table-cell table:formula="of:=STDEV([.Q11:.Z11])" office:value-type="float" office:value="5.70477382938574" calcext:value-type="float">
            <text:p>5.704773829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071942925" calcext:value-type="float">
            <text:p>0.071942925</text:p>
          </table:table-cell>
        </table:table-row>
        <table:table-row table:style-name="ro1">
          <table:table-cell office:value-type="float" office:value="3.692308" calcext:value-type="float">
            <text:p>3.692308</text:p>
          </table:table-cell>
          <table:table-cell table:formula="of:=AVERAGE([.D12:.M12])" office:value-type="float" office:value="0.0998378975" calcext:value-type="float">
            <text:p>0.0998378975</text:p>
          </table:table-cell>
          <table:table-cell table:formula="of:=STDEV([.D12:.M12])" office:value-type="float" office:value="0.059820001859996" calcext:value-type="float">
            <text:p>0.0598200019</text:p>
          </table:table-cell>
          <table:table-cell office:value-type="float" office:value="0.071510425" calcext:value-type="float">
            <text:p>0.071510425</text:p>
          </table:table-cell>
          <table:table-cell office:value-type="float" office:value="0.09120705" calcext:value-type="float">
            <text:p>0.09120705</text:p>
          </table:table-cell>
          <table:table-cell office:value-type="float" office:value="0.269150225" calcext:value-type="float">
            <text:p>0.269150225</text:p>
          </table:table-cell>
          <table:table-cell office:value-type="float" office:value="0.07853555" calcext:value-type="float">
            <text:p>0.07853555</text:p>
          </table:table-cell>
          <table:table-cell office:value-type="float" office:value="0.0802871" calcext:value-type="float">
            <text:p>0.0802871</text:p>
          </table:table-cell>
          <table:table-cell office:value-type="float" office:value="0.09045635" calcext:value-type="float">
            <text:p>0.09045635</text:p>
          </table:table-cell>
          <table:table-cell office:value-type="float" office:value="0.0819074" calcext:value-type="float">
            <text:p>0.0819074</text:p>
          </table:table-cell>
          <table:table-cell office:value-type="float" office:value="0.07667945" calcext:value-type="float">
            <text:p>0.07667945</text:p>
          </table:table-cell>
          <table:table-cell office:value-type="float" office:value="0.07492425" calcext:value-type="float">
            <text:p>0.07492425</text:p>
          </table:table-cell>
          <table:table-cell office:value-type="float" office:value="0.083721175" calcext:value-type="float">
            <text:p>0.083721175</text:p>
          </table:table-cell>
          <table:table-cell/>
          <table:table-cell table:formula="of:=AVERAGE([.Q12:.Z12])" office:value-type="float" office:value="16" calcext:value-type="float">
            <text:p>16</text:p>
          </table:table-cell>
          <table:table-cell table:formula="of:=STDEV([.Q12:.Z12])" office:value-type="float" office:value="4.59468291736341" calcext:value-type="float">
            <text:p>4.594682917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0.064208525" calcext:value-type="float">
            <text:p>0.064208525</text:p>
          </table:table-cell>
        </table:table-row>
        <table:table-row table:style-name="ro1">
          <table:table-cell office:value-type="float" office:value="4.102564" calcext:value-type="float">
            <text:p>4.102564</text:p>
          </table:table-cell>
          <table:table-cell table:formula="of:=AVERAGE([.D13:.M13])" office:value-type="float" office:value="0.0898817875" calcext:value-type="float">
            <text:p>0.0898817875</text:p>
          </table:table-cell>
          <table:table-cell table:formula="of:=STDEV([.D13:.M13])" office:value-type="float" office:value="0.0633216637468867" calcext:value-type="float">
            <text:p>0.0633216637</text:p>
          </table:table-cell>
          <table:table-cell office:value-type="float" office:value="0.060513075" calcext:value-type="float">
            <text:p>0.060513075</text:p>
          </table:table-cell>
          <table:table-cell office:value-type="float" office:value="0.268307325" calcext:value-type="float">
            <text:p>0.268307325</text:p>
          </table:table-cell>
          <table:table-cell office:value-type="float" office:value="0.06253335" calcext:value-type="float">
            <text:p>0.06253335</text:p>
          </table:table-cell>
          <table:table-cell office:value-type="float" office:value="0.0622487" calcext:value-type="float">
            <text:p>0.0622487</text:p>
          </table:table-cell>
          <table:table-cell office:value-type="float" office:value="0.076866775" calcext:value-type="float">
            <text:p>0.076866775</text:p>
          </table:table-cell>
          <table:table-cell office:value-type="float" office:value="0.08371145" calcext:value-type="float">
            <text:p>0.08371145</text:p>
          </table:table-cell>
          <table:table-cell office:value-type="float" office:value="0.066724475" calcext:value-type="float">
            <text:p>0.066724475</text:p>
          </table:table-cell>
          <table:table-cell office:value-type="float" office:value="0.06508755" calcext:value-type="float">
            <text:p>0.06508755</text:p>
          </table:table-cell>
          <table:table-cell office:value-type="float" office:value="0.085234775" calcext:value-type="float">
            <text:p>0.085234775</text:p>
          </table:table-cell>
          <table:table-cell office:value-type="float" office:value="0.0675904" calcext:value-type="float">
            <text:p>0.0675904</text:p>
          </table:table-cell>
          <table:table-cell/>
          <table:table-cell table:formula="of:=AVERAGE([.Q13:.Z13])" office:value-type="float" office:value="14.8" calcext:value-type="float">
            <text:p>14.8</text:p>
          </table:table-cell>
          <table:table-cell table:formula="of:=STDEV([.Q13:.Z13])" office:value-type="float" office:value="3.99444058105206" calcext:value-type="float">
            <text:p>3.99444058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056784975" calcext:value-type="float">
            <text:p>0.056784975</text:p>
          </table:table-cell>
        </table:table-row>
        <table:table-row table:style-name="ro1">
          <table:table-cell office:value-type="float" office:value="4.512821" calcext:value-type="float">
            <text:p>4.512821</text:p>
          </table:table-cell>
          <table:table-cell table:formula="of:=AVERAGE([.D14:.M14])" office:value-type="float" office:value="0.062683855" calcext:value-type="float">
            <text:p>0.062683855</text:p>
          </table:table-cell>
          <table:table-cell table:formula="of:=STDEV([.D14:.M14])" office:value-type="float" office:value="0.00837197326058466" calcext:value-type="float">
            <text:p>0.0083719733</text:p>
          </table:table-cell>
          <table:table-cell office:value-type="float" office:value="0.052776925" calcext:value-type="float">
            <text:p>0.052776925</text:p>
          </table:table-cell>
          <table:table-cell office:value-type="float" office:value="0.063889975" calcext:value-type="float">
            <text:p>0.063889975</text:p>
          </table:table-cell>
          <table:table-cell office:value-type="float" office:value="0.0551789" calcext:value-type="float">
            <text:p>0.0551789</text:p>
          </table:table-cell>
          <table:table-cell office:value-type="float" office:value="0.058381325" calcext:value-type="float">
            <text:p>0.058381325</text:p>
          </table:table-cell>
          <table:table-cell office:value-type="float" office:value="0.071069025" calcext:value-type="float">
            <text:p>0.071069025</text:p>
          </table:table-cell>
          <table:table-cell office:value-type="float" office:value="0.076792775" calcext:value-type="float">
            <text:p>0.076792775</text:p>
          </table:table-cell>
          <table:table-cell office:value-type="float" office:value="0.07375155" calcext:value-type="float">
            <text:p>0.07375155</text:p>
          </table:table-cell>
          <table:table-cell office:value-type="float" office:value="0.056112125" calcext:value-type="float">
            <text:p>0.056112125</text:p>
          </table:table-cell>
          <table:table-cell office:value-type="float" office:value="0.059837" calcext:value-type="float">
            <text:p>0.059837</text:p>
          </table:table-cell>
          <table:table-cell office:value-type="float" office:value="0.05904895" calcext:value-type="float">
            <text:p>0.05904895</text:p>
          </table:table-cell>
          <table:table-cell/>
          <table:table-cell table:formula="of:=AVERAGE([.Q14:.Z14])" office:value-type="float" office:value="16.6" calcext:value-type="float">
            <text:p>16.6</text:p>
          </table:table-cell>
          <table:table-cell table:formula="of:=STDEV([.Q14:.Z14])" office:value-type="float" office:value="1.34989711542111" calcext:value-type="float">
            <text:p>1.349897115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0.049729025" calcext:value-type="float">
            <text:p>0.049729025</text:p>
          </table:table-cell>
        </table:table-row>
        <table:table-row table:style-name="ro1">
          <table:table-cell office:value-type="float" office:value="4.923077" calcext:value-type="float">
            <text:p>4.923077</text:p>
          </table:table-cell>
          <table:table-cell table:formula="of:=AVERAGE([.D15:.M15])" office:value-type="float" office:value="0.054188005" calcext:value-type="float">
            <text:p>0.054188005</text:p>
          </table:table-cell>
          <table:table-cell table:formula="of:=STDEV([.D15:.M15])" office:value-type="float" office:value="0.00554678535584902" calcext:value-type="float">
            <text:p>0.0055467854</text:p>
          </table:table-cell>
          <table:table-cell office:value-type="float" office:value="0.053762725" calcext:value-type="float">
            <text:p>0.053762725</text:p>
          </table:table-cell>
          <table:table-cell office:value-type="float" office:value="0.057926675" calcext:value-type="float">
            <text:p>0.057926675</text:p>
          </table:table-cell>
          <table:table-cell office:value-type="float" office:value="0.0486919" calcext:value-type="float">
            <text:p>0.0486919</text:p>
          </table:table-cell>
          <table:table-cell office:value-type="float" office:value="0.058019975" calcext:value-type="float">
            <text:p>0.058019975</text:p>
          </table:table-cell>
          <table:table-cell office:value-type="float" office:value="0.050722025" calcext:value-type="float">
            <text:p>0.050722025</text:p>
          </table:table-cell>
          <table:table-cell office:value-type="float" office:value="0.063751175" calcext:value-type="float">
            <text:p>0.063751175</text:p>
          </table:table-cell>
          <table:table-cell office:value-type="float" office:value="0.048680375" calcext:value-type="float">
            <text:p>0.048680375</text:p>
          </table:table-cell>
          <table:table-cell office:value-type="float" office:value="0.048108225" calcext:value-type="float">
            <text:p>0.048108225</text:p>
          </table:table-cell>
          <table:table-cell office:value-type="float" office:value="0.051652575" calcext:value-type="float">
            <text:p>0.051652575</text:p>
          </table:table-cell>
          <table:table-cell office:value-type="float" office:value="0.0605644" calcext:value-type="float">
            <text:p>0.0605644</text:p>
          </table:table-cell>
          <table:table-cell/>
          <table:table-cell table:formula="of:=AVERAGE([.Q15:.Z15])" office:value-type="float" office:value="17" calcext:value-type="float">
            <text:p>17</text:p>
          </table:table-cell>
          <table:table-cell table:formula="of:=STDEV([.Q15:.Z15])" office:value-type="float" office:value="1.33333333333333" calcext:value-type="float">
            <text:p>1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0.04308635" calcext:value-type="float">
            <text:p>0.04308635</text:p>
          </table:table-cell>
        </table:table-row>
        <table:table-row table:style-name="ro1">
          <table:table-cell office:value-type="float" office:value="5.333333" calcext:value-type="float">
            <text:p>5.333333</text:p>
          </table:table-cell>
          <table:table-cell table:formula="of:=AVERAGE([.D16:.M16])" office:value-type="float" office:value="0.060531625" calcext:value-type="float">
            <text:p>0.060531625</text:p>
          </table:table-cell>
          <table:table-cell table:formula="of:=STDEV([.D16:.M16])" office:value-type="float" office:value="0.0168006813706981" calcext:value-type="float">
            <text:p>0.0168006814</text:p>
          </table:table-cell>
          <table:table-cell office:value-type="float" office:value="0.09071665" calcext:value-type="float">
            <text:p>0.09071665</text:p>
          </table:table-cell>
          <table:table-cell office:value-type="float" office:value="0.065172725" calcext:value-type="float">
            <text:p>0.065172725</text:p>
          </table:table-cell>
          <table:table-cell office:value-type="float" office:value="0.053938875" calcext:value-type="float">
            <text:p>0.053938875</text:p>
          </table:table-cell>
          <table:table-cell office:value-type="float" office:value="0.04786305" calcext:value-type="float">
            <text:p>0.04786305</text:p>
          </table:table-cell>
          <table:table-cell office:value-type="float" office:value="0.088165825" calcext:value-type="float">
            <text:p>0.088165825</text:p>
          </table:table-cell>
          <table:table-cell office:value-type="float" office:value="0.06447735" calcext:value-type="float">
            <text:p>0.06447735</text:p>
          </table:table-cell>
          <table:table-cell office:value-type="float" office:value="0.05177375" calcext:value-type="float">
            <text:p>0.05177375</text:p>
          </table:table-cell>
          <table:table-cell office:value-type="float" office:value="0.053444025" calcext:value-type="float">
            <text:p>0.053444025</text:p>
          </table:table-cell>
          <table:table-cell office:value-type="float" office:value="0.042912275" calcext:value-type="float">
            <text:p>0.042912275</text:p>
          </table:table-cell>
          <table:table-cell office:value-type="float" office:value="0.046851725" calcext:value-type="float">
            <text:p>0.046851725</text:p>
          </table:table-cell>
          <table:table-cell/>
          <table:table-cell table:formula="of:=AVERAGE([.Q16:.Z16])" office:value-type="float" office:value="15.2" calcext:value-type="float">
            <text:p>15.2</text:p>
          </table:table-cell>
          <table:table-cell table:formula="of:=STDEV([.Q16:.Z16])" office:value-type="float" office:value="2.48551358430763" calcext:value-type="float">
            <text:p>2.485513584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368782" calcext:value-type="float">
            <text:p>0.0368782</text:p>
          </table:table-cell>
        </table:table-row>
        <table:table-row table:style-name="ro1">
          <table:table-cell office:value-type="float" office:value="5.74359" calcext:value-type="float">
            <text:p>5.74359</text:p>
          </table:table-cell>
          <table:table-cell table:formula="of:=AVERAGE([.D17:.M17])" office:value-type="float" office:value="0.0442480625" calcext:value-type="float">
            <text:p>0.0442480625</text:p>
          </table:table-cell>
          <table:table-cell table:formula="of:=STDEV([.D17:.M17])" office:value-type="float" office:value="0.00927753954308506" calcext:value-type="float">
            <text:p>0.0092775395</text:p>
          </table:table-cell>
          <table:table-cell office:value-type="float" office:value="0.042426525" calcext:value-type="float">
            <text:p>0.042426525</text:p>
          </table:table-cell>
          <table:table-cell office:value-type="float" office:value="0.04914155" calcext:value-type="float">
            <text:p>0.04914155</text:p>
          </table:table-cell>
          <table:table-cell office:value-type="float" office:value="0.039718175" calcext:value-type="float">
            <text:p>0.039718175</text:p>
          </table:table-cell>
          <table:table-cell office:value-type="float" office:value="0.03547775" calcext:value-type="float">
            <text:p>0.03547775</text:p>
          </table:table-cell>
          <table:table-cell office:value-type="float" office:value="0.060467225" calcext:value-type="float">
            <text:p>0.060467225</text:p>
          </table:table-cell>
          <table:table-cell office:value-type="float" office:value="0.058156" calcext:value-type="float">
            <text:p>0.058156</text:p>
          </table:table-cell>
          <table:table-cell office:value-type="float" office:value="0.036786125" calcext:value-type="float">
            <text:p>0.036786125</text:p>
          </table:table-cell>
          <table:table-cell office:value-type="float" office:value="0.0474199" calcext:value-type="float">
            <text:p>0.0474199</text:p>
          </table:table-cell>
          <table:table-cell office:value-type="float" office:value="0.038161625" calcext:value-type="float">
            <text:p>0.038161625</text:p>
          </table:table-cell>
          <table:table-cell office:value-type="float" office:value="0.03472575" calcext:value-type="float">
            <text:p>0.03472575</text:p>
          </table:table-cell>
          <table:table-cell/>
          <table:table-cell table:formula="of:=AVERAGE([.Q17:.Z17])" office:value-type="float" office:value="16.6" calcext:value-type="float">
            <text:p>16.6</text:p>
          </table:table-cell>
          <table:table-cell table:formula="of:=STDEV([.Q17:.Z17])" office:value-type="float" office:value="1.7763883459299" calcext:value-type="float">
            <text:p>1.776388345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0311724" calcext:value-type="float">
            <text:p>0.0311724</text:p>
          </table:table-cell>
        </table:table-row>
        <table:table-row table:style-name="ro1">
          <table:table-cell office:value-type="float" office:value="6.153846" calcext:value-type="float">
            <text:p>6.153846</text:p>
          </table:table-cell>
          <table:table-cell table:formula="of:=AVERAGE([.D18:.M18])" office:value-type="float" office:value="0.0333358775" calcext:value-type="float">
            <text:p>0.0333358775</text:p>
          </table:table-cell>
          <table:table-cell table:formula="of:=STDEV([.D18:.M18])" office:value-type="float" office:value="0.00816392236353582" calcext:value-type="float">
            <text:p>0.0081639224</text:p>
          </table:table-cell>
          <table:table-cell office:value-type="float" office:value="0.026987325" calcext:value-type="float">
            <text:p>0.026987325</text:p>
          </table:table-cell>
          <table:table-cell office:value-type="float" office:value="0.041612725" calcext:value-type="float">
            <text:p>0.041612725</text:p>
          </table:table-cell>
          <table:table-cell office:value-type="float" office:value="0.030704725" calcext:value-type="float">
            <text:p>0.030704725</text:p>
          </table:table-cell>
          <table:table-cell office:value-type="float" office:value="0.033218375" calcext:value-type="float">
            <text:p>0.033218375</text:p>
          </table:table-cell>
          <table:table-cell office:value-type="float" office:value="0.0530989" calcext:value-type="float">
            <text:p>0.0530989</text:p>
          </table:table-cell>
          <table:table-cell office:value-type="float" office:value="0.03099665" calcext:value-type="float">
            <text:p>0.03099665</text:p>
          </table:table-cell>
          <table:table-cell office:value-type="float" office:value="0.029415075" calcext:value-type="float">
            <text:p>0.029415075</text:p>
          </table:table-cell>
          <table:table-cell office:value-type="float" office:value="0.02715865" calcext:value-type="float">
            <text:p>0.02715865</text:p>
          </table:table-cell>
          <table:table-cell office:value-type="float" office:value="0.0326677" calcext:value-type="float">
            <text:p>0.0326677</text:p>
          </table:table-cell>
          <table:table-cell office:value-type="float" office:value="0.02749865" calcext:value-type="float">
            <text:p>0.02749865</text:p>
          </table:table-cell>
          <table:table-cell/>
          <table:table-cell table:formula="of:=AVERAGE([.Q18:.Z18])" office:value-type="float" office:value="16.7" calcext:value-type="float">
            <text:p>16.7</text:p>
          </table:table-cell>
          <table:table-cell table:formula="of:=STDEV([.Q18:.Z18])" office:value-type="float" office:value="1.41813649241218" calcext:value-type="float">
            <text:p>1.41813649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2596535" calcext:value-type="float">
            <text:p>0.02596535</text:p>
          </table:table-cell>
        </table:table-row>
        <table:table-row table:style-name="ro1">
          <table:table-cell office:value-type="float" office:value="6.564103" calcext:value-type="float">
            <text:p>6.564103</text:p>
          </table:table-cell>
          <table:table-cell table:formula="of:=AVERAGE([.D19:.M19])" office:value-type="float" office:value="0.0278167975" calcext:value-type="float">
            <text:p>0.0278167975</text:p>
          </table:table-cell>
          <table:table-cell table:formula="of:=STDEV([.D19:.M19])" office:value-type="float" office:value="0.00547887522713439" calcext:value-type="float">
            <text:p>0.0054788752</text:p>
          </table:table-cell>
          <table:table-cell office:value-type="float" office:value="0.035664025" calcext:value-type="float">
            <text:p>0.035664025</text:p>
          </table:table-cell>
          <table:table-cell office:value-type="float" office:value="0.022426475" calcext:value-type="float">
            <text:p>0.022426475</text:p>
          </table:table-cell>
          <table:table-cell office:value-type="float" office:value="0.02869315" calcext:value-type="float">
            <text:p>0.02869315</text:p>
          </table:table-cell>
          <table:table-cell office:value-type="float" office:value="0.022100975" calcext:value-type="float">
            <text:p>0.022100975</text:p>
          </table:table-cell>
          <table:table-cell office:value-type="float" office:value="0.0244819" calcext:value-type="float">
            <text:p>0.0244819</text:p>
          </table:table-cell>
          <table:table-cell office:value-type="float" office:value="0.037890475" calcext:value-type="float">
            <text:p>0.037890475</text:p>
          </table:table-cell>
          <table:table-cell office:value-type="float" office:value="0.0286851" calcext:value-type="float">
            <text:p>0.0286851</text:p>
          </table:table-cell>
          <table:table-cell office:value-type="float" office:value="0.0221959" calcext:value-type="float">
            <text:p>0.0221959</text:p>
          </table:table-cell>
          <table:table-cell office:value-type="float" office:value="0.0272863" calcext:value-type="float">
            <text:p>0.0272863</text:p>
          </table:table-cell>
          <table:table-cell office:value-type="float" office:value="0.028743675" calcext:value-type="float">
            <text:p>0.028743675</text:p>
          </table:table-cell>
          <table:table-cell/>
          <table:table-cell table:formula="of:=AVERAGE([.Q19:.Z19])" office:value-type="float" office:value="16.9" calcext:value-type="float">
            <text:p>16.9</text:p>
          </table:table-cell>
          <table:table-cell table:formula="of:=STDEV([.Q19:.Z19])" office:value-type="float" office:value="1.44913767461894" calcext:value-type="float">
            <text:p>1.449137674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2130545" calcext:value-type="float">
            <text:p>0.02130545</text:p>
          </table:table-cell>
        </table:table-row>
        <table:table-row table:style-name="ro1">
          <table:table-cell office:value-type="float" office:value="6.974359" calcext:value-type="float">
            <text:p>6.974359</text:p>
          </table:table-cell>
          <table:table-cell table:formula="of:=AVERAGE([.D20:.M20])" office:value-type="float" office:value="0.0236933725" calcext:value-type="float">
            <text:p>0.0236933725</text:p>
          </table:table-cell>
          <table:table-cell table:formula="of:=STDEV([.D20:.M20])" office:value-type="float" office:value="0.00618109823975537" calcext:value-type="float">
            <text:p>0.0061810982</text:p>
          </table:table-cell>
          <table:table-cell office:value-type="float" office:value="0.03188065" calcext:value-type="float">
            <text:p>0.03188065</text:p>
          </table:table-cell>
          <table:table-cell office:value-type="float" office:value="0.032055425" calcext:value-type="float">
            <text:p>0.032055425</text:p>
          </table:table-cell>
          <table:table-cell office:value-type="float" office:value="0.021891875" calcext:value-type="float">
            <text:p>0.021891875</text:p>
          </table:table-cell>
          <table:table-cell office:value-type="float" office:value="0.01786475" calcext:value-type="float">
            <text:p>0.01786475</text:p>
          </table:table-cell>
          <table:table-cell office:value-type="float" office:value="0.0191954" calcext:value-type="float">
            <text:p>0.0191954</text:p>
          </table:table-cell>
          <table:table-cell office:value-type="float" office:value="0.02135565" calcext:value-type="float">
            <text:p>0.02135565</text:p>
          </table:table-cell>
          <table:table-cell office:value-type="float" office:value="0.020112775" calcext:value-type="float">
            <text:p>0.020112775</text:p>
          </table:table-cell>
          <table:table-cell office:value-type="float" office:value="0.017887125" calcext:value-type="float">
            <text:p>0.017887125</text:p>
          </table:table-cell>
          <table:table-cell office:value-type="float" office:value="0.02139605" calcext:value-type="float">
            <text:p>0.02139605</text:p>
          </table:table-cell>
          <table:table-cell office:value-type="float" office:value="0.033294025" calcext:value-type="float">
            <text:p>0.033294025</text:p>
          </table:table-cell>
          <table:table-cell/>
          <table:table-cell table:formula="of:=AVERAGE([.Q20:.Z20])" office:value-type="float" office:value="16.5" calcext:value-type="float">
            <text:p>16.5</text:p>
          </table:table-cell>
          <table:table-cell table:formula="of:=STDEV([.Q20:.Z20])" office:value-type="float" office:value="1.08012344973464" calcext:value-type="float">
            <text:p>1.08012344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17179875" calcext:value-type="float">
            <text:p>0.017179875</text:p>
          </table:table-cell>
        </table:table-row>
        <table:table-row table:style-name="ro1">
          <table:table-cell office:value-type="float" office:value="7.384615" calcext:value-type="float">
            <text:p>7.384615</text:p>
          </table:table-cell>
          <table:table-cell table:formula="of:=AVERAGE([.D21:.M21])" office:value-type="float" office:value="0.0156099375" calcext:value-type="float">
            <text:p>0.0156099375</text:p>
          </table:table-cell>
          <table:table-cell table:formula="of:=STDEV([.D21:.M21])" office:value-type="float" office:value="0.00144586841803013" calcext:value-type="float">
            <text:p>0.0014458684</text:p>
          </table:table-cell>
          <table:table-cell office:value-type="float" office:value="0.0143642" calcext:value-type="float">
            <text:p>0.0143642</text:p>
          </table:table-cell>
          <table:table-cell office:value-type="float" office:value="0.016483525" calcext:value-type="float">
            <text:p>0.016483525</text:p>
          </table:table-cell>
          <table:table-cell office:value-type="float" office:value="0.014914375" calcext:value-type="float">
            <text:p>0.014914375</text:p>
          </table:table-cell>
          <table:table-cell office:value-type="float" office:value="0.01409745" calcext:value-type="float">
            <text:p>0.01409745</text:p>
          </table:table-cell>
          <table:table-cell office:value-type="float" office:value="0.01538115" calcext:value-type="float">
            <text:p>0.01538115</text:p>
          </table:table-cell>
          <table:table-cell office:value-type="float" office:value="0.01405145" calcext:value-type="float">
            <text:p>0.01405145</text:p>
          </table:table-cell>
          <table:table-cell office:value-type="float" office:value="0.0159478" calcext:value-type="float">
            <text:p>0.0159478</text:p>
          </table:table-cell>
          <table:table-cell office:value-type="float" office:value="0.015026125" calcext:value-type="float">
            <text:p>0.015026125</text:p>
          </table:table-cell>
          <table:table-cell office:value-type="float" office:value="0.0181908" calcext:value-type="float">
            <text:p>0.0181908</text:p>
          </table:table-cell>
          <table:table-cell office:value-type="float" office:value="0.0176425" calcext:value-type="float">
            <text:p>0.0176425</text:p>
          </table:table-cell>
          <table:table-cell/>
          <table:table-cell table:formula="of:=AVERAGE([.Q21:.Z21])" office:value-type="float" office:value="17.1" calcext:value-type="float">
            <text:p>17.1</text:p>
          </table:table-cell>
          <table:table-cell table:formula="of:=STDEV([.Q21:.Z21])" office:value-type="float" office:value="0.875595035770913" calcext:value-type="float">
            <text:p>0.875595035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13608175" calcext:value-type="float">
            <text:p>0.013608175</text:p>
          </table:table-cell>
        </table:table-row>
        <table:table-row table:style-name="ro1">
          <table:table-cell office:value-type="float" office:value="7.794872" calcext:value-type="float">
            <text:p>7.794872</text:p>
          </table:table-cell>
          <table:table-cell table:formula="of:=AVERAGE([.D22:.M22])" office:value-type="float" office:value="0.0135564175" calcext:value-type="float">
            <text:p>0.0135564175</text:p>
          </table:table-cell>
          <table:table-cell table:formula="of:=STDEV([.D22:.M22])" office:value-type="float" office:value="0.00514749445750133" calcext:value-type="float">
            <text:p>0.0051474945</text:p>
          </table:table-cell>
          <table:table-cell office:value-type="float" office:value="0.027889975" calcext:value-type="float">
            <text:p>0.027889975</text:p>
          </table:table-cell>
          <table:table-cell office:value-type="float" office:value="0.0133168" calcext:value-type="float">
            <text:p>0.0133168</text:p>
          </table:table-cell>
          <table:table-cell office:value-type="float" office:value="0.010857925" calcext:value-type="float">
            <text:p>0.010857925</text:p>
          </table:table-cell>
          <table:table-cell office:value-type="float" office:value="0.010955825" calcext:value-type="float">
            <text:p>0.010955825</text:p>
          </table:table-cell>
          <table:table-cell office:value-type="float" office:value="0.0119527" calcext:value-type="float">
            <text:p>0.0119527</text:p>
          </table:table-cell>
          <table:table-cell office:value-type="float" office:value="0.01085775" calcext:value-type="float">
            <text:p>0.01085775</text:p>
          </table:table-cell>
          <table:table-cell office:value-type="float" office:value="0.012720325" calcext:value-type="float">
            <text:p>0.012720325</text:p>
          </table:table-cell>
          <table:table-cell office:value-type="float" office:value="0.0111007" calcext:value-type="float">
            <text:p>0.0111007</text:p>
          </table:table-cell>
          <table:table-cell office:value-type="float" office:value="0.01385385" calcext:value-type="float">
            <text:p>0.01385385</text:p>
          </table:table-cell>
          <table:table-cell office:value-type="float" office:value="0.012058325" calcext:value-type="float">
            <text:p>0.012058325</text:p>
          </table:table-cell>
          <table:table-cell/>
          <table:table-cell table:formula="of:=AVERAGE([.Q22:.Z22])" office:value-type="float" office:value="16.9" calcext:value-type="float">
            <text:p>16.9</text:p>
          </table:table-cell>
          <table:table-cell table:formula="of:=STDEV([.Q22:.Z22])" office:value-type="float" office:value="0.875595035770913" calcext:value-type="float">
            <text:p>0.875595035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01057245" calcext:value-type="float">
            <text:p>0.01057245</text:p>
          </table:table-cell>
        </table:table-row>
        <table:table-row table:style-name="ro1">
          <table:table-cell office:value-type="float" office:value="8.205128" calcext:value-type="float">
            <text:p>8.205128</text:p>
          </table:table-cell>
          <table:table-cell table:formula="of:=AVERAGE([.D23:.M23])" office:value-type="float" office:value="0.0094437125" calcext:value-type="float">
            <text:p>0.0094437125</text:p>
          </table:table-cell>
          <table:table-cell table:formula="of:=STDEV([.D23:.M23])" office:value-type="float" office:value="0.00109058724791394" calcext:value-type="float">
            <text:p>0.0010905872</text:p>
          </table:table-cell>
          <table:table-cell office:value-type="float" office:value="0.008456025" calcext:value-type="float">
            <text:p>0.008456025</text:p>
          </table:table-cell>
          <table:table-cell office:value-type="float" office:value="0.008380175" calcext:value-type="float">
            <text:p>0.008380175</text:p>
          </table:table-cell>
          <table:table-cell office:value-type="float" office:value="0.0118369" calcext:value-type="float">
            <text:p>0.0118369</text:p>
          </table:table-cell>
          <table:table-cell office:value-type="float" office:value="0.0102894" calcext:value-type="float">
            <text:p>0.0102894</text:p>
          </table:table-cell>
          <table:table-cell office:value-type="float" office:value="0.0092818" calcext:value-type="float">
            <text:p>0.0092818</text:p>
          </table:table-cell>
          <table:table-cell office:value-type="float" office:value="0.0087746" calcext:value-type="float">
            <text:p>0.0087746</text:p>
          </table:table-cell>
          <table:table-cell office:value-type="float" office:value="0.009724175" calcext:value-type="float">
            <text:p>0.009724175</text:p>
          </table:table-cell>
          <table:table-cell office:value-type="float" office:value="0.00852605" calcext:value-type="float">
            <text:p>0.00852605</text:p>
          </table:table-cell>
          <table:table-cell office:value-type="float" office:value="0.0101845" calcext:value-type="float">
            <text:p>0.0101845</text:p>
          </table:table-cell>
          <table:table-cell office:value-type="float" office:value="0.0089835" calcext:value-type="float">
            <text:p>0.0089835</text:p>
          </table:table-cell>
          <table:table-cell/>
          <table:table-cell table:formula="of:=AVERAGE([.Q23:.Z23])" office:value-type="float" office:value="17.2" calcext:value-type="float">
            <text:p>17.2</text:p>
          </table:table-cell>
          <table:table-cell table:formula="of:=STDEV([.Q23:.Z23])" office:value-type="float" office:value="0.632455532033676" calcext:value-type="float">
            <text:p>0.6324555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  <table:table-cell/>
          <table:table-cell office:value-type="float" office:value="0.00801805" calcext:value-type="float">
            <text:p>0.00801805</text:p>
          </table:table-cell>
        </table:table-row>
        <table:table-row table:style-name="ro1">
          <table:table-cell office:value-type="float" office:value="8.615385" calcext:value-type="float">
            <text:p>8.615385</text:p>
          </table:table-cell>
          <table:table-cell table:formula="of:=AVERAGE([.D24:.M24])" office:value-type="float" office:value="0.006639165" calcext:value-type="float">
            <text:p>0.006639165</text:p>
          </table:table-cell>
          <table:table-cell table:formula="of:=STDEV([.D24:.M24])" office:value-type="float" office:value="0.000455391630937348" calcext:value-type="float">
            <text:p>0.0004553916</text:p>
          </table:table-cell>
          <table:table-cell office:value-type="float" office:value="0.00629995" calcext:value-type="float">
            <text:p>0.00629995</text:p>
          </table:table-cell>
          <table:table-cell office:value-type="float" office:value="0.00625525" calcext:value-type="float">
            <text:p>0.00625525</text:p>
          </table:table-cell>
          <table:table-cell office:value-type="float" office:value="0.006143225" calcext:value-type="float">
            <text:p>0.006143225</text:p>
          </table:table-cell>
          <table:table-cell office:value-type="float" office:value="0.0065909" calcext:value-type="float">
            <text:p>0.0065909</text:p>
          </table:table-cell>
          <table:table-cell office:value-type="float" office:value="0.006645675" calcext:value-type="float">
            <text:p>0.006645675</text:p>
          </table:table-cell>
          <table:table-cell office:value-type="float" office:value="0.0065725" calcext:value-type="float">
            <text:p>0.0065725</text:p>
          </table:table-cell>
          <table:table-cell office:value-type="float" office:value="0.00743025" calcext:value-type="float">
            <text:p>0.00743025</text:p>
          </table:table-cell>
          <table:table-cell office:value-type="float" office:value="0.006173875" calcext:value-type="float">
            <text:p>0.00617387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7080025" calcext:value-type="float">
            <text:p>0.007080025</text:p>
          </table:table-cell>
          <table:table-cell/>
          <table:table-cell table:formula="of:=AVERAGE([.Q24:.Z24])" office:value-type="float" office:value="17.1" calcext:value-type="float">
            <text:p>17.1</text:p>
          </table:table-cell>
          <table:table-cell table:formula="of:=STDEV([.Q24:.Z24])" office:value-type="float" office:value="0.994428926011753" calcext:value-type="float">
            <text:p>0.9944289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0592955" calcext:value-type="float">
            <text:p>0.00592955</text:p>
          </table:table-cell>
        </table:table-row>
        <table:table-row table:style-name="ro1">
          <table:table-cell office:value-type="float" office:value="9.025641" calcext:value-type="float">
            <text:p>9.025641</text:p>
          </table:table-cell>
          <table:table-cell table:formula="of:=AVERAGE([.D25:.M25])" office:value-type="float" office:value="0.0064715425" calcext:value-type="float">
            <text:p>0.0064715425</text:p>
          </table:table-cell>
          <table:table-cell table:formula="of:=STDEV([.D25:.M25])" office:value-type="float" office:value="0.0048446001397038" calcext:value-type="float">
            <text:p>0.0048446001</text:p>
          </table:table-cell>
          <table:table-cell office:value-type="float" office:value="0.0045634" calcext:value-type="float">
            <text:p>0.0045634</text:p>
          </table:table-cell>
          <table:table-cell office:value-type="float" office:value="0.004512725" calcext:value-type="float">
            <text:p>0.004512725</text:p>
          </table:table-cell>
          <table:table-cell office:value-type="float" office:value="0.0044624" calcext:value-type="float">
            <text:p>0.0044624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0.006481775" calcext:value-type="float">
            <text:p>0.006481775</text:p>
          </table:table-cell>
          <table:table-cell office:value-type="float" office:value="0.004400475" calcext:value-type="float">
            <text:p>0.004400475</text:p>
          </table:table-cell>
          <table:table-cell office:value-type="float" office:value="0.004639775" calcext:value-type="float">
            <text:p>0.004639775</text:p>
          </table:table-cell>
          <table:table-cell office:value-type="float" office:value="0.00446335" calcext:value-type="float">
            <text:p>0.00446335</text:p>
          </table:table-cell>
          <table:table-cell office:value-type="float" office:value="0.0059307" calcext:value-type="float">
            <text:p>0.0059307</text:p>
          </table:table-cell>
          <table:table-cell office:value-type="float" office:value="0.020109825" calcext:value-type="float">
            <text:p>0.020109825</text:p>
          </table:table-cell>
          <table:table-cell/>
          <table:table-cell table:formula="of:=AVERAGE([.Q25:.Z25])" office:value-type="float" office:value="16.6" calcext:value-type="float">
            <text:p>16.6</text:p>
          </table:table-cell>
          <table:table-cell table:formula="of:=STDEV([.Q25:.Z25])" office:value-type="float" office:value="0.966091783079296" calcext:value-type="float">
            <text:p>0.96609178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004276975" calcext:value-type="float">
            <text:p>0.004276975</text:p>
          </table:table-cell>
        </table:table-row>
        <table:table-row table:style-name="ro1">
          <table:table-cell office:value-type="float" office:value="9.435897" calcext:value-type="float">
            <text:p>9.435897</text:p>
          </table:table-cell>
          <table:table-cell table:formula="of:=AVERAGE([.D26:.M26])" office:value-type="float" office:value="0.0033192025" calcext:value-type="float">
            <text:p>0.0033192025</text:p>
          </table:table-cell>
          <table:table-cell table:formula="of:=STDEV([.D26:.M26])" office:value-type="float" office:value="0.000249201214564211" calcext:value-type="float">
            <text:p>0.0002492012</text:p>
          </table:table-cell>
          <table:table-cell office:value-type="float" office:value="0.0032307" calcext:value-type="float">
            <text:p>0.0032307</text:p>
          </table:table-cell>
          <table:table-cell office:value-type="float" office:value="0.0031632" calcext:value-type="float">
            <text:p>0.0031632</text:p>
          </table:table-cell>
          <table:table-cell office:value-type="float" office:value="0.003251375" calcext:value-type="float">
            <text:p>0.003251375</text:p>
          </table:table-cell>
          <table:table-cell office:value-type="float" office:value="0.003413975" calcext:value-type="float">
            <text:p>0.003413975</text:p>
          </table:table-cell>
          <table:table-cell office:value-type="float" office:value="0.00326875" calcext:value-type="float">
            <text:p>0.00326875</text:p>
          </table:table-cell>
          <table:table-cell office:value-type="float" office:value="0.003082175" calcext:value-type="float">
            <text:p>0.003082175</text:p>
          </table:table-cell>
          <table:table-cell office:value-type="float" office:value="0.003723775" calcext:value-type="float">
            <text:p>0.003723775</text:p>
          </table:table-cell>
          <table:table-cell office:value-type="float" office:value="0.00311825" calcext:value-type="float">
            <text:p>0.00311825</text:p>
          </table:table-cell>
          <table:table-cell office:value-type="float" office:value="0.003790025" calcext:value-type="float">
            <text:p>0.003790025</text:p>
          </table:table-cell>
          <table:table-cell office:value-type="float" office:value="0.0031498" calcext:value-type="float">
            <text:p>0.0031498</text:p>
          </table:table-cell>
          <table:table-cell/>
          <table:table-cell table:formula="of:=AVERAGE([.Q26:.Z26])" office:value-type="float" office:value="16.8" calcext:value-type="float">
            <text:p>16.8</text:p>
          </table:table-cell>
          <table:table-cell table:formula="of:=STDEV([.Q26:.Z26])" office:value-type="float" office:value="0.788810637746616" calcext:value-type="float">
            <text:p>0.788810637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029977" calcext:value-type="float">
            <text:p>0.0029977</text:p>
          </table:table-cell>
        </table:table-row>
        <table:table-row table:style-name="ro1">
          <table:table-cell office:value-type="float" office:value="9.846154" calcext:value-type="float">
            <text:p>9.846154</text:p>
          </table:table-cell>
          <table:table-cell table:formula="of:=AVERAGE([.D27:.M27])" office:value-type="float" office:value="0.002342885" calcext:value-type="float">
            <text:p>0.002342885</text:p>
          </table:table-cell>
          <table:table-cell table:formula="of:=STDEV([.D27:.M27])" office:value-type="float" office:value="0.000297166054682488" calcext:value-type="float">
            <text:p>0.0002971661</text:p>
          </table:table-cell>
          <table:table-cell office:value-type="float" office:value="0.00221245" calcext:value-type="float">
            <text:p>0.00221245</text:p>
          </table:table-cell>
          <table:table-cell office:value-type="float" office:value="0.00217945" calcext:value-type="float">
            <text:p>0.00217945</text:p>
          </table:table-cell>
          <table:table-cell office:value-type="float" office:value="0.00221805" calcext:value-type="float">
            <text:p>0.00221805</text:p>
          </table:table-cell>
          <table:table-cell office:value-type="float" office:value="0.00250495" calcext:value-type="float">
            <text:p>0.00250495</text:p>
          </table:table-cell>
          <table:table-cell office:value-type="float" office:value="0.00213605" calcext:value-type="float">
            <text:p>0.00213605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.002871525" calcext:value-type="float">
            <text:p>0.002871525</text:p>
          </table:table-cell>
          <table:table-cell office:value-type="float" office:value="0.00213045" calcext:value-type="float">
            <text:p>0.00213045</text:p>
          </table:table-cell>
          <table:table-cell office:value-type="float" office:value="0.00222725" calcext:value-type="float">
            <text:p>0.00222725</text:p>
          </table:table-cell>
          <table:table-cell office:value-type="float" office:value="0.002857675" calcext:value-type="float">
            <text:p>0.002857675</text:p>
          </table:table-cell>
          <table:table-cell/>
          <table:table-cell table:formula="of:=AVERAGE([.Q27:.Z27])" office:value-type="float" office:value="16.8" calcext:value-type="float">
            <text:p>16.8</text:p>
          </table:table-cell>
          <table:table-cell table:formula="of:=STDEV([.Q27:.Z27])" office:value-type="float" office:value="0.788810637746616" calcext:value-type="float">
            <text:p>0.7888106377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0020424" calcext:value-type="float">
            <text:p>0.0020424</text:p>
          </table:table-cell>
        </table:table-row>
        <table:table-row table:style-name="ro1">
          <table:table-cell office:value-type="float" office:value="10.25641" calcext:value-type="float">
            <text:p>10.25641</text:p>
          </table:table-cell>
          <table:table-cell table:formula="of:=AVERAGE([.D28:.M28])" office:value-type="float" office:value="0.0016988125" calcext:value-type="float">
            <text:p>0.0016988125</text:p>
          </table:table-cell>
          <table:table-cell table:formula="of:=STDEV([.D28:.M28])" office:value-type="float" office:value="0.000412939314927145" calcext:value-type="float">
            <text:p>0.0004129393</text:p>
          </table:table-cell>
          <table:table-cell office:value-type="float" office:value="0.001446125" calcext:value-type="float">
            <text:p>0.001446125</text:p>
          </table:table-cell>
          <table:table-cell office:value-type="float" office:value="0.00140705" calcext:value-type="float">
            <text:p>0.00140705</text:p>
          </table:table-cell>
          <table:table-cell office:value-type="float" office:value="0.001469025" calcext:value-type="float">
            <text:p>0.001469025</text:p>
          </table:table-cell>
          <table:table-cell office:value-type="float" office:value="0.00170385" calcext:value-type="float">
            <text:p>0.00170385</text:p>
          </table:table-cell>
          <table:table-cell office:value-type="float" office:value="0.001409675" calcext:value-type="float">
            <text:p>0.001409675</text:p>
          </table:table-cell>
          <table:table-cell office:value-type="float" office:value="0.0014583" calcext:value-type="float">
            <text:p>0.0014583</text:p>
          </table:table-cell>
          <table:table-cell office:value-type="float" office:value="0.0025205" calcext:value-type="float">
            <text:p>0.0025205</text:p>
          </table:table-cell>
          <table:table-cell office:value-type="float" office:value="0.00139285" calcext:value-type="float">
            <text:p>0.00139285</text:p>
          </table:table-cell>
          <table:table-cell office:value-type="float" office:value="0.00184955" calcext:value-type="float">
            <text:p>0.00184955</text:p>
          </table:table-cell>
          <table:table-cell office:value-type="float" office:value="0.0023312" calcext:value-type="float">
            <text:p>0.0023312</text:p>
          </table:table-cell>
          <table:table-cell/>
          <table:table-cell table:formula="of:=AVERAGE([.Q28:.Z28])" office:value-type="float" office:value="17.1" calcext:value-type="float">
            <text:p>17.1</text:p>
          </table:table-cell>
          <table:table-cell table:formula="of:=STDEV([.Q28:.Z28])" office:value-type="float" office:value="1.19721899973786" calcext:value-type="float">
            <text:p>1.197218999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001341525" calcext:value-type="float">
            <text:p>0.001341525</text:p>
          </table:table-cell>
        </table:table-row>
        <table:table-row table:style-name="ro1">
          <table:table-cell office:value-type="float" office:value="10.666667" calcext:value-type="float">
            <text:p>10.666667</text:p>
          </table:table-cell>
          <table:table-cell table:formula="of:=AVERAGE([.D29:.M29])" office:value-type="float" office:value="0.0009916725" calcext:value-type="float">
            <text:p>0.0009916725</text:p>
          </table:table-cell>
          <table:table-cell table:formula="of:=STDEV([.D29:.M29])" office:value-type="float" office:value="0.000203686669588502" calcext:value-type="float">
            <text:p>0.0002036867</text:p>
          </table:table-cell>
          <table:table-cell office:value-type="float" office:value="0.000907375" calcext:value-type="float">
            <text:p>0.000907375</text:p>
          </table:table-cell>
          <table:table-cell office:value-type="float" office:value="0.0008861" calcext:value-type="float">
            <text:p>0.0008861</text:p>
          </table:table-cell>
          <table:table-cell office:value-type="float" office:value="0.0009668" calcext:value-type="float">
            <text:p>0.0009668</text:p>
          </table:table-cell>
          <table:table-cell office:value-type="float" office:value="0.000876325" calcext:value-type="float">
            <text:p>0.000876325</text:p>
          </table:table-cell>
          <table:table-cell office:value-type="float" office:value="0.00119885" calcext:value-type="float">
            <text:p>0.00119885</text:p>
          </table:table-cell>
          <table:table-cell office:value-type="float" office:value="0.0009308" calcext:value-type="float">
            <text:p>0.0009308</text:p>
          </table:table-cell>
          <table:table-cell office:value-type="float" office:value="0.0008881" calcext:value-type="float">
            <text:p>0.0008881</text:p>
          </table:table-cell>
          <table:table-cell office:value-type="float" office:value="0.0008808" calcext:value-type="float">
            <text:p>0.0008808</text:p>
          </table:table-cell>
          <table:table-cell office:value-type="float" office:value="0.00150085" calcext:value-type="float">
            <text:p>0.00150085</text:p>
          </table:table-cell>
          <table:table-cell office:value-type="float" office:value="0.000880725" calcext:value-type="float">
            <text:p>0.000880725</text:p>
          </table:table-cell>
          <table:table-cell/>
          <table:table-cell table:formula="of:=AVERAGE([.Q29:.Z29])" office:value-type="float" office:value="17" calcext:value-type="float">
            <text:p>17</text:p>
          </table:table-cell>
          <table:table-cell table:formula="of:=STDEV([.Q29:.Z29])" office:value-type="float" office:value="1.4142135623731" calcext:value-type="float">
            <text:p>1.41421356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0084555" calcext:value-type="float">
            <text:p>0.00084555</text:p>
          </table:table-cell>
        </table:table-row>
        <table:table-row table:style-name="ro1">
          <table:table-cell office:value-type="float" office:value="11.076923" calcext:value-type="float">
            <text:p>11.076923</text:p>
          </table:table-cell>
          <table:table-cell table:formula="of:=AVERAGE([.D30:.M30])" office:value-type="float" office:value="0.0005624125" calcext:value-type="float">
            <text:p>0.0005624125</text:p>
          </table:table-cell>
          <table:table-cell table:formula="of:=STDEV([.D30:.M30])" office:value-type="float" office:value="0.000048225029880182" calcext:value-type="float">
            <text:p>0.000048225</text:p>
          </table:table-cell>
          <table:table-cell office:value-type="float" office:value="0.00055045" calcext:value-type="float">
            <text:p>0.00055045</text:p>
          </table:table-cell>
          <table:table-cell office:value-type="float" office:value="0.000536225" calcext:value-type="float">
            <text:p>0.000536225</text:p>
          </table:table-cell>
          <table:table-cell office:value-type="float" office:value="0.0005914" calcext:value-type="float">
            <text:p>0.0005914</text:p>
          </table:table-cell>
          <table:table-cell office:value-type="float" office:value="0.000684125" calcext:value-type="float">
            <text:p>0.000684125</text:p>
          </table:table-cell>
          <table:table-cell office:value-type="float" office:value="0.00053045" calcext:value-type="float">
            <text:p>0.00053045</text:p>
          </table:table-cell>
          <table:table-cell office:value-type="float" office:value="0.000520875" calcext:value-type="float">
            <text:p>0.000520875</text:p>
          </table:table-cell>
          <table:table-cell office:value-type="float" office:value="0.0005381" calcext:value-type="float">
            <text:p>0.0005381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000561475" calcext:value-type="float">
            <text:p>0.000561475</text:p>
          </table:table-cell>
          <table:table-cell office:value-type="float" office:value="0.000578025" calcext:value-type="float">
            <text:p>0.000578025</text:p>
          </table:table-cell>
          <table:table-cell/>
          <table:table-cell table:formula="of:=AVERAGE([.Q30:.Z30])" office:value-type="float" office:value="16.5" calcext:value-type="float">
            <text:p>16.5</text:p>
          </table:table-cell>
          <table:table-cell table:formula="of:=STDEV([.Q30:.Z30])" office:value-type="float" office:value="0.707106781186548" calcext:value-type="float">
            <text:p>0.70710678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0005079" calcext:value-type="float">
            <text:p>0.0005079</text:p>
          </table:table-cell>
        </table:table-row>
        <table:table-row table:style-name="ro1">
          <table:table-cell office:value-type="float" office:value="11.487179" calcext:value-type="float">
            <text:p>11.487179</text:p>
          </table:table-cell>
          <table:table-cell table:formula="of:=AVERAGE([.D31:.M31])" office:value-type="float" office:value="0.000314335" calcext:value-type="float">
            <text:p>0.000314335</text:p>
          </table:table-cell>
          <table:table-cell table:formula="of:=STDEV([.D31:.M31])" office:value-type="float" office:value="0.0000137143791126119" calcext:value-type="float">
            <text:p>1.37143791126119E-05</text:p>
          </table:table-cell>
          <table:table-cell office:value-type="float" office:value="0.00030095" calcext:value-type="float">
            <text:p>0.00030095</text:p>
          </table:table-cell>
          <table:table-cell office:value-type="float" office:value="0.000309025" calcext:value-type="float">
            <text:p>0.000309025</text:p>
          </table:table-cell>
          <table:table-cell office:value-type="float" office:value="0.000311875" calcext:value-type="float">
            <text:p>0.000311875</text:p>
          </table:table-cell>
          <table:table-cell office:value-type="float" office:value="0.000305825" calcext:value-type="float">
            <text:p>0.000305825</text:p>
          </table:table-cell>
          <table:table-cell office:value-type="float" office:value="0.000308125" calcext:value-type="float">
            <text:p>0.000308125</text:p>
          </table:table-cell>
          <table:table-cell office:value-type="float" office:value="0.000299975" calcext:value-type="float">
            <text:p>0.000299975</text:p>
          </table:table-cell>
          <table:table-cell office:value-type="float" office:value="0.00033815" calcext:value-type="float">
            <text:p>0.00033815</text:p>
          </table:table-cell>
          <table:table-cell office:value-type="float" office:value="0.000308525" calcext:value-type="float">
            <text:p>0.000308525</text:p>
          </table:table-cell>
          <table:table-cell office:value-type="float" office:value="0.000325875" calcext:value-type="float">
            <text:p>0.000325875</text:p>
          </table:table-cell>
          <table:table-cell office:value-type="float" office:value="0.000335025" calcext:value-type="float">
            <text:p>0.000335025</text:p>
          </table:table-cell>
          <table:table-cell/>
          <table:table-cell table:formula="of:=AVERAGE([.Q31:.Z31])" office:value-type="float" office:value="16.2" calcext:value-type="float">
            <text:p>16.2</text:p>
          </table:table-cell>
          <table:table-cell table:formula="of:=STDEV([.Q31:.Z31])" office:value-type="float" office:value="0.421637021355784" calcext:value-type="float">
            <text:p>0.4216370214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00029255" calcext:value-type="float">
            <text:p>0.00029255</text:p>
          </table:table-cell>
        </table:table-row>
        <table:table-row table:style-name="ro1">
          <table:table-cell office:value-type="float" office:value="11.897436" calcext:value-type="float">
            <text:p>11.897436</text:p>
          </table:table-cell>
          <table:table-cell table:formula="of:=AVERAGE([.D32:.M32])" office:value-type="float" office:value="0.0001721" calcext:value-type="float">
            <text:p>0.0001721</text:p>
          </table:table-cell>
          <table:table-cell table:formula="of:=STDEV([.D32:.M32])" office:value-type="float" office:value="0.00000843485658180123" calcext:value-type="float">
            <text:p>8.43485658180123E-06</text:p>
          </table:table-cell>
          <table:table-cell office:value-type="float" office:value="0.000164825" calcext:value-type="float">
            <text:p>0.000164825</text:p>
          </table:table-cell>
          <table:table-cell office:value-type="float" office:value="0.00016945" calcext:value-type="float">
            <text:p>0.00016945</text:p>
          </table:table-cell>
          <table:table-cell office:value-type="float" office:value="0.000192975" calcext:value-type="float">
            <text:p>0.000192975</text:p>
          </table:table-cell>
          <table:table-cell office:value-type="float" office:value="0.000167925" calcext:value-type="float">
            <text:p>0.000167925</text:p>
          </table:table-cell>
          <table:table-cell office:value-type="float" office:value="0.0001709" calcext:value-type="float">
            <text:p>0.0001709</text:p>
          </table:table-cell>
          <table:table-cell office:value-type="float" office:value="0.000165075" calcext:value-type="float">
            <text:p>0.000165075</text:p>
          </table:table-cell>
          <table:table-cell office:value-type="float" office:value="0.000171175" calcext:value-type="float">
            <text:p>0.000171175</text:p>
          </table:table-cell>
          <table:table-cell office:value-type="float" office:value="0.0001699" calcext:value-type="float">
            <text:p>0.0001699</text:p>
          </table:table-cell>
          <table:table-cell office:value-type="float" office:value="0.000179875" calcext:value-type="float">
            <text:p>0.000179875</text:p>
          </table:table-cell>
          <table:table-cell office:value-type="float" office:value="0.0001689" calcext:value-type="float">
            <text:p>0.0001689</text:p>
          </table:table-cell>
          <table:table-cell/>
          <table:table-cell table:formula="of:=AVERAGE([.Q32:.Z32])" office:value-type="float" office:value="16.1" calcext:value-type="float">
            <text:p>16.1</text:p>
          </table:table-cell>
          <table:table-cell table:formula="of:=STDEV([.Q32:.Z32])" office:value-type="float" office:value="0.316227766016838" calcext:value-type="float">
            <text:p>0.31622776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16" calcext:value-type="float">
            <text:p>16</text:p>
          </table:table-cell>
          <table:table-cell/>
          <table:table-cell office:value-type="float" office:value="0.0001594" calcext:value-type="float">
            <text:p>0.0001594</text:p>
          </table:table-cell>
        </table:table-row>
        <table:table-row table:style-name="ro1">
          <table:table-cell office:value-type="float" office:value="12.307692" calcext:value-type="float">
            <text:p>12.307692</text:p>
          </table:table-cell>
          <table:table-cell table:formula="of:=AVERAGE([.D33:.M33])" office:value-type="float" office:value="0.00008947" calcext:value-type="float">
            <text:p>0.00008947</text:p>
          </table:table-cell>
          <table:table-cell table:formula="of:=STDEV([.D33:.M33])" office:value-type="float" office:value="0.00000473774442348068" calcext:value-type="float">
            <text:p>4.73774442348068E-06</text:p>
          </table:table-cell>
          <table:table-cell office:value-type="float" office:value="0.00008525" calcext:value-type="float">
            <text:p>0.00008525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10075" calcext:value-type="float">
            <text:p>0.00010075</text:p>
          </table:table-cell>
          <table:table-cell office:value-type="float" office:value="0.000086875" calcext:value-type="float">
            <text:p>0.000086875</text:p>
          </table:table-cell>
          <table:table-cell office:value-type="float" office:value="0.00008845" calcext:value-type="float">
            <text:p>0.00008845</text:p>
          </table:table-cell>
          <table:table-cell office:value-type="float" office:value="0.00008575" calcext:value-type="float">
            <text:p>0.00008575</text:p>
          </table:table-cell>
          <table:table-cell office:value-type="float" office:value="0.00008795" calcext:value-type="float">
            <text:p>0.00008795</text:p>
          </table:table-cell>
          <table:table-cell office:value-type="float" office:value="0.000087875" calcext:value-type="float">
            <text:p>0.000087875</text:p>
          </table:table-cell>
          <table:table-cell office:value-type="float" office:value="0.000094775" calcext:value-type="float">
            <text:p>0.000094775</text:p>
          </table:table-cell>
          <table:table-cell office:value-type="float" office:value="0.000089025" calcext:value-type="float">
            <text:p>0.000089025</text:p>
          </table:table-cell>
          <table:table-cell/>
          <table:table-cell table:formula="of:=AVERAGE([.Q33:.Z33])" office:value-type="float" office:value="16.1" calcext:value-type="float">
            <text:p>16.1</text:p>
          </table:table-cell>
          <table:table-cell table:formula="of:=STDEV([.Q33:.Z33])" office:value-type="float" office:value="0.316227766016838" calcext:value-type="float">
            <text:p>0.31622776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16" calcext:value-type="float">
            <text:p>16</text:p>
          </table:table-cell>
          <table:table-cell/>
          <table:table-cell office:value-type="float" office:value="0.000082425" calcext:value-type="float">
            <text:p>0.000082425</text:p>
          </table:table-cell>
        </table:table-row>
        <table:table-row table:style-name="ro1">
          <table:table-cell office:value-type="float" office:value="12.717949" calcext:value-type="float">
            <text:p>12.717949</text:p>
          </table:table-cell>
          <table:table-cell table:formula="of:=AVERAGE([.D34:.M34])" office:value-type="float" office:value="0.0000434775" calcext:value-type="float">
            <text:p>4.34775E-05</text:p>
          </table:table-cell>
          <table:table-cell table:formula="of:=STDEV([.D34:.M34])" office:value-type="float" office:value="0.00000157442449803095" calcext:value-type="float">
            <text:p>1.57442449803095E-06</text:p>
          </table:table-cell>
          <table:table-cell office:value-type="float" office:value="0.00004195" calcext:value-type="float">
            <text:p>0.00004195</text:p>
          </table:table-cell>
          <table:table-cell office:value-type="float" office:value="0.00004395" calcext:value-type="float">
            <text:p>0.00004395</text:p>
          </table:table-cell>
          <table:table-cell office:value-type="float" office:value="0.0000438" calcext:value-type="float">
            <text:p>0.0000438</text:p>
          </table:table-cell>
          <table:table-cell office:value-type="float" office:value="0.000042475" calcext:value-type="float">
            <text:p>0.000042475</text:p>
          </table:table-cell>
          <table:table-cell office:value-type="float" office:value="0.0000434" calcext:value-type="float">
            <text:p>0.0000434</text:p>
          </table:table-cell>
          <table:table-cell office:value-type="float" office:value="0.00004205" calcext:value-type="float">
            <text:p>0.00004205</text:p>
          </table:table-cell>
          <table:table-cell office:value-type="float" office:value="0.00004275" calcext:value-type="float">
            <text:p>0.00004275</text:p>
          </table:table-cell>
          <table:table-cell office:value-type="float" office:value="0.000043675" calcext:value-type="float">
            <text:p>0.000043675</text:p>
          </table:table-cell>
          <table:table-cell office:value-type="float" office:value="0.000047475" calcext:value-type="float">
            <text:p>0.000047475</text:p>
          </table:table-cell>
          <table:table-cell office:value-type="float" office:value="0.00004325" calcext:value-type="float">
            <text:p>0.00004325</text:p>
          </table:table-cell>
          <table:table-cell/>
          <table:table-cell table:formula="of:=AVERAGE([.Q34:.Z34])" office:value-type="float" office:value="16" calcext:value-type="float">
            <text:p>16</text:p>
          </table:table-cell>
          <table:table-cell table:formula="of:=STDEV([.Q34:.Z34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/>
          <table:table-cell office:value-type="float" office:value="0.000040325" calcext:value-type="float">
            <text:p>0.000040325</text:p>
          </table:table-cell>
        </table:table-row>
        <table:table-row table:style-name="ro1">
          <table:table-cell office:value-type="float" office:value="13.128205" calcext:value-type="float">
            <text:p>13.128205</text:p>
          </table:table-cell>
          <table:table-cell table:formula="of:=AVERAGE([.D35:.M35])" office:value-type="float" office:value="0.000020155" calcext:value-type="float">
            <text:p>0.000020155</text:p>
          </table:table-cell>
          <table:table-cell table:formula="of:=STDEV([.D35:.M35])" office:value-type="float" office:value="0.000000751738725296969" calcext:value-type="float">
            <text:p>7.51738725296969E-07</text:p>
          </table:table-cell>
          <table:table-cell office:value-type="float" office:value="0.00001985" calcext:value-type="float">
            <text:p>0.00001985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20875" calcext:value-type="float">
            <text:p>0.000020875</text:p>
          </table:table-cell>
          <table:table-cell table:number-columns-repeated="2" office:value-type="float" office:value="0.000019525" calcext:value-type="float">
            <text:p>0.000019525</text:p>
          </table:table-cell>
          <table:table-cell office:value-type="float" office:value="0.000019275" calcext:value-type="float">
            <text:p>0.000019275</text:p>
          </table:table-cell>
          <table:table-cell office:value-type="float" office:value="0.000019675" calcext:value-type="float">
            <text:p>0.000019675</text:p>
          </table:table-cell>
          <table:table-cell office:value-type="float" office:value="0.00002005" calcext:value-type="float">
            <text:p>0.00002005</text:p>
          </table:table-cell>
          <table:table-cell office:value-type="float" office:value="0.00002155" calcext:value-type="float">
            <text:p>0.00002155</text:p>
          </table:table-cell>
          <table:table-cell office:value-type="float" office:value="0.000020225" calcext:value-type="float">
            <text:p>0.000020225</text:p>
          </table:table-cell>
          <table:table-cell/>
          <table:table-cell table:formula="of:=AVERAGE([.Q35:.Z35])" office:value-type="float" office:value="16" calcext:value-type="float">
            <text:p>16</text:p>
          </table:table-cell>
          <table:table-cell table:formula="of:=STDEV([.Q35:.Z35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/>
          <table:table-cell office:value-type="float" office:value="0.000018575" calcext:value-type="float">
            <text:p>0.000018575</text:p>
          </table:table-cell>
        </table:table-row>
        <table:table-row table:style-name="ro1">
          <table:table-cell office:value-type="float" office:value="13.538462" calcext:value-type="float">
            <text:p>13.538462</text:p>
          </table:table-cell>
          <table:table-cell table:formula="of:=AVERAGE([.D36:.M36])" office:value-type="float" office:value="0.000008365" calcext:value-type="float">
            <text:p>0.000008365</text:p>
          </table:table-cell>
          <table:table-cell table:formula="of:=STDEV([.D36:.M36])" office:value-type="float" office:value="0.000000439886348958455" calcext:value-type="float">
            <text:p>4.39886348958455E-07</text:p>
          </table:table-cell>
          <table:table-cell office:value-type="float" office:value="0.00000785" calcext:value-type="float">
            <text:p>0.00000785</text:p>
          </table:table-cell>
          <table:table-cell office:value-type="float" office:value="0.000008625" calcext:value-type="float">
            <text:p>0.000008625</text:p>
          </table:table-cell>
          <table:table-cell office:value-type="float" office:value="0.000008525" calcext:value-type="float">
            <text:p>0.000008525</text:p>
          </table:table-cell>
          <table:table-cell office:value-type="float" office:value="0.00000805" calcext:value-type="float">
            <text:p>0.00000805</text:p>
          </table:table-cell>
          <table:table-cell office:value-type="float" office:value="0.000008125" calcext:value-type="float">
            <text:p>0.000008125</text:p>
          </table:table-cell>
          <table:table-cell office:value-type="float" office:value="0.00000805" calcext:value-type="float">
            <text:p>0.00000805</text:p>
          </table:table-cell>
          <table:table-cell office:value-type="float" office:value="0.000008325" calcext:value-type="float">
            <text:p>0.000008325</text:p>
          </table:table-cell>
          <table:table-cell office:value-type="float" office:value="0.00000835" calcext:value-type="float">
            <text:p>0.00000835</text:p>
          </table:table-cell>
          <table:table-cell office:value-type="float" office:value="0.000009425" calcext:value-type="float">
            <text:p>0.000009425</text:p>
          </table:table-cell>
          <table:table-cell office:value-type="float" office:value="0.000008325" calcext:value-type="float">
            <text:p>0.000008325</text:p>
          </table:table-cell>
          <table:table-cell/>
          <table:table-cell table:formula="of:=AVERAGE([.Q36:.Z36])" office:value-type="float" office:value="16" calcext:value-type="float">
            <text:p>16</text:p>
          </table:table-cell>
          <table:table-cell table:formula="of:=STDEV([.Q36:.Z36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/>
          <table:table-cell office:value-type="float" office:value="0.000007475" calcext:value-type="float">
            <text:p>0.000007475</text:p>
          </table:table-cell>
        </table:table-row>
        <table:table-row table:style-name="ro1">
          <table:table-cell office:value-type="float" office:value="13.948718" calcext:value-type="float">
            <text:p>13.948718</text:p>
          </table:table-cell>
          <table:table-cell table:formula="of:=AVERAGE([.D37:.M37])" office:value-type="float" office:value="0.00000347" calcext:value-type="float">
            <text:p>0.00000347</text:p>
          </table:table-cell>
          <table:table-cell table:formula="of:=STDEV([.D37:.M37])" office:value-type="float" office:value="0.000000245458754172672" calcext:value-type="float">
            <text:p>2.45458754172672E-07</text:p>
          </table:table-cell>
          <table:table-cell office:value-type="float" office:value="0.000003225" calcext:value-type="float">
            <text:p>0.000003225</text:p>
          </table:table-cell>
          <table:table-cell office:value-type="float" office:value="0.0000033" calcext:value-type="float">
            <text:p>0.0000033</text:p>
          </table:table-cell>
          <table:table-cell office:value-type="float" office:value="0.000003675" calcext:value-type="float">
            <text:p>0.000003675</text:p>
          </table:table-cell>
          <table:table-cell office:value-type="float" office:value="0.000003525" calcext:value-type="float">
            <text:p>0.000003525</text:p>
          </table:table-cell>
          <table:table-cell office:value-type="float" office:value="0.000003275" calcext:value-type="float">
            <text:p>0.000003275</text:p>
          </table:table-cell>
          <table:table-cell office:value-type="float" office:value="0.0000032" calcext:value-type="float">
            <text:p>0.0000032</text:p>
          </table:table-cell>
          <table:table-cell office:value-type="float" office:value="0.00000335" calcext:value-type="float">
            <text:p>0.00000335</text:p>
          </table:table-cell>
          <table:table-cell office:value-type="float" office:value="0.000003575" calcext:value-type="float">
            <text:p>0.000003575</text:p>
          </table:table-cell>
          <table:table-cell office:value-type="float" office:value="0.000003975" calcext:value-type="float">
            <text:p>0.000003975</text:p>
          </table:table-cell>
          <table:table-cell office:value-type="float" office:value="0.0000036" calcext:value-type="float">
            <text:p>0.0000036</text:p>
          </table:table-cell>
          <table:table-cell/>
          <table:table-cell table:formula="of:=AVERAGE([.Q37:.Z37])" office:value-type="float" office:value="16" calcext:value-type="float">
            <text:p>16</text:p>
          </table:table-cell>
          <table:table-cell table:formula="of:=STDEV([.Q37:.Z37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/>
          <table:table-cell office:value-type="float" office:value="0.0000031" calcext:value-type="float">
            <text:p>0.0000031</text:p>
          </table:table-cell>
        </table:table-row>
        <table:table-row table:style-name="ro1">
          <table:table-cell office:value-type="float" office:value="14.358974" calcext:value-type="float">
            <text:p>14.358974</text:p>
          </table:table-cell>
          <table:table-cell table:formula="of:=AVERAGE([.D38:.M38])" office:value-type="float" office:value="0.00000143" calcext:value-type="float">
            <text:p>0.00000143</text:p>
          </table:table-cell>
          <table:table-cell table:formula="of:=STDEV([.D38:.M38])" office:value-type="float" office:value="0.000000140830867828517" calcext:value-type="float">
            <text:p>1.40830867828517E-07</text:p>
          </table:table-cell>
          <table:table-cell office:value-type="float" office:value="0.00000135" calcext:value-type="float">
            <text:p>0.00000135</text:p>
          </table:table-cell>
          <table:table-cell office:value-type="float" office:value="0.000001425" calcext:value-type="float">
            <text:p>0.000001425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0.000001425" calcext:value-type="float">
            <text:p>0.000001425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000001275" calcext:value-type="float">
            <text:p>0.000001275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000016" calcext:value-type="float">
            <text:p>0.0000016</text:p>
          </table:table-cell>
          <table:table-cell office:value-type="float" office:value="0.00000145" calcext:value-type="float">
            <text:p>0.00000145</text:p>
          </table:table-cell>
          <table:table-cell office:value-type="float" office:value="0.000001675" calcext:value-type="float">
            <text:p>0.000001675</text:p>
          </table:table-cell>
          <table:table-cell/>
          <table:table-cell table:formula="of:=AVERAGE([.Q38:.Z38])" office:value-type="float" office:value="16" calcext:value-type="float">
            <text:p>16</text:p>
          </table:table-cell>
          <table:table-cell table:formula="of:=STDEV([.Q38:.Z38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/>
          <table:table-cell office:value-type="float" office:value="0.0000012" calcext:value-type="float">
            <text:p>0.0000012</text:p>
          </table:table-cell>
        </table:table-row>
        <table:table-row table:style-name="ro1">
          <table:table-cell office:value-type="float" office:value="14.769231" calcext:value-type="float">
            <text:p>14.769231</text:p>
          </table:table-cell>
          <table:table-cell table:formula="of:=AVERAGE([.D39:.M39])" office:value-type="float" office:value="0.0000004725" calcext:value-type="float">
            <text:p>4.725E-07</text:p>
          </table:table-cell>
          <table:table-cell table:formula="of:=STDEV([.D39:.M39])" office:value-type="float" office:value="0.0000000492301849591398" calcext:value-type="float">
            <text:p>4.92301849591398E-08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55" calcext:value-type="float">
            <text:p>0.00000055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00000475" calcext:value-type="float">
            <text:p>0.000000475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00000475" calcext:value-type="float">
            <text:p>0.000000475</text:p>
          </table:table-cell>
          <table:table-cell office:value-type="float" office:value="0.000000425" calcext:value-type="float">
            <text:p>0.000000425</text:p>
          </table:table-cell>
          <table:table-cell table:number-columns-repeated="2" office:value-type="float" office:value="0.0000005" calcext:value-type="float">
            <text:p>0.0000005</text:p>
          </table:table-cell>
          <table:table-cell/>
          <table:table-cell table:formula="of:=AVERAGE([.Q39:.Z39])" office:value-type="float" office:value="16" calcext:value-type="float">
            <text:p>16</text:p>
          </table:table-cell>
          <table:table-cell table:formula="of:=STDEV([.Q39:.Z39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/>
          <table:table-cell office:value-type="float" office:value="0.0000004" calcext:value-type="float">
            <text:p>0.0000004</text:p>
          </table:table-cell>
        </table:table-row>
        <table:table-row table:style-name="ro1">
          <table:table-cell office:value-type="float" office:value="15.179487" calcext:value-type="float">
            <text:p>15.179487</text:p>
          </table:table-cell>
          <table:table-cell table:formula="of:=AVERAGE([.D40:.M40])" office:value-type="float" office:value="0.0000001275" calcext:value-type="float">
            <text:p>1.275E-07</text:p>
          </table:table-cell>
          <table:table-cell table:formula="of:=STDEV([.D40:.M40])" office:value-type="float" office:value="0.0000000342580079851574" calcext:value-type="float">
            <text:p>3.42580079851574E-08</text:p>
          </table:table-cell>
          <table:table-cell office:value-type="float" office:value="0.000000125" calcext:value-type="float">
            <text:p>0.000000125</text:p>
          </table:table-cell>
          <table:table-cell office:value-type="float" office:value="0.000000075" calcext:value-type="float">
            <text:p>0.000000075</text:p>
          </table:table-cell>
          <table:table-cell table:number-columns-repeated="2" office:value-type="float" office:value="0.00000015" calcext:value-type="float">
            <text:p>0.00000015</text:p>
          </table:table-cell>
          <table:table-cell table:number-columns-repeated="2" office:value-type="float" office:value="0.0000001" calcext:value-type="float">
            <text:p>0.0000001</text:p>
          </table:table-cell>
          <table:table-cell office:value-type="float" office:value="0.000000175" calcext:value-type="float">
            <text:p>0.000000175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000000175" calcext:value-type="float">
            <text:p>0.000000175</text:p>
          </table:table-cell>
          <table:table-cell office:value-type="float" office:value="0.000000125" calcext:value-type="float">
            <text:p>0.000000125</text:p>
          </table:table-cell>
          <table:table-cell/>
          <table:table-cell table:formula="of:=AVERAGE([.Q40:.Z40])" office:value-type="float" office:value="16" calcext:value-type="float">
            <text:p>16</text:p>
          </table:table-cell>
          <table:table-cell table:formula="of:=STDEV([.Q40:.Z40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/>
          <table:table-cell office:value-type="float" office:value="0.000000125" calcext:value-type="float">
            <text:p>0.000000125</text:p>
          </table:table-cell>
        </table:table-row>
        <table:table-row table:style-name="ro1">
          <table:table-cell office:value-type="float" office:value="15.589744" calcext:value-type="float">
            <text:p>15.589744</text:p>
          </table:table-cell>
          <table:table-cell table:formula="of:=AVERAGE([.D41:.M41])" office:value-type="float" office:value="0.000000035" calcext:value-type="float">
            <text:p>0.000000035</text:p>
          </table:table-cell>
          <table:table-cell table:formula="of:=STDEV([.D41:.M41])" office:value-type="float" office:value="0.0000000174801474695025" calcext:value-type="float">
            <text:p>1.74801474695025E-08</text:p>
          </table:table-cell>
          <table:table-cell table:number-columns-repeated="2" office:value-type="float" office:value="0.000000025" calcext:value-type="float">
            <text:p>0.000000025</text:p>
          </table:table-cell>
          <table:table-cell table:number-columns-repeated="5" office:value-type="float" office:value="0.00000005" calcext:value-type="float">
            <text:p>0.00000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0025" calcext:value-type="float">
            <text:p>0.000000025</text:p>
          </table:table-cell>
          <table:table-cell/>
          <table:table-cell table:formula="of:=AVERAGE([.Q41:.Z41])" office:value-type="float" office:value="16" calcext:value-type="float">
            <text:p>16</text:p>
          </table:table-cell>
          <table:table-cell table:formula="of:=STDEV([.Q41:.Z41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/>
          <table:table-cell office:value-type="float" office:value="0.00000005" calcext:value-type="float">
            <text:p>0.00000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D42:.M42])" office:value-type="float" office:value="0.000000005" calcext:value-type="float">
            <text:p>0.000000005</text:p>
          </table:table-cell>
          <table:table-cell table:formula="of:=STDEV([.D42:.M42])" office:value-type="float" office:value="0.0000000105409255338946" calcext:value-type="float">
            <text:p>1.05409255338946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25" calcext:value-type="float">
            <text:p>0.00000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25" calcext:value-type="float">
            <text:p>0.0000000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VERAGE([.Q42:.Z42])" office:value-type="float" office:value="16" calcext:value-type="float">
            <text:p>16</text:p>
          </table:table-cell>
          <table:table-cell table:formula="of:=STDEV([.Q42:.Z42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('16qam'</text:p>
          </table:table-cell>
          <table:table-cell office:value-type="string" calcext:value-type="string">
            <text:p><text:s/>' Train points: 100 | Test points: 10000000')</text:p>
          </table:table-cell>
          <table:table-cell table:style-name="Default"/>
          <table:table-cell table:number-columns-repeated="1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b/N0 [dB]</text:p>
          </table:table-cell>
          <table:table-cell office:value-type="string" calcext:value-type="string">
            <text:p><text:s/>BER (mean)</text:p>
          </table:table-cell>
          <table:table-cell office:value-type="string" calcext:value-type="string">
            <text:p>BER (std)</text:p>
          </table:table-cell>
          <table:table-cell office:value-type="string" calcext:value-type="string">
            <text:p>BER</text:p>
          </table:table-cell>
          <table:table-cell table:number-columns-repeated="10"/>
          <table:table-cell office:value-type="string" calcext:value-type="string">
            <text:p>#Clusters (mean)</text:p>
          </table:table-cell>
          <table:table-cell table:style-name="Default"/>
          <table:table-cell office:value-type="string" calcext:value-type="string">
            <text:p><text:s/>num_clusters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D46:.M46])" office:value-type="float" office:value="0.213649215" calcext:value-type="float">
            <text:p>0.213649215</text:p>
          </table:table-cell>
          <table:table-cell table:formula="of:=STDEV([.D46:.M46])" office:value-type="float" office:value="0.0162731960893699" calcext:value-type="float">
            <text:p>0.0162731961</text:p>
          </table:table-cell>
          <table:table-cell office:value-type="float" office:value="0.24116695" calcext:value-type="float">
            <text:p>0.24116695</text:p>
          </table:table-cell>
          <table:table-cell office:value-type="float" office:value="0.2122822" calcext:value-type="float">
            <text:p>0.2122822</text:p>
          </table:table-cell>
          <table:table-cell office:value-type="float" office:value="0.199830575" calcext:value-type="float">
            <text:p>0.199830575</text:p>
          </table:table-cell>
          <table:table-cell office:value-type="float" office:value="0.215016525" calcext:value-type="float">
            <text:p>0.215016525</text:p>
          </table:table-cell>
          <table:table-cell office:value-type="float" office:value="0.193116375" calcext:value-type="float">
            <text:p>0.193116375</text:p>
          </table:table-cell>
          <table:table-cell office:value-type="float" office:value="0.1944659" calcext:value-type="float">
            <text:p>0.1944659</text:p>
          </table:table-cell>
          <table:table-cell office:value-type="float" office:value="0.228653" calcext:value-type="float">
            <text:p>0.228653</text:p>
          </table:table-cell>
          <table:table-cell office:value-type="float" office:value="0.210053425" calcext:value-type="float">
            <text:p>0.210053425</text:p>
          </table:table-cell>
          <table:table-cell office:value-type="float" office:value="0.2087658" calcext:value-type="float">
            <text:p>0.2087658</text:p>
          </table:table-cell>
          <table:table-cell office:value-type="float" office:value="0.2331414" calcext:value-type="float">
            <text:p>0.2331414</text:p>
          </table:table-cell>
          <table:table-cell/>
          <table:table-cell table:formula="of:=AVERAGE([.Q46:.Z46])" office:value-type="float" office:value="16.3" calcext:value-type="float">
            <text:p>16.3</text:p>
          </table:table-cell>
          <table:table-cell table:formula="of:=STDEV([.Q46:.Z46])" office:value-type="float" office:value="3.30151480384384" calcext:value-type="float">
            <text:p>3.30151480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0.410256" calcext:value-type="float">
            <text:p>0.410256</text:p>
          </table:table-cell>
          <table:table-cell table:formula="of:=AVERAGE([.D47:.M47])" office:value-type="float" office:value="0.2030848875" calcext:value-type="float">
            <text:p>0.2030848875</text:p>
          </table:table-cell>
          <table:table-cell table:formula="of:=STDEV([.D47:.M47])" office:value-type="float" office:value="0.0144912547361535" calcext:value-type="float">
            <text:p>0.0144912547</text:p>
          </table:table-cell>
          <table:table-cell office:value-type="float" office:value="0.213761275" calcext:value-type="float">
            <text:p>0.213761275</text:p>
          </table:table-cell>
          <table:table-cell office:value-type="float" office:value="0.186867525" calcext:value-type="float">
            <text:p>0.186867525</text:p>
          </table:table-cell>
          <table:table-cell office:value-type="float" office:value="0.186247625" calcext:value-type="float">
            <text:p>0.186247625</text:p>
          </table:table-cell>
          <table:table-cell office:value-type="float" office:value="0.213261125" calcext:value-type="float">
            <text:p>0.213261125</text:p>
          </table:table-cell>
          <table:table-cell office:value-type="float" office:value="0.220647125" calcext:value-type="float">
            <text:p>0.220647125</text:p>
          </table:table-cell>
          <table:table-cell office:value-type="float" office:value="0.1950644" calcext:value-type="float">
            <text:p>0.1950644</text:p>
          </table:table-cell>
          <table:table-cell office:value-type="float" office:value="0.222536325" calcext:value-type="float">
            <text:p>0.222536325</text:p>
          </table:table-cell>
          <table:table-cell office:value-type="float" office:value="0.20446495" calcext:value-type="float">
            <text:p>0.20446495</text:p>
          </table:table-cell>
          <table:table-cell office:value-type="float" office:value="0.20419265" calcext:value-type="float">
            <text:p>0.20419265</text:p>
          </table:table-cell>
          <table:table-cell office:value-type="float" office:value="0.183805875" calcext:value-type="float">
            <text:p>0.183805875</text:p>
          </table:table-cell>
          <table:table-cell/>
          <table:table-cell table:formula="of:=AVERAGE([.Q47:.Z47])" office:value-type="float" office:value="18.2" calcext:value-type="float">
            <text:p>18.2</text:p>
          </table:table-cell>
          <table:table-cell table:formula="of:=STDEV([.Q47:.Z47])" office:value-type="float" office:value="1.47572957474524" calcext:value-type="float">
            <text:p>1.475729574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820513" calcext:value-type="float">
            <text:p>0.820513</text:p>
          </table:table-cell>
          <table:table-cell table:formula="of:=AVERAGE([.D48:.M48])" office:value-type="float" office:value="0.19228254" calcext:value-type="float">
            <text:p>0.19228254</text:p>
          </table:table-cell>
          <table:table-cell table:formula="of:=STDEV([.D48:.M48])" office:value-type="float" office:value="0.016715175533683" calcext:value-type="float">
            <text:p>0.0167151755</text:p>
          </table:table-cell>
          <table:table-cell office:value-type="float" office:value="0.1735343" calcext:value-type="float">
            <text:p>0.1735343</text:p>
          </table:table-cell>
          <table:table-cell office:value-type="float" office:value="0.1760957" calcext:value-type="float">
            <text:p>0.1760957</text:p>
          </table:table-cell>
          <table:table-cell office:value-type="float" office:value="0.209545925" calcext:value-type="float">
            <text:p>0.209545925</text:p>
          </table:table-cell>
          <table:table-cell office:value-type="float" office:value="0.204231875" calcext:value-type="float">
            <text:p>0.204231875</text:p>
          </table:table-cell>
          <table:table-cell office:value-type="float" office:value="0.192239425" calcext:value-type="float">
            <text:p>0.192239425</text:p>
          </table:table-cell>
          <table:table-cell office:value-type="float" office:value="0.16764505" calcext:value-type="float">
            <text:p>0.16764505</text:p>
          </table:table-cell>
          <table:table-cell office:value-type="float" office:value="0.201050975" calcext:value-type="float">
            <text:p>0.201050975</text:p>
          </table:table-cell>
          <table:table-cell office:value-type="float" office:value="0.21706855" calcext:value-type="float">
            <text:p>0.21706855</text:p>
          </table:table-cell>
          <table:table-cell office:value-type="float" office:value="0.19956815" calcext:value-type="float">
            <text:p>0.19956815</text:p>
          </table:table-cell>
          <table:table-cell office:value-type="float" office:value="0.18184545" calcext:value-type="float">
            <text:p>0.18184545</text:p>
          </table:table-cell>
          <table:table-cell/>
          <table:table-cell table:formula="of:=AVERAGE([.Q48:.Z48])" office:value-type="float" office:value="16.6" calcext:value-type="float">
            <text:p>16.6</text:p>
          </table:table-cell>
          <table:table-cell table:formula="of:=STDEV([.Q48:.Z48])" office:value-type="float" office:value="2.98886823619465" calcext:value-type="float">
            <text:p>2.98886823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.230769" calcext:value-type="float">
            <text:p>1.230769</text:p>
          </table:table-cell>
          <table:table-cell table:formula="of:=AVERAGE([.D49:.M49])" office:value-type="float" office:value="0.1820234675" calcext:value-type="float">
            <text:p>0.1820234675</text:p>
          </table:table-cell>
          <table:table-cell table:formula="of:=STDEV([.D49:.M49])" office:value-type="float" office:value="0.00857883849326231" calcext:value-type="float">
            <text:p>0.0085788385</text:p>
          </table:table-cell>
          <table:table-cell office:value-type="float" office:value="0.1656485" calcext:value-type="float">
            <text:p>0.1656485</text:p>
          </table:table-cell>
          <table:table-cell office:value-type="float" office:value="0.18154205" calcext:value-type="float">
            <text:p>0.18154205</text:p>
          </table:table-cell>
          <table:table-cell office:value-type="float" office:value="0.186681525" calcext:value-type="float">
            <text:p>0.186681525</text:p>
          </table:table-cell>
          <table:table-cell office:value-type="float" office:value="0.187817725" calcext:value-type="float">
            <text:p>0.187817725</text:p>
          </table:table-cell>
          <table:table-cell office:value-type="float" office:value="0.1785244" calcext:value-type="float">
            <text:p>0.1785244</text:p>
          </table:table-cell>
          <table:table-cell office:value-type="float" office:value="0.171153425" calcext:value-type="float">
            <text:p>0.171153425</text:p>
          </table:table-cell>
          <table:table-cell office:value-type="float" office:value="0.18649515" calcext:value-type="float">
            <text:p>0.18649515</text:p>
          </table:table-cell>
          <table:table-cell office:value-type="float" office:value="0.1882476" calcext:value-type="float">
            <text:p>0.1882476</text:p>
          </table:table-cell>
          <table:table-cell office:value-type="float" office:value="0.1940911" calcext:value-type="float">
            <text:p>0.1940911</text:p>
          </table:table-cell>
          <table:table-cell office:value-type="float" office:value="0.1800332" calcext:value-type="float">
            <text:p>0.1800332</text:p>
          </table:table-cell>
          <table:table-cell/>
          <table:table-cell table:formula="of:=AVERAGE([.Q49:.Z49])" office:value-type="float" office:value="16.9" calcext:value-type="float">
            <text:p>16.9</text:p>
          </table:table-cell>
          <table:table-cell table:formula="of:=STDEV([.Q49:.Z49])" office:value-type="float" office:value="2.28278582243519" calcext:value-type="float">
            <text:p>2.28278582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.641026" calcext:value-type="float">
            <text:p>1.641026</text:p>
          </table:table-cell>
          <table:table-cell table:formula="of:=AVERAGE([.D50:.M50])" office:value-type="float" office:value="0.178016315" calcext:value-type="float">
            <text:p>0.178016315</text:p>
          </table:table-cell>
          <table:table-cell table:formula="of:=STDEV([.D50:.M50])" office:value-type="float" office:value="0.0086825746578292" calcext:value-type="float">
            <text:p>0.0086825747</text:p>
          </table:table-cell>
          <table:table-cell office:value-type="float" office:value="0.165819725" calcext:value-type="float">
            <text:p>0.165819725</text:p>
          </table:table-cell>
          <table:table-cell office:value-type="float" office:value="0.178192725" calcext:value-type="float">
            <text:p>0.178192725</text:p>
          </table:table-cell>
          <table:table-cell office:value-type="float" office:value="0.17139445" calcext:value-type="float">
            <text:p>0.17139445</text:p>
          </table:table-cell>
          <table:table-cell office:value-type="float" office:value="0.1767776" calcext:value-type="float">
            <text:p>0.1767776</text:p>
          </table:table-cell>
          <table:table-cell office:value-type="float" office:value="0.173206025" calcext:value-type="float">
            <text:p>0.173206025</text:p>
          </table:table-cell>
          <table:table-cell office:value-type="float" office:value="0.18662925" calcext:value-type="float">
            <text:p>0.18662925</text:p>
          </table:table-cell>
          <table:table-cell office:value-type="float" office:value="0.166647125" calcext:value-type="float">
            <text:p>0.166647125</text:p>
          </table:table-cell>
          <table:table-cell office:value-type="float" office:value="0.187325875" calcext:value-type="float">
            <text:p>0.187325875</text:p>
          </table:table-cell>
          <table:table-cell office:value-type="float" office:value="0.188898425" calcext:value-type="float">
            <text:p>0.188898425</text:p>
          </table:table-cell>
          <table:table-cell office:value-type="float" office:value="0.18527195" calcext:value-type="float">
            <text:p>0.18527195</text:p>
          </table:table-cell>
          <table:table-cell/>
          <table:table-cell table:formula="of:=AVERAGE([.Q50:.Z50])" office:value-type="float" office:value="16.9" calcext:value-type="float">
            <text:p>16.9</text:p>
          </table:table-cell>
          <table:table-cell table:formula="of:=STDEV([.Q50:.Z50])" office:value-type="float" office:value="2.64365067451978" calcext:value-type="float">
            <text:p>2.64365067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.051282" calcext:value-type="float">
            <text:p>2.051282</text:p>
          </table:table-cell>
          <table:table-cell table:formula="of:=AVERAGE([.D51:.M51])" office:value-type="float" office:value="0.1614166375" calcext:value-type="float">
            <text:p>0.1614166375</text:p>
          </table:table-cell>
          <table:table-cell table:formula="of:=STDEV([.D51:.M51])" office:value-type="float" office:value="0.0155101212999065" calcext:value-type="float">
            <text:p>0.0155101213</text:p>
          </table:table-cell>
          <table:table-cell office:value-type="float" office:value="0.13225175" calcext:value-type="float">
            <text:p>0.13225175</text:p>
          </table:table-cell>
          <table:table-cell office:value-type="float" office:value="0.156390625" calcext:value-type="float">
            <text:p>0.156390625</text:p>
          </table:table-cell>
          <table:table-cell office:value-type="float" office:value="0.155819675" calcext:value-type="float">
            <text:p>0.155819675</text:p>
          </table:table-cell>
          <table:table-cell office:value-type="float" office:value="0.185042725" calcext:value-type="float">
            <text:p>0.185042725</text:p>
          </table:table-cell>
          <table:table-cell office:value-type="float" office:value="0.15357035" calcext:value-type="float">
            <text:p>0.15357035</text:p>
          </table:table-cell>
          <table:table-cell office:value-type="float" office:value="0.149320775" calcext:value-type="float">
            <text:p>0.149320775</text:p>
          </table:table-cell>
          <table:table-cell office:value-type="float" office:value="0.176896175" calcext:value-type="float">
            <text:p>0.176896175</text:p>
          </table:table-cell>
          <table:table-cell office:value-type="float" office:value="0.1734784" calcext:value-type="float">
            <text:p>0.1734784</text:p>
          </table:table-cell>
          <table:table-cell office:value-type="float" office:value="0.171616975" calcext:value-type="float">
            <text:p>0.171616975</text:p>
          </table:table-cell>
          <table:table-cell office:value-type="float" office:value="0.159778925" calcext:value-type="float">
            <text:p>0.159778925</text:p>
          </table:table-cell>
          <table:table-cell/>
          <table:table-cell table:formula="of:=AVERAGE([.Q51:.Z51])" office:value-type="float" office:value="17.3" calcext:value-type="float">
            <text:p>17.3</text:p>
          </table:table-cell>
          <table:table-cell table:formula="of:=STDEV([.Q51:.Z51])" office:value-type="float" office:value="2.05750658160146" calcext:value-type="float">
            <text:p>2.05750658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.461538" calcext:value-type="float">
            <text:p>2.461538</text:p>
          </table:table-cell>
          <table:table-cell table:formula="of:=AVERAGE([.D52:.M52])" office:value-type="float" office:value="0.1592524975" calcext:value-type="float">
            <text:p>0.1592524975</text:p>
          </table:table-cell>
          <table:table-cell table:formula="of:=STDEV([.D52:.M52])" office:value-type="float" office:value="0.00844295481277841" calcext:value-type="float">
            <text:p>0.0084429548</text:p>
          </table:table-cell>
          <table:table-cell office:value-type="float" office:value="0.171379825" calcext:value-type="float">
            <text:p>0.171379825</text:p>
          </table:table-cell>
          <table:table-cell office:value-type="float" office:value="0.16360225" calcext:value-type="float">
            <text:p>0.16360225</text:p>
          </table:table-cell>
          <table:table-cell office:value-type="float" office:value="0.15126285" calcext:value-type="float">
            <text:p>0.15126285</text:p>
          </table:table-cell>
          <table:table-cell office:value-type="float" office:value="0.167936625" calcext:value-type="float">
            <text:p>0.167936625</text:p>
          </table:table-cell>
          <table:table-cell office:value-type="float" office:value="0.1566853" calcext:value-type="float">
            <text:p>0.1566853</text:p>
          </table:table-cell>
          <table:table-cell office:value-type="float" office:value="0.153010975" calcext:value-type="float">
            <text:p>0.153010975</text:p>
          </table:table-cell>
          <table:table-cell office:value-type="float" office:value="0.170214975" calcext:value-type="float">
            <text:p>0.170214975</text:p>
          </table:table-cell>
          <table:table-cell office:value-type="float" office:value="0.15570485" calcext:value-type="float">
            <text:p>0.15570485</text:p>
          </table:table-cell>
          <table:table-cell office:value-type="float" office:value="0.155458425" calcext:value-type="float">
            <text:p>0.155458425</text:p>
          </table:table-cell>
          <table:table-cell office:value-type="float" office:value="0.1472689" calcext:value-type="float">
            <text:p>0.1472689</text:p>
          </table:table-cell>
          <table:table-cell/>
          <table:table-cell table:formula="of:=AVERAGE([.Q52:.Z52])" office:value-type="float" office:value="17" calcext:value-type="float">
            <text:p>17</text:p>
          </table:table-cell>
          <table:table-cell table:formula="of:=STDEV([.Q52:.Z52])" office:value-type="float" office:value="2.44948974278318" calcext:value-type="float">
            <text:p>2.44948974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.871795" calcext:value-type="float">
            <text:p>2.871795</text:p>
          </table:table-cell>
          <table:table-cell table:formula="of:=AVERAGE([.D53:.M53])" office:value-type="float" office:value="0.1461728275" calcext:value-type="float">
            <text:p>0.1461728275</text:p>
          </table:table-cell>
          <table:table-cell table:formula="of:=STDEV([.D53:.M53])" office:value-type="float" office:value="0.0120902294035908" calcext:value-type="float">
            <text:p>0.0120902294</text:p>
          </table:table-cell>
          <table:table-cell office:value-type="float" office:value="0.137688575" calcext:value-type="float">
            <text:p>0.137688575</text:p>
          </table:table-cell>
          <table:table-cell office:value-type="float" office:value="0.142709325" calcext:value-type="float">
            <text:p>0.142709325</text:p>
          </table:table-cell>
          <table:table-cell office:value-type="float" office:value="0.1507329" calcext:value-type="float">
            <text:p>0.1507329</text:p>
          </table:table-cell>
          <table:table-cell office:value-type="float" office:value="0.166789375" calcext:value-type="float">
            <text:p>0.166789375</text:p>
          </table:table-cell>
          <table:table-cell office:value-type="float" office:value="0.151741225" calcext:value-type="float">
            <text:p>0.151741225</text:p>
          </table:table-cell>
          <table:table-cell office:value-type="float" office:value="0.1345043" calcext:value-type="float">
            <text:p>0.1345043</text:p>
          </table:table-cell>
          <table:table-cell office:value-type="float" office:value="0.14207345" calcext:value-type="float">
            <text:p>0.14207345</text:p>
          </table:table-cell>
          <table:table-cell office:value-type="float" office:value="0.16186115" calcext:value-type="float">
            <text:p>0.16186115</text:p>
          </table:table-cell>
          <table:table-cell office:value-type="float" office:value="0.146313525" calcext:value-type="float">
            <text:p>0.146313525</text:p>
          </table:table-cell>
          <table:table-cell office:value-type="float" office:value="0.12731445" calcext:value-type="float">
            <text:p>0.12731445</text:p>
          </table:table-cell>
          <table:table-cell/>
          <table:table-cell table:formula="of:=AVERAGE([.Q53:.Z53])" office:value-type="float" office:value="17.8" calcext:value-type="float">
            <text:p>17.8</text:p>
          </table:table-cell>
          <table:table-cell table:formula="of:=STDEV([.Q53:.Z53])" office:value-type="float" office:value="1.75119007154183" calcext:value-type="float">
            <text:p>1.75119007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.282051" calcext:value-type="float">
            <text:p>3.282051</text:p>
          </table:table-cell>
          <table:table-cell table:formula="of:=AVERAGE([.D54:.M54])" office:value-type="float" office:value="0.13816142" calcext:value-type="float">
            <text:p>0.13816142</text:p>
          </table:table-cell>
          <table:table-cell table:formula="of:=STDEV([.D54:.M54])" office:value-type="float" office:value="0.0117577577972588" calcext:value-type="float">
            <text:p>0.0117577578</text:p>
          </table:table-cell>
          <table:table-cell office:value-type="float" office:value="0.12996445" calcext:value-type="float">
            <text:p>0.12996445</text:p>
          </table:table-cell>
          <table:table-cell office:value-type="float" office:value="0.1410637" calcext:value-type="float">
            <text:p>0.1410637</text:p>
          </table:table-cell>
          <table:table-cell office:value-type="float" office:value="0.145612975" calcext:value-type="float">
            <text:p>0.145612975</text:p>
          </table:table-cell>
          <table:table-cell office:value-type="float" office:value="0.166533675" calcext:value-type="float">
            <text:p>0.166533675</text:p>
          </table:table-cell>
          <table:table-cell office:value-type="float" office:value="0.13308325" calcext:value-type="float">
            <text:p>0.13308325</text:p>
          </table:table-cell>
          <table:table-cell office:value-type="float" office:value="0.131217875" calcext:value-type="float">
            <text:p>0.131217875</text:p>
          </table:table-cell>
          <table:table-cell office:value-type="float" office:value="0.1362685" calcext:value-type="float">
            <text:p>0.1362685</text:p>
          </table:table-cell>
          <table:table-cell office:value-type="float" office:value="0.131559525" calcext:value-type="float">
            <text:p>0.131559525</text:p>
          </table:table-cell>
          <table:table-cell office:value-type="float" office:value="0.1414251" calcext:value-type="float">
            <text:p>0.1414251</text:p>
          </table:table-cell>
          <table:table-cell office:value-type="float" office:value="0.12488515" calcext:value-type="float">
            <text:p>0.12488515</text:p>
          </table:table-cell>
          <table:table-cell/>
          <table:table-cell table:formula="of:=AVERAGE([.Q54:.Z54])" office:value-type="float" office:value="17.2" calcext:value-type="float">
            <text:p>17.2</text:p>
          </table:table-cell>
          <table:table-cell table:formula="of:=STDEV([.Q54:.Z54])" office:value-type="float" office:value="2.65832027165025" calcext:value-type="float">
            <text:p>2.65832027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.692308" calcext:value-type="float">
            <text:p>3.692308</text:p>
          </table:table-cell>
          <table:table-cell table:formula="of:=AVERAGE([.D55:.M55])" office:value-type="float" office:value="0.1303239925" calcext:value-type="float">
            <text:p>0.1303239925</text:p>
          </table:table-cell>
          <table:table-cell table:formula="of:=STDEV([.D55:.M55])" office:value-type="float" office:value="0.00875658215990699" calcext:value-type="float">
            <text:p>0.0087565822</text:p>
          </table:table-cell>
          <table:table-cell office:value-type="float" office:value="0.1183664" calcext:value-type="float">
            <text:p>0.1183664</text:p>
          </table:table-cell>
          <table:table-cell office:value-type="float" office:value="0.13855425" calcext:value-type="float">
            <text:p>0.13855425</text:p>
          </table:table-cell>
          <table:table-cell office:value-type="float" office:value="0.13101395" calcext:value-type="float">
            <text:p>0.13101395</text:p>
          </table:table-cell>
          <table:table-cell office:value-type="float" office:value="0.1354896" calcext:value-type="float">
            <text:p>0.1354896</text:p>
          </table:table-cell>
          <table:table-cell office:value-type="float" office:value="0.121621875" calcext:value-type="float">
            <text:p>0.121621875</text:p>
          </table:table-cell>
          <table:table-cell office:value-type="float" office:value="0.142768" calcext:value-type="float">
            <text:p>0.142768</text:p>
          </table:table-cell>
          <table:table-cell office:value-type="float" office:value="0.134437925" calcext:value-type="float">
            <text:p>0.134437925</text:p>
          </table:table-cell>
          <table:table-cell office:value-type="float" office:value="0.122937975" calcext:value-type="float">
            <text:p>0.122937975</text:p>
          </table:table-cell>
          <table:table-cell office:value-type="float" office:value="0.13759195" calcext:value-type="float">
            <text:p>0.13759195</text:p>
          </table:table-cell>
          <table:table-cell office:value-type="float" office:value="0.120458" calcext:value-type="float">
            <text:p>0.120458</text:p>
          </table:table-cell>
          <table:table-cell/>
          <table:table-cell table:formula="of:=AVERAGE([.Q55:.Z55])" office:value-type="float" office:value="18" calcext:value-type="float">
            <text:p>18</text:p>
          </table:table-cell>
          <table:table-cell table:formula="of:=STDEV([.Q55:.Z55])" office:value-type="float" office:value="2.16024689946929" calcext:value-type="float">
            <text:p>2.160246899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.102564" calcext:value-type="float">
            <text:p>4.102564</text:p>
          </table:table-cell>
          <table:table-cell table:formula="of:=AVERAGE([.D56:.M56])" office:value-type="float" office:value="0.119138635" calcext:value-type="float">
            <text:p>0.119138635</text:p>
          </table:table-cell>
          <table:table-cell table:formula="of:=STDEV([.D56:.M56])" office:value-type="float" office:value="0.0173909550634374" calcext:value-type="float">
            <text:p>0.0173909551</text:p>
          </table:table-cell>
          <table:table-cell office:value-type="float" office:value="0.083060375" calcext:value-type="float">
            <text:p>0.083060375</text:p>
          </table:table-cell>
          <table:table-cell office:value-type="float" office:value="0.116477225" calcext:value-type="float">
            <text:p>0.116477225</text:p>
          </table:table-cell>
          <table:table-cell office:value-type="float" office:value="0.133549825" calcext:value-type="float">
            <text:p>0.133549825</text:p>
          </table:table-cell>
          <table:table-cell office:value-type="float" office:value="0.1434911" calcext:value-type="float">
            <text:p>0.1434911</text:p>
          </table:table-cell>
          <table:table-cell office:value-type="float" office:value="0.120340425" calcext:value-type="float">
            <text:p>0.120340425</text:p>
          </table:table-cell>
          <table:table-cell office:value-type="float" office:value="0.11622325" calcext:value-type="float">
            <text:p>0.11622325</text:p>
          </table:table-cell>
          <table:table-cell office:value-type="float" office:value="0.131525175" calcext:value-type="float">
            <text:p>0.131525175</text:p>
          </table:table-cell>
          <table:table-cell office:value-type="float" office:value="0.1077642" calcext:value-type="float">
            <text:p>0.1077642</text:p>
          </table:table-cell>
          <table:table-cell office:value-type="float" office:value="0.132118225" calcext:value-type="float">
            <text:p>0.132118225</text:p>
          </table:table-cell>
          <table:table-cell office:value-type="float" office:value="0.10683655" calcext:value-type="float">
            <text:p>0.10683655</text:p>
          </table:table-cell>
          <table:table-cell/>
          <table:table-cell table:formula="of:=AVERAGE([.Q56:.Z56])" office:value-type="float" office:value="18.9" calcext:value-type="float">
            <text:p>18.9</text:p>
          </table:table-cell>
          <table:table-cell table:formula="of:=STDEV([.Q56:.Z56])" office:value-type="float" office:value="1.523883926755" calcext:value-type="float">
            <text:p>1.523883926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.512821" calcext:value-type="float">
            <text:p>4.512821</text:p>
          </table:table-cell>
          <table:table-cell table:formula="of:=AVERAGE([.D57:.M57])" office:value-type="float" office:value="0.1087879075" calcext:value-type="float">
            <text:p>0.1087879075</text:p>
          </table:table-cell>
          <table:table-cell table:formula="of:=STDEV([.D57:.M57])" office:value-type="float" office:value="0.0165117582293651" calcext:value-type="float">
            <text:p>0.0165117582</text:p>
          </table:table-cell>
          <table:table-cell office:value-type="float" office:value="0.075122775" calcext:value-type="float">
            <text:p>0.075122775</text:p>
          </table:table-cell>
          <table:table-cell office:value-type="float" office:value="0.111796425" calcext:value-type="float">
            <text:p>0.111796425</text:p>
          </table:table-cell>
          <table:table-cell office:value-type="float" office:value="0.1124355" calcext:value-type="float">
            <text:p>0.1124355</text:p>
          </table:table-cell>
          <table:table-cell office:value-type="float" office:value="0.117355775" calcext:value-type="float">
            <text:p>0.117355775</text:p>
          </table:table-cell>
          <table:table-cell office:value-type="float" office:value="0.135766975" calcext:value-type="float">
            <text:p>0.135766975</text:p>
          </table:table-cell>
          <table:table-cell office:value-type="float" office:value="0.125025" calcext:value-type="float">
            <text:p>0.125025</text:p>
          </table:table-cell>
          <table:table-cell office:value-type="float" office:value="0.10353585" calcext:value-type="float">
            <text:p>0.10353585</text:p>
          </table:table-cell>
          <table:table-cell office:value-type="float" office:value="0.10941305" calcext:value-type="float">
            <text:p>0.10941305</text:p>
          </table:table-cell>
          <table:table-cell office:value-type="float" office:value="0.09975715" calcext:value-type="float">
            <text:p>0.09975715</text:p>
          </table:table-cell>
          <table:table-cell office:value-type="float" office:value="0.097670575" calcext:value-type="float">
            <text:p>0.097670575</text:p>
          </table:table-cell>
          <table:table-cell/>
          <table:table-cell table:formula="of:=AVERAGE([.Q57:.Z57])" office:value-type="float" office:value="18.1" calcext:value-type="float">
            <text:p>18.1</text:p>
          </table:table-cell>
          <table:table-cell table:formula="of:=STDEV([.Q57:.Z57])" office:value-type="float" office:value="2.64365067451978" calcext:value-type="float">
            <text:p>2.643650674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.923077" calcext:value-type="float">
            <text:p>4.923077</text:p>
          </table:table-cell>
          <table:table-cell table:formula="of:=AVERAGE([.D58:.M58])" office:value-type="float" office:value="0.1011343575" calcext:value-type="float">
            <text:p>0.1011343575</text:p>
          </table:table-cell>
          <table:table-cell table:formula="of:=STDEV([.D58:.M58])" office:value-type="float" office:value="0.0187778080387944" calcext:value-type="float">
            <text:p>0.018777808</text:p>
          </table:table-cell>
          <table:table-cell office:value-type="float" office:value="0.066082175" calcext:value-type="float">
            <text:p>0.066082175</text:p>
          </table:table-cell>
          <table:table-cell office:value-type="float" office:value="0.132113525" calcext:value-type="float">
            <text:p>0.132113525</text:p>
          </table:table-cell>
          <table:table-cell office:value-type="float" office:value="0.10404165" calcext:value-type="float">
            <text:p>0.10404165</text:p>
          </table:table-cell>
          <table:table-cell office:value-type="float" office:value="0.1237501" calcext:value-type="float">
            <text:p>0.1237501</text:p>
          </table:table-cell>
          <table:table-cell office:value-type="float" office:value="0.0935617" calcext:value-type="float">
            <text:p>0.0935617</text:p>
          </table:table-cell>
          <table:table-cell office:value-type="float" office:value="0.1050458" calcext:value-type="float">
            <text:p>0.1050458</text:p>
          </table:table-cell>
          <table:table-cell office:value-type="float" office:value="0.0871896" calcext:value-type="float">
            <text:p>0.0871896</text:p>
          </table:table-cell>
          <table:table-cell office:value-type="float" office:value="0.1099917" calcext:value-type="float">
            <text:p>0.1099917</text:p>
          </table:table-cell>
          <table:table-cell office:value-type="float" office:value="0.0903706" calcext:value-type="float">
            <text:p>0.0903706</text:p>
          </table:table-cell>
          <table:table-cell office:value-type="float" office:value="0.099196725" calcext:value-type="float">
            <text:p>0.099196725</text:p>
          </table:table-cell>
          <table:table-cell/>
          <table:table-cell table:formula="of:=AVERAGE([.Q58:.Z58])" office:value-type="float" office:value="17.4" calcext:value-type="float">
            <text:p>17.4</text:p>
          </table:table-cell>
          <table:table-cell table:formula="of:=STDEV([.Q58:.Z58])" office:value-type="float" office:value="3.59629438913631" calcext:value-type="float">
            <text:p>3.596294389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.333333" calcext:value-type="float">
            <text:p>5.333333</text:p>
          </table:table-cell>
          <table:table-cell table:formula="of:=AVERAGE([.D59:.M59])" office:value-type="float" office:value="0.08834599" calcext:value-type="float">
            <text:p>0.08834599</text:p>
          </table:table-cell>
          <table:table-cell table:formula="of:=STDEV([.D59:.M59])" office:value-type="float" office:value="0.0104757737715089" calcext:value-type="float">
            <text:p>0.0104757738</text:p>
          </table:table-cell>
          <table:table-cell office:value-type="float" office:value="0.07143985" calcext:value-type="float">
            <text:p>0.07143985</text:p>
          </table:table-cell>
          <table:table-cell office:value-type="float" office:value="0.101793775" calcext:value-type="float">
            <text:p>0.101793775</text:p>
          </table:table-cell>
          <table:table-cell office:value-type="float" office:value="0.099318025" calcext:value-type="float">
            <text:p>0.099318025</text:p>
          </table:table-cell>
          <table:table-cell office:value-type="float" office:value="0.09591805" calcext:value-type="float">
            <text:p>0.09591805</text:p>
          </table:table-cell>
          <table:table-cell office:value-type="float" office:value="0.083040175" calcext:value-type="float">
            <text:p>0.083040175</text:p>
          </table:table-cell>
          <table:table-cell office:value-type="float" office:value="0.08178825" calcext:value-type="float">
            <text:p>0.08178825</text:p>
          </table:table-cell>
          <table:table-cell office:value-type="float" office:value="0.0828885" calcext:value-type="float">
            <text:p>0.0828885</text:p>
          </table:table-cell>
          <table:table-cell office:value-type="float" office:value="0.096974125" calcext:value-type="float">
            <text:p>0.096974125</text:p>
          </table:table-cell>
          <table:table-cell office:value-type="float" office:value="0.0765625" calcext:value-type="float">
            <text:p>0.0765625</text:p>
          </table:table-cell>
          <table:table-cell office:value-type="float" office:value="0.09373665" calcext:value-type="float">
            <text:p>0.09373665</text:p>
          </table:table-cell>
          <table:table-cell/>
          <table:table-cell table:formula="of:=AVERAGE([.Q59:.Z59])" office:value-type="float" office:value="17.7" calcext:value-type="float">
            <text:p>17.7</text:p>
          </table:table-cell>
          <table:table-cell table:formula="of:=STDEV([.Q59:.Z59])" office:value-type="float" office:value="2.00277585143997" calcext:value-type="float">
            <text:p>2.00277585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.74359" calcext:value-type="float">
            <text:p>5.74359</text:p>
          </table:table-cell>
          <table:table-cell table:formula="of:=AVERAGE([.D60:.M60])" office:value-type="float" office:value="0.082545625" calcext:value-type="float">
            <text:p>0.082545625</text:p>
          </table:table-cell>
          <table:table-cell table:formula="of:=STDEV([.D60:.M60])" office:value-type="float" office:value="0.0106448796333939" calcext:value-type="float">
            <text:p>0.0106448796</text:p>
          </table:table-cell>
          <table:table-cell office:value-type="float" office:value="0.06421295" calcext:value-type="float">
            <text:p>0.06421295</text:p>
          </table:table-cell>
          <table:table-cell office:value-type="float" office:value="0.093597975" calcext:value-type="float">
            <text:p>0.093597975</text:p>
          </table:table-cell>
          <table:table-cell office:value-type="float" office:value="0.0784871" calcext:value-type="float">
            <text:p>0.0784871</text:p>
          </table:table-cell>
          <table:table-cell office:value-type="float" office:value="0.095563225" calcext:value-type="float">
            <text:p>0.095563225</text:p>
          </table:table-cell>
          <table:table-cell office:value-type="float" office:value="0.080337575" calcext:value-type="float">
            <text:p>0.080337575</text:p>
          </table:table-cell>
          <table:table-cell office:value-type="float" office:value="0.07641515" calcext:value-type="float">
            <text:p>0.07641515</text:p>
          </table:table-cell>
          <table:table-cell office:value-type="float" office:value="0.076933175" calcext:value-type="float">
            <text:p>0.076933175</text:p>
          </table:table-cell>
          <table:table-cell office:value-type="float" office:value="0.098311375" calcext:value-type="float">
            <text:p>0.098311375</text:p>
          </table:table-cell>
          <table:table-cell office:value-type="float" office:value="0.08564815" calcext:value-type="float">
            <text:p>0.08564815</text:p>
          </table:table-cell>
          <table:table-cell office:value-type="float" office:value="0.075949575" calcext:value-type="float">
            <text:p>0.075949575</text:p>
          </table:table-cell>
          <table:table-cell/>
          <table:table-cell table:formula="of:=AVERAGE([.Q60:.Z60])" office:value-type="float" office:value="17" calcext:value-type="float">
            <text:p>17</text:p>
          </table:table-cell>
          <table:table-cell table:formula="of:=STDEV([.Q60:.Z60])" office:value-type="float" office:value="2.40370085030933" calcext:value-type="float">
            <text:p>2.403700850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.153846" calcext:value-type="float">
            <text:p>6.153846</text:p>
          </table:table-cell>
          <table:table-cell table:formula="of:=AVERAGE([.D61:.M61])" office:value-type="float" office:value="0.0783105975" calcext:value-type="float">
            <text:p>0.0783105975</text:p>
          </table:table-cell>
          <table:table-cell table:formula="of:=STDEV([.D61:.M61])" office:value-type="float" office:value="0.0131069064178619" calcext:value-type="float">
            <text:p>0.0131069064</text:p>
          </table:table-cell>
          <table:table-cell office:value-type="float" office:value="0.059223625" calcext:value-type="float">
            <text:p>0.059223625</text:p>
          </table:table-cell>
          <table:table-cell office:value-type="float" office:value="0.087659875" calcext:value-type="float">
            <text:p>0.087659875</text:p>
          </table:table-cell>
          <table:table-cell office:value-type="float" office:value="0.101918425" calcext:value-type="float">
            <text:p>0.101918425</text:p>
          </table:table-cell>
          <table:table-cell office:value-type="float" office:value="0.064368" calcext:value-type="float">
            <text:p>0.064368</text:p>
          </table:table-cell>
          <table:table-cell office:value-type="float" office:value="0.092597275" calcext:value-type="float">
            <text:p>0.092597275</text:p>
          </table:table-cell>
          <table:table-cell office:value-type="float" office:value="0.070392475" calcext:value-type="float">
            <text:p>0.070392475</text:p>
          </table:table-cell>
          <table:table-cell office:value-type="float" office:value="0.077851325" calcext:value-type="float">
            <text:p>0.077851325</text:p>
          </table:table-cell>
          <table:table-cell office:value-type="float" office:value="0.0742658" calcext:value-type="float">
            <text:p>0.0742658</text:p>
          </table:table-cell>
          <table:table-cell office:value-type="float" office:value="0.0827853" calcext:value-type="float">
            <text:p>0.0827853</text:p>
          </table:table-cell>
          <table:table-cell office:value-type="float" office:value="0.072043875" calcext:value-type="float">
            <text:p>0.072043875</text:p>
          </table:table-cell>
          <table:table-cell/>
          <table:table-cell table:formula="of:=AVERAGE([.Q61:.Z61])" office:value-type="float" office:value="15.9" calcext:value-type="float">
            <text:p>15.9</text:p>
          </table:table-cell>
          <table:table-cell table:formula="of:=STDEV([.Q61:.Z61])" office:value-type="float" office:value="3.28125992061992" calcext:value-type="float">
            <text:p>3.281259920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.564103" calcext:value-type="float">
            <text:p>6.564103</text:p>
          </table:table-cell>
          <table:table-cell table:formula="of:=AVERAGE([.D62:.M62])" office:value-type="float" office:value="0.06836388" calcext:value-type="float">
            <text:p>0.06836388</text:p>
          </table:table-cell>
          <table:table-cell table:formula="of:=STDEV([.D62:.M62])" office:value-type="float" office:value="0.0131340291846737" calcext:value-type="float">
            <text:p>0.0131340292</text:p>
          </table:table-cell>
          <table:table-cell office:value-type="float" office:value="0.04046835" calcext:value-type="float">
            <text:p>0.04046835</text:p>
          </table:table-cell>
          <table:table-cell office:value-type="float" office:value="0.074923025" calcext:value-type="float">
            <text:p>0.074923025</text:p>
          </table:table-cell>
          <table:table-cell office:value-type="float" office:value="0.06287225" calcext:value-type="float">
            <text:p>0.06287225</text:p>
          </table:table-cell>
          <table:table-cell office:value-type="float" office:value="0.05826215" calcext:value-type="float">
            <text:p>0.05826215</text:p>
          </table:table-cell>
          <table:table-cell office:value-type="float" office:value="0.0885476" calcext:value-type="float">
            <text:p>0.0885476</text:p>
          </table:table-cell>
          <table:table-cell office:value-type="float" office:value="0.07693845" calcext:value-type="float">
            <text:p>0.07693845</text:p>
          </table:table-cell>
          <table:table-cell office:value-type="float" office:value="0.0786082" calcext:value-type="float">
            <text:p>0.0786082</text:p>
          </table:table-cell>
          <table:table-cell office:value-type="float" office:value="0.0700918" calcext:value-type="float">
            <text:p>0.0700918</text:p>
          </table:table-cell>
          <table:table-cell office:value-type="float" office:value="0.065222925" calcext:value-type="float">
            <text:p>0.065222925</text:p>
          </table:table-cell>
          <table:table-cell office:value-type="float" office:value="0.06770405" calcext:value-type="float">
            <text:p>0.06770405</text:p>
          </table:table-cell>
          <table:table-cell/>
          <table:table-cell table:formula="of:=AVERAGE([.Q62:.Z62])" office:value-type="float" office:value="15.3" calcext:value-type="float">
            <text:p>15.3</text:p>
          </table:table-cell>
          <table:table-cell table:formula="of:=STDEV([.Q62:.Z62])" office:value-type="float" office:value="2.21359436211787" calcext:value-type="float">
            <text:p>2.21359436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.974359" calcext:value-type="float">
            <text:p>6.974359</text:p>
          </table:table-cell>
          <table:table-cell table:formula="of:=AVERAGE([.D63:.M63])" office:value-type="float" office:value="0.055241375" calcext:value-type="float">
            <text:p>0.055241375</text:p>
          </table:table-cell>
          <table:table-cell table:formula="of:=STDEV([.D63:.M63])" office:value-type="float" office:value="0.0127556390529836" calcext:value-type="float">
            <text:p>0.0127556391</text:p>
          </table:table-cell>
          <table:table-cell office:value-type="float" office:value="0.06395465" calcext:value-type="float">
            <text:p>0.06395465</text:p>
          </table:table-cell>
          <table:table-cell office:value-type="float" office:value="0.04513315" calcext:value-type="float">
            <text:p>0.04513315</text:p>
          </table:table-cell>
          <table:table-cell office:value-type="float" office:value="0.050973225" calcext:value-type="float">
            <text:p>0.050973225</text:p>
          </table:table-cell>
          <table:table-cell office:value-type="float" office:value="0.0534379" calcext:value-type="float">
            <text:p>0.0534379</text:p>
          </table:table-cell>
          <table:table-cell office:value-type="float" office:value="0.08433485" calcext:value-type="float">
            <text:p>0.08433485</text:p>
          </table:table-cell>
          <table:table-cell office:value-type="float" office:value="0.052801025" calcext:value-type="float">
            <text:p>0.052801025</text:p>
          </table:table-cell>
          <table:table-cell office:value-type="float" office:value="0.043274725" calcext:value-type="float">
            <text:p>0.043274725</text:p>
          </table:table-cell>
          <table:table-cell office:value-type="float" office:value="0.050068725" calcext:value-type="float">
            <text:p>0.050068725</text:p>
          </table:table-cell>
          <table:table-cell office:value-type="float" office:value="0.043255275" calcext:value-type="float">
            <text:p>0.043255275</text:p>
          </table:table-cell>
          <table:table-cell office:value-type="float" office:value="0.065180225" calcext:value-type="float">
            <text:p>0.065180225</text:p>
          </table:table-cell>
          <table:table-cell/>
          <table:table-cell table:formula="of:=AVERAGE([.Q63:.Z63])" office:value-type="float" office:value="16.6" calcext:value-type="float">
            <text:p>16.6</text:p>
          </table:table-cell>
          <table:table-cell table:formula="of:=STDEV([.Q63:.Z63])" office:value-type="float" office:value="2.01108041719978" calcext:value-type="float">
            <text:p>2.01108041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.384615" calcext:value-type="float">
            <text:p>7.384615</text:p>
          </table:table-cell>
          <table:table-cell table:formula="of:=AVERAGE([.D64:.M64])" office:value-type="float" office:value="0.0465693125" calcext:value-type="float">
            <text:p>0.0465693125</text:p>
          </table:table-cell>
          <table:table-cell table:formula="of:=STDEV([.D64:.M64])" office:value-type="float" office:value="0.0141891555195296" calcext:value-type="float">
            <text:p>0.0141891555</text:p>
          </table:table-cell>
          <table:table-cell office:value-type="float" office:value="0.050373875" calcext:value-type="float">
            <text:p>0.050373875</text:p>
          </table:table-cell>
          <table:table-cell office:value-type="float" office:value="0.04432805" calcext:value-type="float">
            <text:p>0.04432805</text:p>
          </table:table-cell>
          <table:table-cell office:value-type="float" office:value="0.04801405" calcext:value-type="float">
            <text:p>0.04801405</text:p>
          </table:table-cell>
          <table:table-cell office:value-type="float" office:value="0.034650225" calcext:value-type="float">
            <text:p>0.034650225</text:p>
          </table:table-cell>
          <table:table-cell office:value-type="float" office:value="0.08154655" calcext:value-type="float">
            <text:p>0.08154655</text:p>
          </table:table-cell>
          <table:table-cell office:value-type="float" office:value="0.050693825" calcext:value-type="float">
            <text:p>0.050693825</text:p>
          </table:table-cell>
          <table:table-cell office:value-type="float" office:value="0.034363575" calcext:value-type="float">
            <text:p>0.034363575</text:p>
          </table:table-cell>
          <table:table-cell office:value-type="float" office:value="0.0415408" calcext:value-type="float">
            <text:p>0.0415408</text:p>
          </table:table-cell>
          <table:table-cell office:value-type="float" office:value="0.031438925" calcext:value-type="float">
            <text:p>0.031438925</text:p>
          </table:table-cell>
          <table:table-cell office:value-type="float" office:value="0.04874325" calcext:value-type="float">
            <text:p>0.04874325</text:p>
          </table:table-cell>
          <table:table-cell/>
          <table:table-cell table:formula="of:=AVERAGE([.Q64:.Z64])" office:value-type="float" office:value="15.9" calcext:value-type="float">
            <text:p>15.9</text:p>
          </table:table-cell>
          <table:table-cell table:formula="of:=STDEV([.Q64:.Z64])" office:value-type="float" office:value="1.72884033065199" calcext:value-type="float">
            <text:p>1.728840330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.794872" calcext:value-type="float">
            <text:p>7.794872</text:p>
          </table:table-cell>
          <table:table-cell table:formula="of:=AVERAGE([.D65:.M65])" office:value-type="float" office:value="0.038031955" calcext:value-type="float">
            <text:p>0.038031955</text:p>
          </table:table-cell>
          <table:table-cell table:formula="of:=STDEV([.D65:.M65])" office:value-type="float" office:value="0.0192858000770421" calcext:value-type="float">
            <text:p>0.0192858001</text:p>
          </table:table-cell>
          <table:table-cell office:value-type="float" office:value="0.030573" calcext:value-type="float">
            <text:p>0.030573</text:p>
          </table:table-cell>
          <table:table-cell office:value-type="float" office:value="0.03726345" calcext:value-type="float">
            <text:p>0.03726345</text:p>
          </table:table-cell>
          <table:table-cell office:value-type="float" office:value="0.060282925" calcext:value-type="float">
            <text:p>0.060282925</text:p>
          </table:table-cell>
          <table:table-cell office:value-type="float" office:value="0.01978475" calcext:value-type="float">
            <text:p>0.01978475</text:p>
          </table:table-cell>
          <table:table-cell office:value-type="float" office:value="0.079058025" calcext:value-type="float">
            <text:p>0.079058025</text:p>
          </table:table-cell>
          <table:table-cell office:value-type="float" office:value="0.04563235" calcext:value-type="float">
            <text:p>0.04563235</text:p>
          </table:table-cell>
          <table:table-cell office:value-type="float" office:value="0.018380225" calcext:value-type="float">
            <text:p>0.018380225</text:p>
          </table:table-cell>
          <table:table-cell office:value-type="float" office:value="0.03751845" calcext:value-type="float">
            <text:p>0.03751845</text:p>
          </table:table-cell>
          <table:table-cell office:value-type="float" office:value="0.02132525" calcext:value-type="float">
            <text:p>0.02132525</text:p>
          </table:table-cell>
          <table:table-cell office:value-type="float" office:value="0.030501125" calcext:value-type="float">
            <text:p>0.030501125</text:p>
          </table:table-cell>
          <table:table-cell/>
          <table:table-cell table:formula="of:=AVERAGE([.Q65:.Z65])" office:value-type="float" office:value="15.7" calcext:value-type="float">
            <text:p>15.7</text:p>
          </table:table-cell>
          <table:table-cell table:formula="of:=STDEV([.Q65:.Z65])" office:value-type="float" office:value="1.94650684275419" calcext:value-type="float">
            <text:p>1.946506842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.205128" calcext:value-type="float">
            <text:p>8.205128</text:p>
          </table:table-cell>
          <table:table-cell table:formula="of:=AVERAGE([.D66:.M66])" office:value-type="float" office:value="0.0288993375" calcext:value-type="float">
            <text:p>0.0288993375</text:p>
          </table:table-cell>
          <table:table-cell table:formula="of:=STDEV([.D66:.M66])" office:value-type="float" office:value="0.0178031503040943" calcext:value-type="float">
            <text:p>0.0178031503</text:p>
          </table:table-cell>
          <table:table-cell office:value-type="float" office:value="0.02784495" calcext:value-type="float">
            <text:p>0.02784495</text:p>
          </table:table-cell>
          <table:table-cell office:value-type="float" office:value="0.018767475" calcext:value-type="float">
            <text:p>0.018767475</text:p>
          </table:table-cell>
          <table:table-cell office:value-type="float" office:value="0.02422645" calcext:value-type="float">
            <text:p>0.02422645</text:p>
          </table:table-cell>
          <table:table-cell office:value-type="float" office:value="0.027445725" calcext:value-type="float">
            <text:p>0.027445725</text:p>
          </table:table-cell>
          <table:table-cell office:value-type="float" office:value="0.076860275" calcext:value-type="float">
            <text:p>0.076860275</text:p>
          </table:table-cell>
          <table:table-cell office:value-type="float" office:value="0.01525845" calcext:value-type="float">
            <text:p>0.01525845</text:p>
          </table:table-cell>
          <table:table-cell office:value-type="float" office:value="0.014719925" calcext:value-type="float">
            <text:p>0.014719925</text:p>
          </table:table-cell>
          <table:table-cell office:value-type="float" office:value="0.0326716" calcext:value-type="float">
            <text:p>0.0326716</text:p>
          </table:table-cell>
          <table:table-cell office:value-type="float" office:value="0.024744225" calcext:value-type="float">
            <text:p>0.024744225</text:p>
          </table:table-cell>
          <table:table-cell office:value-type="float" office:value="0.0264543" calcext:value-type="float">
            <text:p>0.0264543</text:p>
          </table:table-cell>
          <table:table-cell/>
          <table:table-cell table:formula="of:=AVERAGE([.Q66:.Z66])" office:value-type="float" office:value="16.6" calcext:value-type="float">
            <text:p>16.6</text:p>
          </table:table-cell>
          <table:table-cell table:formula="of:=STDEV([.Q66:.Z66])" office:value-type="float" office:value="2.41292814278051" calcext:value-type="float">
            <text:p>2.412928142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.615385" calcext:value-type="float">
            <text:p>8.615385</text:p>
          </table:table-cell>
          <table:table-cell table:formula="of:=AVERAGE([.D67:.M67])" office:value-type="float" office:value="0.0202789725" calcext:value-type="float">
            <text:p>0.0202789725</text:p>
          </table:table-cell>
          <table:table-cell table:formula="of:=STDEV([.D67:.M67])" office:value-type="float" office:value="0.00574128066917868" calcext:value-type="float">
            <text:p>0.0057412807</text:p>
          </table:table-cell>
          <table:table-cell office:value-type="float" office:value="0.02531035" calcext:value-type="float">
            <text:p>0.02531035</text:p>
          </table:table-cell>
          <table:table-cell office:value-type="float" office:value="0.0238561" calcext:value-type="float">
            <text:p>0.0238561</text:p>
          </table:table-cell>
          <table:table-cell office:value-type="float" office:value="0.0204654" calcext:value-type="float">
            <text:p>0.0204654</text:p>
          </table:table-cell>
          <table:table-cell office:value-type="float" office:value="0.018724225" calcext:value-type="float">
            <text:p>0.018724225</text:p>
          </table:table-cell>
          <table:table-cell office:value-type="float" office:value="0.01443835" calcext:value-type="float">
            <text:p>0.01443835</text:p>
          </table:table-cell>
          <table:table-cell office:value-type="float" office:value="0.0140047" calcext:value-type="float">
            <text:p>0.0140047</text:p>
          </table:table-cell>
          <table:table-cell office:value-type="float" office:value="0.010320625" calcext:value-type="float">
            <text:p>0.010320625</text:p>
          </table:table-cell>
          <table:table-cell office:value-type="float" office:value="0.027814675" calcext:value-type="float">
            <text:p>0.027814675</text:p>
          </table:table-cell>
          <table:table-cell office:value-type="float" office:value="0.023790575" calcext:value-type="float">
            <text:p>0.023790575</text:p>
          </table:table-cell>
          <table:table-cell office:value-type="float" office:value="0.024064725" calcext:value-type="float">
            <text:p>0.024064725</text:p>
          </table:table-cell>
          <table:table-cell/>
          <table:table-cell table:formula="of:=AVERAGE([.Q67:.Z67])" office:value-type="float" office:value="17.2" calcext:value-type="float">
            <text:p>17.2</text:p>
          </table:table-cell>
          <table:table-cell table:formula="of:=STDEV([.Q67:.Z67])" office:value-type="float" office:value="1.61932770686548" calcext:value-type="float">
            <text:p>1.619327706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.025641" calcext:value-type="float">
            <text:p>9.025641</text:p>
          </table:table-cell>
          <table:table-cell table:formula="of:=AVERAGE([.D68:.M68])" office:value-type="float" office:value="0.015178135" calcext:value-type="float">
            <text:p>0.015178135</text:p>
          </table:table-cell>
          <table:table-cell table:formula="of:=STDEV([.D68:.M68])" office:value-type="float" office:value="0.0069515868593397" calcext:value-type="float">
            <text:p>0.0069515869</text:p>
          </table:table-cell>
          <table:table-cell office:value-type="float" office:value="0.009123925" calcext:value-type="float">
            <text:p>0.009123925</text:p>
          </table:table-cell>
          <table:table-cell office:value-type="float" office:value="0.021708175" calcext:value-type="float">
            <text:p>0.021708175</text:p>
          </table:table-cell>
          <table:table-cell office:value-type="float" office:value="0.015558" calcext:value-type="float">
            <text:p>0.015558</text:p>
          </table:table-cell>
          <table:table-cell office:value-type="float" office:value="0.014140175" calcext:value-type="float">
            <text:p>0.014140175</text:p>
          </table:table-cell>
          <table:table-cell office:value-type="float" office:value="0.006871075" calcext:value-type="float">
            <text:p>0.006871075</text:p>
          </table:table-cell>
          <table:table-cell office:value-type="float" office:value="0.0089632" calcext:value-type="float">
            <text:p>0.0089632</text:p>
          </table:table-cell>
          <table:table-cell office:value-type="float" office:value="0.007100225" calcext:value-type="float">
            <text:p>0.007100225</text:p>
          </table:table-cell>
          <table:table-cell office:value-type="float" office:value="0.0250905" calcext:value-type="float">
            <text:p>0.0250905</text:p>
          </table:table-cell>
          <table:table-cell office:value-type="float" office:value="0.0211396" calcext:value-type="float">
            <text:p>0.0211396</text:p>
          </table:table-cell>
          <table:table-cell office:value-type="float" office:value="0.022086475" calcext:value-type="float">
            <text:p>0.022086475</text:p>
          </table:table-cell>
          <table:table-cell/>
          <table:table-cell table:formula="of:=AVERAGE([.Q68:.Z68])" office:value-type="float" office:value="17" calcext:value-type="float">
            <text:p>17</text:p>
          </table:table-cell>
          <table:table-cell table:formula="of:=STDEV([.Q68:.Z68])" office:value-type="float" office:value="1.15470053837925" calcext:value-type="float">
            <text:p>1.15470053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.435897" calcext:value-type="float">
            <text:p>9.435897</text:p>
          </table:table-cell>
          <table:table-cell table:formula="of:=AVERAGE([.D69:.M69])" office:value-type="float" office:value="0.02071364" calcext:value-type="float">
            <text:p>0.02071364</text:p>
          </table:table-cell>
          <table:table-cell table:formula="of:=STDEV([.D69:.M69])" office:value-type="float" office:value="0.0128995143474215" calcext:value-type="float">
            <text:p>0.0128995143</text:p>
          </table:table-cell>
          <table:table-cell office:value-type="float" office:value="0.019896825" calcext:value-type="float">
            <text:p>0.019896825</text:p>
          </table:table-cell>
          <table:table-cell office:value-type="float" office:value="0.009854425" calcext:value-type="float">
            <text:p>0.009854425</text:p>
          </table:table-cell>
          <table:table-cell office:value-type="float" office:value="0.035147" calcext:value-type="float">
            <text:p>0.035147</text:p>
          </table:table-cell>
          <table:table-cell office:value-type="float" office:value="0.009371225" calcext:value-type="float">
            <text:p>0.009371225</text:p>
          </table:table-cell>
          <table:table-cell office:value-type="float" office:value="0.0068517" calcext:value-type="float">
            <text:p>0.0068517</text:p>
          </table:table-cell>
          <table:table-cell office:value-type="float" office:value="0.007444475" calcext:value-type="float">
            <text:p>0.007444475</text:p>
          </table:table-cell>
          <table:table-cell office:value-type="float" office:value="0.036732275" calcext:value-type="float">
            <text:p>0.036732275</text:p>
          </table:table-cell>
          <table:table-cell office:value-type="float" office:value="0.020963325" calcext:value-type="float">
            <text:p>0.020963325</text:p>
          </table:table-cell>
          <table:table-cell office:value-type="float" office:value="0.041115175" calcext:value-type="float">
            <text:p>0.041115175</text:p>
          </table:table-cell>
          <table:table-cell office:value-type="float" office:value="0.019759975" calcext:value-type="float">
            <text:p>0.019759975</text:p>
          </table:table-cell>
          <table:table-cell/>
          <table:table-cell table:formula="of:=AVERAGE([.Q69:.Z69])" office:value-type="float" office:value="15.7" calcext:value-type="float">
            <text:p>15.7</text:p>
          </table:table-cell>
          <table:table-cell table:formula="of:=STDEV([.Q69:.Z69])" office:value-type="float" office:value="1.25166555703457" calcext:value-type="float">
            <text:p>1.25166555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.846154" calcext:value-type="float">
            <text:p>9.846154</text:p>
          </table:table-cell>
          <table:table-cell table:formula="of:=AVERAGE([.D70:.M70])" office:value-type="float" office:value="0.0110930475" calcext:value-type="float">
            <text:p>0.0110930475</text:p>
          </table:table-cell>
          <table:table-cell table:formula="of:=STDEV([.D70:.M70])" office:value-type="float" office:value="0.0107932976489621" calcext:value-type="float">
            <text:p>0.0107932976</text:p>
          </table:table-cell>
          <table:table-cell office:value-type="float" office:value="0.003499675" calcext:value-type="float">
            <text:p>0.003499675</text:p>
          </table:table-cell>
          <table:table-cell office:value-type="float" office:value="0.01835825" calcext:value-type="float">
            <text:p>0.01835825</text:p>
          </table:table-cell>
          <table:table-cell office:value-type="float" office:value="0.034045" calcext:value-type="float">
            <text:p>0.034045</text:p>
          </table:table-cell>
          <table:table-cell office:value-type="float" office:value="0.00320565" calcext:value-type="float">
            <text:p>0.00320565</text:p>
          </table:table-cell>
          <table:table-cell office:value-type="float" office:value="0.002927925" calcext:value-type="float">
            <text:p>0.002927925</text:p>
          </table:table-cell>
          <table:table-cell office:value-type="float" office:value="0.00477985" calcext:value-type="float">
            <text:p>0.00477985</text:p>
          </table:table-cell>
          <table:table-cell office:value-type="float" office:value="0.003729625" calcext:value-type="float">
            <text:p>0.003729625</text:p>
          </table:table-cell>
          <table:table-cell office:value-type="float" office:value="0.0194668" calcext:value-type="float">
            <text:p>0.0194668</text:p>
          </table:table-cell>
          <table:table-cell office:value-type="float" office:value="0.01811855" calcext:value-type="float">
            <text:p>0.01811855</text:p>
          </table:table-cell>
          <table:table-cell office:value-type="float" office:value="0.00279915" calcext:value-type="float">
            <text:p>0.00279915</text:p>
          </table:table-cell>
          <table:table-cell/>
          <table:table-cell table:formula="of:=AVERAGE([.Q70:.Z70])" office:value-type="float" office:value="15.9" calcext:value-type="float">
            <text:p>15.9</text:p>
          </table:table-cell>
          <table:table-cell table:formula="of:=STDEV([.Q70:.Z70])" office:value-type="float" office:value="1.19721899973786" calcext:value-type="float">
            <text:p>1.197218999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.25641" calcext:value-type="float">
            <text:p>10.25641</text:p>
          </table:table-cell>
          <table:table-cell table:formula="of:=AVERAGE([.D71:.M71])" office:value-type="float" office:value="0.0056957075" calcext:value-type="float">
            <text:p>0.0056957075</text:p>
          </table:table-cell>
          <table:table-cell table:formula="of:=STDEV([.D71:.M71])" office:value-type="float" office:value="0.00642881492213476" calcext:value-type="float">
            <text:p>0.0064288149</text:p>
          </table:table-cell>
          <table:table-cell office:value-type="float" office:value="0.0023886" calcext:value-type="float">
            <text:p>0.0023886</text:p>
          </table:table-cell>
          <table:table-cell office:value-type="float" office:value="0.01750185" calcext:value-type="float">
            <text:p>0.01750185</text:p>
          </table:table-cell>
          <table:table-cell office:value-type="float" office:value="0.002355775" calcext:value-type="float">
            <text:p>0.002355775</text:p>
          </table:table-cell>
          <table:table-cell office:value-type="float" office:value="0.0021786" calcext:value-type="float">
            <text:p>0.0021786</text:p>
          </table:table-cell>
          <table:table-cell office:value-type="float" office:value="0.002411325" calcext:value-type="float">
            <text:p>0.002411325</text:p>
          </table:table-cell>
          <table:table-cell office:value-type="float" office:value="0.003415675" calcext:value-type="float">
            <text:p>0.003415675</text:p>
          </table:table-cell>
          <table:table-cell office:value-type="float" office:value="0.002588875" calcext:value-type="float">
            <text:p>0.002588875</text:p>
          </table:table-cell>
          <table:table-cell office:value-type="float" office:value="0.01817385" calcext:value-type="float">
            <text:p>0.01817385</text:p>
          </table:table-cell>
          <table:table-cell office:value-type="float" office:value="0.0019883" calcext:value-type="float">
            <text:p>0.0019883</text:p>
          </table:table-cell>
          <table:table-cell office:value-type="float" office:value="0.003954225" calcext:value-type="float">
            <text:p>0.003954225</text:p>
          </table:table-cell>
          <table:table-cell/>
          <table:table-cell table:formula="of:=AVERAGE([.Q71:.Z71])" office:value-type="float" office:value="16.3" calcext:value-type="float">
            <text:p>16.3</text:p>
          </table:table-cell>
          <table:table-cell table:formula="of:=STDEV([.Q71:.Z71])" office:value-type="float" office:value="0.948683298050514" calcext:value-type="float">
            <text:p>0.948683298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.666667" calcext:value-type="float">
            <text:p>10.666667</text:p>
          </table:table-cell>
          <table:table-cell table:formula="of:=AVERAGE([.D72:.M72])" office:value-type="float" office:value="0.0033213925" calcext:value-type="float">
            <text:p>0.0033213925</text:p>
          </table:table-cell>
          <table:table-cell table:formula="of:=STDEV([.D72:.M72])" office:value-type="float" office:value="0.00479417970745445" calcext:value-type="float">
            <text:p>0.0047941797</text:p>
          </table:table-cell>
          <table:table-cell office:value-type="float" office:value="0.0013001" calcext:value-type="float">
            <text:p>0.0013001</text:p>
          </table:table-cell>
          <table:table-cell office:value-type="float" office:value="0.01687295" calcext:value-type="float">
            <text:p>0.01687295</text:p>
          </table:table-cell>
          <table:table-cell office:value-type="float" office:value="0.00153805" calcext:value-type="float">
            <text:p>0.00153805</text:p>
          </table:table-cell>
          <table:table-cell office:value-type="float" office:value="0.001439325" calcext:value-type="float">
            <text:p>0.001439325</text:p>
          </table:table-cell>
          <table:table-cell office:value-type="float" office:value="0.00160085" calcext:value-type="float">
            <text:p>0.00160085</text:p>
          </table:table-cell>
          <table:table-cell office:value-type="float" office:value="0.002383725" calcext:value-type="float">
            <text:p>0.002383725</text:p>
          </table:table-cell>
          <table:table-cell office:value-type="float" office:value="0.00148345" calcext:value-type="float">
            <text:p>0.00148345</text:p>
          </table:table-cell>
          <table:table-cell office:value-type="float" office:value="0.002352375" calcext:value-type="float">
            <text:p>0.002352375</text:p>
          </table:table-cell>
          <table:table-cell office:value-type="float" office:value="0.00129425" calcext:value-type="float">
            <text:p>0.00129425</text:p>
          </table:table-cell>
          <table:table-cell office:value-type="float" office:value="0.00294885" calcext:value-type="float">
            <text:p>0.00294885</text:p>
          </table:table-cell>
          <table:table-cell/>
          <table:table-cell table:formula="of:=AVERAGE([.Q72:.Z72])" office:value-type="float" office:value="16.3" calcext:value-type="float">
            <text:p>16.3</text:p>
          </table:table-cell>
          <table:table-cell table:formula="of:=STDEV([.Q72:.Z72])" office:value-type="float" office:value="0.823272602348565" calcext:value-type="float">
            <text:p>0.82327260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.076923" calcext:value-type="float">
            <text:p>11.076923</text:p>
          </table:table-cell>
          <table:table-cell table:formula="of:=AVERAGE([.D73:.M73])" office:value-type="float" office:value="0.0010858675" calcext:value-type="float">
            <text:p>0.0010858675</text:p>
          </table:table-cell>
          <table:table-cell table:formula="of:=STDEV([.D73:.M73])" office:value-type="float" office:value="0.000469524516879991" calcext:value-type="float">
            <text:p>0.0004695245</text:p>
          </table:table-cell>
          <table:table-cell office:value-type="float" office:value="0.000819525" calcext:value-type="float">
            <text:p>0.000819525</text:p>
          </table:table-cell>
          <table:table-cell office:value-type="float" office:value="0.0007872" calcext:value-type="float">
            <text:p>0.0007872</text:p>
          </table:table-cell>
          <table:table-cell office:value-type="float" office:value="0.000971175" calcext:value-type="float">
            <text:p>0.000971175</text:p>
          </table:table-cell>
          <table:table-cell office:value-type="float" office:value="0.0009096" calcext:value-type="float">
            <text:p>0.0009096</text:p>
          </table:table-cell>
          <table:table-cell office:value-type="float" office:value="0.001019075" calcext:value-type="float">
            <text:p>0.001019075</text:p>
          </table:table-cell>
          <table:table-cell office:value-type="float" office:value="0.000942325" calcext:value-type="float">
            <text:p>0.000942325</text:p>
          </table:table-cell>
          <table:table-cell office:value-type="float" office:value="0.0009399" calcext:value-type="float">
            <text:p>0.0009399</text:p>
          </table:table-cell>
          <table:table-cell office:value-type="float" office:value="0.001557" calcext:value-type="float">
            <text:p>0.001557</text:p>
          </table:table-cell>
          <table:table-cell office:value-type="float" office:value="0.000670075" calcext:value-type="float">
            <text:p>0.000670075</text:p>
          </table:table-cell>
          <table:table-cell office:value-type="float" office:value="0.0022428" calcext:value-type="float">
            <text:p>0.0022428</text:p>
          </table:table-cell>
          <table:table-cell/>
          <table:table-cell table:formula="of:=AVERAGE([.Q73:.Z73])" office:value-type="float" office:value="16.1" calcext:value-type="float">
            <text:p>16.1</text:p>
          </table:table-cell>
          <table:table-cell table:formula="of:=STDEV([.Q73:.Z73])" office:value-type="float" office:value="0.316227766016838" calcext:value-type="float">
            <text:p>0.316227766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.487179" calcext:value-type="float">
            <text:p>11.487179</text:p>
          </table:table-cell>
          <table:table-cell table:formula="of:=AVERAGE([.D74:.M74])" office:value-type="float" office:value="0.0005557825" calcext:value-type="float">
            <text:p>0.0005557825</text:p>
          </table:table-cell>
          <table:table-cell table:formula="of:=STDEV([.D74:.M74])" office:value-type="float" office:value="0.000166225911391863" calcext:value-type="float">
            <text:p>0.0001662259</text:p>
          </table:table-cell>
          <table:table-cell office:value-type="float" office:value="0.0004931" calcext:value-type="float">
            <text:p>0.0004931</text:p>
          </table:table-cell>
          <table:table-cell office:value-type="float" office:value="0.000468525" calcext:value-type="float">
            <text:p>0.000468525</text:p>
          </table:table-cell>
          <table:table-cell office:value-type="float" office:value="0.00058695" calcext:value-type="float">
            <text:p>0.00058695</text:p>
          </table:table-cell>
          <table:table-cell office:value-type="float" office:value="0.000547525" calcext:value-type="float">
            <text:p>0.000547525</text:p>
          </table:table-cell>
          <table:table-cell office:value-type="float" office:value="0.000501025" calcext:value-type="float">
            <text:p>0.000501025</text:p>
          </table:table-cell>
          <table:table-cell office:value-type="float" office:value="0.0005725" calcext:value-type="float">
            <text:p>0.0005725</text:p>
          </table:table-cell>
          <table:table-cell office:value-type="float" office:value="0.000568425" calcext:value-type="float">
            <text:p>0.000568425</text:p>
          </table:table-cell>
          <table:table-cell office:value-type="float" office:value="0.00099355" calcext:value-type="float">
            <text:p>0.00099355</text:p>
          </table:table-cell>
          <table:table-cell office:value-type="float" office:value="0.000400675" calcext:value-type="float">
            <text:p>0.000400675</text:p>
          </table:table-cell>
          <table:table-cell office:value-type="float" office:value="0.00042555" calcext:value-type="float">
            <text:p>0.00042555</text:p>
          </table:table-cell>
          <table:table-cell/>
          <table:table-cell table:formula="of:=AVERAGE([.Q74:.Z74])" office:value-type="float" office:value="16" calcext:value-type="float">
            <text:p>16</text:p>
          </table:table-cell>
          <table:table-cell table:formula="of:=STDEV([.Q74:.Z74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.897436" calcext:value-type="float">
            <text:p>11.897436</text:p>
          </table:table-cell>
          <table:table-cell table:formula="of:=AVERAGE([.D75:.M75])" office:value-type="float" office:value="0.000323185" calcext:value-type="float">
            <text:p>0.000323185</text:p>
          </table:table-cell>
          <table:table-cell table:formula="of:=STDEV([.D75:.M75])" office:value-type="float" office:value="0.000106763756724836" calcext:value-type="float">
            <text:p>0.0001067638</text:p>
          </table:table-cell>
          <table:table-cell office:value-type="float" office:value="0.000286625" calcext:value-type="float">
            <text:p>0.000286625</text:p>
          </table:table-cell>
          <table:table-cell office:value-type="float" office:value="0.0002661" calcext:value-type="float">
            <text:p>0.0002661</text:p>
          </table:table-cell>
          <table:table-cell office:value-type="float" office:value="0.00033895" calcext:value-type="float">
            <text:p>0.00033895</text:p>
          </table:table-cell>
          <table:table-cell office:value-type="float" office:value="0.00031545" calcext:value-type="float">
            <text:p>0.00031545</text:p>
          </table:table-cell>
          <table:table-cell office:value-type="float" office:value="0.00028645" calcext:value-type="float">
            <text:p>0.00028645</text:p>
          </table:table-cell>
          <table:table-cell office:value-type="float" office:value="0.000334025" calcext:value-type="float">
            <text:p>0.000334025</text:p>
          </table:table-cell>
          <table:table-cell office:value-type="float" office:value="0.000327475" calcext:value-type="float">
            <text:p>0.000327475</text:p>
          </table:table-cell>
          <table:table-cell office:value-type="float" office:value="0.00060695" calcext:value-type="float">
            <text:p>0.00060695</text:p>
          </table:table-cell>
          <table:table-cell office:value-type="float" office:value="0.000228175" calcext:value-type="float">
            <text:p>0.000228175</text:p>
          </table:table-cell>
          <table:table-cell office:value-type="float" office:value="0.00024165" calcext:value-type="float">
            <text:p>0.00024165</text:p>
          </table:table-cell>
          <table:table-cell/>
          <table:table-cell table:formula="of:=AVERAGE([.Q75:.Z75])" office:value-type="float" office:value="16" calcext:value-type="float">
            <text:p>16</text:p>
          </table:table-cell>
          <table:table-cell table:formula="of:=STDEV([.Q75:.Z75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.307692" calcext:value-type="float">
            <text:p>12.307692</text:p>
          </table:table-cell>
          <table:table-cell table:formula="of:=AVERAGE([.D76:.M76])" office:value-type="float" office:value="0.0001787" calcext:value-type="float">
            <text:p>0.0001787</text:p>
          </table:table-cell>
          <table:table-cell table:formula="of:=STDEV([.D76:.M76])" office:value-type="float" office:value="0.0000665066663325314" calcext:value-type="float">
            <text:p>6.65066663325314E-05</text:p>
          </table:table-cell>
          <table:table-cell office:value-type="float" office:value="0.000157675" calcext:value-type="float">
            <text:p>0.000157675</text:p>
          </table:table-cell>
          <table:table-cell office:value-type="float" office:value="0.0001467" calcext:value-type="float">
            <text:p>0.0001467</text:p>
          </table:table-cell>
          <table:table-cell office:value-type="float" office:value="0.0001863" calcext:value-type="float">
            <text:p>0.0001863</text:p>
          </table:table-cell>
          <table:table-cell office:value-type="float" office:value="0.00017355" calcext:value-type="float">
            <text:p>0.00017355</text:p>
          </table:table-cell>
          <table:table-cell office:value-type="float" office:value="0.00015615" calcext:value-type="float">
            <text:p>0.00015615</text:p>
          </table:table-cell>
          <table:table-cell office:value-type="float" office:value="0.0001859" calcext:value-type="float">
            <text:p>0.0001859</text:p>
          </table:table-cell>
          <table:table-cell office:value-type="float" office:value="0.000176925" calcext:value-type="float">
            <text:p>0.000176925</text:p>
          </table:table-cell>
          <table:table-cell office:value-type="float" office:value="0.000356475" calcext:value-type="float">
            <text:p>0.000356475</text:p>
          </table:table-cell>
          <table:table-cell office:value-type="float" office:value="0.00011965" calcext:value-type="float">
            <text:p>0.00011965</text:p>
          </table:table-cell>
          <table:table-cell office:value-type="float" office:value="0.000127675" calcext:value-type="float">
            <text:p>0.000127675</text:p>
          </table:table-cell>
          <table:table-cell/>
          <table:table-cell table:formula="of:=AVERAGE([.Q76:.Z76])" office:value-type="float" office:value="16" calcext:value-type="float">
            <text:p>16</text:p>
          </table:table-cell>
          <table:table-cell table:formula="of:=STDEV([.Q76:.Z76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.717949" calcext:value-type="float">
            <text:p>12.717949</text:p>
          </table:table-cell>
          <table:table-cell table:formula="of:=AVERAGE([.D77:.M77])" office:value-type="float" office:value="0.00009399" calcext:value-type="float">
            <text:p>0.00009399</text:p>
          </table:table-cell>
          <table:table-cell table:formula="of:=STDEV([.D77:.M77])" office:value-type="float" office:value="0.000039609612680089" calcext:value-type="float">
            <text:p>3.9609612680089E-05</text:p>
          </table:table-cell>
          <table:table-cell office:value-type="float" office:value="0.000082525" calcext:value-type="float">
            <text:p>0.000082525</text:p>
          </table:table-cell>
          <table:table-cell office:value-type="float" office:value="0.000073625" calcext:value-type="float">
            <text:p>0.000073625</text:p>
          </table:table-cell>
          <table:table-cell office:value-type="float" office:value="0.00009625" calcext:value-type="float">
            <text:p>0.00009625</text:p>
          </table:table-cell>
          <table:table-cell office:value-type="float" office:value="0.000089375" calcext:value-type="float">
            <text:p>0.000089375</text:p>
          </table:table-cell>
          <table:table-cell office:value-type="float" office:value="0.00008155" calcext:value-type="float">
            <text:p>0.00008155</text:p>
          </table:table-cell>
          <table:table-cell office:value-type="float" office:value="0.00009775" calcext:value-type="float">
            <text:p>0.00009775</text:p>
          </table:table-cell>
          <table:table-cell office:value-type="float" office:value="0.000093425" calcext:value-type="float">
            <text:p>0.000093425</text:p>
          </table:table-cell>
          <table:table-cell office:value-type="float" office:value="0.00020065" calcext:value-type="float">
            <text:p>0.00020065</text:p>
          </table:table-cell>
          <table:table-cell office:value-type="float" office:value="0.000061125" calcext:value-type="float">
            <text:p>0.000061125</text:p>
          </table:table-cell>
          <table:table-cell office:value-type="float" office:value="0.000063625" calcext:value-type="float">
            <text:p>0.000063625</text:p>
          </table:table-cell>
          <table:table-cell/>
          <table:table-cell table:formula="of:=AVERAGE([.Q77:.Z77])" office:value-type="float" office:value="16" calcext:value-type="float">
            <text:p>16</text:p>
          </table:table-cell>
          <table:table-cell table:formula="of:=STDEV([.Q77:.Z77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.128205" calcext:value-type="float">
            <text:p>13.128205</text:p>
          </table:table-cell>
          <table:table-cell table:formula="of:=AVERAGE([.D78:.M78])" office:value-type="float" office:value="0.0000465375" calcext:value-type="float">
            <text:p>4.65375E-05</text:p>
          </table:table-cell>
          <table:table-cell table:formula="of:=STDEV([.D78:.M78])" office:value-type="float" office:value="0.0000219620703651141" calcext:value-type="float">
            <text:p>2.19620703651141E-05</text:p>
          </table:table-cell>
          <table:table-cell office:value-type="float" office:value="0.000040975" calcext:value-type="float">
            <text:p>0.000040975</text:p>
          </table:table-cell>
          <table:table-cell office:value-type="float" office:value="0.00003445" calcext:value-type="float">
            <text:p>0.00003445</text:p>
          </table:table-cell>
          <table:table-cell office:value-type="float" office:value="0.00004745" calcext:value-type="float">
            <text:p>0.00004745</text:p>
          </table:table-cell>
          <table:table-cell office:value-type="float" office:value="0.0000436" calcext:value-type="float">
            <text:p>0.0000436</text:p>
          </table:table-cell>
          <table:table-cell office:value-type="float" office:value="0.000039225" calcext:value-type="float">
            <text:p>0.000039225</text:p>
          </table:table-cell>
          <table:table-cell office:value-type="float" office:value="0.00004805" calcext:value-type="float">
            <text:p>0.00004805</text:p>
          </table:table-cell>
          <table:table-cell office:value-type="float" office:value="0.000046275" calcext:value-type="float">
            <text:p>0.000046275</text:p>
          </table:table-cell>
          <table:table-cell office:value-type="float" office:value="0.00010595" calcext:value-type="float">
            <text:p>0.00010595</text:p>
          </table:table-cell>
          <table:table-cell office:value-type="float" office:value="0.00002875" calcext:value-type="float">
            <text:p>0.00002875</text:p>
          </table:table-cell>
          <table:table-cell office:value-type="float" office:value="0.00003065" calcext:value-type="float">
            <text:p>0.00003065</text:p>
          </table:table-cell>
          <table:table-cell/>
          <table:table-cell table:formula="of:=AVERAGE([.Q78:.Z78])" office:value-type="float" office:value="16" calcext:value-type="float">
            <text:p>16</text:p>
          </table:table-cell>
          <table:table-cell table:formula="of:=STDEV([.Q78:.Z78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.538462" calcext:value-type="float">
            <text:p>13.538462</text:p>
          </table:table-cell>
          <table:table-cell table:formula="of:=AVERAGE([.D79:.M79])" office:value-type="float" office:value="0.0000215275" calcext:value-type="float">
            <text:p>2.15275E-05</text:p>
          </table:table-cell>
          <table:table-cell table:formula="of:=STDEV([.D79:.M79])" office:value-type="float" office:value="0.0000110639834221978" calcext:value-type="float">
            <text:p>0.000011064</text:p>
          </table:table-cell>
          <table:table-cell office:value-type="float" office:value="0.000019125" calcext:value-type="float">
            <text:p>0.000019125</text:p>
          </table:table-cell>
          <table:table-cell office:value-type="float" office:value="0.000015475" calcext:value-type="float">
            <text:p>0.000015475</text:p>
          </table:table-cell>
          <table:table-cell office:value-type="float" office:value="0.00002105" calcext:value-type="float">
            <text:p>0.00002105</text:p>
          </table:table-cell>
          <table:table-cell office:value-type="float" office:value="0.00001935" calcext:value-type="float">
            <text:p>0.00001935</text:p>
          </table:table-cell>
          <table:table-cell office:value-type="float" office:value="0.00001855" calcext:value-type="float">
            <text:p>0.00001855</text:p>
          </table:table-cell>
          <table:table-cell office:value-type="float" office:value="0.0000227" calcext:value-type="float">
            <text:p>0.0000227</text:p>
          </table:table-cell>
          <table:table-cell office:value-type="float" office:value="0.000021425" calcext:value-type="float">
            <text:p>0.000021425</text:p>
          </table:table-cell>
          <table:table-cell office:value-type="float" office:value="0.000051525" calcext:value-type="float">
            <text:p>0.000051525</text:p>
          </table:table-cell>
          <table:table-cell office:value-type="float" office:value="0.00001285" calcext:value-type="float">
            <text:p>0.00001285</text:p>
          </table:table-cell>
          <table:table-cell office:value-type="float" office:value="0.000013225" calcext:value-type="float">
            <text:p>0.000013225</text:p>
          </table:table-cell>
          <table:table-cell/>
          <table:table-cell table:formula="of:=AVERAGE([.Q79:.Z79])" office:value-type="float" office:value="16" calcext:value-type="float">
            <text:p>16</text:p>
          </table:table-cell>
          <table:table-cell table:formula="of:=STDEV([.Q79:.Z79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.948718" calcext:value-type="float">
            <text:p>13.948718</text:p>
          </table:table-cell>
          <table:table-cell table:formula="of:=AVERAGE([.D80:.M80])" office:value-type="float" office:value="0.0000094475" calcext:value-type="float">
            <text:p>9.4475E-06</text:p>
          </table:table-cell>
          <table:table-cell table:formula="of:=STDEV([.D80:.M80])" office:value-type="float" office:value="0.00000574349209008674" calcext:value-type="float">
            <text:p>5.74349209008674E-06</text:p>
          </table:table-cell>
          <table:table-cell office:value-type="float" office:value="0.0000078" calcext:value-type="float">
            <text:p>0.0000078</text:p>
          </table:table-cell>
          <table:table-cell office:value-type="float" office:value="0.0000064" calcext:value-type="float">
            <text:p>0.0000064</text:p>
          </table:table-cell>
          <table:table-cell office:value-type="float" office:value="0.000009125" calcext:value-type="float">
            <text:p>0.000009125</text:p>
          </table:table-cell>
          <table:table-cell office:value-type="float" office:value="0.000008625" calcext:value-type="float">
            <text:p>0.000008625</text:p>
          </table:table-cell>
          <table:table-cell office:value-type="float" office:value="0.00000785" calcext:value-type="float">
            <text:p>0.00000785</text:p>
          </table:table-cell>
          <table:table-cell office:value-type="float" office:value="0.000009325" calcext:value-type="float">
            <text:p>0.000009325</text:p>
          </table:table-cell>
          <table:table-cell office:value-type="float" office:value="0.000009025" calcext:value-type="float">
            <text:p>0.000009025</text:p>
          </table:table-cell>
          <table:table-cell office:value-type="float" office:value="0.000025275" calcext:value-type="float">
            <text:p>0.000025275</text:p>
          </table:table-cell>
          <table:table-cell office:value-type="float" office:value="0.000005325" calcext:value-type="float">
            <text:p>0.000005325</text:p>
          </table:table-cell>
          <table:table-cell office:value-type="float" office:value="0.000005725" calcext:value-type="float">
            <text:p>0.000005725</text:p>
          </table:table-cell>
          <table:table-cell/>
          <table:table-cell table:formula="of:=AVERAGE([.Q80:.Z80])" office:value-type="float" office:value="16" calcext:value-type="float">
            <text:p>16</text:p>
          </table:table-cell>
          <table:table-cell table:formula="of:=STDEV([.Q80:.Z80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.358974" calcext:value-type="float">
            <text:p>14.358974</text:p>
          </table:table-cell>
          <table:table-cell table:formula="of:=AVERAGE([.D81:.M81])" office:value-type="float" office:value="0.0000038325" calcext:value-type="float">
            <text:p>3.8325E-06</text:p>
          </table:table-cell>
          <table:table-cell table:formula="of:=STDEV([.D81:.M81])" office:value-type="float" office:value="0.0000025643672058944" calcext:value-type="float">
            <text:p>2.5643672058944E-06</text:p>
          </table:table-cell>
          <table:table-cell office:value-type="float" office:value="0.00000325" calcext:value-type="float">
            <text:p>0.00000325</text:p>
          </table:table-cell>
          <table:table-cell office:value-type="float" office:value="0.00000255" calcext:value-type="float">
            <text:p>0.00000255</text:p>
          </table:table-cell>
          <table:table-cell office:value-type="float" office:value="0.000003275" calcext:value-type="float">
            <text:p>0.000003275</text:p>
          </table:table-cell>
          <table:table-cell office:value-type="float" office:value="0.000003075" calcext:value-type="float">
            <text:p>0.000003075</text:p>
          </table:table-cell>
          <table:table-cell office:value-type="float" office:value="0.0000032" calcext:value-type="float">
            <text:p>0.0000032</text:p>
          </table:table-cell>
          <table:table-cell office:value-type="float" office:value="0.0000036" calcext:value-type="float">
            <text:p>0.0000036</text:p>
          </table:table-cell>
          <table:table-cell office:value-type="float" office:value="0.0000037" calcext:value-type="float">
            <text:p>0.000003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0235" calcext:value-type="float">
            <text:p>0.00000235</text:p>
          </table:table-cell>
          <table:table-cell office:value-type="float" office:value="0.000002325" calcext:value-type="float">
            <text:p>0.000002325</text:p>
          </table:table-cell>
          <table:table-cell/>
          <table:table-cell table:formula="of:=AVERAGE([.Q81:.Z81])" office:value-type="float" office:value="16" calcext:value-type="float">
            <text:p>16</text:p>
          </table:table-cell>
          <table:table-cell table:formula="of:=STDEV([.Q81:.Z81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.769231" calcext:value-type="float">
            <text:p>14.769231</text:p>
          </table:table-cell>
          <table:table-cell table:formula="of:=AVERAGE([.D82:.M82])" office:value-type="float" office:value="0.000001385" calcext:value-type="float">
            <text:p>0.000001385</text:p>
          </table:table-cell>
          <table:table-cell table:formula="of:=STDEV([.D82:.M82])" office:value-type="float" office:value="0.000000974693684076068" calcext:value-type="float">
            <text:p>9.74693684076068E-07</text:p>
          </table:table-cell>
          <table:table-cell office:value-type="float" office:value="0.000001225" calcext:value-type="float">
            <text:p>0.000001225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0.00000115" calcext:value-type="float">
            <text:p>0.00000115</text:p>
          </table:table-cell>
          <table:table-cell office:value-type="float" office:value="0.000001025" calcext:value-type="float">
            <text:p>0.000001025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0.000001525" calcext:value-type="float">
            <text:p>0.000001525</text:p>
          </table:table-cell>
          <table:table-cell office:value-type="float" office:value="0.00000405" calcext:value-type="float">
            <text:p>0.00000405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0.000000775" calcext:value-type="float">
            <text:p>0.000000775</text:p>
          </table:table-cell>
          <table:table-cell/>
          <table:table-cell table:formula="of:=AVERAGE([.Q82:.Z82])" office:value-type="float" office:value="16" calcext:value-type="float">
            <text:p>16</text:p>
          </table:table-cell>
          <table:table-cell table:formula="of:=STDEV([.Q82:.Z82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.179487" calcext:value-type="float">
            <text:p>15.179487</text:p>
          </table:table-cell>
          <table:table-cell table:formula="of:=AVERAGE([.D83:.M83])" office:value-type="float" office:value="0.000000495" calcext:value-type="float">
            <text:p>0.000000495</text:p>
          </table:table-cell>
          <table:table-cell table:formula="of:=STDEV([.D83:.M83])" office:value-type="float" office:value="0.000000434101882562659" calcext:value-type="float">
            <text:p>4.34101882562659E-07</text:p>
          </table:table-cell>
          <table:table-cell office:value-type="float" office:value="0.0000003" calcext:value-type="float">
            <text:p>0.0000003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00000325" calcext:value-type="float">
            <text:p>0.000000325</text:p>
          </table:table-cell>
          <table:table-cell office:value-type="float" office:value="0.000000375" calcext:value-type="float">
            <text:p>0.000000375</text:p>
          </table:table-cell>
          <table:table-cell office:value-type="float" office:value="0.000000425" calcext:value-type="float">
            <text:p>0.000000425</text:p>
          </table:table-cell>
          <table:table-cell office:value-type="float" office:value="0.000000525" calcext:value-type="float">
            <text:p>0.000000525</text:p>
          </table:table-cell>
          <table:table-cell office:value-type="float" office:value="0.0000017" calcext:value-type="float">
            <text:p>0.0000017</text:p>
          </table:table-cell>
          <table:table-cell table:number-columns-repeated="2" office:value-type="float" office:value="0.000000275" calcext:value-type="float">
            <text:p>0.000000275</text:p>
          </table:table-cell>
          <table:table-cell/>
          <table:table-cell table:formula="of:=AVERAGE([.Q83:.Z83])" office:value-type="float" office:value="16" calcext:value-type="float">
            <text:p>16</text:p>
          </table:table-cell>
          <table:table-cell table:formula="of:=STDEV([.Q83:.Z83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.589744" calcext:value-type="float">
            <text:p>15.589744</text:p>
          </table:table-cell>
          <table:table-cell table:formula="of:=AVERAGE([.D84:.M84])" office:value-type="float" office:value="0.000000145" calcext:value-type="float">
            <text:p>0.000000145</text:p>
          </table:table-cell>
          <table:table-cell table:formula="of:=STDEV([.D84:.M84])" office:value-type="float" office:value="0.000000153568659997193" calcext:value-type="float">
            <text:p>1.53568659997193E-07</text:p>
          </table:table-cell>
          <table:table-cell office:value-type="float" office:value="0.000000125" calcext:value-type="float">
            <text:p>0.000000125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000000125" calcext:value-type="float">
            <text:p>0.000000125</text:p>
          </table:table-cell>
          <table:table-cell office:value-type="float" office:value="0.000000075" calcext:value-type="float">
            <text:p>0.000000075</text:p>
          </table:table-cell>
          <table:table-cell office:value-type="float" office:value="0.00000005" calcext:value-type="float">
            <text:p>0.00000005</text:p>
          </table:table-cell>
          <table:table-cell table:number-columns-repeated="2" office:value-type="float" office:value="0.000000125" calcext:value-type="float">
            <text:p>0.000000125</text:p>
          </table:table-cell>
          <table:table-cell office:value-type="float" office:value="0.000000575" calcext:value-type="float">
            <text:p>0.000000575</text:p>
          </table:table-cell>
          <table:table-cell table:number-columns-repeated="2" office:value-type="float" office:value="0.000000075" calcext:value-type="float">
            <text:p>0.000000075</text:p>
          </table:table-cell>
          <table:table-cell/>
          <table:table-cell table:formula="of:=AVERAGE([.Q84:.Z84])" office:value-type="float" office:value="16" calcext:value-type="float">
            <text:p>16</text:p>
          </table:table-cell>
          <table:table-cell table:formula="of:=STDEV([.Q84:.Z84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D85:.M85])" office:value-type="float" office:value="0.0000000625" calcext:value-type="float">
            <text:p>6.25E-08</text:p>
          </table:table-cell>
          <table:table-cell table:formula="of:=STDEV([.D85:.M85])" office:value-type="float" office:value="0.0000000937268489933499" calcext:value-type="float">
            <text:p>9.37268489933499E-08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0" calcext:value-type="float">
            <text:p>0</text:p>
          </table:table-cell>
          <table:table-cell office:value-type="float" office:value="0.00000005" calcext:value-type="float">
            <text:p>0.00000005</text:p>
          </table:table-cell>
          <table:table-cell table:number-columns-repeated="2" office:value-type="float" office:value="0.000000025" calcext:value-type="float">
            <text:p>0.000000025</text:p>
          </table:table-cell>
          <table:table-cell table:number-columns-repeated="2" office:value-type="float" office:value="0.00000005" calcext:value-type="float">
            <text:p>0.00000005</text:p>
          </table:table-cell>
          <table:table-cell office:value-type="float" office:value="0.000000325" calcext:value-type="float">
            <text:p>0.000000325</text:p>
          </table:table-cell>
          <table:table-cell table:number-columns-repeated="2" office:value-type="float" office:value="0.000000025" calcext:value-type="float">
            <text:p>0.000000025</text:p>
          </table:table-cell>
          <table:table-cell/>
          <table:table-cell table:formula="of:=AVERAGE([.Q85:.Z85])" office:value-type="float" office:value="16" calcext:value-type="float">
            <text:p>16</text:p>
          </table:table-cell>
          <table:table-cell table:formula="of:=STDEV([.Q85:.Z85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('16qam'</text:p>
          </table:table-cell>
          <table:table-cell office:value-type="string" calcext:value-type="string">
            <text:p><text:s/>' Train points: 10000 | Test points: 10000000')</text:p>
          </table:table-cell>
          <table:table-cell table:style-name="Default"/>
          <table:table-cell table:number-columns-repeated="1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b/N0 [dB]</text:p>
          </table:table-cell>
          <table:table-cell office:value-type="string" calcext:value-type="string">
            <text:p><text:s/>BER (mean)</text:p>
          </table:table-cell>
          <table:table-cell office:value-type="string" calcext:value-type="string">
            <text:p>BER (std)</text:p>
          </table:table-cell>
          <table:table-cell office:value-type="string" calcext:value-type="string">
            <text:p>BER</text:p>
          </table:table-cell>
          <table:table-cell table:number-columns-repeated="10"/>
          <table:table-cell office:value-type="string" calcext:value-type="string">
            <text:p>#Clusters (mean)</text:p>
          </table:table-cell>
          <table:table-cell table:style-name="Default"/>
          <table:table-cell office:value-type="string" calcext:value-type="string">
            <text:p><text:s/>num_cluster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D89:.M89])" office:value-type="float" office:value="0.29736828" calcext:value-type="float">
            <text:p>0.29736828</text:p>
          </table:table-cell>
          <table:table-cell table:formula="of:=STDEV([.D89:.M89])" office:value-type="float" office:value="0.000100070332766514" calcext:value-type="float">
            <text:p>0.0001000703</text:p>
          </table:table-cell>
          <table:table-cell office:value-type="float" office:value="0.297246925" calcext:value-type="float">
            <text:p>0.297246925</text:p>
          </table:table-cell>
          <table:table-cell office:value-type="float" office:value="0.29737045" calcext:value-type="float">
            <text:p>0.29737045</text:p>
          </table:table-cell>
          <table:table-cell office:value-type="float" office:value="0.297434925" calcext:value-type="float">
            <text:p>0.297434925</text:p>
          </table:table-cell>
          <table:table-cell office:value-type="float" office:value="0.297344" calcext:value-type="float">
            <text:p>0.297344</text:p>
          </table:table-cell>
          <table:table-cell office:value-type="float" office:value="0.297361475" calcext:value-type="float">
            <text:p>0.297361475</text:p>
          </table:table-cell>
          <table:table-cell office:value-type="float" office:value="0.29718615" calcext:value-type="float">
            <text:p>0.29718615</text:p>
          </table:table-cell>
          <table:table-cell office:value-type="float" office:value="0.2975149" calcext:value-type="float">
            <text:p>0.2975149</text:p>
          </table:table-cell>
          <table:table-cell office:value-type="float" office:value="0.297336675" calcext:value-type="float">
            <text:p>0.297336675</text:p>
          </table:table-cell>
          <table:table-cell office:value-type="float" office:value="0.2974842" calcext:value-type="float">
            <text:p>0.2974842</text:p>
          </table:table-cell>
          <table:table-cell office:value-type="float" office:value="0.2974031" calcext:value-type="float">
            <text:p>0.2974031</text:p>
          </table:table-cell>
          <table:table-cell/>
          <table:table-cell table:formula="of:=AVERAGE([.Q89:.Z89])" office:value-type="float" office:value="4" calcext:value-type="float">
            <text:p>4</text:p>
          </table:table-cell>
          <table:table-cell table:formula="of:=STDEV([.Q89:.Z89])" office:value-type="float" office:value="0" calcext:value-type="float">
            <text:p>0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410256" calcext:value-type="float">
            <text:p>0.410256</text:p>
          </table:table-cell>
          <table:table-cell table:formula="of:=AVERAGE([.D90:.M90])" office:value-type="float" office:value="0.29422797" calcext:value-type="float">
            <text:p>0.29422797</text:p>
          </table:table-cell>
          <table:table-cell table:formula="of:=STDEV([.D90:.M90])" office:value-type="float" office:value="0.000106647519635683" calcext:value-type="float">
            <text:p>0.0001066475</text:p>
          </table:table-cell>
          <table:table-cell office:value-type="float" office:value="0.294082225" calcext:value-type="float">
            <text:p>0.294082225</text:p>
          </table:table-cell>
          <table:table-cell office:value-type="float" office:value="0.29423305" calcext:value-type="float">
            <text:p>0.29423305</text:p>
          </table:table-cell>
          <table:table-cell office:value-type="float" office:value="0.2943205" calcext:value-type="float">
            <text:p>0.2943205</text:p>
          </table:table-cell>
          <table:table-cell office:value-type="float" office:value="0.294196725" calcext:value-type="float">
            <text:p>0.294196725</text:p>
          </table:table-cell>
          <table:table-cell office:value-type="float" office:value="0.2942273" calcext:value-type="float">
            <text:p>0.2942273</text:p>
          </table:table-cell>
          <table:table-cell office:value-type="float" office:value="0.294047125" calcext:value-type="float">
            <text:p>0.294047125</text:p>
          </table:table-cell>
          <table:table-cell office:value-type="float" office:value="0.29434205" calcext:value-type="float">
            <text:p>0.29434205</text:p>
          </table:table-cell>
          <table:table-cell office:value-type="float" office:value="0.2941858" calcext:value-type="float">
            <text:p>0.2941858</text:p>
          </table:table-cell>
          <table:table-cell office:value-type="float" office:value="0.29437815" calcext:value-type="float">
            <text:p>0.29437815</text:p>
          </table:table-cell>
          <table:table-cell office:value-type="float" office:value="0.294266775" calcext:value-type="float">
            <text:p>0.294266775</text:p>
          </table:table-cell>
          <table:table-cell/>
          <table:table-cell table:formula="of:=AVERAGE([.Q90:.Z90])" office:value-type="float" office:value="4" calcext:value-type="float">
            <text:p>4</text:p>
          </table:table-cell>
          <table:table-cell table:formula="of:=STDEV([.Q90:.Z90])" office:value-type="float" office:value="0" calcext:value-type="float">
            <text:p>0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820513" calcext:value-type="float">
            <text:p>0.820513</text:p>
          </table:table-cell>
          <table:table-cell table:formula="of:=AVERAGE([.D91:.M91])" office:value-type="float" office:value="0.291143115" calcext:value-type="float">
            <text:p>0.291143115</text:p>
          </table:table-cell>
          <table:table-cell table:formula="of:=STDEV([.D91:.M91])" office:value-type="float" office:value="0.000131248118081752" calcext:value-type="float">
            <text:p>0.0001312481</text:p>
          </table:table-cell>
          <table:table-cell office:value-type="float" office:value="0.290854175" calcext:value-type="float">
            <text:p>0.290854175</text:p>
          </table:table-cell>
          <table:table-cell office:value-type="float" office:value="0.29115465" calcext:value-type="float">
            <text:p>0.29115465</text:p>
          </table:table-cell>
          <table:table-cell office:value-type="float" office:value="0.291252775" calcext:value-type="float">
            <text:p>0.291252775</text:p>
          </table:table-cell>
          <table:table-cell office:value-type="float" office:value="0.291111125" calcext:value-type="float">
            <text:p>0.291111125</text:p>
          </table:table-cell>
          <table:table-cell office:value-type="float" office:value="0.291188825" calcext:value-type="float">
            <text:p>0.291188825</text:p>
          </table:table-cell>
          <table:table-cell office:value-type="float" office:value="0.290984625" calcext:value-type="float">
            <text:p>0.290984625</text:p>
          </table:table-cell>
          <table:table-cell office:value-type="float" office:value="0.291240625" calcext:value-type="float">
            <text:p>0.291240625</text:p>
          </table:table-cell>
          <table:table-cell office:value-type="float" office:value="0.29115265" calcext:value-type="float">
            <text:p>0.29115265</text:p>
          </table:table-cell>
          <table:table-cell office:value-type="float" office:value="0.29126085" calcext:value-type="float">
            <text:p>0.29126085</text:p>
          </table:table-cell>
          <table:table-cell office:value-type="float" office:value="0.29123085" calcext:value-type="float">
            <text:p>0.29123085</text:p>
          </table:table-cell>
          <table:table-cell/>
          <table:table-cell table:formula="of:=AVERAGE([.Q91:.Z91])" office:value-type="float" office:value="4" calcext:value-type="float">
            <text:p>4</text:p>
          </table:table-cell>
          <table:table-cell table:formula="of:=STDEV([.Q91:.Z91])" office:value-type="float" office:value="0" calcext:value-type="float">
            <text:p>0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230769" calcext:value-type="float">
            <text:p>1.230769</text:p>
          </table:table-cell>
          <table:table-cell table:formula="of:=AVERAGE([.D92:.M92])" office:value-type="float" office:value="0.2881462875" calcext:value-type="float">
            <text:p>0.2881462875</text:p>
          </table:table-cell>
          <table:table-cell table:formula="of:=STDEV([.D92:.M92])" office:value-type="float" office:value="0.000115559318131182" calcext:value-type="float">
            <text:p>0.0001155593</text:p>
          </table:table-cell>
          <table:table-cell office:value-type="float" office:value="0.287929825" calcext:value-type="float">
            <text:p>0.287929825</text:p>
          </table:table-cell>
          <table:table-cell office:value-type="float" office:value="0.288115725" calcext:value-type="float">
            <text:p>0.288115725</text:p>
          </table:table-cell>
          <table:table-cell office:value-type="float" office:value="0.288261425" calcext:value-type="float">
            <text:p>0.288261425</text:p>
          </table:table-cell>
          <table:table-cell office:value-type="float" office:value="0.28808715" calcext:value-type="float">
            <text:p>0.28808715</text:p>
          </table:table-cell>
          <table:table-cell office:value-type="float" office:value="0.288200625" calcext:value-type="float">
            <text:p>0.288200625</text:p>
          </table:table-cell>
          <table:table-cell office:value-type="float" office:value="0.28798985" calcext:value-type="float">
            <text:p>0.28798985</text:p>
          </table:table-cell>
          <table:table-cell office:value-type="float" office:value="0.28821675" calcext:value-type="float">
            <text:p>0.28821675</text:p>
          </table:table-cell>
          <table:table-cell office:value-type="float" office:value="0.2881549" calcext:value-type="float">
            <text:p>0.2881549</text:p>
          </table:table-cell>
          <table:table-cell office:value-type="float" office:value="0.2882649" calcext:value-type="float">
            <text:p>0.2882649</text:p>
          </table:table-cell>
          <table:table-cell office:value-type="float" office:value="0.288241725" calcext:value-type="float">
            <text:p>0.288241725</text:p>
          </table:table-cell>
          <table:table-cell/>
          <table:table-cell table:formula="of:=AVERAGE([.Q92:.Z92])" office:value-type="float" office:value="4" calcext:value-type="float">
            <text:p>4</text:p>
          </table:table-cell>
          <table:table-cell table:formula="of:=STDEV([.Q92:.Z92])" office:value-type="float" office:value="0" calcext:value-type="float">
            <text:p>0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641026" calcext:value-type="float">
            <text:p>1.641026</text:p>
          </table:table-cell>
          <table:table-cell table:formula="of:=AVERAGE([.D93:.M93])" office:value-type="float" office:value="0.2851824525" calcext:value-type="float">
            <text:p>0.2851824525</text:p>
          </table:table-cell>
          <table:table-cell table:formula="of:=STDEV([.D93:.M93])" office:value-type="float" office:value="0.000200190671420053" calcext:value-type="float">
            <text:p>0.0002001907</text:p>
          </table:table-cell>
          <table:table-cell office:value-type="float" office:value="0.284711025" calcext:value-type="float">
            <text:p>0.284711025</text:p>
          </table:table-cell>
          <table:table-cell office:value-type="float" office:value="0.285176725" calcext:value-type="float">
            <text:p>0.285176725</text:p>
          </table:table-cell>
          <table:table-cell office:value-type="float" office:value="0.285285525" calcext:value-type="float">
            <text:p>0.285285525</text:p>
          </table:table-cell>
          <table:table-cell office:value-type="float" office:value="0.285129525" calcext:value-type="float">
            <text:p>0.285129525</text:p>
          </table:table-cell>
          <table:table-cell office:value-type="float" office:value="0.285243625" calcext:value-type="float">
            <text:p>0.285243625</text:p>
          </table:table-cell>
          <table:table-cell office:value-type="float" office:value="0.285059125" calcext:value-type="float">
            <text:p>0.285059125</text:p>
          </table:table-cell>
          <table:table-cell office:value-type="float" office:value="0.2854555" calcext:value-type="float">
            <text:p>0.2854555</text:p>
          </table:table-cell>
          <table:table-cell office:value-type="float" office:value="0.28515185" calcext:value-type="float">
            <text:p>0.28515185</text:p>
          </table:table-cell>
          <table:table-cell office:value-type="float" office:value="0.2853131" calcext:value-type="float">
            <text:p>0.2853131</text:p>
          </table:table-cell>
          <table:table-cell office:value-type="float" office:value="0.285298525" calcext:value-type="float">
            <text:p>0.285298525</text:p>
          </table:table-cell>
          <table:table-cell/>
          <table:table-cell table:formula="of:=AVERAGE([.Q93:.Z93])" office:value-type="float" office:value="4" calcext:value-type="float">
            <text:p>4</text:p>
          </table:table-cell>
          <table:table-cell table:formula="of:=STDEV([.Q93:.Z93])" office:value-type="float" office:value="0" calcext:value-type="float">
            <text:p>0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.051282" calcext:value-type="float">
            <text:p>2.051282</text:p>
          </table:table-cell>
          <table:table-cell table:formula="of:=AVERAGE([.D94:.M94])" office:value-type="float" office:value="0.264038705" calcext:value-type="float">
            <text:p>0.264038705</text:p>
          </table:table-cell>
          <table:table-cell table:formula="of:=STDEV([.D94:.M94])" office:value-type="float" office:value="0.0576266410921546" calcext:value-type="float">
            <text:p>0.0576266411</text:p>
          </table:table-cell>
          <table:table-cell office:value-type="float" office:value="0.281808375" calcext:value-type="float">
            <text:p>0.281808375</text:p>
          </table:table-cell>
          <table:table-cell office:value-type="float" office:value="0.28225315" calcext:value-type="float">
            <text:p>0.28225315</text:p>
          </table:table-cell>
          <table:table-cell office:value-type="float" office:value="0.2824164" calcext:value-type="float">
            <text:p>0.2824164</text:p>
          </table:table-cell>
          <table:table-cell office:value-type="float" office:value="0.282242375" calcext:value-type="float">
            <text:p>0.282242375</text:p>
          </table:table-cell>
          <table:table-cell office:value-type="float" office:value="0.282359525" calcext:value-type="float">
            <text:p>0.282359525</text:p>
          </table:table-cell>
          <table:table-cell office:value-type="float" office:value="0.282177775" calcext:value-type="float">
            <text:p>0.282177775</text:p>
          </table:table-cell>
          <table:table-cell office:value-type="float" office:value="0.1000312" calcext:value-type="float">
            <text:p>0.1000312</text:p>
          </table:table-cell>
          <table:table-cell office:value-type="float" office:value="0.2822894" calcext:value-type="float">
            <text:p>0.2822894</text:p>
          </table:table-cell>
          <table:table-cell office:value-type="float" office:value="0.282394275" calcext:value-type="float">
            <text:p>0.282394275</text:p>
          </table:table-cell>
          <table:table-cell office:value-type="float" office:value="0.282414575" calcext:value-type="float">
            <text:p>0.282414575</text:p>
          </table:table-cell>
          <table:table-cell/>
          <table:table-cell table:formula="of:=AVERAGE([.Q94:.Z94])" office:value-type="float" office:value="5.2" calcext:value-type="float">
            <text:p>5.2</text:p>
          </table:table-cell>
          <table:table-cell table:formula="of:=STDEV([.Q94:.Z94])" office:value-type="float" office:value="3.79473319220206" calcext:value-type="float">
            <text:p>3.794733192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.461538" calcext:value-type="float">
            <text:p>2.461538</text:p>
          </table:table-cell>
          <table:table-cell table:formula="of:=AVERAGE([.D95:.M95])" office:value-type="float" office:value="0.27942807" calcext:value-type="float">
            <text:p>0.27942807</text:p>
          </table:table-cell>
          <table:table-cell table:formula="of:=STDEV([.D95:.M95])" office:value-type="float" office:value="0.000194066195679606" calcext:value-type="float">
            <text:p>0.0001940662</text:p>
          </table:table-cell>
          <table:table-cell office:value-type="float" office:value="0.278942375" calcext:value-type="float">
            <text:p>0.278942375</text:p>
          </table:table-cell>
          <table:table-cell office:value-type="float" office:value="0.27943535" calcext:value-type="float">
            <text:p>0.27943535</text:p>
          </table:table-cell>
          <table:table-cell office:value-type="float" office:value="0.279585875" calcext:value-type="float">
            <text:p>0.279585875</text:p>
          </table:table-cell>
          <table:table-cell office:value-type="float" office:value="0.279451" calcext:value-type="float">
            <text:p>0.279451</text:p>
          </table:table-cell>
          <table:table-cell office:value-type="float" office:value="0.279515275" calcext:value-type="float">
            <text:p>0.279515275</text:p>
          </table:table-cell>
          <table:table-cell office:value-type="float" office:value="0.279368875" calcext:value-type="float">
            <text:p>0.279368875</text:p>
          </table:table-cell>
          <table:table-cell office:value-type="float" office:value="0.279338025" calcext:value-type="float">
            <text:p>0.279338025</text:p>
          </table:table-cell>
          <table:table-cell office:value-type="float" office:value="0.279451775" calcext:value-type="float">
            <text:p>0.279451775</text:p>
          </table:table-cell>
          <table:table-cell office:value-type="float" office:value="0.27957015" calcext:value-type="float">
            <text:p>0.27957015</text:p>
          </table:table-cell>
          <table:table-cell office:value-type="float" office:value="0.279622" calcext:value-type="float">
            <text:p>0.279622</text:p>
          </table:table-cell>
          <table:table-cell/>
          <table:table-cell table:formula="of:=AVERAGE([.Q95:.Z95])" office:value-type="float" office:value="4" calcext:value-type="float">
            <text:p>4</text:p>
          </table:table-cell>
          <table:table-cell table:formula="of:=STDEV([.Q95:.Z95])" office:value-type="float" office:value="0" calcext:value-type="float">
            <text:p>0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.871795" calcext:value-type="float">
            <text:p>2.871795</text:p>
          </table:table-cell>
          <table:table-cell table:formula="of:=AVERAGE([.D96:.M96])" office:value-type="float" office:value="0.2570020325" calcext:value-type="float">
            <text:p>0.2570020325</text:p>
          </table:table-cell>
          <table:table-cell table:formula="of:=STDEV([.D96:.M96])" office:value-type="float" office:value="0.0617016875568516" calcext:value-type="float">
            <text:p>0.0617016876</text:p>
          </table:table-cell>
          <table:table-cell office:value-type="float" office:value="0.276464575" calcext:value-type="float">
            <text:p>0.276464575</text:p>
          </table:table-cell>
          <table:table-cell office:value-type="float" office:value="0.276676175" calcext:value-type="float">
            <text:p>0.276676175</text:p>
          </table:table-cell>
          <table:table-cell office:value-type="float" office:value="0.2750219" calcext:value-type="float">
            <text:p>0.2750219</text:p>
          </table:table-cell>
          <table:table-cell office:value-type="float" office:value="0.276711875" calcext:value-type="float">
            <text:p>0.276711875</text:p>
          </table:table-cell>
          <table:table-cell office:value-type="float" office:value="0.27673965" calcext:value-type="float">
            <text:p>0.27673965</text:p>
          </table:table-cell>
          <table:table-cell office:value-type="float" office:value="0.27661395" calcext:value-type="float">
            <text:p>0.27661395</text:p>
          </table:table-cell>
          <table:table-cell office:value-type="float" office:value="0.081402625" calcext:value-type="float">
            <text:p>0.081402625</text:p>
          </table:table-cell>
          <table:table-cell office:value-type="float" office:value="0.27671775" calcext:value-type="float">
            <text:p>0.27671775</text:p>
          </table:table-cell>
          <table:table-cell office:value-type="float" office:value="0.276821925" calcext:value-type="float">
            <text:p>0.276821925</text:p>
          </table:table-cell>
          <table:table-cell office:value-type="float" office:value="0.2768499" calcext:value-type="float">
            <text:p>0.2768499</text:p>
          </table:table-cell>
          <table:table-cell/>
          <table:table-cell table:formula="of:=AVERAGE([.Q96:.Z96])" office:value-type="float" office:value="5.2" calcext:value-type="float">
            <text:p>5.2</text:p>
          </table:table-cell>
          <table:table-cell table:formula="of:=STDEV([.Q96:.Z96])" office:value-type="float" office:value="3.79473319220206" calcext:value-type="float">
            <text:p>3.794733192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.282051" calcext:value-type="float">
            <text:p>3.282051</text:p>
          </table:table-cell>
          <table:table-cell table:formula="of:=AVERAGE([.D97:.M97])" office:value-type="float" office:value="0.254743385" calcext:value-type="float">
            <text:p>0.254743385</text:p>
          </table:table-cell>
          <table:table-cell table:formula="of:=STDEV([.D97:.M97])" office:value-type="float" office:value="0.0604286193605972" calcext:value-type="float">
            <text:p>0.0604286194</text:p>
          </table:table-cell>
          <table:table-cell office:value-type="float" office:value="0.273999075" calcext:value-type="float">
            <text:p>0.273999075</text:p>
          </table:table-cell>
          <table:table-cell office:value-type="float" office:value="0.2740011" calcext:value-type="float">
            <text:p>0.2740011</text:p>
          </table:table-cell>
          <table:table-cell office:value-type="float" office:value="0.2724048" calcext:value-type="float">
            <text:p>0.2724048</text:p>
          </table:table-cell>
          <table:table-cell office:value-type="float" office:value="0.274054275" calcext:value-type="float">
            <text:p>0.274054275</text:p>
          </table:table-cell>
          <table:table-cell office:value-type="float" office:value="0.274065475" calcext:value-type="float">
            <text:p>0.274065475</text:p>
          </table:table-cell>
          <table:table-cell office:value-type="float" office:value="0.273981025" calcext:value-type="float">
            <text:p>0.273981025</text:p>
          </table:table-cell>
          <table:table-cell office:value-type="float" office:value="0.27394495" calcext:value-type="float">
            <text:p>0.27394495</text:p>
          </table:table-cell>
          <table:table-cell office:value-type="float" office:value="0.274039225" calcext:value-type="float">
            <text:p>0.274039225</text:p>
          </table:table-cell>
          <table:table-cell office:value-type="float" office:value="0.082766775" calcext:value-type="float">
            <text:p>0.082766775</text:p>
          </table:table-cell>
          <table:table-cell office:value-type="float" office:value="0.27417715" calcext:value-type="float">
            <text:p>0.27417715</text:p>
          </table:table-cell>
          <table:table-cell/>
          <table:table-cell table:formula="of:=AVERAGE([.Q97:.Z97])" office:value-type="float" office:value="5.4" calcext:value-type="float">
            <text:p>5.4</text:p>
          </table:table-cell>
          <table:table-cell table:formula="of:=STDEV([.Q97:.Z97])" office:value-type="float" office:value="4.42718872423573" calcext:value-type="float">
            <text:p>4.427188724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.692308" calcext:value-type="float">
            <text:p>3.692308</text:p>
          </table:table-cell>
          <table:table-cell table:formula="of:=AVERAGE([.D98:.M98])" office:value-type="float" office:value="0.1926914125" calcext:value-type="float">
            <text:p>0.1926914125</text:p>
          </table:table-cell>
          <table:table-cell table:formula="of:=STDEV([.D98:.M98])" office:value-type="float" office:value="0.101478558487203" calcext:value-type="float">
            <text:p>0.1014785585</text:p>
          </table:table-cell>
          <table:table-cell office:value-type="float" office:value="0.271524075" calcext:value-type="float">
            <text:p>0.271524075</text:p>
          </table:table-cell>
          <table:table-cell office:value-type="float" office:value="0.270864125" calcext:value-type="float">
            <text:p>0.270864125</text:p>
          </table:table-cell>
          <table:table-cell office:value-type="float" office:value="0.270016575" calcext:value-type="float">
            <text:p>0.270016575</text:p>
          </table:table-cell>
          <table:table-cell office:value-type="float" office:value="0.07572035" calcext:value-type="float">
            <text:p>0.07572035</text:p>
          </table:table-cell>
          <table:table-cell office:value-type="float" office:value="0.065645875" calcext:value-type="float">
            <text:p>0.065645875</text:p>
          </table:table-cell>
          <table:table-cell office:value-type="float" office:value="0.27151445" calcext:value-type="float">
            <text:p>0.27151445</text:p>
          </table:table-cell>
          <table:table-cell office:value-type="float" office:value="0.08805515" calcext:value-type="float">
            <text:p>0.08805515</text:p>
          </table:table-cell>
          <table:table-cell office:value-type="float" office:value="0.070430875" calcext:value-type="float">
            <text:p>0.070430875</text:p>
          </table:table-cell>
          <table:table-cell office:value-type="float" office:value="0.271595075" calcext:value-type="float">
            <text:p>0.271595075</text:p>
          </table:table-cell>
          <table:table-cell office:value-type="float" office:value="0.271547575" calcext:value-type="float">
            <text:p>0.271547575</text:p>
          </table:table-cell>
          <table:table-cell/>
          <table:table-cell table:formula="of:=AVERAGE([.Q98:.Z98])" office:value-type="float" office:value="8.6" calcext:value-type="float">
            <text:p>8.6</text:p>
          </table:table-cell>
          <table:table-cell table:formula="of:=STDEV([.Q98:.Z98])" office:value-type="float" office:value="5.98516684999025" calcext:value-type="float">
            <text:p>5.9851668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.102564" calcext:value-type="float">
            <text:p>4.102564</text:p>
          </table:table-cell>
          <table:table-cell table:formula="of:=AVERAGE([.D99:.M99])" office:value-type="float" office:value="0.10221945" calcext:value-type="float">
            <text:p>0.10221945</text:p>
          </table:table-cell>
          <table:table-cell table:formula="of:=STDEV([.D99:.M99])" office:value-type="float" office:value="0.0879944118621335" calcext:value-type="float">
            <text:p>0.0879944119</text:p>
          </table:table-cell>
          <table:table-cell office:value-type="float" office:value="0.057335225" calcext:value-type="float">
            <text:p>0.057335225</text:p>
          </table:table-cell>
          <table:table-cell office:value-type="float" office:value="0.057749575" calcext:value-type="float">
            <text:p>0.057749575</text:p>
          </table:table-cell>
          <table:table-cell office:value-type="float" office:value="0.05787795" calcext:value-type="float">
            <text:p>0.05787795</text:p>
          </table:table-cell>
          <table:table-cell office:value-type="float" office:value="0.061964825" calcext:value-type="float">
            <text:p>0.061964825</text:p>
          </table:table-cell>
          <table:table-cell office:value-type="float" office:value="0.05768245" calcext:value-type="float">
            <text:p>0.05768245</text:p>
          </table:table-cell>
          <table:table-cell office:value-type="float" office:value="0.26905935" calcext:value-type="float">
            <text:p>0.26905935</text:p>
          </table:table-cell>
          <table:table-cell office:value-type="float" office:value="0.06836595" calcext:value-type="float">
            <text:p>0.06836595</text:p>
          </table:table-cell>
          <table:table-cell office:value-type="float" office:value="0.268977125" calcext:value-type="float">
            <text:p>0.268977125</text:p>
          </table:table-cell>
          <table:table-cell office:value-type="float" office:value="0.0656999" calcext:value-type="float">
            <text:p>0.0656999</text:p>
          </table:table-cell>
          <table:table-cell office:value-type="float" office:value="0.05748215" calcext:value-type="float">
            <text:p>0.05748215</text:p>
          </table:table-cell>
          <table:table-cell/>
          <table:table-cell table:formula="of:=AVERAGE([.Q99:.Z99])" office:value-type="float" office:value="13.8" calcext:value-type="float">
            <text:p>13.8</text:p>
          </table:table-cell>
          <table:table-cell table:formula="of:=STDEV([.Q99:.Z99])" office:value-type="float" office:value="5.2238768064426" calcext:value-type="float">
            <text:p>5.223876806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.512821" calcext:value-type="float">
            <text:p>4.512821</text:p>
          </table:table-cell>
          <table:table-cell table:formula="of:=AVERAGE([.D100:.M100])" office:value-type="float" office:value="0.0522300375" calcext:value-type="float">
            <text:p>0.0522300375</text:p>
          </table:table-cell>
          <table:table-cell table:formula="of:=STDEV([.D100:.M100])" office:value-type="float" office:value="0.00331903457148331" calcext:value-type="float">
            <text:p>0.0033190346</text:p>
          </table:table-cell>
          <table:table-cell office:value-type="float" office:value="0.0501778" calcext:value-type="float">
            <text:p>0.0501778</text:p>
          </table:table-cell>
          <table:table-cell office:value-type="float" office:value="0.0567107" calcext:value-type="float">
            <text:p>0.0567107</text:p>
          </table:table-cell>
          <table:table-cell office:value-type="float" office:value="0.050381275" calcext:value-type="float">
            <text:p>0.050381275</text:p>
          </table:table-cell>
          <table:table-cell office:value-type="float" office:value="0.050701625" calcext:value-type="float">
            <text:p>0.050701625</text:p>
          </table:table-cell>
          <table:table-cell office:value-type="float" office:value="0.050525325" calcext:value-type="float">
            <text:p>0.050525325</text:p>
          </table:table-cell>
          <table:table-cell office:value-type="float" office:value="0.0503626" calcext:value-type="float">
            <text:p>0.0503626</text:p>
          </table:table-cell>
          <table:table-cell office:value-type="float" office:value="0.053475225" calcext:value-type="float">
            <text:p>0.053475225</text:p>
          </table:table-cell>
          <table:table-cell office:value-type="float" office:value="0.050164475" calcext:value-type="float">
            <text:p>0.050164475</text:p>
          </table:table-cell>
          <table:table-cell office:value-type="float" office:value="0.059517325" calcext:value-type="float">
            <text:p>0.059517325</text:p>
          </table:table-cell>
          <table:table-cell office:value-type="float" office:value="0.050284025" calcext:value-type="float">
            <text:p>0.050284025</text:p>
          </table:table-cell>
          <table:table-cell/>
          <table:table-cell table:formula="of:=AVERAGE([.Q100:.Z100])" office:value-type="float" office:value="16.5" calcext:value-type="float">
            <text:p>16.5</text:p>
          </table:table-cell>
          <table:table-cell table:formula="of:=STDEV([.Q100:.Z100])" office:value-type="float" office:value="0.849836585598797" calcext:value-type="float">
            <text:p>0.849836585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.923077" calcext:value-type="float">
            <text:p>4.923077</text:p>
          </table:table-cell>
          <table:table-cell table:formula="of:=AVERAGE([.D101:.M101])" office:value-type="float" office:value="0.045602735" calcext:value-type="float">
            <text:p>0.045602735</text:p>
          </table:table-cell>
          <table:table-cell table:formula="of:=STDEV([.D101:.M101])" office:value-type="float" office:value="0.00258979925029592" calcext:value-type="float">
            <text:p>0.0025897993</text:p>
          </table:table-cell>
          <table:table-cell office:value-type="float" office:value="0.043492575" calcext:value-type="float">
            <text:p>0.043492575</text:p>
          </table:table-cell>
          <table:table-cell office:value-type="float" office:value="0.046753275" calcext:value-type="float">
            <text:p>0.046753275</text:p>
          </table:table-cell>
          <table:table-cell office:value-type="float" office:value="0.043612925" calcext:value-type="float">
            <text:p>0.043612925</text:p>
          </table:table-cell>
          <table:table-cell office:value-type="float" office:value="0.0437366" calcext:value-type="float">
            <text:p>0.0437366</text:p>
          </table:table-cell>
          <table:table-cell office:value-type="float" office:value="0.0473352" calcext:value-type="float">
            <text:p>0.0473352</text:p>
          </table:table-cell>
          <table:table-cell office:value-type="float" office:value="0.046670025" calcext:value-type="float">
            <text:p>0.046670025</text:p>
          </table:table-cell>
          <table:table-cell office:value-type="float" office:value="0.04597835" calcext:value-type="float">
            <text:p>0.04597835</text:p>
          </table:table-cell>
          <table:table-cell office:value-type="float" office:value="0.04348385" calcext:value-type="float">
            <text:p>0.04348385</text:p>
          </table:table-cell>
          <table:table-cell office:value-type="float" office:value="0.051438825" calcext:value-type="float">
            <text:p>0.051438825</text:p>
          </table:table-cell>
          <table:table-cell office:value-type="float" office:value="0.043525725" calcext:value-type="float">
            <text:p>0.043525725</text:p>
          </table:table-cell>
          <table:table-cell/>
          <table:table-cell table:formula="of:=AVERAGE([.Q101:.Z101])" office:value-type="float" office:value="16.5" calcext:value-type="float">
            <text:p>16.5</text:p>
          </table:table-cell>
          <table:table-cell table:formula="of:=STDEV([.Q101:.Z101])" office:value-type="float" office:value="0.707106781186548" calcext:value-type="float">
            <text:p>0.70710678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.333333" calcext:value-type="float">
            <text:p>5.333333</text:p>
          </table:table-cell>
          <table:table-cell table:formula="of:=AVERAGE([.D102:.M102])" office:value-type="float" office:value="0.0406464075" calcext:value-type="float">
            <text:p>0.0406464075</text:p>
          </table:table-cell>
          <table:table-cell table:formula="of:=STDEV([.D102:.M102])" office:value-type="float" office:value="0.00423801373832801" calcext:value-type="float">
            <text:p>0.0042380137</text:p>
          </table:table-cell>
          <table:table-cell office:value-type="float" office:value="0.050498925" calcext:value-type="float">
            <text:p>0.050498925</text:p>
          </table:table-cell>
          <table:table-cell office:value-type="float" office:value="0.041220625" calcext:value-type="float">
            <text:p>0.041220625</text:p>
          </table:table-cell>
          <table:table-cell office:value-type="float" office:value="0.03732305" calcext:value-type="float">
            <text:p>0.03732305</text:p>
          </table:table-cell>
          <table:table-cell office:value-type="float" office:value="0.044208425" calcext:value-type="float">
            <text:p>0.044208425</text:p>
          </table:table-cell>
          <table:table-cell office:value-type="float" office:value="0.037177675" calcext:value-type="float">
            <text:p>0.037177675</text:p>
          </table:table-cell>
          <table:table-cell office:value-type="float" office:value="0.039389975" calcext:value-type="float">
            <text:p>0.039389975</text:p>
          </table:table-cell>
          <table:table-cell office:value-type="float" office:value="0.0423651" calcext:value-type="float">
            <text:p>0.0423651</text:p>
          </table:table-cell>
          <table:table-cell office:value-type="float" office:value="0.037148325" calcext:value-type="float">
            <text:p>0.037148325</text:p>
          </table:table-cell>
          <table:table-cell office:value-type="float" office:value="0.039801875" calcext:value-type="float">
            <text:p>0.039801875</text:p>
          </table:table-cell>
          <table:table-cell office:value-type="float" office:value="0.0373301" calcext:value-type="float">
            <text:p>0.0373301</text:p>
          </table:table-cell>
          <table:table-cell/>
          <table:table-cell table:formula="of:=AVERAGE([.Q102:.Z102])" office:value-type="float" office:value="16.6" calcext:value-type="float">
            <text:p>16.6</text:p>
          </table:table-cell>
          <table:table-cell table:formula="of:=STDEV([.Q102:.Z102])" office:value-type="float" office:value="0.966091783079296" calcext:value-type="float">
            <text:p>0.96609178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.74359" calcext:value-type="float">
            <text:p>5.74359</text:p>
          </table:table-cell>
          <table:table-cell table:formula="of:=AVERAGE([.D103:.M103])" office:value-type="float" office:value="0.033355735" calcext:value-type="float">
            <text:p>0.033355735</text:p>
          </table:table-cell>
          <table:table-cell table:formula="of:=STDEV([.D103:.M103])" office:value-type="float" office:value="0.00215462442190564" calcext:value-type="float">
            <text:p>0.0021546244</text:p>
          </table:table-cell>
          <table:table-cell office:value-type="float" office:value="0.0314043" calcext:value-type="float">
            <text:p>0.0314043</text:p>
          </table:table-cell>
          <table:table-cell office:value-type="float" office:value="0.03660135" calcext:value-type="float">
            <text:p>0.03660135</text:p>
          </table:table-cell>
          <table:table-cell office:value-type="float" office:value="0.0314778" calcext:value-type="float">
            <text:p>0.0314778</text:p>
          </table:table-cell>
          <table:table-cell office:value-type="float" office:value="0.033387475" calcext:value-type="float">
            <text:p>0.033387475</text:p>
          </table:table-cell>
          <table:table-cell office:value-type="float" office:value="0.033695675" calcext:value-type="float">
            <text:p>0.033695675</text:p>
          </table:table-cell>
          <table:table-cell office:value-type="float" office:value="0.031434375" calcext:value-type="float">
            <text:p>0.031434375</text:p>
          </table:table-cell>
          <table:table-cell office:value-type="float" office:value="0.03737735" calcext:value-type="float">
            <text:p>0.03737735</text:p>
          </table:table-cell>
          <table:table-cell office:value-type="float" office:value="0.032894525" calcext:value-type="float">
            <text:p>0.032894525</text:p>
          </table:table-cell>
          <table:table-cell office:value-type="float" office:value="0.03380425" calcext:value-type="float">
            <text:p>0.03380425</text:p>
          </table:table-cell>
          <table:table-cell office:value-type="float" office:value="0.03148025" calcext:value-type="float">
            <text:p>0.03148025</text:p>
          </table:table-cell>
          <table:table-cell/>
          <table:table-cell table:formula="of:=AVERAGE([.Q103:.Z103])" office:value-type="float" office:value="16.8" calcext:value-type="float">
            <text:p>16.8</text:p>
          </table:table-cell>
          <table:table-cell table:formula="of:=STDEV([.Q103:.Z103])" office:value-type="float" office:value="0.788810637746616" calcext:value-type="float">
            <text:p>0.78881063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.153846" calcext:value-type="float">
            <text:p>6.153846</text:p>
          </table:table-cell>
          <table:table-cell table:formula="of:=AVERAGE([.D104:.M104])" office:value-type="float" office:value="0.027308875" calcext:value-type="float">
            <text:p>0.027308875</text:p>
          </table:table-cell>
          <table:table-cell table:formula="of:=STDEV([.D104:.M104])" office:value-type="float" office:value="0.0008569194480327" calcext:value-type="float">
            <text:p>0.0008569194</text:p>
          </table:table-cell>
          <table:table-cell office:value-type="float" office:value="0.026133475" calcext:value-type="float">
            <text:p>0.026133475</text:p>
          </table:table-cell>
          <table:table-cell office:value-type="float" office:value="0.0272187" calcext:value-type="float">
            <text:p>0.0272187</text:p>
          </table:table-cell>
          <table:table-cell office:value-type="float" office:value="0.0261801" calcext:value-type="float">
            <text:p>0.0261801</text:p>
          </table:table-cell>
          <table:table-cell office:value-type="float" office:value="0.027843" calcext:value-type="float">
            <text:p>0.027843</text:p>
          </table:table-cell>
          <table:table-cell office:value-type="float" office:value="0.02808945" calcext:value-type="float">
            <text:p>0.02808945</text:p>
          </table:table-cell>
          <table:table-cell office:value-type="float" office:value="0.02780445" calcext:value-type="float">
            <text:p>0.02780445</text:p>
          </table:table-cell>
          <table:table-cell office:value-type="float" office:value="0.02618945" calcext:value-type="float">
            <text:p>0.02618945</text:p>
          </table:table-cell>
          <table:table-cell office:value-type="float" office:value="0.027265925" calcext:value-type="float">
            <text:p>0.027265925</text:p>
          </table:table-cell>
          <table:table-cell office:value-type="float" office:value="0.028293425" calcext:value-type="float">
            <text:p>0.028293425</text:p>
          </table:table-cell>
          <table:table-cell office:value-type="float" office:value="0.028070775" calcext:value-type="float">
            <text:p>0.028070775</text:p>
          </table:table-cell>
          <table:table-cell/>
          <table:table-cell table:formula="of:=AVERAGE([.Q104:.Z104])" office:value-type="float" office:value="16.8" calcext:value-type="float">
            <text:p>16.8</text:p>
          </table:table-cell>
          <table:table-cell table:formula="of:=STDEV([.Q104:.Z104])" office:value-type="float" office:value="0.632455532033676" calcext:value-type="float">
            <text:p>0.6324555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.564103" calcext:value-type="float">
            <text:p>6.564103</text:p>
          </table:table-cell>
          <table:table-cell table:formula="of:=AVERAGE([.D105:.M105])" office:value-type="float" office:value="0.022446085" calcext:value-type="float">
            <text:p>0.022446085</text:p>
          </table:table-cell>
          <table:table-cell table:formula="of:=STDEV([.D105:.M105])" office:value-type="float" office:value="0.00122170002217993" calcext:value-type="float">
            <text:p>0.0012217</text:p>
          </table:table-cell>
          <table:table-cell office:value-type="float" office:value="0.0214226" calcext:value-type="float">
            <text:p>0.0214226</text:p>
          </table:table-cell>
          <table:table-cell office:value-type="float" office:value="0.0234398" calcext:value-type="float">
            <text:p>0.0234398</text:p>
          </table:table-cell>
          <table:table-cell office:value-type="float" office:value="0.0214487" calcext:value-type="float">
            <text:p>0.0214487</text:p>
          </table:table-cell>
          <table:table-cell office:value-type="float" office:value="0.021885225" calcext:value-type="float">
            <text:p>0.021885225</text:p>
          </table:table-cell>
          <table:table-cell office:value-type="float" office:value="0.021390975" calcext:value-type="float">
            <text:p>0.021390975</text:p>
          </table:table-cell>
          <table:table-cell office:value-type="float" office:value="0.0227745" calcext:value-type="float">
            <text:p>0.0227745</text:p>
          </table:table-cell>
          <table:table-cell office:value-type="float" office:value="0.021393525" calcext:value-type="float">
            <text:p>0.021393525</text:p>
          </table:table-cell>
          <table:table-cell office:value-type="float" office:value="0.0251678" calcext:value-type="float">
            <text:p>0.0251678</text:p>
          </table:table-cell>
          <table:table-cell office:value-type="float" office:value="0.022500975" calcext:value-type="float">
            <text:p>0.022500975</text:p>
          </table:table-cell>
          <table:table-cell office:value-type="float" office:value="0.02303675" calcext:value-type="float">
            <text:p>0.02303675</text:p>
          </table:table-cell>
          <table:table-cell/>
          <table:table-cell table:formula="of:=AVERAGE([.Q105:.Z105])" office:value-type="float" office:value="16.8" calcext:value-type="float">
            <text:p>16.8</text:p>
          </table:table-cell>
          <table:table-cell table:formula="of:=STDEV([.Q105:.Z105])" office:value-type="float" office:value="0.788810637746616" calcext:value-type="float">
            <text:p>0.78881063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.974359" calcext:value-type="float">
            <text:p>6.974359</text:p>
          </table:table-cell>
          <table:table-cell table:formula="of:=AVERAGE([.D106:.M106])" office:value-type="float" office:value="0.018211095" calcext:value-type="float">
            <text:p>0.018211095</text:p>
          </table:table-cell>
          <table:table-cell table:formula="of:=STDEV([.D106:.M106])" office:value-type="float" office:value="0.00122372898528092" calcext:value-type="float">
            <text:p>0.001223729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72336" calcext:value-type="float">
            <text:p>0.0172336</text:p>
          </table:table-cell>
          <table:table-cell office:value-type="float" office:value="0.0172816" calcext:value-type="float">
            <text:p>0.0172816</text:p>
          </table:table-cell>
          <table:table-cell office:value-type="float" office:value="0.0202863" calcext:value-type="float">
            <text:p>0.0202863</text:p>
          </table:table-cell>
          <table:table-cell office:value-type="float" office:value="0.017256475" calcext:value-type="float">
            <text:p>0.017256475</text:p>
          </table:table-cell>
          <table:table-cell office:value-type="float" office:value="0.01842055" calcext:value-type="float">
            <text:p>0.01842055</text:p>
          </table:table-cell>
          <table:table-cell office:value-type="float" office:value="0.020294675" calcext:value-type="float">
            <text:p>0.020294675</text:p>
          </table:table-cell>
          <table:table-cell office:value-type="float" office:value="0.0185938" calcext:value-type="float">
            <text:p>0.0185938</text:p>
          </table:table-cell>
          <table:table-cell office:value-type="float" office:value="0.017230375" calcext:value-type="float">
            <text:p>0.017230375</text:p>
          </table:table-cell>
          <table:table-cell office:value-type="float" office:value="0.018273575" calcext:value-type="float">
            <text:p>0.018273575</text:p>
          </table:table-cell>
          <table:table-cell/>
          <table:table-cell table:formula="of:=AVERAGE([.Q106:.Z106])" office:value-type="float" office:value="16.9" calcext:value-type="float">
            <text:p>16.9</text:p>
          </table:table-cell>
          <table:table-cell table:formula="of:=STDEV([.Q106:.Z106])" office:value-type="float" office:value="1.28668393770792" calcext:value-type="float">
            <text:p>1.286683937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.384615" calcext:value-type="float">
            <text:p>7.384615</text:p>
          </table:table-cell>
          <table:table-cell table:formula="of:=AVERAGE([.D107:.M107])" office:value-type="float" office:value="0.0160302425" calcext:value-type="float">
            <text:p>0.0160302425</text:p>
          </table:table-cell>
          <table:table-cell table:formula="of:=STDEV([.D107:.M107])" office:value-type="float" office:value="0.00479334492141984" calcext:value-type="float">
            <text:p>0.0047933449</text:p>
          </table:table-cell>
          <table:table-cell office:value-type="float" office:value="0.013703475" calcext:value-type="float">
            <text:p>0.013703475</text:p>
          </table:table-cell>
          <table:table-cell office:value-type="float" office:value="0.014859275" calcext:value-type="float">
            <text:p>0.014859275</text:p>
          </table:table-cell>
          <table:table-cell office:value-type="float" office:value="0.014607575" calcext:value-type="float">
            <text:p>0.014607575</text:p>
          </table:table-cell>
          <table:table-cell office:value-type="float" office:value="0.0147821" calcext:value-type="float">
            <text:p>0.0147821</text:p>
          </table:table-cell>
          <table:table-cell office:value-type="float" office:value="0.01368135" calcext:value-type="float">
            <text:p>0.01368135</text:p>
          </table:table-cell>
          <table:table-cell office:value-type="float" office:value="0.014740025" calcext:value-type="float">
            <text:p>0.014740025</text:p>
          </table:table-cell>
          <table:table-cell office:value-type="float" office:value="0.017252725" calcext:value-type="float">
            <text:p>0.017252725</text:p>
          </table:table-cell>
          <table:table-cell office:value-type="float" office:value="0.013673175" calcext:value-type="float">
            <text:p>0.013673175</text:p>
          </table:table-cell>
          <table:table-cell office:value-type="float" office:value="0.02932185" calcext:value-type="float">
            <text:p>0.02932185</text:p>
          </table:table-cell>
          <table:table-cell office:value-type="float" office:value="0.013680875" calcext:value-type="float">
            <text:p>0.013680875</text:p>
          </table:table-cell>
          <table:table-cell/>
          <table:table-cell table:formula="of:=AVERAGE([.Q107:.Z107])" office:value-type="float" office:value="17" calcext:value-type="float">
            <text:p>17</text:p>
          </table:table-cell>
          <table:table-cell table:formula="of:=STDEV([.Q107:.Z107])" office:value-type="float" office:value="1.56347191994114" calcext:value-type="float">
            <text:p>1.563471919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.794872" calcext:value-type="float">
            <text:p>7.794872</text:p>
          </table:table-cell>
          <table:table-cell table:formula="of:=AVERAGE([.D108:.M108])" office:value-type="float" office:value="0.011430995" calcext:value-type="float">
            <text:p>0.011430995</text:p>
          </table:table-cell>
          <table:table-cell table:formula="of:=STDEV([.D108:.M108])" office:value-type="float" office:value="0.000845708748936523" calcext:value-type="float">
            <text:p>0.0008457087</text:p>
          </table:table-cell>
          <table:table-cell office:value-type="float" office:value="0.0122558" calcext:value-type="float">
            <text:p>0.0122558</text:p>
          </table:table-cell>
          <table:table-cell office:value-type="float" office:value="0.01060435" calcext:value-type="float">
            <text:p>0.01060435</text:p>
          </table:table-cell>
          <table:table-cell office:value-type="float" office:value="0.01137335" calcext:value-type="float">
            <text:p>0.01137335</text:p>
          </table:table-cell>
          <table:table-cell office:value-type="float" office:value="0.0127299" calcext:value-type="float">
            <text:p>0.0127299</text:p>
          </table:table-cell>
          <table:table-cell office:value-type="float" office:value="0.01201465" calcext:value-type="float">
            <text:p>0.01201465</text:p>
          </table:table-cell>
          <table:table-cell office:value-type="float" office:value="0.011116875" calcext:value-type="float">
            <text:p>0.011116875</text:p>
          </table:table-cell>
          <table:table-cell office:value-type="float" office:value="0.01059825" calcext:value-type="float">
            <text:p>0.01059825</text:p>
          </table:table-cell>
          <table:table-cell office:value-type="float" office:value="0.012388125" calcext:value-type="float">
            <text:p>0.012388125</text:p>
          </table:table-cell>
          <table:table-cell office:value-type="float" office:value="0.010607225" calcext:value-type="float">
            <text:p>0.010607225</text:p>
          </table:table-cell>
          <table:table-cell office:value-type="float" office:value="0.010621425" calcext:value-type="float">
            <text:p>0.010621425</text:p>
          </table:table-cell>
          <table:table-cell/>
          <table:table-cell table:formula="of:=AVERAGE([.Q108:.Z108])" office:value-type="float" office:value="17.5" calcext:value-type="float">
            <text:p>17.5</text:p>
          </table:table-cell>
          <table:table-cell table:formula="of:=STDEV([.Q108:.Z108])" office:value-type="float" office:value="1.58113883008419" calcext:value-type="float">
            <text:p>1.581138830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.205128" calcext:value-type="float">
            <text:p>8.205128</text:p>
          </table:table-cell>
          <table:table-cell table:formula="of:=AVERAGE([.D109:.M109])" office:value-type="float" office:value="0.00845658" calcext:value-type="float">
            <text:p>0.00845658</text:p>
          </table:table-cell>
          <table:table-cell table:formula="of:=STDEV([.D109:.M109])" office:value-type="float" office:value="0.000412215509439204" calcext:value-type="float">
            <text:p>0.0004122155</text:p>
          </table:table-cell>
          <table:table-cell office:value-type="float" office:value="0.008400775" calcext:value-type="float">
            <text:p>0.008400775</text:p>
          </table:table-cell>
          <table:table-cell office:value-type="float" office:value="0.0087907" calcext:value-type="float">
            <text:p>0.0087907</text:p>
          </table:table-cell>
          <table:table-cell office:value-type="float" office:value="0.0080667" calcext:value-type="float">
            <text:p>0.0080667</text:p>
          </table:table-cell>
          <table:table-cell office:value-type="float" office:value="0.0082809" calcext:value-type="float">
            <text:p>0.0082809</text:p>
          </table:table-cell>
          <table:table-cell office:value-type="float" office:value="0.00907365" calcext:value-type="float">
            <text:p>0.00907365</text:p>
          </table:table-cell>
          <table:table-cell office:value-type="float" office:value="0.008870475" calcext:value-type="float">
            <text:p>0.008870475</text:p>
          </table:table-cell>
          <table:table-cell office:value-type="float" office:value="0.0080473" calcext:value-type="float">
            <text:p>0.0080473</text:p>
          </table:table-cell>
          <table:table-cell office:value-type="float" office:value="0.0089077" calcext:value-type="float">
            <text:p>0.0089077</text:p>
          </table:table-cell>
          <table:table-cell office:value-type="float" office:value="0.008060775" calcext:value-type="float">
            <text:p>0.008060775</text:p>
          </table:table-cell>
          <table:table-cell office:value-type="float" office:value="0.008066825" calcext:value-type="float">
            <text:p>0.008066825</text:p>
          </table:table-cell>
          <table:table-cell/>
          <table:table-cell table:formula="of:=AVERAGE([.Q109:.Z109])" office:value-type="float" office:value="17" calcext:value-type="float">
            <text:p>17</text:p>
          </table:table-cell>
          <table:table-cell table:formula="of:=STDEV([.Q109:.Z109])" office:value-type="float" office:value="1.05409255338946" calcext:value-type="float">
            <text:p>1.05409255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.615385" calcext:value-type="float">
            <text:p>8.615385</text:p>
          </table:table-cell>
          <table:table-cell table:formula="of:=AVERAGE([.D110:.M110])" office:value-type="float" office:value="0.0063014375" calcext:value-type="float">
            <text:p>0.0063014375</text:p>
          </table:table-cell>
          <table:table-cell table:formula="of:=STDEV([.D110:.M110])" office:value-type="float" office:value="0.000344307039422422" calcext:value-type="float">
            <text:p>0.000344307</text:p>
          </table:table-cell>
          <table:table-cell office:value-type="float" office:value="0.0068386" calcext:value-type="float">
            <text:p>0.0068386</text:p>
          </table:table-cell>
          <table:table-cell office:value-type="float" office:value="0.005958125" calcext:value-type="float">
            <text:p>0.005958125</text:p>
          </table:table-cell>
          <table:table-cell office:value-type="float" office:value="0.006229925" calcext:value-type="float">
            <text:p>0.006229925</text:p>
          </table:table-cell>
          <table:table-cell office:value-type="float" office:value="0.00650245" calcext:value-type="float">
            <text:p>0.00650245</text:p>
          </table:table-cell>
          <table:table-cell office:value-type="float" office:value="0.0059545" calcext:value-type="float">
            <text:p>0.0059545</text:p>
          </table:table-cell>
          <table:table-cell office:value-type="float" office:value="0.0062023" calcext:value-type="float">
            <text:p>0.0062023</text:p>
          </table:table-cell>
          <table:table-cell office:value-type="float" office:value="0.006901625" calcext:value-type="float">
            <text:p>0.006901625</text:p>
          </table:table-cell>
          <table:table-cell office:value-type="float" office:value="0.005974225" calcext:value-type="float">
            <text:p>0.005974225</text:p>
          </table:table-cell>
          <table:table-cell office:value-type="float" office:value="0.0062821" calcext:value-type="float">
            <text:p>0.0062821</text:p>
          </table:table-cell>
          <table:table-cell office:value-type="float" office:value="0.006170525" calcext:value-type="float">
            <text:p>0.006170525</text:p>
          </table:table-cell>
          <table:table-cell/>
          <table:table-cell table:formula="of:=AVERAGE([.Q110:.Z110])" office:value-type="float" office:value="17.3" calcext:value-type="float">
            <text:p>17.3</text:p>
          </table:table-cell>
          <table:table-cell table:formula="of:=STDEV([.Q110:.Z110])" office:value-type="float" office:value="1.33749350984926" calcext:value-type="float">
            <text:p>1.337493509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.025641" calcext:value-type="float">
            <text:p>9.025641</text:p>
          </table:table-cell>
          <table:table-cell table:formula="of:=AVERAGE([.D111:.M111])" office:value-type="float" office:value="0.0046356525" calcext:value-type="float">
            <text:p>0.0046356525</text:p>
          </table:table-cell>
          <table:table-cell table:formula="of:=STDEV([.D111:.M111])" office:value-type="float" office:value="0.000350632285515515" calcext:value-type="float">
            <text:p>0.0003506323</text:p>
          </table:table-cell>
          <table:table-cell office:value-type="float" office:value="0.00449275" calcext:value-type="float">
            <text:p>0.00449275</text:p>
          </table:table-cell>
          <table:table-cell office:value-type="float" office:value="0.0043455" calcext:value-type="float">
            <text:p>0.0043455</text:p>
          </table:table-cell>
          <table:table-cell office:value-type="float" office:value="0.00431135" calcext:value-type="float">
            <text:p>0.00431135</text:p>
          </table:table-cell>
          <table:table-cell office:value-type="float" office:value="0.004770975" calcext:value-type="float">
            <text:p>0.004770975</text:p>
          </table:table-cell>
          <table:table-cell office:value-type="float" office:value="0.00429435" calcext:value-type="float">
            <text:p>0.00429435</text:p>
          </table:table-cell>
          <table:table-cell office:value-type="float" office:value="0.00477625" calcext:value-type="float">
            <text:p>0.00477625</text:p>
          </table:table-cell>
          <table:table-cell office:value-type="float" office:value="0.0054797" calcext:value-type="float">
            <text:p>0.0054797</text:p>
          </table:table-cell>
          <table:table-cell office:value-type="float" office:value="0.00458105" calcext:value-type="float">
            <text:p>0.00458105</text:p>
          </table:table-cell>
          <table:table-cell office:value-type="float" office:value="0.004537875" calcext:value-type="float">
            <text:p>0.004537875</text:p>
          </table:table-cell>
          <table:table-cell office:value-type="float" office:value="0.004766725" calcext:value-type="float">
            <text:p>0.004766725</text:p>
          </table:table-cell>
          <table:table-cell/>
          <table:table-cell table:formula="of:=AVERAGE([.Q111:.Z111])" office:value-type="float" office:value="17.4" calcext:value-type="float">
            <text:p>17.4</text:p>
          </table:table-cell>
          <table:table-cell table:formula="of:=STDEV([.Q111:.Z111])" office:value-type="float" office:value="1.34989711542111" calcext:value-type="float">
            <text:p>1.349897115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.435897" calcext:value-type="float">
            <text:p>9.435897</text:p>
          </table:table-cell>
          <table:table-cell table:formula="of:=AVERAGE([.D112:.M112])" office:value-type="float" office:value="0.003212345" calcext:value-type="float">
            <text:p>0.003212345</text:p>
          </table:table-cell>
          <table:table-cell table:formula="of:=STDEV([.D112:.M112])" office:value-type="float" office:value="0.000183189460895908" calcext:value-type="float">
            <text:p>0.0001831895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300735" calcext:value-type="float">
            <text:p>0.00300735</text:p>
          </table:table-cell>
          <table:table-cell office:value-type="float" office:value="0.00301295" calcext:value-type="float">
            <text:p>0.00301295</text:p>
          </table:table-cell>
          <table:table-cell office:value-type="float" office:value="0.003281725" calcext:value-type="float">
            <text:p>0.003281725</text:p>
          </table:table-cell>
          <table:table-cell office:value-type="float" office:value="0.00300515" calcext:value-type="float">
            <text:p>0.00300515</text:p>
          </table:table-cell>
          <table:table-cell office:value-type="float" office:value="0.003116175" calcext:value-type="float">
            <text:p>0.003116175</text:p>
          </table:table-cell>
          <table:table-cell office:value-type="float" office:value="0.003516925" calcext:value-type="float">
            <text:p>0.003516925</text:p>
          </table:table-cell>
          <table:table-cell office:value-type="float" office:value="0.0032891" calcext:value-type="float">
            <text:p>0.0032891</text:p>
          </table:table-cell>
          <table:table-cell office:value-type="float" office:value="0.00337155" calcext:value-type="float">
            <text:p>0.00337155</text:p>
          </table:table-cell>
          <table:table-cell office:value-type="float" office:value="0.003392525" calcext:value-type="float">
            <text:p>0.003392525</text:p>
          </table:table-cell>
          <table:table-cell/>
          <table:table-cell table:formula="of:=AVERAGE([.Q112:.Z112])" office:value-type="float" office:value="17.4" calcext:value-type="float">
            <text:p>17.4</text:p>
          </table:table-cell>
          <table:table-cell table:formula="of:=STDEV([.Q112:.Z112])" office:value-type="float" office:value="1.26491106406735" calcext:value-type="float">
            <text:p>1.26491106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.846154" calcext:value-type="float">
            <text:p>9.846154</text:p>
          </table:table-cell>
          <table:table-cell table:formula="of:=AVERAGE([.D113:.M113])" office:value-type="float" office:value="0.0022240825" calcext:value-type="float">
            <text:p>0.0022240825</text:p>
          </table:table-cell>
          <table:table-cell table:formula="of:=STDEV([.D113:.M113])" office:value-type="float" office:value="0.000133449838188362" calcext:value-type="float">
            <text:p>0.0001334498</text:p>
          </table:table-cell>
          <table:table-cell office:value-type="float" office:value="0.00214265" calcext:value-type="float">
            <text:p>0.00214265</text:p>
          </table:table-cell>
          <table:table-cell office:value-type="float" office:value="0.002188975" calcext:value-type="float">
            <text:p>0.002188975</text:p>
          </table:table-cell>
          <table:table-cell office:value-type="float" office:value="0.002306925" calcext:value-type="float">
            <text:p>0.002306925</text:p>
          </table:table-cell>
          <table:table-cell office:value-type="float" office:value="0.00222385" calcext:value-type="float">
            <text:p>0.00222385</text:p>
          </table:table-cell>
          <table:table-cell office:value-type="float" office:value="0.002048475" calcext:value-type="float">
            <text:p>0.002048475</text:p>
          </table:table-cell>
          <table:table-cell office:value-type="float" office:value="0.002131225" calcext:value-type="float">
            <text:p>0.002131225</text:p>
          </table:table-cell>
          <table:table-cell office:value-type="float" office:value="0.002360725" calcext:value-type="float">
            <text:p>0.002360725</text:p>
          </table:table-cell>
          <table:table-cell office:value-type="float" office:value="0.002418125" calcext:value-type="float">
            <text:p>0.002418125</text:p>
          </table:table-cell>
          <table:table-cell office:value-type="float" office:value="0.002052825" calcext:value-type="float">
            <text:p>0.002052825</text:p>
          </table:table-cell>
          <table:table-cell office:value-type="float" office:value="0.00236705" calcext:value-type="float">
            <text:p>0.00236705</text:p>
          </table:table-cell>
          <table:table-cell/>
          <table:table-cell table:formula="of:=AVERAGE([.Q113:.Z113])" office:value-type="float" office:value="17.9" calcext:value-type="float">
            <text:p>17.9</text:p>
          </table:table-cell>
          <table:table-cell table:formula="of:=STDEV([.Q113:.Z113])" office:value-type="float" office:value="1.44913767461894" calcext:value-type="float">
            <text:p>1.449137674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0.25641" calcext:value-type="float">
            <text:p>10.25641</text:p>
          </table:table-cell>
          <table:table-cell table:formula="of:=AVERAGE([.D114:.M114])" office:value-type="float" office:value="0.001441915" calcext:value-type="float">
            <text:p>0.001441915</text:p>
          </table:table-cell>
          <table:table-cell table:formula="of:=STDEV([.D114:.M114])" office:value-type="float" office:value="0.0000639823523845964" calcext:value-type="float">
            <text:p>6.39823523845964E-05</text:p>
          </table:table-cell>
          <table:table-cell office:value-type="float" office:value="0.00145315" calcext:value-type="float">
            <text:p>0.00145315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0.001593225" calcext:value-type="float">
            <text:p>0.001593225</text:p>
          </table:table-cell>
          <table:table-cell office:value-type="float" office:value="0.0013942" calcext:value-type="float">
            <text:p>0.0013942</text:p>
          </table:table-cell>
          <table:table-cell office:value-type="float" office:value="0.001343725" calcext:value-type="float">
            <text:p>0.001343725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.0014589" calcext:value-type="float">
            <text:p>0.0014589</text:p>
          </table:table-cell>
          <table:table-cell office:value-type="float" office:value="0.001439825" calcext:value-type="float">
            <text:p>0.001439825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431125" calcext:value-type="float">
            <text:p>0.001431125</text:p>
          </table:table-cell>
          <table:table-cell/>
          <table:table-cell table:formula="of:=AVERAGE([.Q114:.Z114])" office:value-type="float" office:value="17.4" calcext:value-type="float">
            <text:p>17.4</text:p>
          </table:table-cell>
          <table:table-cell table:formula="of:=STDEV([.Q114:.Z114])" office:value-type="float" office:value="1.07496769977314" calcext:value-type="float">
            <text:p>1.074967699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0.666667" calcext:value-type="float">
            <text:p>10.666667</text:p>
          </table:table-cell>
          <table:table-cell table:formula="of:=AVERAGE([.D115:.M115])" office:value-type="float" office:value="0.0008964425" calcext:value-type="float">
            <text:p>0.0008964425</text:p>
          </table:table-cell>
          <table:table-cell table:formula="of:=STDEV([.D115:.M115])" office:value-type="float" office:value="0.0000415298320655031" calcext:value-type="float">
            <text:p>4.15298320655031E-05</text:p>
          </table:table-cell>
          <table:table-cell office:value-type="float" office:value="0.000919725" calcext:value-type="float">
            <text:p>0.000919725</text:p>
          </table:table-cell>
          <table:table-cell office:value-type="float" office:value="0.00084715" calcext:value-type="float">
            <text:p>0.00084715</text:p>
          </table:table-cell>
          <table:table-cell office:value-type="float" office:value="0.000904575" calcext:value-type="float">
            <text:p>0.000904575</text:p>
          </table:table-cell>
          <table:table-cell office:value-type="float" office:value="0.0009358" calcext:value-type="float">
            <text:p>0.0009358</text:p>
          </table:table-cell>
          <table:table-cell office:value-type="float" office:value="0.00084635" calcext:value-type="float">
            <text:p>0.00084635</text:p>
          </table:table-cell>
          <table:table-cell office:value-type="float" office:value="0.000912875" calcext:value-type="float">
            <text:p>0.000912875</text:p>
          </table:table-cell>
          <table:table-cell office:value-type="float" office:value="0.0009387" calcext:value-type="float">
            <text:p>0.0009387</text:p>
          </table:table-cell>
          <table:table-cell office:value-type="float" office:value="0.000854575" calcext:value-type="float">
            <text:p>0.000854575</text:p>
          </table:table-cell>
          <table:table-cell office:value-type="float" office:value="0.00085465" calcext:value-type="float">
            <text:p>0.00085465</text:p>
          </table:table-cell>
          <table:table-cell office:value-type="float" office:value="0.000950025" calcext:value-type="float">
            <text:p>0.000950025</text:p>
          </table:table-cell>
          <table:table-cell/>
          <table:table-cell table:formula="of:=AVERAGE([.Q115:.Z115])" office:value-type="float" office:value="17" calcext:value-type="float">
            <text:p>17</text:p>
          </table:table-cell>
          <table:table-cell table:formula="of:=STDEV([.Q115:.Z115])" office:value-type="float" office:value="1.05409255338946" calcext:value-type="float">
            <text:p>1.054092553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.076923" calcext:value-type="float">
            <text:p>11.076923</text:p>
          </table:table-cell>
          <table:table-cell table:formula="of:=AVERAGE([.D116:.M116])" office:value-type="float" office:value="0.0005656275" calcext:value-type="float">
            <text:p>0.0005656275</text:p>
          </table:table-cell>
          <table:table-cell table:formula="of:=STDEV([.D116:.M116])" office:value-type="float" office:value="0.0000374022679236612" calcext:value-type="float">
            <text:p>3.74022679236612E-05</text:p>
          </table:table-cell>
          <table:table-cell office:value-type="float" office:value="0.0005347" calcext:value-type="float">
            <text:p>0.0005347</text:p>
          </table:table-cell>
          <table:table-cell office:value-type="float" office:value="0.00050825" calcext:value-type="float">
            <text:p>0.00050825</text:p>
          </table:table-cell>
          <table:table-cell office:value-type="float" office:value="0.0005447" calcext:value-type="float">
            <text:p>0.0005447</text:p>
          </table:table-cell>
          <table:table-cell office:value-type="float" office:value="0.0005687" calcext:value-type="float">
            <text:p>0.0005687</text:p>
          </table:table-cell>
          <table:table-cell office:value-type="float" office:value="0.000617475" calcext:value-type="float">
            <text:p>0.000617475</text:p>
          </table:table-cell>
          <table:table-cell office:value-type="float" office:value="0.000549225" calcext:value-type="float">
            <text:p>0.000549225</text:p>
          </table:table-cell>
          <table:table-cell office:value-type="float" office:value="0.0005709" calcext:value-type="float">
            <text:p>0.0005709</text:p>
          </table:table-cell>
          <table:table-cell office:value-type="float" office:value="0.000630625" calcext:value-type="float">
            <text:p>0.000630625</text:p>
          </table:table-cell>
          <table:table-cell office:value-type="float" office:value="0.00054735" calcext:value-type="float">
            <text:p>0.00054735</text:p>
          </table:table-cell>
          <table:table-cell office:value-type="float" office:value="0.00058435" calcext:value-type="float">
            <text:p>0.00058435</text:p>
          </table:table-cell>
          <table:table-cell/>
          <table:table-cell table:formula="of:=AVERAGE([.Q116:.Z116])" office:value-type="float" office:value="17.8" calcext:value-type="float">
            <text:p>17.8</text:p>
          </table:table-cell>
          <table:table-cell table:formula="of:=STDEV([.Q116:.Z116])" office:value-type="float" office:value="1.22927259430572" calcext:value-type="float">
            <text:p>1.22927259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.487179" calcext:value-type="float">
            <text:p>11.487179</text:p>
          </table:table-cell>
          <table:table-cell table:formula="of:=AVERAGE([.D117:.M117])" office:value-type="float" office:value="0.00032021" calcext:value-type="float">
            <text:p>0.00032021</text:p>
          </table:table-cell>
          <table:table-cell table:formula="of:=STDEV([.D117:.M117])" office:value-type="float" office:value="0.0000215729164051183" calcext:value-type="float">
            <text:p>2.15729164051183E-05</text:p>
          </table:table-cell>
          <table:table-cell office:value-type="float" office:value="0.000311175" calcext:value-type="float">
            <text:p>0.000311175</text:p>
          </table:table-cell>
          <table:table-cell office:value-type="float" office:value="0.000352325" calcext:value-type="float">
            <text:p>0.000352325</text:p>
          </table:table-cell>
          <table:table-cell office:value-type="float" office:value="0.0002959" calcext:value-type="float">
            <text:p>0.0002959</text:p>
          </table:table-cell>
          <table:table-cell office:value-type="float" office:value="0.000333975" calcext:value-type="float">
            <text:p>0.000333975</text:p>
          </table:table-cell>
          <table:table-cell office:value-type="float" office:value="0.00033305" calcext:value-type="float">
            <text:p>0.00033305</text:p>
          </table:table-cell>
          <table:table-cell office:value-type="float" office:value="0.0003188" calcext:value-type="float">
            <text:p>0.0003188</text:p>
          </table:table-cell>
          <table:table-cell office:value-type="float" office:value="0.0003518" calcext:value-type="float">
            <text:p>0.0003518</text:p>
          </table:table-cell>
          <table:table-cell office:value-type="float" office:value="0.00029805" calcext:value-type="float">
            <text:p>0.000298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0.000297125" calcext:value-type="float">
            <text:p>0.000297125</text:p>
          </table:table-cell>
          <table:table-cell/>
          <table:table-cell table:formula="of:=AVERAGE([.Q117:.Z117])" office:value-type="float" office:value="17.3" calcext:value-type="float">
            <text:p>17.3</text:p>
          </table:table-cell>
          <table:table-cell table:formula="of:=STDEV([.Q117:.Z117])" office:value-type="float" office:value="1.33749350984926" calcext:value-type="float">
            <text:p>1.337493509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.897436" calcext:value-type="float">
            <text:p>11.897436</text:p>
          </table:table-cell>
          <table:table-cell table:formula="of:=AVERAGE([.D118:.M118])" office:value-type="float" office:value="0.000176285" calcext:value-type="float">
            <text:p>0.000176285</text:p>
          </table:table-cell>
          <table:table-cell table:formula="of:=STDEV([.D118:.M118])" office:value-type="float" office:value="0.0000107619649176574" calcext:value-type="float">
            <text:p>0.00001076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8545" calcext:value-type="float">
            <text:p>0.00018545</text:p>
          </table:table-cell>
          <table:table-cell office:value-type="float" office:value="0.00016285" calcext:value-type="float">
            <text:p>0.00016285</text:p>
          </table:table-cell>
          <table:table-cell office:value-type="float" office:value="0.00019585" calcext:value-type="float">
            <text:p>0.00019585</text:p>
          </table:table-cell>
          <table:table-cell office:value-type="float" office:value="0.00018155" calcext:value-type="float">
            <text:p>0.00018155</text:p>
          </table:table-cell>
          <table:table-cell office:value-type="float" office:value="0.00017765" calcext:value-type="float">
            <text:p>0.00017765</text:p>
          </table:table-cell>
          <table:table-cell office:value-type="float" office:value="0.000185225" calcext:value-type="float">
            <text:p>0.000185225</text:p>
          </table:table-cell>
          <table:table-cell office:value-type="float" office:value="0.00016345" calcext:value-type="float">
            <text:p>0.00016345</text:p>
          </table:table-cell>
          <table:table-cell office:value-type="float" office:value="0.0001729" calcext:value-type="float">
            <text:p>0.0001729</text:p>
          </table:table-cell>
          <table:table-cell office:value-type="float" office:value="0.000167925" calcext:value-type="float">
            <text:p>0.000167925</text:p>
          </table:table-cell>
          <table:table-cell/>
          <table:table-cell table:formula="of:=AVERAGE([.Q118:.Z118])" office:value-type="float" office:value="17.3" calcext:value-type="float">
            <text:p>17.3</text:p>
          </table:table-cell>
          <table:table-cell table:formula="of:=STDEV([.Q118:.Z118])" office:value-type="float" office:value="1.05934990547138" calcext:value-type="float">
            <text:p>1.059349905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.307692" calcext:value-type="float">
            <text:p>12.307692</text:p>
          </table:table-cell>
          <table:table-cell table:formula="of:=AVERAGE([.D119:.M119])" office:value-type="float" office:value="0.000092305" calcext:value-type="float">
            <text:p>0.000092305</text:p>
          </table:table-cell>
          <table:table-cell table:formula="of:=STDEV([.D119:.M119])" office:value-type="float" office:value="0.00000676058634866664" calcext:value-type="float">
            <text:p>6.76058634866664E-06</text:p>
          </table:table-cell>
          <table:table-cell office:value-type="float" office:value="0.000089825" calcext:value-type="float">
            <text:p>0.000089825</text:p>
          </table:table-cell>
          <table:table-cell office:value-type="float" office:value="0.000091825" calcext:value-type="float">
            <text:p>0.000091825</text:p>
          </table:table-cell>
          <table:table-cell office:value-type="float" office:value="0.00008385" calcext:value-type="float">
            <text:p>0.00008385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.000106175" calcext:value-type="float">
            <text:p>0.000106175</text:p>
          </table:table-cell>
          <table:table-cell office:value-type="float" office:value="0.0000929" calcext:value-type="float">
            <text:p>0.0000929</text:p>
          </table:table-cell>
          <table:table-cell office:value-type="float" office:value="0.00009975" calcext:value-type="float">
            <text:p>0.00009975</text:p>
          </table:table-cell>
          <table:table-cell office:value-type="float" office:value="0.00008485" calcext:value-type="float">
            <text:p>0.00008485</text:p>
          </table:table-cell>
          <table:table-cell office:value-type="float" office:value="0.000091175" calcext:value-type="float">
            <text:p>0.000091175</text:p>
          </table:table-cell>
          <table:table-cell office:value-type="float" office:value="0.0000877" calcext:value-type="float">
            <text:p>0.0000877</text:p>
          </table:table-cell>
          <table:table-cell/>
          <table:table-cell table:formula="of:=AVERAGE([.Q119:.Z119])" office:value-type="float" office:value="17.5" calcext:value-type="float">
            <text:p>17.5</text:p>
          </table:table-cell>
          <table:table-cell table:formula="of:=STDEV([.Q119:.Z119])" office:value-type="float" office:value="1.26929551764398" calcext:value-type="float">
            <text:p>1.269295517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.717949" calcext:value-type="float">
            <text:p>12.717949</text:p>
          </table:table-cell>
          <table:table-cell table:formula="of:=AVERAGE([.D120:.M120])" office:value-type="float" office:value="0.0000436875" calcext:value-type="float">
            <text:p>4.36875E-05</text:p>
          </table:table-cell>
          <table:table-cell table:formula="of:=STDEV([.D120:.M120])" office:value-type="float" office:value="0.00000403249388647329" calcext:value-type="float">
            <text:p>4.03249388647329E-06</text:p>
          </table:table-cell>
          <table:table-cell office:value-type="float" office:value="0.00004135" calcext:value-type="float">
            <text:p>0.00004135</text:p>
          </table:table-cell>
          <table:table-cell office:value-type="float" office:value="0.00004185" calcext:value-type="float">
            <text:p>0.00004185</text:p>
          </table:table-cell>
          <table:table-cell office:value-type="float" office:value="0.000041375" calcext:value-type="float">
            <text:p>0.000041375</text:p>
          </table:table-cell>
          <table:table-cell office:value-type="float" office:value="0.000046825" calcext:value-type="float">
            <text:p>0.000046825</text:p>
          </table:table-cell>
          <table:table-cell office:value-type="float" office:value="0.0000409" calcext:value-type="float">
            <text:p>0.0000409</text:p>
          </table:table-cell>
          <table:table-cell office:value-type="float" office:value="0.000046225" calcext:value-type="float">
            <text:p>0.000046225</text:p>
          </table:table-cell>
          <table:table-cell office:value-type="float" office:value="0.0000534" calcext:value-type="float">
            <text:p>0.0000534</text:p>
          </table:table-cell>
          <table:table-cell office:value-type="float" office:value="0.000041625" calcext:value-type="float">
            <text:p>0.000041625</text:p>
          </table:table-cell>
          <table:table-cell office:value-type="float" office:value="0.000042475" calcext:value-type="float">
            <text:p>0.000042475</text:p>
          </table:table-cell>
          <table:table-cell office:value-type="float" office:value="0.00004085" calcext:value-type="float">
            <text:p>0.00004085</text:p>
          </table:table-cell>
          <table:table-cell/>
          <table:table-cell table:formula="of:=AVERAGE([.Q120:.Z120])" office:value-type="float" office:value="16.7" calcext:value-type="float">
            <text:p>16.7</text:p>
          </table:table-cell>
          <table:table-cell table:formula="of:=STDEV([.Q120:.Z120])" office:value-type="float" office:value="1.33749350984926" calcext:value-type="float">
            <text:p>1.337493509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.128205" calcext:value-type="float">
            <text:p>13.128205</text:p>
          </table:table-cell>
          <table:table-cell table:formula="of:=AVERAGE([.D121:.M121])" office:value-type="float" office:value="0.000020185" calcext:value-type="float">
            <text:p>0.000020185</text:p>
          </table:table-cell>
          <table:table-cell table:formula="of:=STDEV([.D121:.M121])" office:value-type="float" office:value="0.0000014923043329771" calcext:value-type="float">
            <text:p>1.4923043329771E-06</text:p>
          </table:table-cell>
          <table:table-cell office:value-type="float" office:value="0.00002015" calcext:value-type="float">
            <text:p>0.00002015</text:p>
          </table:table-cell>
          <table:table-cell office:value-type="float" office:value="0.000019375" calcext:value-type="float">
            <text:p>0.000019375</text:p>
          </table:table-cell>
          <table:table-cell office:value-type="float" office:value="0.000019175" calcext:value-type="float">
            <text:p>0.000019175</text:p>
          </table:table-cell>
          <table:table-cell office:value-type="float" office:value="0.0000216" calcext:value-type="float">
            <text:p>0.0000216</text:p>
          </table:table-cell>
          <table:table-cell office:value-type="float" office:value="0.00002275" calcext:value-type="float">
            <text:p>0.00002275</text:p>
          </table:table-cell>
          <table:table-cell office:value-type="float" office:value="0.0000188" calcext:value-type="float">
            <text:p>0.0000188</text:p>
          </table:table-cell>
          <table:table-cell office:value-type="float" office:value="0.000018675" calcext:value-type="float">
            <text:p>0.000018675</text:p>
          </table:table-cell>
          <table:table-cell office:value-type="float" office:value="0.00002175" calcext:value-type="float">
            <text:p>0.00002175</text:p>
          </table:table-cell>
          <table:table-cell office:value-type="float" office:value="0.000020975" calcext:value-type="float">
            <text:p>0.000020975</text:p>
          </table:table-cell>
          <table:table-cell office:value-type="float" office:value="0.0000186" calcext:value-type="float">
            <text:p>0.0000186</text:p>
          </table:table-cell>
          <table:table-cell/>
          <table:table-cell table:formula="of:=AVERAGE([.Q121:.Z121])" office:value-type="float" office:value="16.8" calcext:value-type="float">
            <text:p>16.8</text:p>
          </table:table-cell>
          <table:table-cell table:formula="of:=STDEV([.Q121:.Z121])" office:value-type="float" office:value="1.03279555898864" calcext:value-type="float">
            <text:p>1.03279555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.538462" calcext:value-type="float">
            <text:p>13.538462</text:p>
          </table:table-cell>
          <table:table-cell table:formula="of:=AVERAGE([.D122:.M122])" office:value-type="float" office:value="0.00000809" calcext:value-type="float">
            <text:p>0.00000809</text:p>
          </table:table-cell>
          <table:table-cell table:formula="of:=STDEV([.D122:.M122])" office:value-type="float" office:value="0.00000101065160498891" calcext:value-type="float">
            <text:p>1.01065160498891E-06</text:p>
          </table:table-cell>
          <table:table-cell office:value-type="float" office:value="0.00000765" calcext:value-type="float">
            <text:p>0.00000765</text:p>
          </table:table-cell>
          <table:table-cell office:value-type="float" office:value="0.000007675" calcext:value-type="float">
            <text:p>0.000007675</text:p>
          </table:table-cell>
          <table:table-cell office:value-type="float" office:value="0.00000765" calcext:value-type="float">
            <text:p>0.00000765</text:p>
          </table:table-cell>
          <table:table-cell office:value-type="float" office:value="0.000009225" calcext:value-type="float">
            <text:p>0.000009225</text:p>
          </table:table-cell>
          <table:table-cell office:value-type="float" office:value="0.000010325" calcext:value-type="float">
            <text:p>0.000010325</text:p>
          </table:table-cell>
          <table:table-cell office:value-type="float" office:value="0.00000725" calcext:value-type="float">
            <text:p>0.00000725</text:p>
          </table:table-cell>
          <table:table-cell office:value-type="float" office:value="0.000007375" calcext:value-type="float">
            <text:p>0.000007375</text:p>
          </table:table-cell>
          <table:table-cell office:value-type="float" office:value="0.000007475" calcext:value-type="float">
            <text:p>0.000007475</text:p>
          </table:table-cell>
          <table:table-cell office:value-type="float" office:value="0.00000875" calcext:value-type="float">
            <text:p>0.00000875</text:p>
          </table:table-cell>
          <table:table-cell office:value-type="float" office:value="0.000007525" calcext:value-type="float">
            <text:p>0.000007525</text:p>
          </table:table-cell>
          <table:table-cell/>
          <table:table-cell table:formula="of:=AVERAGE([.Q122:.Z122])" office:value-type="float" office:value="16.6" calcext:value-type="float">
            <text:p>16.6</text:p>
          </table:table-cell>
          <table:table-cell table:formula="of:=STDEV([.Q122:.Z122])" office:value-type="float" office:value="1.07496769977314" calcext:value-type="float">
            <text:p>1.074967699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.948718" calcext:value-type="float">
            <text:p>13.948718</text:p>
          </table:table-cell>
          <table:table-cell table:formula="of:=AVERAGE([.D123:.M123])" office:value-type="float" office:value="0.00000318" calcext:value-type="float">
            <text:p>0.00000318</text:p>
          </table:table-cell>
          <table:table-cell table:formula="of:=STDEV([.D123:.M123])" office:value-type="float" office:value="0.00000035410293544235" calcext:value-type="float">
            <text:p>3.5410293544235E-07</text:p>
          </table:table-cell>
          <table:table-cell office:value-type="float" office:value="0.0000031" calcext:value-type="float">
            <text:p>0.0000031</text:p>
          </table:table-cell>
          <table:table-cell office:value-type="float" office:value="0.000003025" calcext:value-type="float">
            <text:p>0.000003025</text:p>
          </table:table-cell>
          <table:table-cell office:value-type="float" office:value="0.0000032" calcext:value-type="float">
            <text:p>0.0000032</text:p>
          </table:table-cell>
          <table:table-cell office:value-type="float" office:value="0.000003125" calcext:value-type="float">
            <text:p>0.000003125</text:p>
          </table:table-cell>
          <table:table-cell office:value-type="float" office:value="0.00000405" calcext:value-type="float">
            <text:p>0.00000405</text:p>
          </table:table-cell>
          <table:table-cell office:value-type="float" office:value="0.0000028" calcext:value-type="float">
            <text:p>0.0000028</text:p>
          </table:table-cell>
          <table:table-cell office:value-type="float" office:value="0.0000031" calcext:value-type="float">
            <text:p>0.0000031</text:p>
          </table:table-cell>
          <table:table-cell office:value-type="float" office:value="0.000002825" calcext:value-type="float">
            <text:p>0.000002825</text:p>
          </table:table-cell>
          <table:table-cell office:value-type="float" office:value="0.000003425" calcext:value-type="float">
            <text:p>0.000003425</text:p>
          </table:table-cell>
          <table:table-cell office:value-type="float" office:value="0.00000315" calcext:value-type="float">
            <text:p>0.00000315</text:p>
          </table:table-cell>
          <table:table-cell/>
          <table:table-cell table:formula="of:=AVERAGE([.Q123:.Z123])" office:value-type="float" office:value="16.5" calcext:value-type="float">
            <text:p>16.5</text:p>
          </table:table-cell>
          <table:table-cell table:formula="of:=STDEV([.Q123:.Z123])" office:value-type="float" office:value="0.97182531580755" calcext:value-type="float">
            <text:p>0.971825315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.358974" calcext:value-type="float">
            <text:p>14.358974</text:p>
          </table:table-cell>
          <table:table-cell table:formula="of:=AVERAGE([.D124:.M124])" office:value-type="float" office:value="0.0000012975" calcext:value-type="float">
            <text:p>1.2975E-06</text:p>
          </table:table-cell>
          <table:table-cell table:formula="of:=STDEV([.D124:.M124])" office:value-type="float" office:value="0.000000107011162449947" calcext:value-type="float">
            <text:p>0.000000107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000001225" calcext:value-type="float">
            <text:p>0.000001225</text:p>
          </table:table-cell>
          <table:table-cell office:value-type="float" office:value="0.000001425" calcext:value-type="float">
            <text:p>0.000001425</text:p>
          </table:table-cell>
          <table:table-cell office:value-type="float" office:value="0.000001275" calcext:value-type="float">
            <text:p>0.000001275</text:p>
          </table:table-cell>
          <table:table-cell office:value-type="float" office:value="0.000001225" calcext:value-type="float">
            <text:p>0.000001225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000001225" calcext:value-type="float">
            <text:p>0.000001225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000013" calcext:value-type="float">
            <text:p>0.0000013</text:p>
          </table:table-cell>
          <table:table-cell/>
          <table:table-cell table:formula="of:=AVERAGE([.Q124:.Z124])" office:value-type="float" office:value="16.2" calcext:value-type="float">
            <text:p>16.2</text:p>
          </table:table-cell>
          <table:table-cell table:formula="of:=STDEV([.Q124:.Z124])" office:value-type="float" office:value="0.421637021355784" calcext:value-type="float">
            <text:p>0.4216370214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.769231" calcext:value-type="float">
            <text:p>14.769231</text:p>
          </table:table-cell>
          <table:table-cell table:formula="of:=AVERAGE([.D125:.M125])" office:value-type="float" office:value="0.000000405" calcext:value-type="float">
            <text:p>0.000000405</text:p>
          </table:table-cell>
          <table:table-cell table:formula="of:=STDEV([.D125:.M125])" office:value-type="float" office:value="0.0000000664580067912563" calcext:value-type="float">
            <text:p>6.64580067912563E-08</text:p>
          </table:table-cell>
          <table:table-cell table:number-columns-repeated="2" office:value-type="float" office:value="0.000000325" calcext:value-type="float">
            <text:p>0.000000325</text:p>
          </table:table-cell>
          <table:table-cell office:value-type="float" office:value="0.000000425" calcext:value-type="float">
            <text:p>0.000000425</text:p>
          </table:table-cell>
          <table:table-cell office:value-type="float" office:value="0.000000475" calcext:value-type="float">
            <text:p>0.000000475</text:p>
          </table:table-cell>
          <table:table-cell office:value-type="float" office:value="0.000000375" calcext:value-type="float">
            <text:p>0.000000375</text:p>
          </table:table-cell>
          <table:table-cell office:value-type="float" office:value="0.000000425" calcext:value-type="float">
            <text:p>0.000000425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475" calcext:value-type="float">
            <text:p>0.000000475</text:p>
          </table:table-cell>
          <table:table-cell office:value-type="float" office:value="0.000000325" calcext:value-type="float">
            <text:p>0.000000325</text:p>
          </table:table-cell>
          <table:table-cell office:value-type="float" office:value="0.0000005" calcext:value-type="float">
            <text:p>0.0000005</text:p>
          </table:table-cell>
          <table:table-cell/>
          <table:table-cell table:formula="of:=AVERAGE([.Q125:.Z125])" office:value-type="float" office:value="16" calcext:value-type="float">
            <text:p>16</text:p>
          </table:table-cell>
          <table:table-cell table:formula="of:=STDEV([.Q125:.Z125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.179487" calcext:value-type="float">
            <text:p>15.179487</text:p>
          </table:table-cell>
          <table:table-cell table:formula="of:=AVERAGE([.D126:.M126])" office:value-type="float" office:value="0.0000001" calcext:value-type="float">
            <text:p>0.0000001</text:p>
          </table:table-cell>
          <table:table-cell table:formula="of:=STDEV([.D126:.M126])" office:value-type="float" office:value="0.0000000372677996249965" calcext:value-type="float">
            <text:p>3.72677996249965E-08</text:p>
          </table:table-cell>
          <table:table-cell office:value-type="float" office:value="0.000000025" calcext:value-type="float">
            <text:p>0.000000025</text:p>
          </table:table-cell>
          <table:table-cell table:number-columns-repeated="2" office:value-type="float" office:value="0.0000001" calcext:value-type="float">
            <text:p>0.0000001</text:p>
          </table:table-cell>
          <table:table-cell office:value-type="float" office:value="0.000000125" calcext:value-type="float">
            <text:p>0.000000125</text:p>
          </table:table-cell>
          <table:table-cell table:number-columns-repeated="2" office:value-type="float" office:value="0.0000001" calcext:value-type="float">
            <text:p>0.0000001</text:p>
          </table:table-cell>
          <table:table-cell office:value-type="float" office:value="0.000000125" calcext:value-type="float">
            <text:p>0.000000125</text:p>
          </table:table-cell>
          <table:table-cell office:value-type="float" office:value="0.00000015" calcext:value-type="float">
            <text:p>0.00000015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0.000000125" calcext:value-type="float">
            <text:p>0.000000125</text:p>
          </table:table-cell>
          <table:table-cell/>
          <table:table-cell table:formula="of:=AVERAGE([.Q126:.Z126])" office:value-type="float" office:value="16" calcext:value-type="float">
            <text:p>16</text:p>
          </table:table-cell>
          <table:table-cell table:formula="of:=STDEV([.Q126:.Z126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.589744" calcext:value-type="float">
            <text:p>15.589744</text:p>
          </table:table-cell>
          <table:table-cell table:formula="of:=AVERAGE([.D127:.M127])" office:value-type="float" office:value="0.0000000375" calcext:value-type="float">
            <text:p>3.75E-08</text:p>
          </table:table-cell>
          <table:table-cell table:formula="of:=STDEV([.D127:.M127])" office:value-type="float" office:value="0.0000000176776695296637" calcext:value-type="float">
            <text:p>1.76776695296637E-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005" calcext:value-type="float">
            <text:p>0.00000005</text:p>
          </table:table-cell>
          <table:table-cell table:number-columns-repeated="2" office:value-type="float" office:value="0.000000025" calcext:value-type="float">
            <text:p>0.000000025</text:p>
          </table:table-cell>
          <table:table-cell table:number-columns-repeated="2" office:value-type="float" office:value="0.00000005" calcext:value-type="float">
            <text:p>0.00000005</text:p>
          </table:table-cell>
          <table:table-cell office:value-type="float" office:value="0.000000025" calcext:value-type="float">
            <text:p>0.000000025</text:p>
          </table:table-cell>
          <table:table-cell office:value-type="float" office:value="0.00000005" calcext:value-type="float">
            <text:p>0.00000005</text:p>
          </table:table-cell>
          <table:table-cell/>
          <table:table-cell table:formula="of:=AVERAGE([.Q127:.Z127])" office:value-type="float" office:value="16" calcext:value-type="float">
            <text:p>16</text:p>
          </table:table-cell>
          <table:table-cell table:formula="of:=STDEV([.Q127:.Z127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D128:.M128])" office:value-type="float" office:value="0" calcext:value-type="float">
            <text:p>0</text:p>
          </table:table-cell>
          <table:table-cell table:formula="of:=STDEV([.D128:.M128])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Q128:.Z128])" office:value-type="float" office:value="16" calcext:value-type="float">
            <text:p>16</text:p>
          </table:table-cell>
          <table:table-cell table:formula="of:=STDEV([.Q128:.Z128])" office:value-type="float" office:value="0" calcext:value-type="float">
            <text:p>0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2"/>
        </table:table-row>
      </table:table>
      <table:table table:name="plots" table:style-name="ta1">
        <table:shapes>
          <draw:frame draw:z-index="0" draw:style-name="gr1" draw:text-style-name="P1" svg:width="521.69pt" svg:height="253.7pt" svg:x="0pt" svg:y="521.04pt">
            <loext:p draw:notify-on-update-of-ranges="8PSK.C3:8PSK.C42 8PSK.A3:8PSK.A42 8PSK.B2:8PSK.B2 8PSK.B3:8PSK.B42 8PSK.A3:8PSK.A42 8PSK.D2:8PSK.D2 8PSK.D3:8PSK.D42 8PSK.A3:8PSK.A42 8PSK.C2:8PSK.C2 8PSK.C3:8PSK.C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21.69pt" svg:height="253.7pt" svg:x="0pt" svg:y="259.34pt">
            <loext:p draw:notify-on-update-of-ranges="16QAM.A3:16QAM.A42 16QAM.B2:16QAM.B2 16QAM.B3:16QAM.B42 16QAM.A3:16QAM.A42 16QAM.D2:16QAM.D2 16QAM.D3:16QAM.D42 16QAM.A3:16QAM.A42 16QAM.C2:16QAM.C2 16QAM.C3:16QAM.C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521.69pt" svg:height="253.7pt" svg:x="0.77pt" svg:y="0pt">
            <loext:p draw:notify-on-update-of-ranges="QPSK.C3:QPSK.C42 QPSK.A3:QPSK.A42 QPSK.B2:QPSK.B2 QPSK.B3:QPSK.B42 QPSK.A3:QPSK.A42 QPSK.D2:QPSK.D2 QPSK.D3:QPSK.D42 QPSK.A3:QPSK.A42 QPSK.C2:QPSK.C2 QPSK.C3:QPSK.C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521.69pt" svg:height="253.7pt" svg:x="0pt" svg:y="790.47pt">
            <loext:p draw:notify-on-update-of-ranges="BPSK.C3:BPSK.C42 BPSK.A3:BPSK.A42 BPSK.B2:BPSK.B2 BPSK.B3:BPSK.B42 BPSK.A3:BPSK.A42 BPSK.D2:BPSK.D2 BPSK.D3:BPSK.D42 BPSK.A3:BPSK.A42 BPSK.C2:BPSK.C2 BPSK.C3:BPSK.C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521.69pt" svg:height="253.7pt" svg:x="525.15pt" svg:y="0pt">
            <loext:p draw:notify-on-update-of-ranges="QPSK.G3:QPSK.G42 QPSK.H2:QPSK.H2 QPSK.H3:QPSK.H42 QPSK.G3:QPSK.G42 QPSK.I2:QPSK.I2 QPSK.I3:QPSK.I42 QPSK.G3:QPSK.G42 QPSK.J2:QPSK.J2 QPSK.J3:QPSK.J4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521.69pt" svg:height="253.7pt" svg:x="1051.91pt" svg:y="0pt">
            <loext:p draw:notify-on-update-of-ranges="QPSK.L3:QPSK.L42 QPSK.M2:QPSK.M2 QPSK.M3:QPSK.M42 QPSK.L3:QPSK.L42 QPSK.N2:QPSK.N2 QPSK.N3:QPSK.N42 QPSK.L3:QPSK.L42 QPSK.O2:QPSK.O2 QPSK.O3:QPSK.O4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521.69pt" svg:height="253.7pt" svg:x="525.94pt" svg:y="524.01pt">
            <loext:p draw:notify-on-update-of-ranges="8PSK.G3:8PSK.G42 8PSK.H2:8PSK.H2 8PSK.H3:8PSK.H42 8PSK.G3:8PSK.G42 8PSK.I2:8PSK.I2 8PSK.I3:8PSK.I42 8PSK.G3:8PSK.G42 8PSK.J2:8PSK.J2 8PSK.J3:8PSK.J4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521.69pt" svg:height="253.7pt" svg:x="1054.35pt" svg:y="520.02pt">
            <loext:p draw:notify-on-update-of-ranges="8PSK.L3:8PSK.L42 8PSK.M2:8PSK.M2 8PSK.M3:8PSK.M42 8PSK.L3:8PSK.L42 8PSK.N2:8PSK.N2 8PSK.N3:8PSK.N42 8PSK.L3:8PSK.L42 8PSK.O2:8PSK.O2 8PSK.O3:8PSK.O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draw:text-style-name="P1" svg:width="521.69pt" svg:height="253.7pt" svg:x="531.21pt" svg:y="262.37pt">
            <loext:p draw:notify-on-update-of-ranges="16QAM.G3:16QAM.G42 16QAM.H2:16QAM.H2 16QAM.H3:16QAM.H42 16QAM.G3:16QAM.G42 16QAM.I2:16QAM.I2 16QAM.I3:16QAM.I42 16QAM.G3:16QAM.G42 16QAM.J2:16QAM.J2 16QAM.J3:16QAM.J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draw:text-style-name="P1" svg:width="521.69pt" svg:height="253.7pt" svg:x="1056.05pt" svg:y="265.12pt">
            <loext:p draw:notify-on-update-of-ranges="16QAM.L3:16QAM.L42 16QAM.M2:16QAM.M2 16QAM.M3:16QAM.M42 16QAM.L3:16QAM.L42 16QAM.N2:16QAM.N2 16QAM.N3:16QAM.N42 16QAM.L3:16QAM.L42 16QAM.O2:16QAM.O2 16QAM.O3:16QAM.O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PSK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P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/N0 [dB]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num_clusters</text:p>
          </table:table-cell>
          <table:table-cell office:value-type="string" calcext:value-type="string">
            <text:p><text:s/>BER (BL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2658558" calcext:value-type="float">
            <text:p>0.2658558</text:p>
          </table:table-cell>
          <table:table-cell office:value-type="float" office:value="20" calcext:value-type="float">
            <text:p>20</text:p>
          </table:table-cell>
          <table:table-cell office:value-type="float" office:value="0.2634388" calcext:value-type="float">
            <text:p>0.2634388</text:p>
          </table:table-cell>
        </table:table-row>
        <table:table-row table:style-name="ro1">
          <table:table-cell office:value-type="float" office:value="-9.487179" calcext:value-type="float">
            <text:p>-9.487179</text:p>
          </table:table-cell>
          <table:table-cell office:value-type="float" office:value="0.2599949" calcext:value-type="float">
            <text:p>0.2599949</text:p>
          </table:table-cell>
          <table:table-cell office:value-type="float" office:value="20" calcext:value-type="float">
            <text:p>20</text:p>
          </table:table-cell>
          <table:table-cell office:value-type="float" office:value="0.2510673" calcext:value-type="float">
            <text:p>0.2510673</text:p>
          </table:table-cell>
        </table:table-row>
        <table:table-row table:style-name="ro1">
          <table:table-cell office:value-type="float" office:value="-8.974359" calcext:value-type="float">
            <text:p>-8.974359</text:p>
          </table:table-cell>
          <table:table-cell office:value-type="float" office:value="0.2425017" calcext:value-type="float">
            <text:p>0.2425017</text:p>
          </table:table-cell>
          <table:table-cell office:value-type="float" office:value="20" calcext:value-type="float">
            <text:p>20</text:p>
          </table:table-cell>
          <table:table-cell office:value-type="float" office:value="0.2382162" calcext:value-type="float">
            <text:p>0.2382162</text:p>
          </table:table-cell>
        </table:table-row>
        <table:table-row table:style-name="ro1">
          <table:table-cell office:value-type="float" office:value="-8.461538" calcext:value-type="float">
            <text:p>-8.461538</text:p>
          </table:table-cell>
          <table:table-cell office:value-type="float" office:value="0.2311961" calcext:value-type="float">
            <text:p>0.2311961</text:p>
          </table:table-cell>
          <table:table-cell office:value-type="float" office:value="19" calcext:value-type="float">
            <text:p>19</text:p>
          </table:table-cell>
          <table:table-cell office:value-type="float" office:value="0.2250004" calcext:value-type="float">
            <text:p>0.2250004</text:p>
          </table:table-cell>
        </table:table-row>
        <table:table-row table:style-name="ro1">
          <table:table-cell office:value-type="float" office:value="-7.948718" calcext:value-type="float">
            <text:p>-7.948718</text:p>
          </table:table-cell>
          <table:table-cell office:value-type="float" office:value="0.2145596" calcext:value-type="float">
            <text:p>0.2145596</text:p>
          </table:table-cell>
          <table:table-cell office:value-type="float" office:value="17" calcext:value-type="float">
            <text:p>17</text:p>
          </table:table-cell>
          <table:table-cell office:value-type="float" office:value="0.2114906" calcext:value-type="float">
            <text:p>0.2114906</text:p>
          </table:table-cell>
        </table:table-row>
        <table:table-row table:style-name="ro1">
          <table:table-cell office:value-type="float" office:value="-7.435897" calcext:value-type="float">
            <text:p>-7.435897</text:p>
          </table:table-cell>
          <table:table-cell office:value-type="float" office:value="0.2030719" calcext:value-type="float">
            <text:p>0.2030719</text:p>
          </table:table-cell>
          <table:table-cell office:value-type="float" office:value="16" calcext:value-type="float">
            <text:p>16</text:p>
          </table:table-cell>
          <table:table-cell office:value-type="float" office:value="0.1976491" calcext:value-type="float">
            <text:p>0.1976491</text:p>
          </table:table-cell>
        </table:table-row>
        <table:table-row table:style-name="ro1">
          <table:table-cell office:value-type="float" office:value="-6.923077" calcext:value-type="float">
            <text:p>-6.923077</text:p>
          </table:table-cell>
          <table:table-cell office:value-type="float" office:value="0.1951396" calcext:value-type="float">
            <text:p>0.1951396</text:p>
          </table:table-cell>
          <table:table-cell office:value-type="float" office:value="20" calcext:value-type="float">
            <text:p>20</text:p>
          </table:table-cell>
          <table:table-cell office:value-type="float" office:value="0.1836095" calcext:value-type="float">
            <text:p>0.1836095</text:p>
          </table:table-cell>
        </table:table-row>
        <table:table-row table:style-name="ro1">
          <table:table-cell office:value-type="float" office:value="-6.410256" calcext:value-type="float">
            <text:p>-6.410256</text:p>
          </table:table-cell>
          <table:table-cell office:value-type="float" office:value="0.1742196" calcext:value-type="float">
            <text:p>0.1742196</text:p>
          </table:table-cell>
          <table:table-cell office:value-type="float" office:value="17" calcext:value-type="float">
            <text:p>17</text:p>
          </table:table-cell>
          <table:table-cell office:value-type="float" office:value="0.169366" calcext:value-type="float">
            <text:p>0.169366</text:p>
          </table:table-cell>
        </table:table-row>
        <table:table-row table:style-name="ro1">
          <table:table-cell office:value-type="float" office:value="-5.897436" calcext:value-type="float">
            <text:p>-5.897436</text:p>
          </table:table-cell>
          <table:table-cell office:value-type="float" office:value="0.1718091" calcext:value-type="float">
            <text:p>0.1718091</text:p>
          </table:table-cell>
          <table:table-cell office:value-type="float" office:value="18" calcext:value-type="float">
            <text:p>18</text:p>
          </table:table-cell>
          <table:table-cell office:value-type="float" office:value="0.155164" calcext:value-type="float">
            <text:p>0.155164</text:p>
          </table:table-cell>
        </table:table-row>
        <table:table-row table:style-name="ro1">
          <table:table-cell office:value-type="float" office:value="-5.384615" calcext:value-type="float">
            <text:p>-5.384615</text:p>
          </table:table-cell>
          <table:table-cell office:value-type="float" office:value="0.5001265" calcext:value-type="float">
            <text:p>0.5001265</text:p>
          </table:table-cell>
          <table:table-cell office:value-type="float" office:value="1" calcext:value-type="float">
            <text:p>1</text:p>
          </table:table-cell>
          <table:table-cell office:value-type="float" office:value="0.1409248" calcext:value-type="float">
            <text:p>0.1409248</text:p>
          </table:table-cell>
        </table:table-row>
        <table:table-row table:style-name="ro1">
          <table:table-cell office:value-type="float" office:value="-4.871795" calcext:value-type="float">
            <text:p>-4.871795</text:p>
          </table:table-cell>
          <table:table-cell office:value-type="float" office:value="0.149859" calcext:value-type="float">
            <text:p>0.149859</text:p>
          </table:table-cell>
          <table:table-cell office:value-type="float" office:value="14" calcext:value-type="float">
            <text:p>14</text:p>
          </table:table-cell>
          <table:table-cell office:value-type="float" office:value="0.1268017" calcext:value-type="float">
            <text:p>0.1268017</text:p>
          </table:table-cell>
        </table:table-row>
        <table:table-row table:style-name="ro1">
          <table:table-cell office:value-type="float" office:value="-4.358974" calcext:value-type="float">
            <text:p>-4.358974</text:p>
          </table:table-cell>
          <table:table-cell office:value-type="float" office:value="0.1242022" calcext:value-type="float">
            <text:p>0.1242022</text:p>
          </table:table-cell>
          <table:table-cell office:value-type="float" office:value="20" calcext:value-type="float">
            <text:p>20</text:p>
          </table:table-cell>
          <table:table-cell office:value-type="float" office:value="0.1129362" calcext:value-type="float">
            <text:p>0.1129362</text:p>
          </table:table-cell>
        </table:table-row>
        <table:table-row table:style-name="ro1">
          <table:table-cell office:value-type="float" office:value="-3.846154" calcext:value-type="float">
            <text:p>-3.846154</text:p>
          </table:table-cell>
          <table:table-cell office:value-type="float" office:value="0.1127455" calcext:value-type="float">
            <text:p>0.1127455</text:p>
          </table:table-cell>
          <table:table-cell office:value-type="float" office:value="20" calcext:value-type="float">
            <text:p>20</text:p>
          </table:table-cell>
          <table:table-cell office:value-type="float" office:value="0.0995175" calcext:value-type="float">
            <text:p>0.0995175</text:p>
          </table:table-cell>
        </table:table-row>
        <table:table-row table:style-name="ro1">
          <table:table-cell office:value-type="float" office:value="-3.333333" calcext:value-type="float">
            <text:p>-3.333333</text:p>
          </table:table-cell>
          <table:table-cell office:value-type="float" office:value="0.1025388" calcext:value-type="float">
            <text:p>0.1025388</text:p>
          </table:table-cell>
          <table:table-cell office:value-type="float" office:value="20" calcext:value-type="float">
            <text:p>20</text:p>
          </table:table-cell>
          <table:table-cell office:value-type="float" office:value="0.0865246" calcext:value-type="float">
            <text:p>0.0865246</text:p>
          </table:table-cell>
        </table:table-row>
        <table:table-row table:style-name="ro1">
          <table:table-cell office:value-type="float" office:value="-2.820513" calcext:value-type="float">
            <text:p>-2.820513</text:p>
          </table:table-cell>
          <table:table-cell office:value-type="float" office:value="0.09956" calcext:value-type="float">
            <text:p>0.09956</text:p>
          </table:table-cell>
          <table:table-cell office:value-type="float" office:value="18" calcext:value-type="float">
            <text:p>18</text:p>
          </table:table-cell>
          <table:table-cell office:value-type="float" office:value="0.0741404" calcext:value-type="float">
            <text:p>0.0741404</text:p>
          </table:table-cell>
        </table:table-row>
        <table:table-row table:style-name="ro1">
          <table:table-cell office:value-type="float" office:value="-2.307692" calcext:value-type="float">
            <text:p>-2.307692</text:p>
          </table:table-cell>
          <table:table-cell office:value-type="float" office:value="0.0636218" calcext:value-type="float">
            <text:p>0.0636218</text:p>
          </table:table-cell>
          <table:table-cell office:value-type="float" office:value="2" calcext:value-type="float">
            <text:p>2</text:p>
          </table:table-cell>
          <table:table-cell office:value-type="float" office:value="0.0625496" calcext:value-type="float">
            <text:p>0.0625496</text:p>
          </table:table-cell>
        </table:table-row>
        <table:table-row table:style-name="ro1">
          <table:table-cell office:value-type="float" office:value="-1.794872" calcext:value-type="float">
            <text:p>-1.794872</text:p>
          </table:table-cell>
          <table:table-cell office:value-type="float" office:value="0.0525972" calcext:value-type="float">
            <text:p>0.0525972</text:p>
          </table:table-cell>
          <table:table-cell office:value-type="float" office:value="2" calcext:value-type="float">
            <text:p>2</text:p>
          </table:table-cell>
          <table:table-cell office:value-type="float" office:value="0.0518515" calcext:value-type="float">
            <text:p>0.0518515</text:p>
          </table:table-cell>
        </table:table-row>
        <table:table-row table:style-name="ro1">
          <table:table-cell office:value-type="float" office:value="-1.282051" calcext:value-type="float">
            <text:p>-1.282051</text:p>
          </table:table-cell>
          <table:table-cell office:value-type="float" office:value="0.042734" calcext:value-type="float">
            <text:p>0.042734</text:p>
          </table:table-cell>
          <table:table-cell office:value-type="float" office:value="2" calcext:value-type="float">
            <text:p>2</text:p>
          </table:table-cell>
          <table:table-cell office:value-type="float" office:value="0.0421175" calcext:value-type="float">
            <text:p>0.0421175</text:p>
          </table:table-cell>
        </table:table-row>
        <table:table-row table:style-name="ro1">
          <table:table-cell office:value-type="float" office:value="-0.769231" calcext:value-type="float">
            <text:p>-0.769231</text:p>
          </table:table-cell>
          <table:table-cell office:value-type="float" office:value="0.0342288" calcext:value-type="float">
            <text:p>0.0342288</text:p>
          </table:table-cell>
          <table:table-cell office:value-type="float" office:value="2" calcext:value-type="float">
            <text:p>2</text:p>
          </table:table-cell>
          <table:table-cell office:value-type="float" office:value="0.033505" calcext:value-type="float">
            <text:p>0.033505</text:p>
          </table:table-cell>
        </table:table-row>
        <table:table-row table:style-name="ro1">
          <table:table-cell office:value-type="float" office:value="-0.25641" calcext:value-type="float">
            <text:p>-0.25641</text:p>
          </table:table-cell>
          <table:table-cell office:value-type="float" office:value="0.026457" calcext:value-type="float">
            <text:p>0.026457</text:p>
          </table:table-cell>
          <table:table-cell office:value-type="float" office:value="2" calcext:value-type="float">
            <text:p>2</text:p>
          </table:table-cell>
          <table:table-cell office:value-type="float" office:value="0.0259805" calcext:value-type="float">
            <text:p>0.0259805</text:p>
          </table:table-cell>
        </table:table-row>
        <table:table-row table:style-name="ro1">
          <table:table-cell office:value-type="float" office:value="0.25641" calcext:value-type="float">
            <text:p>0.25641</text:p>
          </table:table-cell>
          <table:table-cell office:value-type="float" office:value="0.0199551" calcext:value-type="float">
            <text:p>0.0199551</text:p>
          </table:table-cell>
          <table:table-cell office:value-type="float" office:value="2" calcext:value-type="float">
            <text:p>2</text:p>
          </table:table-cell>
          <table:table-cell office:value-type="float" office:value="0.0196429" calcext:value-type="float">
            <text:p>0.0196429</text:p>
          </table:table-cell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office:value-type="float" office:value="0.0145766" calcext:value-type="float">
            <text:p>0.0145766</text:p>
          </table:table-cell>
          <table:table-cell office:value-type="float" office:value="2" calcext:value-type="float">
            <text:p>2</text:p>
          </table:table-cell>
          <table:table-cell office:value-type="float" office:value="0.014413" calcext:value-type="float">
            <text:p>0.014413</text:p>
          </table:table-cell>
        </table:table-row>
        <table:table-row table:style-name="ro1">
          <table:table-cell office:value-type="float" office:value="1.282051" calcext:value-type="float">
            <text:p>1.282051</text:p>
          </table:table-cell>
          <table:table-cell office:value-type="float" office:value="0.0103583" calcext:value-type="float">
            <text:p>0.0103583</text:p>
          </table:table-cell>
          <table:table-cell office:value-type="float" office:value="2" calcext:value-type="float">
            <text:p>2</text:p>
          </table:table-cell>
          <table:table-cell office:value-type="float" office:value="0.0102203" calcext:value-type="float">
            <text:p>0.0102203</text:p>
          </table:table-cell>
        </table:table-row>
        <table:table-row table:style-name="ro1">
          <table:table-cell office:value-type="float" office:value="1.794872" calcext:value-type="float">
            <text:p>1.794872</text:p>
          </table:table-cell>
          <table:table-cell office:value-type="float" office:value="0.0070358" calcext:value-type="float">
            <text:p>0.0070358</text:p>
          </table:table-cell>
          <table:table-cell office:value-type="float" office:value="2" calcext:value-type="float">
            <text:p>2</text:p>
          </table:table-cell>
          <table:table-cell office:value-type="float" office:value="0.0069691" calcext:value-type="float">
            <text:p>0.0069691</text:p>
          </table:table-cell>
        </table:table-row>
        <table:table-row table:style-name="ro1">
          <table:table-cell office:value-type="float" office:value="2.307692" calcext:value-type="float">
            <text:p>2.307692</text:p>
          </table:table-cell>
          <table:table-cell office:value-type="float" office:value="0.0045792" calcext:value-type="float">
            <text:p>0.0045792</text:p>
          </table:table-cell>
          <table:table-cell office:value-type="float" office:value="2" calcext:value-type="float">
            <text:p>2</text:p>
          </table:table-cell>
          <table:table-cell office:value-type="float" office:value="0.0045303" calcext:value-type="float">
            <text:p>0.0045303</text:p>
          </table:table-cell>
        </table:table-row>
        <table:table-row table:style-name="ro1">
          <table:table-cell office:value-type="float" office:value="2.820513" calcext:value-type="float">
            <text:p>2.820513</text:p>
          </table:table-cell>
          <table:table-cell office:value-type="float" office:value="0.0028638" calcext:value-type="float">
            <text:p>0.0028638</text:p>
          </table:table-cell>
          <table:table-cell office:value-type="float" office:value="2" calcext:value-type="float">
            <text:p>2</text:p>
          </table:table-cell>
          <table:table-cell office:value-type="float" office:value="0.0028393" calcext:value-type="float">
            <text:p>0.0028393</text:p>
          </table:table-cell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0.0016914" calcext:value-type="float">
            <text:p>0.0016914</text:p>
          </table:table-cell>
          <table:table-cell office:value-type="float" office:value="2" calcext:value-type="float">
            <text:p>2</text:p>
          </table:table-cell>
          <table:table-cell office:value-type="float" office:value="0.0016742" calcext:value-type="float">
            <text:p>0.0016742</text:p>
          </table:table-cell>
        </table:table-row>
        <table:table-row table:style-name="ro1">
          <table:table-cell office:value-type="float" office:value="3.846154" calcext:value-type="float">
            <text:p>3.846154</text:p>
          </table:table-cell>
          <table:table-cell office:value-type="float" office:value="0.0009324" calcext:value-type="float">
            <text:p>0.0009324</text:p>
          </table:table-cell>
          <table:table-cell office:value-type="float" office:value="2" calcext:value-type="float">
            <text:p>2</text:p>
          </table:table-cell>
          <table:table-cell office:value-type="float" office:value="0.000917" calcext:value-type="float">
            <text:p>0.000917</text:p>
          </table:table-cell>
        </table:table-row>
        <table:table-row table:style-name="ro1">
          <table:table-cell office:value-type="float" office:value="4.358974" calcext:value-type="float">
            <text:p>4.358974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2" calcext:value-type="float">
            <text:p>2</text:p>
          </table:table-cell>
          <table:table-cell office:value-type="float" office:value="0.0004754" calcext:value-type="float">
            <text:p>0.0004754</text:p>
          </table:table-cell>
        </table:table-row>
        <table:table-row table:style-name="ro1">
          <table:table-cell office:value-type="float" office:value="4.871795" calcext:value-type="float">
            <text:p>4.871795</text:p>
          </table:table-cell>
          <table:table-cell office:value-type="float" office:value="0.0002326" calcext:value-type="float">
            <text:p>0.0002326</text:p>
          </table:table-cell>
          <table:table-cell office:value-type="float" office:value="2" calcext:value-type="float">
            <text:p>2</text:p>
          </table:table-cell>
          <table:table-cell office:value-type="float" office:value="0.0002253" calcext:value-type="float">
            <text:p>0.0002253</text:p>
          </table:table-cell>
        </table:table-row>
        <table:table-row table:style-name="ro1">
          <table:table-cell office:value-type="float" office:value="5.384615" calcext:value-type="float">
            <text:p>5.384615</text:p>
          </table:table-cell>
          <table:table-cell office:value-type="float" office:value="0.0001025" calcext:value-type="float">
            <text:p>0.0001025</text:p>
          </table:table-cell>
          <table:table-cell office:value-type="float" office:value="2" calcext:value-type="float">
            <text:p>2</text:p>
          </table:table-cell>
          <table:table-cell office:value-type="float" office:value="0.0000999" calcext:value-type="float">
            <text:p>0.0000999</text:p>
          </table:table-cell>
        </table:table-row>
        <table:table-row table:style-name="ro1">
          <table:table-cell office:value-type="float" office:value="5.897436" calcext:value-type="float">
            <text:p>5.897436</text:p>
          </table:table-cell>
          <table:table-cell office:value-type="float" office:value="0.0000406" calcext:value-type="float">
            <text:p>0.0000406</text:p>
          </table:table-cell>
          <table:table-cell office:value-type="float" office:value="2" calcext:value-type="float">
            <text:p>2</text:p>
          </table:table-cell>
          <table:table-cell office:value-type="float" office:value="0.0000406" calcext:value-type="float">
            <text:p>0.0000406</text:p>
          </table:table-cell>
        </table:table-row>
        <table:table-row table:style-name="ro1">
          <table:table-cell office:value-type="float" office:value="6.410256" calcext:value-type="float">
            <text:p>6.410256</text:p>
          </table:table-cell>
          <table:table-cell office:value-type="float" office:value="0.0000147" calcext:value-type="float">
            <text:p>0.0000147</text:p>
          </table:table-cell>
          <table:table-cell office:value-type="float" office:value="2" calcext:value-type="float">
            <text:p>2</text:p>
          </table:table-cell>
          <table:table-cell office:value-type="float" office:value="0.0000145" calcext:value-type="float">
            <text:p>0.0000145</text:p>
          </table:table-cell>
        </table:table-row>
        <table:table-row table:style-name="ro1">
          <table:table-cell office:value-type="float" office:value="6.923077" calcext:value-type="float">
            <text:p>6.92307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0.0000047" calcext:value-type="float">
            <text:p>0.0000047</text:p>
          </table:table-cell>
        </table:table-row>
        <table:table-row table:style-name="ro1">
          <table:table-cell office:value-type="float" office:value="7.435897" calcext:value-type="float">
            <text:p>7.435897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2" calcext:value-type="float">
            <text:p>2</text:p>
          </table:table-cell>
          <table:table-cell office:value-type="float" office:value="0.0000017" calcext:value-type="float">
            <text:p>0.0000017</text:p>
          </table:table-cell>
        </table:table-row>
        <table:table-row table:style-name="ro1">
          <table:table-cell office:value-type="float" office:value="7.948718" calcext:value-type="float">
            <text:p>7.948718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2" calcext:value-type="float">
            <text:p>2</text:p>
          </table:table-cell>
          <table:table-cell office:value-type="float" office:value="0.0000002" calcext:value-type="float">
            <text:p>0.0000002</text:p>
          </table:table-cell>
        </table:table-row>
        <table:table-row table:style-name="ro1">
          <table:table-cell office:value-type="float" office:value="8.461538" calcext:value-type="float">
            <text:p>8.461538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2" calcext:value-type="float">
            <text:p>2</text:p>
          </table:table-cell>
          <table:table-cell office:value-type="float" office:value="0.0000001" calcext:value-type="float">
            <text:p>0.0000001</text:p>
          </table:table-cell>
        </table:table-row>
        <table:table-row table:style-name="ro1">
          <table:table-cell office:value-type="float" office:value="8.974359" calcext:value-type="float">
            <text:p>8.974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PSK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ce3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QPS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BER per training points</text:p>
          </table:table-cell>
          <table:table-cell table:number-columns-repeated="4"/>
          <table:table-cell office:value-type="string" calcext:value-type="string">
            <text:p>num_clusters per training poin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Eb/N0 [dB]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<text:s/>num_clusters</text:p>
          </table:table-cell>
          <table:table-cell office:value-type="string" calcext:value-type="string">
            <text:p>BER (BL)</text:p>
          </table:table-cell>
          <table:table-cell table:style-name="Default"/>
          <table:table-cell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50006925" calcext:value-type="float">
            <text:p>0.50006925</text:p>
          </table:table-cell>
          <table:table-cell office:value-type="float" office:value="1" calcext:value-type="float">
            <text:p>1</text:p>
          </table:table-cell>
          <table:table-cell office:value-type="float" office:value="0.1854262" calcext:value-type="float">
            <text:p>0.185426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24304775" calcext:value-type="float">
            <text:p>0.24304775</text:p>
          </table:table-cell>
          <table:table-cell office:value-type="float" office:value="0.50006925" calcext:value-type="float">
            <text:p>0.50006925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9.487179" calcext:value-type="float">
            <text:p>-9.487179</text:p>
          </table:table-cell>
          <table:table-cell office:value-type="float" office:value="0.19474955" calcext:value-type="float">
            <text:p>0.19474955</text:p>
          </table:table-cell>
          <table:table-cell office:value-type="float" office:value="20" calcext:value-type="float">
            <text:p>20</text:p>
          </table:table-cell>
          <table:table-cell office:value-type="float" office:value="0.1711902" calcext:value-type="float">
            <text:p>0.1711902</text:p>
          </table:table-cell>
          <table:table-cell table:number-columns-repeated="2"/>
          <table:table-cell office:value-type="float" office:value="-9.487179" calcext:value-type="float">
            <text:p>-9.487179</text:p>
          </table:table-cell>
          <table:table-cell office:value-type="float" office:value="0.2337635" calcext:value-type="float">
            <text:p>0.2337635</text:p>
          </table:table-cell>
          <table:table-cell office:value-type="float" office:value="0.19474955" calcext:value-type="float">
            <text:p>0.19474955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9.487179" calcext:value-type="float">
            <text:p>-9.48717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8.974359" calcext:value-type="float">
            <text:p>-8.974359</text:p>
          </table:table-cell>
          <table:table-cell office:value-type="float" office:value="0.17644855" calcext:value-type="float">
            <text:p>0.17644855</text:p>
          </table:table-cell>
          <table:table-cell office:value-type="float" office:value="20" calcext:value-type="float">
            <text:p>20</text:p>
          </table:table-cell>
          <table:table-cell office:value-type="float" office:value="0.15695405" calcext:value-type="float">
            <text:p>0.15695405</text:p>
          </table:table-cell>
          <table:table-cell table:number-columns-repeated="2"/>
          <table:table-cell office:value-type="float" office:value="-8.974359" calcext:value-type="float">
            <text:p>-8.974359</text:p>
          </table:table-cell>
          <table:table-cell office:value-type="float" office:value="0.2184939" calcext:value-type="float">
            <text:p>0.2184939</text:p>
          </table:table-cell>
          <table:table-cell office:value-type="float" office:value="0.17644855" calcext:value-type="float">
            <text:p>0.17644855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8.974359" calcext:value-type="float">
            <text:p>-8.97435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8.461538" calcext:value-type="float">
            <text:p>-8.461538</text:p>
          </table:table-cell>
          <table:table-cell office:value-type="float" office:value="0.1554825" calcext:value-type="float">
            <text:p>0.1554825</text:p>
          </table:table-cell>
          <table:table-cell office:value-type="float" office:value="14" calcext:value-type="float">
            <text:p>14</text:p>
          </table:table-cell>
          <table:table-cell office:value-type="float" office:value="0.1427169" calcext:value-type="float">
            <text:p>0.1427169</text:p>
          </table:table-cell>
          <table:table-cell table:number-columns-repeated="2"/>
          <table:table-cell office:value-type="float" office:value="-8.461538" calcext:value-type="float">
            <text:p>-8.461538</text:p>
          </table:table-cell>
          <table:table-cell office:value-type="float" office:value="0.2064305" calcext:value-type="float">
            <text:p>0.2064305</text:p>
          </table:table-cell>
          <table:table-cell office:value-type="float" office:value="0.1554825" calcext:value-type="float">
            <text:p>0.1554825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8.461538" calcext:value-type="float">
            <text:p>-8.46153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7.948718" calcext:value-type="float">
            <text:p>-7.948718</text:p>
          </table:table-cell>
          <table:table-cell office:value-type="float" office:value="0.130723" calcext:value-type="float">
            <text:p>0.130723</text:p>
          </table:table-cell>
          <table:table-cell office:value-type="float" office:value="4" calcext:value-type="float">
            <text:p>4</text:p>
          </table:table-cell>
          <table:table-cell office:value-type="float" office:value="0.12858965" calcext:value-type="float">
            <text:p>0.12858965</text:p>
          </table:table-cell>
          <table:table-cell table:number-columns-repeated="2"/>
          <table:table-cell office:value-type="float" office:value="-7.948718" calcext:value-type="float">
            <text:p>-7.948718</text:p>
          </table:table-cell>
          <table:table-cell office:value-type="float" office:value="0.1699808" calcext:value-type="float">
            <text:p>0.1699808</text:p>
          </table:table-cell>
          <table:table-cell office:value-type="float" office:value="0.130723" calcext:value-type="float">
            <text:p>0.130723</text:p>
          </table:table-cell>
          <table:table-cell office:value-type="float" office:value="0.5001999" calcext:value-type="float">
            <text:p>0.5001999</text:p>
          </table:table-cell>
          <table:table-cell/>
          <table:table-cell office:value-type="float" office:value="-7.948718" calcext:value-type="float">
            <text:p>-7.9487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7.435897" calcext:value-type="float">
            <text:p>-7.435897</text:p>
          </table:table-cell>
          <table:table-cell office:value-type="float" office:value="0.11660085" calcext:value-type="float">
            <text:p>0.11660085</text:p>
          </table:table-cell>
          <table:table-cell office:value-type="float" office:value="4" calcext:value-type="float">
            <text:p>4</text:p>
          </table:table-cell>
          <table:table-cell office:value-type="float" office:value="0.11469555" calcext:value-type="float">
            <text:p>0.11469555</text:p>
          </table:table-cell>
          <table:table-cell table:number-columns-repeated="2"/>
          <table:table-cell office:value-type="float" office:value="-7.435897" calcext:value-type="float">
            <text:p>-7.435897</text:p>
          </table:table-cell>
          <table:table-cell office:value-type="float" office:value="0.14287095" calcext:value-type="float">
            <text:p>0.14287095</text:p>
          </table:table-cell>
          <table:table-cell office:value-type="float" office:value="0.11660085" calcext:value-type="float">
            <text:p>0.11660085</text:p>
          </table:table-cell>
          <table:table-cell office:value-type="float" office:value="0.1147426" calcext:value-type="float">
            <text:p>0.1147426</text:p>
          </table:table-cell>
          <table:table-cell/>
          <table:table-cell office:value-type="float" office:value="-7.435897" calcext:value-type="float">
            <text:p>-7.43589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6.923077" calcext:value-type="float">
            <text:p>-6.923077</text:p>
          </table:table-cell>
          <table:table-cell office:value-type="float" office:value="0.1022434" calcext:value-type="float">
            <text:p>0.1022434</text:p>
          </table:table-cell>
          <table:table-cell office:value-type="float" office:value="4" calcext:value-type="float">
            <text:p>4</text:p>
          </table:table-cell>
          <table:table-cell office:value-type="float" office:value="0.10121675" calcext:value-type="float">
            <text:p>0.10121675</text:p>
          </table:table-cell>
          <table:table-cell table:number-columns-repeated="2"/>
          <table:table-cell office:value-type="float" office:value="-6.923077" calcext:value-type="float">
            <text:p>-6.923077</text:p>
          </table:table-cell>
          <table:table-cell office:value-type="float" office:value="0.12927785" calcext:value-type="float">
            <text:p>0.12927785</text:p>
          </table:table-cell>
          <table:table-cell office:value-type="float" office:value="0.1022434" calcext:value-type="float">
            <text:p>0.1022434</text:p>
          </table:table-cell>
          <table:table-cell office:value-type="float" office:value="0.1012084" calcext:value-type="float">
            <text:p>0.1012084</text:p>
          </table:table-cell>
          <table:table-cell/>
          <table:table-cell office:value-type="float" office:value="-6.923077" calcext:value-type="float">
            <text:p>-6.92307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6.410256" calcext:value-type="float">
            <text:p>-6.410256</text:p>
          </table:table-cell>
          <table:table-cell office:value-type="float" office:value="0.11007065" calcext:value-type="float">
            <text:p>0.11007065</text:p>
          </table:table-cell>
          <table:table-cell office:value-type="float" office:value="17" calcext:value-type="float">
            <text:p>17</text:p>
          </table:table-cell>
          <table:table-cell office:value-type="float" office:value="0.0881389" calcext:value-type="float">
            <text:p>0.0881389</text:p>
          </table:table-cell>
          <table:table-cell table:number-columns-repeated="2"/>
          <table:table-cell office:value-type="float" office:value="-6.410256" calcext:value-type="float">
            <text:p>-6.410256</text:p>
          </table:table-cell>
          <table:table-cell office:value-type="float" office:value="0.1182017" calcext:value-type="float">
            <text:p>0.1182017</text:p>
          </table:table-cell>
          <table:table-cell office:value-type="float" office:value="0.11007065" calcext:value-type="float">
            <text:p>0.11007065</text:p>
          </table:table-cell>
          <table:table-cell office:value-type="float" office:value="0.08816735" calcext:value-type="float">
            <text:p>0.08816735</text:p>
          </table:table-cell>
          <table:table-cell/>
          <table:table-cell office:value-type="float" office:value="-6.410256" calcext:value-type="float">
            <text:p>-6.4102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5.897436" calcext:value-type="float">
            <text:p>-5.897436</text:p>
          </table:table-cell>
          <table:table-cell office:value-type="float" office:value="0.07608875" calcext:value-type="float">
            <text:p>0.07608875</text:p>
          </table:table-cell>
          <table:table-cell office:value-type="float" office:value="4" calcext:value-type="float">
            <text:p>4</text:p>
          </table:table-cell>
          <table:table-cell office:value-type="float" office:value="0.07569875" calcext:value-type="float">
            <text:p>0.07569875</text:p>
          </table:table-cell>
          <table:table-cell table:number-columns-repeated="2"/>
          <table:table-cell office:value-type="float" office:value="-5.897436" calcext:value-type="float">
            <text:p>-5.897436</text:p>
          </table:table-cell>
          <table:table-cell office:value-type="float" office:value="0.1057667" calcext:value-type="float">
            <text:p>0.1057667</text:p>
          </table:table-cell>
          <table:table-cell office:value-type="float" office:value="0.07608875" calcext:value-type="float">
            <text:p>0.07608875</text:p>
          </table:table-cell>
          <table:table-cell office:value-type="float" office:value="0.075757" calcext:value-type="float">
            <text:p>0.075757</text:p>
          </table:table-cell>
          <table:table-cell/>
          <table:table-cell office:value-type="float" office:value="-5.897436" calcext:value-type="float">
            <text:p>-5.8974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5.384615" calcext:value-type="float">
            <text:p>-5.384615</text:p>
          </table:table-cell>
          <table:table-cell office:value-type="float" office:value="0.06456355" calcext:value-type="float">
            <text:p>0.06456355</text:p>
          </table:table-cell>
          <table:table-cell office:value-type="float" office:value="4" calcext:value-type="float">
            <text:p>4</text:p>
          </table:table-cell>
          <table:table-cell office:value-type="float" office:value="0.0640003" calcext:value-type="float">
            <text:p>0.0640003</text:p>
          </table:table-cell>
          <table:table-cell table:number-columns-repeated="2"/>
          <table:table-cell office:value-type="float" office:value="-5.384615" calcext:value-type="float">
            <text:p>-5.384615</text:p>
          </table:table-cell>
          <table:table-cell office:value-type="float" office:value="0.09696565" calcext:value-type="float">
            <text:p>0.09696565</text:p>
          </table:table-cell>
          <table:table-cell office:value-type="float" office:value="0.06456355" calcext:value-type="float">
            <text:p>0.06456355</text:p>
          </table:table-cell>
          <table:table-cell office:value-type="float" office:value="0.06411105" calcext:value-type="float">
            <text:p>0.06411105</text:p>
          </table:table-cell>
          <table:table-cell/>
          <table:table-cell office:value-type="float" office:value="-5.384615" calcext:value-type="float">
            <text:p>-5.3846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4.871795" calcext:value-type="float">
            <text:p>-4.871795</text:p>
          </table:table-cell>
          <table:table-cell office:value-type="float" office:value="0.0537376" calcext:value-type="float">
            <text:p>0.0537376</text:p>
          </table:table-cell>
          <table:table-cell office:value-type="float" office:value="4" calcext:value-type="float">
            <text:p>4</text:p>
          </table:table-cell>
          <table:table-cell office:value-type="float" office:value="0.05319435" calcext:value-type="float">
            <text:p>0.05319435</text:p>
          </table:table-cell>
          <table:table-cell table:number-columns-repeated="2"/>
          <table:table-cell office:value-type="float" office:value="-4.871795" calcext:value-type="float">
            <text:p>-4.871795</text:p>
          </table:table-cell>
          <table:table-cell office:value-type="float" office:value="0.078377" calcext:value-type="float">
            <text:p>0.078377</text:p>
          </table:table-cell>
          <table:table-cell office:value-type="float" office:value="0.0537376" calcext:value-type="float">
            <text:p>0.0537376</text:p>
          </table:table-cell>
          <table:table-cell office:value-type="float" office:value="0.05329705" calcext:value-type="float">
            <text:p>0.05329705</text:p>
          </table:table-cell>
          <table:table-cell/>
          <table:table-cell office:value-type="float" office:value="-4.871795" calcext:value-type="float">
            <text:p>-4.8717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4.358974" calcext:value-type="float">
            <text:p>-4.358974</text:p>
          </table:table-cell>
          <table:table-cell office:value-type="float" office:value="0.043791" calcext:value-type="float">
            <text:p>0.043791</text:p>
          </table:table-cell>
          <table:table-cell office:value-type="float" office:value="4" calcext:value-type="float">
            <text:p>4</text:p>
          </table:table-cell>
          <table:table-cell office:value-type="float" office:value="0.0433662" calcext:value-type="float">
            <text:p>0.0433662</text:p>
          </table:table-cell>
          <table:table-cell table:number-columns-repeated="2"/>
          <table:table-cell office:value-type="float" office:value="-4.358974" calcext:value-type="float">
            <text:p>-4.358974</text:p>
          </table:table-cell>
          <table:table-cell office:value-type="float" office:value="0.06489205" calcext:value-type="float">
            <text:p>0.06489205</text:p>
          </table:table-cell>
          <table:table-cell office:value-type="float" office:value="0.043791" calcext:value-type="float">
            <text:p>0.043791</text:p>
          </table:table-cell>
          <table:table-cell office:value-type="float" office:value="0.04345745" calcext:value-type="float">
            <text:p>0.04345745</text:p>
          </table:table-cell>
          <table:table-cell/>
          <table:table-cell office:value-type="float" office:value="-4.358974" calcext:value-type="float">
            <text:p>-4.3589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3.846154" calcext:value-type="float">
            <text:p>-3.846154</text:p>
          </table:table-cell>
          <table:table-cell office:value-type="float" office:value="0.0351161" calcext:value-type="float">
            <text:p>0.0351161</text:p>
          </table:table-cell>
          <table:table-cell office:value-type="float" office:value="4" calcext:value-type="float">
            <text:p>4</text:p>
          </table:table-cell>
          <table:table-cell office:value-type="float" office:value="0.03460125" calcext:value-type="float">
            <text:p>0.03460125</text:p>
          </table:table-cell>
          <table:table-cell table:number-columns-repeated="2"/>
          <table:table-cell office:value-type="float" office:value="-3.846154" calcext:value-type="float">
            <text:p>-3.846154</text:p>
          </table:table-cell>
          <table:table-cell office:value-type="float" office:value="0.0510425" calcext:value-type="float">
            <text:p>0.0510425</text:p>
          </table:table-cell>
          <table:table-cell office:value-type="float" office:value="0.0351161" calcext:value-type="float">
            <text:p>0.0351161</text:p>
          </table:table-cell>
          <table:table-cell office:value-type="float" office:value="0.03469895" calcext:value-type="float">
            <text:p>0.03469895</text:p>
          </table:table-cell>
          <table:table-cell/>
          <table:table-cell office:value-type="float" office:value="-3.846154" calcext:value-type="float">
            <text:p>-3.8461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3.333333" calcext:value-type="float">
            <text:p>-3.333333</text:p>
          </table:table-cell>
          <table:table-cell office:value-type="float" office:value="0.0272992" calcext:value-type="float">
            <text:p>0.0272992</text:p>
          </table:table-cell>
          <table:table-cell office:value-type="float" office:value="4" calcext:value-type="float">
            <text:p>4</text:p>
          </table:table-cell>
          <table:table-cell office:value-type="float" office:value="0.0269212" calcext:value-type="float">
            <text:p>0.0269212</text:p>
          </table:table-cell>
          <table:table-cell table:number-columns-repeated="2"/>
          <table:table-cell office:value-type="float" office:value="-3.333333" calcext:value-type="float">
            <text:p>-3.333333</text:p>
          </table:table-cell>
          <table:table-cell office:value-type="float" office:value="0.03758505" calcext:value-type="float">
            <text:p>0.03758505</text:p>
          </table:table-cell>
          <table:table-cell office:value-type="float" office:value="0.0272992" calcext:value-type="float">
            <text:p>0.0272992</text:p>
          </table:table-cell>
          <table:table-cell office:value-type="float" office:value="0.02702085" calcext:value-type="float">
            <text:p>0.02702085</text:p>
          </table:table-cell>
          <table:table-cell/>
          <table:table-cell office:value-type="float" office:value="-3.333333" calcext:value-type="float">
            <text:p>-3.3333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2.820513" calcext:value-type="float">
            <text:p>-2.820513</text:p>
          </table:table-cell>
          <table:table-cell office:value-type="float" office:value="0.0206962" calcext:value-type="float">
            <text:p>0.0206962</text:p>
          </table:table-cell>
          <table:table-cell office:value-type="float" office:value="4" calcext:value-type="float">
            <text:p>4</text:p>
          </table:table-cell>
          <table:table-cell office:value-type="float" office:value="0.0204058" calcext:value-type="float">
            <text:p>0.0204058</text:p>
          </table:table-cell>
          <table:table-cell table:number-columns-repeated="2"/>
          <table:table-cell office:value-type="float" office:value="-2.820513" calcext:value-type="float">
            <text:p>-2.820513</text:p>
          </table:table-cell>
          <table:table-cell office:value-type="float" office:value="0.0311844" calcext:value-type="float">
            <text:p>0.0311844</text:p>
          </table:table-cell>
          <table:table-cell office:value-type="float" office:value="0.0206962" calcext:value-type="float">
            <text:p>0.0206962</text:p>
          </table:table-cell>
          <table:table-cell office:value-type="float" office:value="0.0204798" calcext:value-type="float">
            <text:p>0.0204798</text:p>
          </table:table-cell>
          <table:table-cell/>
          <table:table-cell office:value-type="float" office:value="-2.820513" calcext:value-type="float">
            <text:p>-2.8205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2.307692" calcext:value-type="float">
            <text:p>-2.307692</text:p>
          </table:table-cell>
          <table:table-cell office:value-type="float" office:value="0.0152218" calcext:value-type="float">
            <text:p>0.0152218</text:p>
          </table:table-cell>
          <table:table-cell office:value-type="float" office:value="4" calcext:value-type="float">
            <text:p>4</text:p>
          </table:table-cell>
          <table:table-cell office:value-type="float" office:value="0.01502465" calcext:value-type="float">
            <text:p>0.01502465</text:p>
          </table:table-cell>
          <table:table-cell table:number-columns-repeated="2"/>
          <table:table-cell office:value-type="float" office:value="-2.307692" calcext:value-type="float">
            <text:p>-2.307692</text:p>
          </table:table-cell>
          <table:table-cell office:value-type="float" office:value="0.02369715" calcext:value-type="float">
            <text:p>0.02369715</text:p>
          </table:table-cell>
          <table:table-cell office:value-type="float" office:value="0.0152218" calcext:value-type="float">
            <text:p>0.0152218</text:p>
          </table:table-cell>
          <table:table-cell office:value-type="float" office:value="0.0150815" calcext:value-type="float">
            <text:p>0.0150815</text:p>
          </table:table-cell>
          <table:table-cell/>
          <table:table-cell office:value-type="float" office:value="-2.307692" calcext:value-type="float">
            <text:p>-2.3076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1.794872" calcext:value-type="float">
            <text:p>-1.794872</text:p>
          </table:table-cell>
          <table:table-cell office:value-type="float" office:value="0.0108056" calcext:value-type="float">
            <text:p>0.0108056</text:p>
          </table:table-cell>
          <table:table-cell office:value-type="float" office:value="4" calcext:value-type="float">
            <text:p>4</text:p>
          </table:table-cell>
          <table:table-cell office:value-type="float" office:value="0.01068355" calcext:value-type="float">
            <text:p>0.01068355</text:p>
          </table:table-cell>
          <table:table-cell table:number-columns-repeated="2"/>
          <table:table-cell office:value-type="float" office:value="-1.794872" calcext:value-type="float">
            <text:p>-1.794872</text:p>
          </table:table-cell>
          <table:table-cell office:value-type="float" office:value="0.0176655" calcext:value-type="float">
            <text:p>0.0176655</text:p>
          </table:table-cell>
          <table:table-cell office:value-type="float" office:value="0.0108056" calcext:value-type="float">
            <text:p>0.0108056</text:p>
          </table:table-cell>
          <table:table-cell office:value-type="float" office:value="0.0107265" calcext:value-type="float">
            <text:p>0.0107265</text:p>
          </table:table-cell>
          <table:table-cell/>
          <table:table-cell office:value-type="float" office:value="-1.794872" calcext:value-type="float">
            <text:p>-1.79487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1.282051" calcext:value-type="float">
            <text:p>-1.282051</text:p>
          </table:table-cell>
          <table:table-cell office:value-type="float" office:value="0.0073992" calcext:value-type="float">
            <text:p>0.0073992</text:p>
          </table:table-cell>
          <table:table-cell office:value-type="float" office:value="4" calcext:value-type="float">
            <text:p>4</text:p>
          </table:table-cell>
          <table:table-cell office:value-type="float" office:value="0.00730975" calcext:value-type="float">
            <text:p>0.00730975</text:p>
          </table:table-cell>
          <table:table-cell table:number-columns-repeated="2"/>
          <table:table-cell office:value-type="float" office:value="-1.282051" calcext:value-type="float">
            <text:p>-1.282051</text:p>
          </table:table-cell>
          <table:table-cell office:value-type="float" office:value="0.0109426" calcext:value-type="float">
            <text:p>0.0109426</text:p>
          </table:table-cell>
          <table:table-cell office:value-type="float" office:value="0.0073992" calcext:value-type="float">
            <text:p>0.0073992</text:p>
          </table:table-cell>
          <table:table-cell office:value-type="float" office:value="0.00733815" calcext:value-type="float">
            <text:p>0.00733815</text:p>
          </table:table-cell>
          <table:table-cell/>
          <table:table-cell office:value-type="float" office:value="-1.282051" calcext:value-type="float">
            <text:p>-1.2820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0.769231" calcext:value-type="float">
            <text:p>-0.769231</text:p>
          </table:table-cell>
          <table:table-cell office:value-type="float" office:value="0.0048658" calcext:value-type="float">
            <text:p>0.0048658</text:p>
          </table:table-cell>
          <table:table-cell office:value-type="float" office:value="4" calcext:value-type="float">
            <text:p>4</text:p>
          </table:table-cell>
          <table:table-cell office:value-type="float" office:value="0.00479535" calcext:value-type="float">
            <text:p>0.00479535</text:p>
          </table:table-cell>
          <table:table-cell table:number-columns-repeated="2"/>
          <table:table-cell office:value-type="float" office:value="-0.769231" calcext:value-type="float">
            <text:p>-0.769231</text:p>
          </table:table-cell>
          <table:table-cell office:value-type="float" office:value="0.00811095" calcext:value-type="float">
            <text:p>0.00811095</text:p>
          </table:table-cell>
          <table:table-cell office:value-type="float" office:value="0.0048658" calcext:value-type="float">
            <text:p>0.0048658</text:p>
          </table:table-cell>
          <table:table-cell office:value-type="float" office:value="0.00480165" calcext:value-type="float">
            <text:p>0.00480165</text:p>
          </table:table-cell>
          <table:table-cell/>
          <table:table-cell office:value-type="float" office:value="-0.769231" calcext:value-type="float">
            <text:p>-0.7692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-0.25641" calcext:value-type="float">
            <text:p>-0.25641</text:p>
          </table:table-cell>
          <table:table-cell office:value-type="float" office:value="0.00304725" calcext:value-type="float">
            <text:p>0.00304725</text:p>
          </table:table-cell>
          <table:table-cell office:value-type="float" office:value="4" calcext:value-type="float">
            <text:p>4</text:p>
          </table:table-cell>
          <table:table-cell office:value-type="float" office:value="0.0030098" calcext:value-type="float">
            <text:p>0.0030098</text:p>
          </table:table-cell>
          <table:table-cell table:number-columns-repeated="2"/>
          <table:table-cell office:value-type="float" office:value="-0.25641" calcext:value-type="float">
            <text:p>-0.25641</text:p>
          </table:table-cell>
          <table:table-cell office:value-type="float" office:value="0.0047871" calcext:value-type="float">
            <text:p>0.0047871</text:p>
          </table:table-cell>
          <table:table-cell office:value-type="float" office:value="0.00304725" calcext:value-type="float">
            <text:p>0.00304725</text:p>
          </table:table-cell>
          <table:table-cell office:value-type="float" office:value="0.00301705" calcext:value-type="float">
            <text:p>0.00301705</text:p>
          </table:table-cell>
          <table:table-cell/>
          <table:table-cell office:value-type="float" office:value="-0.25641" calcext:value-type="float">
            <text:p>-0.2564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25641" calcext:value-type="float">
            <text:p>0.25641</text:p>
          </table:table-cell>
          <table:table-cell office:value-type="float" office:value="0.00181925" calcext:value-type="float">
            <text:p>0.00181925</text:p>
          </table:table-cell>
          <table:table-cell office:value-type="float" office:value="4" calcext:value-type="float">
            <text:p>4</text:p>
          </table:table-cell>
          <table:table-cell office:value-type="float" office:value="0.00178545" calcext:value-type="float">
            <text:p>0.00178545</text:p>
          </table:table-cell>
          <table:table-cell table:number-columns-repeated="2"/>
          <table:table-cell office:value-type="float" office:value="0.25641" calcext:value-type="float">
            <text:p>0.25641</text:p>
          </table:table-cell>
          <table:table-cell office:value-type="float" office:value="0.0031493" calcext:value-type="float">
            <text:p>0.0031493</text:p>
          </table:table-cell>
          <table:table-cell office:value-type="float" office:value="0.00181925" calcext:value-type="float">
            <text:p>0.00181925</text:p>
          </table:table-cell>
          <table:table-cell office:value-type="float" office:value="0.001797" calcext:value-type="float">
            <text:p>0.001797</text:p>
          </table:table-cell>
          <table:table-cell/>
          <table:table-cell office:value-type="float" office:value="0.25641" calcext:value-type="float">
            <text:p>0.256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office:value-type="float" office:value="0.00101405" calcext:value-type="float">
            <text:p>0.00101405</text:p>
          </table:table-cell>
          <table:table-cell office:value-type="float" office:value="4" calcext:value-type="float">
            <text:p>4</text:p>
          </table:table-cell>
          <table:table-cell office:value-type="float" office:value="0.00099605" calcext:value-type="float">
            <text:p>0.00099605</text:p>
          </table:table-cell>
          <table:table-cell table:number-columns-repeated="2"/>
          <table:table-cell office:value-type="float" office:value="0.769231" calcext:value-type="float">
            <text:p>0.769231</text:p>
          </table:table-cell>
          <table:table-cell office:value-type="float" office:value="0.0018242" calcext:value-type="float">
            <text:p>0.0018242</text:p>
          </table:table-cell>
          <table:table-cell office:value-type="float" office:value="0.00101405" calcext:value-type="float">
            <text:p>0.00101405</text:p>
          </table:table-cell>
          <table:table-cell office:value-type="float" office:value="0.0010042" calcext:value-type="float">
            <text:p>0.0010042</text:p>
          </table:table-cell>
          <table:table-cell/>
          <table:table-cell office:value-type="float" office:value="0.769231" calcext:value-type="float">
            <text:p>0.7692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.282051" calcext:value-type="float">
            <text:p>1.282051</text:p>
          </table:table-cell>
          <table:table-cell office:value-type="float" office:value="0.0005298" calcext:value-type="float">
            <text:p>0.0005298</text:p>
          </table:table-cell>
          <table:table-cell office:value-type="float" office:value="4" calcext:value-type="float">
            <text:p>4</text:p>
          </table:table-cell>
          <table:table-cell office:value-type="float" office:value="0.0005164" calcext:value-type="float">
            <text:p>0.0005164</text:p>
          </table:table-cell>
          <table:table-cell table:number-columns-repeated="2"/>
          <table:table-cell office:value-type="float" office:value="1.282051" calcext:value-type="float">
            <text:p>1.282051</text:p>
          </table:table-cell>
          <table:table-cell office:value-type="float" office:value="0.0009869" calcext:value-type="float">
            <text:p>0.0009869</text:p>
          </table:table-cell>
          <table:table-cell office:value-type="float" office:value="0.0005298" calcext:value-type="float">
            <text:p>0.0005298</text:p>
          </table:table-cell>
          <table:table-cell office:value-type="float" office:value="0.00052155" calcext:value-type="float">
            <text:p>0.00052155</text:p>
          </table:table-cell>
          <table:table-cell/>
          <table:table-cell office:value-type="float" office:value="1.282051" calcext:value-type="float">
            <text:p>1.2820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.794872" calcext:value-type="float">
            <text:p>1.794872</text:p>
          </table:table-cell>
          <table:table-cell office:value-type="float" office:value="0.0002605" calcext:value-type="float">
            <text:p>0.0002605</text:p>
          </table:table-cell>
          <table:table-cell office:value-type="float" office:value="4" calcext:value-type="float">
            <text:p>4</text:p>
          </table:table-cell>
          <table:table-cell office:value-type="float" office:value="0.0002518" calcext:value-type="float">
            <text:p>0.0002518</text:p>
          </table:table-cell>
          <table:table-cell table:number-columns-repeated="2"/>
          <table:table-cell office:value-type="float" office:value="1.794872" calcext:value-type="float">
            <text:p>1.794872</text:p>
          </table:table-cell>
          <table:table-cell office:value-type="float" office:value="0.0004982" calcext:value-type="float">
            <text:p>0.0004982</text:p>
          </table:table-cell>
          <table:table-cell office:value-type="float" office:value="0.0002605" calcext:value-type="float">
            <text:p>0.0002605</text:p>
          </table:table-cell>
          <table:table-cell office:value-type="float" office:value="0.00025335" calcext:value-type="float">
            <text:p>0.00025335</text:p>
          </table:table-cell>
          <table:table-cell/>
          <table:table-cell office:value-type="float" office:value="1.794872" calcext:value-type="float">
            <text:p>1.79487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.307692" calcext:value-type="float">
            <text:p>2.307692</text:p>
          </table:table-cell>
          <table:table-cell office:value-type="float" office:value="0.00011545" calcext:value-type="float">
            <text:p>0.00011545</text:p>
          </table:table-cell>
          <table:table-cell office:value-type="float" office:value="4" calcext:value-type="float">
            <text:p>4</text:p>
          </table:table-cell>
          <table:table-cell office:value-type="float" office:value="0.0001135" calcext:value-type="float">
            <text:p>0.0001135</text:p>
          </table:table-cell>
          <table:table-cell table:number-columns-repeated="2"/>
          <table:table-cell office:value-type="float" office:value="2.307692" calcext:value-type="float">
            <text:p>2.307692</text:p>
          </table:table-cell>
          <table:table-cell office:value-type="float" office:value="0.00022995" calcext:value-type="float">
            <text:p>0.00022995</text:p>
          </table:table-cell>
          <table:table-cell office:value-type="float" office:value="0.00011545" calcext:value-type="float">
            <text:p>0.00011545</text:p>
          </table:table-cell>
          <table:table-cell office:value-type="float" office:value="0.00011285" calcext:value-type="float">
            <text:p>0.00011285</text:p>
          </table:table-cell>
          <table:table-cell/>
          <table:table-cell office:value-type="float" office:value="2.307692" calcext:value-type="float">
            <text:p>2.3076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.820513" calcext:value-type="float">
            <text:p>2.820513</text:p>
          </table:table-cell>
          <table:table-cell office:value-type="float" office:value="0.00004615" calcext:value-type="float">
            <text:p>0.00004615</text:p>
          </table:table-cell>
          <table:table-cell office:value-type="float" office:value="4" calcext:value-type="float">
            <text:p>4</text:p>
          </table:table-cell>
          <table:table-cell office:value-type="float" office:value="0.0000456" calcext:value-type="float">
            <text:p>0.0000456</text:p>
          </table:table-cell>
          <table:table-cell table:number-columns-repeated="2"/>
          <table:table-cell office:value-type="float" office:value="2.820513" calcext:value-type="float">
            <text:p>2.820513</text:p>
          </table:table-cell>
          <table:table-cell office:value-type="float" office:value="0.00009785" calcext:value-type="float">
            <text:p>0.00009785</text:p>
          </table:table-cell>
          <table:table-cell office:value-type="float" office:value="0.00004615" calcext:value-type="float">
            <text:p>0.00004615</text:p>
          </table:table-cell>
          <table:table-cell office:value-type="float" office:value="0.0000461" calcext:value-type="float">
            <text:p>0.0000461</text:p>
          </table:table-cell>
          <table:table-cell/>
          <table:table-cell office:value-type="float" office:value="2.820513" calcext:value-type="float">
            <text:p>2.8205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4" calcext:value-type="float">
            <text:p>4</text:p>
          </table:table-cell>
          <table:table-cell office:value-type="float" office:value="0.0000167" calcext:value-type="float">
            <text:p>0.0000167</text:p>
          </table:table-cell>
          <table:table-cell table:number-columns-repeated="2"/>
          <table:table-cell office:value-type="float" office:value="3.333333" calcext:value-type="float">
            <text:p>3.333333</text:p>
          </table:table-cell>
          <table:table-cell office:value-type="float" office:value="0.00003705" calcext:value-type="float">
            <text:p>0.00003705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0.00001575" calcext:value-type="float">
            <text:p>0.00001575</text:p>
          </table:table-cell>
          <table:table-cell/>
          <table:table-cell office:value-type="float" office:value="3.333333" calcext:value-type="float">
            <text:p>3.3333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.846154" calcext:value-type="float">
            <text:p>3.846154</text:p>
          </table:table-cell>
          <table:table-cell office:value-type="float" office:value="0.00000535" calcext:value-type="float">
            <text:p>0.00000535</text:p>
          </table:table-cell>
          <table:table-cell office:value-type="float" office:value="4" calcext:value-type="float">
            <text:p>4</text:p>
          </table:table-cell>
          <table:table-cell office:value-type="float" office:value="0.00000575" calcext:value-type="float">
            <text:p>0.00000575</text:p>
          </table:table-cell>
          <table:table-cell table:number-columns-repeated="2"/>
          <table:table-cell office:value-type="float" office:value="3.846154" calcext:value-type="float">
            <text:p>3.846154</text:p>
          </table:table-cell>
          <table:table-cell office:value-type="float" office:value="0.0000128" calcext:value-type="float">
            <text:p>0.0000128</text:p>
          </table:table-cell>
          <table:table-cell office:value-type="float" office:value="0.00000535" calcext:value-type="float">
            <text:p>0.00000535</text:p>
          </table:table-cell>
          <table:table-cell office:value-type="float" office:value="0.0000056" calcext:value-type="float">
            <text:p>0.0000056</text:p>
          </table:table-cell>
          <table:table-cell/>
          <table:table-cell office:value-type="float" office:value="3.846154" calcext:value-type="float">
            <text:p>3.8461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.358974" calcext:value-type="float">
            <text:p>4.358974</text:p>
          </table:table-cell>
          <table:table-cell office:value-type="float" office:value="0.00000205" calcext:value-type="float">
            <text:p>0.00000205</text:p>
          </table:table-cell>
          <table:table-cell office:value-type="float" office:value="4" calcext:value-type="float">
            <text:p>4</text:p>
          </table:table-cell>
          <table:table-cell office:value-type="float" office:value="0.0000018" calcext:value-type="float">
            <text:p>0.0000018</text:p>
          </table:table-cell>
          <table:table-cell table:number-columns-repeated="2"/>
          <table:table-cell office:value-type="float" office:value="4.358974" calcext:value-type="float">
            <text:p>4.358974</text:p>
          </table:table-cell>
          <table:table-cell office:value-type="float" office:value="0.00000335" calcext:value-type="float">
            <text:p>0.00000335</text:p>
          </table:table-cell>
          <table:table-cell office:value-type="float" office:value="0.00000205" calcext:value-type="float">
            <text:p>0.00000205</text:p>
          </table:table-cell>
          <table:table-cell office:value-type="float" office:value="0.00000185" calcext:value-type="float">
            <text:p>0.00000185</text:p>
          </table:table-cell>
          <table:table-cell/>
          <table:table-cell office:value-type="float" office:value="4.358974" calcext:value-type="float">
            <text:p>4.3589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.871795" calcext:value-type="float">
            <text:p>4.871795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4" calcext:value-type="float">
            <text:p>4</text:p>
          </table:table-cell>
          <table:table-cell office:value-type="float" office:value="0.0000004" calcext:value-type="float">
            <text:p>0.0000004</text:p>
          </table:table-cell>
          <table:table-cell table:number-columns-repeated="2"/>
          <table:table-cell office:value-type="float" office:value="4.871795" calcext:value-type="float">
            <text:p>4.871795</text:p>
          </table:table-cell>
          <table:table-cell office:value-type="float" office:value="0.00000085" calcext:value-type="float">
            <text:p>0.00000085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0.00000035" calcext:value-type="float">
            <text:p>0.00000035</text:p>
          </table:table-cell>
          <table:table-cell/>
          <table:table-cell office:value-type="float" office:value="4.871795" calcext:value-type="float">
            <text:p>4.87179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.384615" calcext:value-type="float">
            <text:p>5.384615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4" calcext:value-type="float">
            <text:p>4</text:p>
          </table:table-cell>
          <table:table-cell office:value-type="float" office:value="0.00000005" calcext:value-type="float">
            <text:p>0.00000005</text:p>
          </table:table-cell>
          <table:table-cell table:number-columns-repeated="2"/>
          <table:table-cell office:value-type="float" office:value="5.384615" calcext:value-type="float">
            <text:p>5.384615</text:p>
          </table:table-cell>
          <table:table-cell office:value-type="float" office:value="0.0000003" calcext:value-type="float">
            <text:p>0.0000003</text:p>
          </table:table-cell>
          <table:table-cell table:number-columns-repeated="2" office:value-type="float" office:value="0.00000005" calcext:value-type="float">
            <text:p>0.00000005</text:p>
          </table:table-cell>
          <table:table-cell/>
          <table:table-cell office:value-type="float" office:value="5.384615" calcext:value-type="float">
            <text:p>5.3846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.897436" calcext:value-type="float">
            <text:p>5.8974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.897436" calcext:value-type="float">
            <text:p>5.8974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.897436" calcext:value-type="float">
            <text:p>5.89743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.410256" calcext:value-type="float">
            <text:p>6.410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410256" calcext:value-type="float">
            <text:p>6.4102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.410256" calcext:value-type="float">
            <text:p>6.41025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.923077" calcext:value-type="float">
            <text:p>6.9230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923077" calcext:value-type="float">
            <text:p>6.9230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.923077" calcext:value-type="float">
            <text:p>6.92307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7.435897" calcext:value-type="float">
            <text:p>7.435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435897" calcext:value-type="float">
            <text:p>7.4358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435897" calcext:value-type="float">
            <text:p>7.43589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7.948718" calcext:value-type="float">
            <text:p>7.948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948718" calcext:value-type="float">
            <text:p>7.948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948718" calcext:value-type="float">
            <text:p>7.94871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.461538" calcext:value-type="float">
            <text:p>8.4615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461538" calcext:value-type="float">
            <text:p>8.4615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461538" calcext:value-type="float">
            <text:p>8.46153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.974359" calcext:value-type="float">
            <text:p>8.9743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974359" calcext:value-type="float">
            <text:p>8.9743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974359" calcext:value-type="float">
            <text:p>8.97435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487179" calcext:value-type="float">
            <text:p>9.4871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.487179" calcext:value-type="float">
            <text:p>9.48717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</table:table>
      <table:table table:name="8PS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8PSK</text:p>
          </table:table-cell>
          <table:table-cell table:number-columns-repeated="5"/>
          <table:table-cell office:value-type="string" calcext:value-type="string">
            <text:p>BER per training points</text:p>
          </table:table-cell>
          <table:table-cell table:number-columns-repeated="4"/>
          <table:table-cell office:value-type="string" calcext:value-type="string">
            <text:p>num_clusters per training po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/N0 [dB]</text:p>
          </table:table-cell>
          <table:table-cell office:value-type="string" calcext:value-type="string">
            <text:p><text:s/>BER</text:p>
          </table:table-cell>
          <table:table-cell office:value-type="string" calcext:value-type="string">
            <text:p><text:s/>num_clusters</text:p>
          </table:table-cell>
          <table:table-cell office:value-type="string" calcext:value-type="string">
            <text:p><text:s/>BER (BL)</text:p>
          </table:table-cell>
          <table:table-cell table:number-columns-repeated="2"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1998287333" calcext:value-type="float">
            <text:p>0.1998287333</text:p>
          </table:table-cell>
          <table:table-cell office:value-type="float" office:value="20" calcext:value-type="float">
            <text:p>20</text:p>
          </table:table-cell>
          <table:table-cell office:value-type="float" office:value="0.1761349333" calcext:value-type="float">
            <text:p>0.1761349333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294478" calcext:value-type="float">
            <text:p>0.294478</text:p>
          </table:table-cell>
          <table:table-cell office:value-type="float" office:value="0.1998287333" calcext:value-type="float">
            <text:p>0.1998287333</text:p>
          </table:table-cell>
          <table:table-cell office:value-type="float" office:value="0.4998507" calcext:value-type="float">
            <text:p>0.499850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487179" calcext:value-type="float">
            <text:p>-9.487179</text:p>
          </table:table-cell>
          <table:table-cell office:value-type="float" office:value="0.1962289667" calcext:value-type="float">
            <text:p>0.1962289667</text:p>
          </table:table-cell>
          <table:table-cell office:value-type="float" office:value="18" calcext:value-type="float">
            <text:p>18</text:p>
          </table:table-cell>
          <table:table-cell office:value-type="float" office:value="0.1633244" calcext:value-type="float">
            <text:p>0.1633244</text:p>
          </table:table-cell>
          <table:table-cell table:number-columns-repeated="2"/>
          <table:table-cell office:value-type="float" office:value="-9.487179" calcext:value-type="float">
            <text:p>-9.487179</text:p>
          </table:table-cell>
          <table:table-cell office:value-type="float" office:value="0.2283808" calcext:value-type="float">
            <text:p>0.2283808</text:p>
          </table:table-cell>
          <table:table-cell office:value-type="float" office:value="0.1962289667" calcext:value-type="float">
            <text:p>0.1962289667</text:p>
          </table:table-cell>
          <table:table-cell office:value-type="float" office:value="0.4998507" calcext:value-type="float">
            <text:p>0.4998507</text:p>
          </table:table-cell>
          <table:table-cell/>
          <table:table-cell office:value-type="float" office:value="-9.487179" calcext:value-type="float">
            <text:p>-9.48717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974359" calcext:value-type="float">
            <text:p>-8.974359</text:p>
          </table:table-cell>
          <table:table-cell office:value-type="float" office:value="0.1738536" calcext:value-type="float">
            <text:p>0.1738536</text:p>
          </table:table-cell>
          <table:table-cell office:value-type="float" office:value="20" calcext:value-type="float">
            <text:p>20</text:p>
          </table:table-cell>
          <table:table-cell office:value-type="float" office:value="0.1506889667" calcext:value-type="float">
            <text:p>0.1506889667</text:p>
          </table:table-cell>
          <table:table-cell table:number-columns-repeated="2"/>
          <table:table-cell office:value-type="float" office:value="-8.974359" calcext:value-type="float">
            <text:p>-8.974359</text:p>
          </table:table-cell>
          <table:table-cell office:value-type="float" office:value="0.2789277" calcext:value-type="float">
            <text:p>0.2789277</text:p>
          </table:table-cell>
          <table:table-cell office:value-type="float" office:value="0.1738536" calcext:value-type="float">
            <text:p>0.1738536</text:p>
          </table:table-cell>
          <table:table-cell office:value-type="float" office:value="0.4998507" calcext:value-type="float">
            <text:p>0.4998507</text:p>
          </table:table-cell>
          <table:table-cell/>
          <table:table-cell office:value-type="float" office:value="-8.974359" calcext:value-type="float">
            <text:p>-8.97435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61538" calcext:value-type="float">
            <text:p>-8.461538</text:p>
          </table:table-cell>
          <table:table-cell office:value-type="float" office:value="0.1672653667" calcext:value-type="float">
            <text:p>0.1672653667</text:p>
          </table:table-cell>
          <table:table-cell office:value-type="float" office:value="20" calcext:value-type="float">
            <text:p>20</text:p>
          </table:table-cell>
          <table:table-cell office:value-type="float" office:value="0.138378" calcext:value-type="float">
            <text:p>0.138378</text:p>
          </table:table-cell>
          <table:table-cell table:number-columns-repeated="2"/>
          <table:table-cell office:value-type="float" office:value="-8.461538" calcext:value-type="float">
            <text:p>-8.461538</text:p>
          </table:table-cell>
          <table:table-cell office:value-type="float" office:value="0.1857322333" calcext:value-type="float">
            <text:p>0.1857322333</text:p>
          </table:table-cell>
          <table:table-cell office:value-type="float" office:value="0.1672653667" calcext:value-type="float">
            <text:p>0.1672653667</text:p>
          </table:table-cell>
          <table:table-cell office:value-type="float" office:value="0.2592105" calcext:value-type="float">
            <text:p>0.2592105</text:p>
          </table:table-cell>
          <table:table-cell/>
          <table:table-cell office:value-type="float" office:value="-8.461538" calcext:value-type="float">
            <text:p>-8.4615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.948718" calcext:value-type="float">
            <text:p>-7.948718</text:p>
          </table:table-cell>
          <table:table-cell office:value-type="float" office:value="0.1581524333" calcext:value-type="float">
            <text:p>0.1581524333</text:p>
          </table:table-cell>
          <table:table-cell office:value-type="float" office:value="15" calcext:value-type="float">
            <text:p>15</text:p>
          </table:table-cell>
          <table:table-cell office:value-type="float" office:value="0.1264478" calcext:value-type="float">
            <text:p>0.1264478</text:p>
          </table:table-cell>
          <table:table-cell table:number-columns-repeated="2"/>
          <table:table-cell office:value-type="float" office:value="-7.948718" calcext:value-type="float">
            <text:p>-7.948718</text:p>
          </table:table-cell>
          <table:table-cell office:value-type="float" office:value="0.1869186333" calcext:value-type="float">
            <text:p>0.1869186333</text:p>
          </table:table-cell>
          <table:table-cell office:value-type="float" office:value="0.1581524333" calcext:value-type="float">
            <text:p>0.1581524333</text:p>
          </table:table-cell>
          <table:table-cell office:value-type="float" office:value="0.2560115333" calcext:value-type="float">
            <text:p>0.2560115333</text:p>
          </table:table-cell>
          <table:table-cell/>
          <table:table-cell office:value-type="float" office:value="-7.948718" calcext:value-type="float">
            <text:p>-7.9487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.435897" calcext:value-type="float">
            <text:p>-7.435897</text:p>
          </table:table-cell>
          <table:table-cell office:value-type="float" office:value="0.1445426667" calcext:value-type="float">
            <text:p>0.1445426667</text:p>
          </table:table-cell>
          <table:table-cell office:value-type="float" office:value="16" calcext:value-type="float">
            <text:p>16</text:p>
          </table:table-cell>
          <table:table-cell office:value-type="float" office:value="0.1148963333" calcext:value-type="float">
            <text:p>0.1148963333</text:p>
          </table:table-cell>
          <table:table-cell table:number-columns-repeated="2"/>
          <table:table-cell office:value-type="float" office:value="-7.435897" calcext:value-type="float">
            <text:p>-7.435897</text:p>
          </table:table-cell>
          <table:table-cell office:value-type="float" office:value="0.1636432333" calcext:value-type="float">
            <text:p>0.1636432333</text:p>
          </table:table-cell>
          <table:table-cell office:value-type="float" office:value="0.1445426667" calcext:value-type="float">
            <text:p>0.1445426667</text:p>
          </table:table-cell>
          <table:table-cell office:value-type="float" office:value="0.2503350667" calcext:value-type="float">
            <text:p>0.2503350667</text:p>
          </table:table-cell>
          <table:table-cell/>
          <table:table-cell office:value-type="float" office:value="-7.435897" calcext:value-type="float">
            <text:p>-7.43589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6.923077" calcext:value-type="float">
            <text:p>-6.923077</text:p>
          </table:table-cell>
          <table:table-cell office:value-type="float" office:value="0.2131547333" calcext:value-type="float">
            <text:p>0.2131547333</text:p>
          </table:table-cell>
          <table:table-cell office:value-type="float" office:value="4" calcext:value-type="float">
            <text:p>4</text:p>
          </table:table-cell>
          <table:table-cell office:value-type="float" office:value="0.1037503" calcext:value-type="float">
            <text:p>0.1037503</text:p>
          </table:table-cell>
          <table:table-cell table:number-columns-repeated="2"/>
          <table:table-cell office:value-type="float" office:value="-6.923077" calcext:value-type="float">
            <text:p>-6.923077</text:p>
          </table:table-cell>
          <table:table-cell office:value-type="float" office:value="0.1501486" calcext:value-type="float">
            <text:p>0.1501486</text:p>
          </table:table-cell>
          <table:table-cell office:value-type="float" office:value="0.2131547333" calcext:value-type="float">
            <text:p>0.2131547333</text:p>
          </table:table-cell>
          <table:table-cell office:value-type="float" office:value="0.1867061667" calcext:value-type="float">
            <text:p>0.1867061667</text:p>
          </table:table-cell>
          <table:table-cell/>
          <table:table-cell office:value-type="float" office:value="-6.923077" calcext:value-type="float">
            <text:p>-6.92307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6.410256" calcext:value-type="float">
            <text:p>-6.410256</text:p>
          </table:table-cell>
          <table:table-cell office:value-type="float" office:value="0.1159118" calcext:value-type="float">
            <text:p>0.1159118</text:p>
          </table:table-cell>
          <table:table-cell office:value-type="float" office:value="18" calcext:value-type="float">
            <text:p>18</text:p>
          </table:table-cell>
          <table:table-cell office:value-type="float" office:value="0.0930677333" calcext:value-type="float">
            <text:p>0.0930677333</text:p>
          </table:table-cell>
          <table:table-cell table:number-columns-repeated="2"/>
          <table:table-cell office:value-type="float" office:value="-6.410256" calcext:value-type="float">
            <text:p>-6.410256</text:p>
          </table:table-cell>
          <table:table-cell office:value-type="float" office:value="0.1382816667" calcext:value-type="float">
            <text:p>0.1382816667</text:p>
          </table:table-cell>
          <table:table-cell office:value-type="float" office:value="0.1159118" calcext:value-type="float">
            <text:p>0.1159118</text:p>
          </table:table-cell>
          <table:table-cell office:value-type="float" office:value="0.1622442333" calcext:value-type="float">
            <text:p>0.1622442333</text:p>
          </table:table-cell>
          <table:table-cell/>
          <table:table-cell office:value-type="float" office:value="-6.410256" calcext:value-type="float">
            <text:p>-6.41025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.897436" calcext:value-type="float">
            <text:p>-5.897436</text:p>
          </table:table-cell>
          <table:table-cell office:value-type="float" office:value="0.0973817667" calcext:value-type="float">
            <text:p>0.0973817667</text:p>
          </table:table-cell>
          <table:table-cell office:value-type="float" office:value="20" calcext:value-type="float">
            <text:p>20</text:p>
          </table:table-cell>
          <table:table-cell office:value-type="float" office:value="0.0828203333" calcext:value-type="float">
            <text:p>0.0828203333</text:p>
          </table:table-cell>
          <table:table-cell table:number-columns-repeated="2"/>
          <table:table-cell office:value-type="float" office:value="-5.897436" calcext:value-type="float">
            <text:p>-5.897436</text:p>
          </table:table-cell>
          <table:table-cell office:value-type="float" office:value="0.1320262333" calcext:value-type="float">
            <text:p>0.1320262333</text:p>
          </table:table-cell>
          <table:table-cell office:value-type="float" office:value="0.0973817667" calcext:value-type="float">
            <text:p>0.0973817667</text:p>
          </table:table-cell>
          <table:table-cell office:value-type="float" office:value="0.1594131667" calcext:value-type="float">
            <text:p>0.1594131667</text:p>
          </table:table-cell>
          <table:table-cell/>
          <table:table-cell office:value-type="float" office:value="-5.897436" calcext:value-type="float">
            <text:p>-5.89743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.384615" calcext:value-type="float">
            <text:p>-5.384615</text:p>
          </table:table-cell>
          <table:table-cell office:value-type="float" office:value="0.0940481333" calcext:value-type="float">
            <text:p>0.0940481333</text:p>
          </table:table-cell>
          <table:table-cell office:value-type="float" office:value="20" calcext:value-type="float">
            <text:p>20</text:p>
          </table:table-cell>
          <table:table-cell office:value-type="float" office:value="0.0730601" calcext:value-type="float">
            <text:p>0.0730601</text:p>
          </table:table-cell>
          <table:table-cell table:number-columns-repeated="2"/>
          <table:table-cell office:value-type="float" office:value="-5.384615" calcext:value-type="float">
            <text:p>-5.384615</text:p>
          </table:table-cell>
          <table:table-cell office:value-type="float" office:value="0.1201266333" calcext:value-type="float">
            <text:p>0.1201266333</text:p>
          </table:table-cell>
          <table:table-cell office:value-type="float" office:value="0.0940481333" calcext:value-type="float">
            <text:p>0.0940481333</text:p>
          </table:table-cell>
          <table:table-cell office:value-type="float" office:value="0.1544955667" calcext:value-type="float">
            <text:p>0.1544955667</text:p>
          </table:table-cell>
          <table:table-cell/>
          <table:table-cell office:value-type="float" office:value="-5.384615" calcext:value-type="float">
            <text:p>-5.3846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.871795" calcext:value-type="float">
            <text:p>-4.871795</text:p>
          </table:table-cell>
          <table:table-cell office:value-type="float" office:value="0.0835922" calcext:value-type="float">
            <text:p>0.0835922</text:p>
          </table:table-cell>
          <table:table-cell office:value-type="float" office:value="14" calcext:value-type="float">
            <text:p>14</text:p>
          </table:table-cell>
          <table:table-cell office:value-type="float" office:value="0.0637843667" calcext:value-type="float">
            <text:p>0.0637843667</text:p>
          </table:table-cell>
          <table:table-cell table:number-columns-repeated="2"/>
          <table:table-cell office:value-type="float" office:value="-4.871795" calcext:value-type="float">
            <text:p>-4.871795</text:p>
          </table:table-cell>
          <table:table-cell office:value-type="float" office:value="0.1100386667" calcext:value-type="float">
            <text:p>0.1100386667</text:p>
          </table:table-cell>
          <table:table-cell office:value-type="float" office:value="0.0835922" calcext:value-type="float">
            <text:p>0.0835922</text:p>
          </table:table-cell>
          <table:table-cell office:value-type="float" office:value="0.1496569" calcext:value-type="float">
            <text:p>0.1496569</text:p>
          </table:table-cell>
          <table:table-cell/>
          <table:table-cell office:value-type="float" office:value="-4.871795" calcext:value-type="float">
            <text:p>-4.87179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.358974" calcext:value-type="float">
            <text:p>-4.358974</text:p>
          </table:table-cell>
          <table:table-cell office:value-type="float" office:value="0.0760025333" calcext:value-type="float">
            <text:p>0.0760025333</text:p>
          </table:table-cell>
          <table:table-cell office:value-type="float" office:value="19" calcext:value-type="float">
            <text:p>19</text:p>
          </table:table-cell>
          <table:table-cell office:value-type="float" office:value="0.0550328333" calcext:value-type="float">
            <text:p>0.0550328333</text:p>
          </table:table-cell>
          <table:table-cell table:number-columns-repeated="2"/>
          <table:table-cell office:value-type="float" office:value="-4.358974" calcext:value-type="float">
            <text:p>-4.358974</text:p>
          </table:table-cell>
          <table:table-cell office:value-type="float" office:value="0.0987874667" calcext:value-type="float">
            <text:p>0.0987874667</text:p>
          </table:table-cell>
          <table:table-cell office:value-type="float" office:value="0.0760025333" calcext:value-type="float">
            <text:p>0.0760025333</text:p>
          </table:table-cell>
          <table:table-cell office:value-type="float" office:value="0.0553312667" calcext:value-type="float">
            <text:p>0.0553312667</text:p>
          </table:table-cell>
          <table:table-cell/>
          <table:table-cell office:value-type="float" office:value="-4.358974" calcext:value-type="float">
            <text:p>-4.35897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3.846154" calcext:value-type="float">
            <text:p>-3.846154</text:p>
          </table:table-cell>
          <table:table-cell office:value-type="float" office:value="0.0587107333" calcext:value-type="float">
            <text:p>0.0587107333</text:p>
          </table:table-cell>
          <table:table-cell office:value-type="float" office:value="10" calcext:value-type="float">
            <text:p>10</text:p>
          </table:table-cell>
          <table:table-cell office:value-type="float" office:value="0.0468316333" calcext:value-type="float">
            <text:p>0.0468316333</text:p>
          </table:table-cell>
          <table:table-cell table:number-columns-repeated="2"/>
          <table:table-cell office:value-type="float" office:value="-3.846154" calcext:value-type="float">
            <text:p>-3.846154</text:p>
          </table:table-cell>
          <table:table-cell office:value-type="float" office:value="0.0786407333" calcext:value-type="float">
            <text:p>0.0786407333</text:p>
          </table:table-cell>
          <table:table-cell office:value-type="float" office:value="0.0587107333" calcext:value-type="float">
            <text:p>0.0587107333</text:p>
          </table:table-cell>
          <table:table-cell office:value-type="float" office:value="0.0470257" calcext:value-type="float">
            <text:p>0.0470257</text:p>
          </table:table-cell>
          <table:table-cell/>
          <table:table-cell office:value-type="float" office:value="-3.846154" calcext:value-type="float">
            <text:p>-3.84615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3.333333" calcext:value-type="float">
            <text:p>-3.333333</text:p>
          </table:table-cell>
          <table:table-cell office:value-type="float" office:value="0.0523614667" calcext:value-type="float">
            <text:p>0.0523614667</text:p>
          </table:table-cell>
          <table:table-cell office:value-type="float" office:value="10" calcext:value-type="float">
            <text:p>10</text:p>
          </table:table-cell>
          <table:table-cell office:value-type="float" office:value="0.0392495" calcext:value-type="float">
            <text:p>0.0392495</text:p>
          </table:table-cell>
          <table:table-cell table:number-columns-repeated="2"/>
          <table:table-cell office:value-type="float" office:value="-3.333333" calcext:value-type="float">
            <text:p>-3.333333</text:p>
          </table:table-cell>
          <table:table-cell office:value-type="float" office:value="0.0766822" calcext:value-type="float">
            <text:p>0.0766822</text:p>
          </table:table-cell>
          <table:table-cell office:value-type="float" office:value="0.0523614667" calcext:value-type="float">
            <text:p>0.0523614667</text:p>
          </table:table-cell>
          <table:table-cell office:value-type="float" office:value="0.0394187" calcext:value-type="float">
            <text:p>0.0394187</text:p>
          </table:table-cell>
          <table:table-cell/>
          <table:table-cell office:value-type="float" office:value="-3.333333" calcext:value-type="float">
            <text:p>-3.33333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.820513" calcext:value-type="float">
            <text:p>-2.820513</text:p>
          </table:table-cell>
          <table:table-cell office:value-type="float" office:value="0.0331746667" calcext:value-type="float">
            <text:p>0.0331746667</text:p>
          </table:table-cell>
          <table:table-cell office:value-type="float" office:value="8" calcext:value-type="float">
            <text:p>8</text:p>
          </table:table-cell>
          <table:table-cell office:value-type="float" office:value="0.0323273667" calcext:value-type="float">
            <text:p>0.0323273667</text:p>
          </table:table-cell>
          <table:table-cell table:number-columns-repeated="2"/>
          <table:table-cell office:value-type="float" office:value="-2.820513" calcext:value-type="float">
            <text:p>-2.820513</text:p>
          </table:table-cell>
          <table:table-cell office:value-type="float" office:value="0.0584334333" calcext:value-type="float">
            <text:p>0.0584334333</text:p>
          </table:table-cell>
          <table:table-cell office:value-type="float" office:value="0.0331746667" calcext:value-type="float">
            <text:p>0.0331746667</text:p>
          </table:table-cell>
          <table:table-cell office:value-type="float" office:value="0.0324322333" calcext:value-type="float">
            <text:p>0.0324322333</text:p>
          </table:table-cell>
          <table:table-cell/>
          <table:table-cell office:value-type="float" office:value="-2.820513" calcext:value-type="float">
            <text:p>-2.8205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2.307692" calcext:value-type="float">
            <text:p>-2.307692</text:p>
          </table:table-cell>
          <table:table-cell office:value-type="float" office:value="0.0264527667" calcext:value-type="float">
            <text:p>0.0264527667</text:p>
          </table:table-cell>
          <table:table-cell office:value-type="float" office:value="8" calcext:value-type="float">
            <text:p>8</text:p>
          </table:table-cell>
          <table:table-cell office:value-type="float" office:value="0.0260790667" calcext:value-type="float">
            <text:p>0.0260790667</text:p>
          </table:table-cell>
          <table:table-cell table:number-columns-repeated="2"/>
          <table:table-cell office:value-type="float" office:value="-2.307692" calcext:value-type="float">
            <text:p>-2.307692</text:p>
          </table:table-cell>
          <table:table-cell office:value-type="float" office:value="0.0543776667" calcext:value-type="float">
            <text:p>0.0543776667</text:p>
          </table:table-cell>
          <table:table-cell office:value-type="float" office:value="0.0264527667" calcext:value-type="float">
            <text:p>0.0264527667</text:p>
          </table:table-cell>
          <table:table-cell office:value-type="float" office:value="0.0261479667" calcext:value-type="float">
            <text:p>0.0261479667</text:p>
          </table:table-cell>
          <table:table-cell/>
          <table:table-cell office:value-type="float" office:value="-2.307692" calcext:value-type="float">
            <text:p>-2.3076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1.794872" calcext:value-type="float">
            <text:p>-1.794872</text:p>
          </table:table-cell>
          <table:table-cell office:value-type="float" office:value="0.0314835" calcext:value-type="float">
            <text:p>0.0314835</text:p>
          </table:table-cell>
          <table:table-cell office:value-type="float" office:value="10" calcext:value-type="float">
            <text:p>10</text:p>
          </table:table-cell>
          <table:table-cell office:value-type="float" office:value="0.0205753333" calcext:value-type="float">
            <text:p>0.0205753333</text:p>
          </table:table-cell>
          <table:table-cell table:number-columns-repeated="2"/>
          <table:table-cell office:value-type="float" office:value="-1.794872" calcext:value-type="float">
            <text:p>-1.794872</text:p>
          </table:table-cell>
          <table:table-cell office:value-type="float" office:value="0.0475215333" calcext:value-type="float">
            <text:p>0.0475215333</text:p>
          </table:table-cell>
          <table:table-cell office:value-type="float" office:value="0.0314835" calcext:value-type="float">
            <text:p>0.0314835</text:p>
          </table:table-cell>
          <table:table-cell office:value-type="float" office:value="0.0206211" calcext:value-type="float">
            <text:p>0.0206211</text:p>
          </table:table-cell>
          <table:table-cell/>
          <table:table-cell office:value-type="float" office:value="-1.794872" calcext:value-type="float">
            <text:p>-1.79487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.282051" calcext:value-type="float">
            <text:p>-1.282051</text:p>
          </table:table-cell>
          <table:table-cell office:value-type="float" office:value="0.0160398333" calcext:value-type="float">
            <text:p>0.0160398333</text:p>
          </table:table-cell>
          <table:table-cell office:value-type="float" office:value="8" calcext:value-type="float">
            <text:p>8</text:p>
          </table:table-cell>
          <table:table-cell office:value-type="float" office:value="0.0158297" calcext:value-type="float">
            <text:p>0.0158297</text:p>
          </table:table-cell>
          <table:table-cell table:number-columns-repeated="2"/>
          <table:table-cell office:value-type="float" office:value="-1.282051" calcext:value-type="float">
            <text:p>-1.282051</text:p>
          </table:table-cell>
          <table:table-cell office:value-type="float" office:value="0.0320406" calcext:value-type="float">
            <text:p>0.0320406</text:p>
          </table:table-cell>
          <table:table-cell office:value-type="float" office:value="0.0160398333" calcext:value-type="float">
            <text:p>0.0160398333</text:p>
          </table:table-cell>
          <table:table-cell office:value-type="float" office:value="0.0158691" calcext:value-type="float">
            <text:p>0.0158691</text:p>
          </table:table-cell>
          <table:table-cell/>
          <table:table-cell office:value-type="float" office:value="-1.282051" calcext:value-type="float">
            <text:p>-1.28205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769231" calcext:value-type="float">
            <text:p>-0.769231</text:p>
          </table:table-cell>
          <table:table-cell office:value-type="float" office:value="0.0119818667" calcext:value-type="float">
            <text:p>0.0119818667</text:p>
          </table:table-cell>
          <table:table-cell office:value-type="float" office:value="8" calcext:value-type="float">
            <text:p>8</text:p>
          </table:table-cell>
          <table:table-cell office:value-type="float" office:value="0.0118337667" calcext:value-type="float">
            <text:p>0.0118337667</text:p>
          </table:table-cell>
          <table:table-cell table:number-columns-repeated="2"/>
          <table:table-cell office:value-type="float" office:value="-0.769231" calcext:value-type="float">
            <text:p>-0.769231</text:p>
          </table:table-cell>
          <table:table-cell office:value-type="float" office:value="0.0364326667" calcext:value-type="float">
            <text:p>0.0364326667</text:p>
          </table:table-cell>
          <table:table-cell office:value-type="float" office:value="0.0119818667" calcext:value-type="float">
            <text:p>0.0119818667</text:p>
          </table:table-cell>
          <table:table-cell office:value-type="float" office:value="0.011878" calcext:value-type="float">
            <text:p>0.011878</text:p>
          </table:table-cell>
          <table:table-cell/>
          <table:table-cell office:value-type="float" office:value="-0.769231" calcext:value-type="float">
            <text:p>-0.7692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25641" calcext:value-type="float">
            <text:p>-0.25641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8" calcext:value-type="float">
            <text:p>8</text:p>
          </table:table-cell>
          <table:table-cell office:value-type="float" office:value="0.0085566" calcext:value-type="float">
            <text:p>0.0085566</text:p>
          </table:table-cell>
          <table:table-cell table:number-columns-repeated="2"/>
          <table:table-cell office:value-type="float" office:value="-0.25641" calcext:value-type="float">
            <text:p>-0.25641</text:p>
          </table:table-cell>
          <table:table-cell office:value-type="float" office:value="0.0212275667" calcext:value-type="float">
            <text:p>0.0212275667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0.0085993333" calcext:value-type="float">
            <text:p>0.0085993333</text:p>
          </table:table-cell>
          <table:table-cell/>
          <table:table-cell office:value-type="float" office:value="-0.25641" calcext:value-type="float">
            <text:p>-0.256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5641" calcext:value-type="float">
            <text:p>0.25641</text:p>
          </table:table-cell>
          <table:table-cell office:value-type="float" office:value="0.0060683667" calcext:value-type="float">
            <text:p>0.0060683667</text:p>
          </table:table-cell>
          <table:table-cell office:value-type="float" office:value="8" calcext:value-type="float">
            <text:p>8</text:p>
          </table:table-cell>
          <table:table-cell office:value-type="float" office:value="0.0059824" calcext:value-type="float">
            <text:p>0.0059824</text:p>
          </table:table-cell>
          <table:table-cell table:number-columns-repeated="2"/>
          <table:table-cell office:value-type="float" office:value="0.25641" calcext:value-type="float">
            <text:p>0.25641</text:p>
          </table:table-cell>
          <table:table-cell office:value-type="float" office:value="0.0112597333" calcext:value-type="float">
            <text:p>0.0112597333</text:p>
          </table:table-cell>
          <table:table-cell office:value-type="float" office:value="0.0060683667" calcext:value-type="float">
            <text:p>0.0060683667</text:p>
          </table:table-cell>
          <table:table-cell office:value-type="float" office:value="0.0059992333" calcext:value-type="float">
            <text:p>0.0059992333</text:p>
          </table:table-cell>
          <table:table-cell/>
          <table:table-cell office:value-type="float" office:value="0.25641" calcext:value-type="float">
            <text:p>0.256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office:value-type="float" office:value="0.0040660333" calcext:value-type="float">
            <text:p>0.0040660333</text:p>
          </table:table-cell>
          <table:table-cell office:value-type="float" office:value="8" calcext:value-type="float">
            <text:p>8</text:p>
          </table:table-cell>
          <table:table-cell office:value-type="float" office:value="0.0040092333" calcext:value-type="float">
            <text:p>0.0040092333</text:p>
          </table:table-cell>
          <table:table-cell table:number-columns-repeated="2"/>
          <table:table-cell office:value-type="float" office:value="0.769231" calcext:value-type="float">
            <text:p>0.769231</text:p>
          </table:table-cell>
          <table:table-cell office:value-type="float" office:value="0.0047671667" calcext:value-type="float">
            <text:p>0.0047671667</text:p>
          </table:table-cell>
          <table:table-cell office:value-type="float" office:value="0.0040660333" calcext:value-type="float">
            <text:p>0.0040660333</text:p>
          </table:table-cell>
          <table:table-cell office:value-type="float" office:value="0.0040324333" calcext:value-type="float">
            <text:p>0.0040324333</text:p>
          </table:table-cell>
          <table:table-cell/>
          <table:table-cell office:value-type="float" office:value="0.769231" calcext:value-type="float">
            <text:p>0.769231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.282051" calcext:value-type="float">
            <text:p>1.282051</text:p>
          </table:table-cell>
          <table:table-cell office:value-type="float" office:value="0.0026064333" calcext:value-type="float">
            <text:p>0.0026064333</text:p>
          </table:table-cell>
          <table:table-cell office:value-type="float" office:value="8" calcext:value-type="float">
            <text:p>8</text:p>
          </table:table-cell>
          <table:table-cell office:value-type="float" office:value="0.0025723" calcext:value-type="float">
            <text:p>0.0025723</text:p>
          </table:table-cell>
          <table:table-cell table:number-columns-repeated="2"/>
          <table:table-cell office:value-type="float" office:value="1.282051" calcext:value-type="float">
            <text:p>1.282051</text:p>
          </table:table-cell>
          <table:table-cell office:value-type="float" office:value="0.0031018333" calcext:value-type="float">
            <text:p>0.0031018333</text:p>
          </table:table-cell>
          <table:table-cell office:value-type="float" office:value="0.0026064333" calcext:value-type="float">
            <text:p>0.0026064333</text:p>
          </table:table-cell>
          <table:table-cell office:value-type="float" office:value="0.0025855" calcext:value-type="float">
            <text:p>0.0025855</text:p>
          </table:table-cell>
          <table:table-cell/>
          <table:table-cell office:value-type="float" office:value="1.282051" calcext:value-type="float">
            <text:p>1.282051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.794872" calcext:value-type="float">
            <text:p>1.794872</text:p>
          </table:table-cell>
          <table:table-cell office:value-type="float" office:value="0.0015929333" calcext:value-type="float">
            <text:p>0.0015929333</text:p>
          </table:table-cell>
          <table:table-cell office:value-type="float" office:value="8" calcext:value-type="float">
            <text:p>8</text:p>
          </table:table-cell>
          <table:table-cell office:value-type="float" office:value="0.0015724667" calcext:value-type="float">
            <text:p>0.0015724667</text:p>
          </table:table-cell>
          <table:table-cell table:number-columns-repeated="2"/>
          <table:table-cell office:value-type="float" office:value="1.794872" calcext:value-type="float">
            <text:p>1.794872</text:p>
          </table:table-cell>
          <table:table-cell office:value-type="float" office:value="0.0019663333" calcext:value-type="float">
            <text:p>0.0019663333</text:p>
          </table:table-cell>
          <table:table-cell office:value-type="float" office:value="0.0015929333" calcext:value-type="float">
            <text:p>0.0015929333</text:p>
          </table:table-cell>
          <table:table-cell office:value-type="float" office:value="0.001577" calcext:value-type="float">
            <text:p>0.001577</text:p>
          </table:table-cell>
          <table:table-cell/>
          <table:table-cell office:value-type="float" office:value="1.794872" calcext:value-type="float">
            <text:p>1.794872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2.307692" calcext:value-type="float">
            <text:p>2.307692</text:p>
          </table:table-cell>
          <table:table-cell office:value-type="float" office:value="0.0009296333" calcext:value-type="float">
            <text:p>0.0009296333</text:p>
          </table:table-cell>
          <table:table-cell office:value-type="float" office:value="8" calcext:value-type="float">
            <text:p>8</text:p>
          </table:table-cell>
          <table:table-cell office:value-type="float" office:value="0.0009078667" calcext:value-type="float">
            <text:p>0.0009078667</text:p>
          </table:table-cell>
          <table:table-cell table:number-columns-repeated="2"/>
          <table:table-cell office:value-type="float" office:value="2.307692" calcext:value-type="float">
            <text:p>2.307692</text:p>
          </table:table-cell>
          <table:table-cell office:value-type="float" office:value="0.0011629" calcext:value-type="float">
            <text:p>0.0011629</text:p>
          </table:table-cell>
          <table:table-cell office:value-type="float" office:value="0.0009296333" calcext:value-type="float">
            <text:p>0.0009296333</text:p>
          </table:table-cell>
          <table:table-cell office:value-type="float" office:value="0.0009090667" calcext:value-type="float">
            <text:p>0.0009090667</text:p>
          </table:table-cell>
          <table:table-cell/>
          <table:table-cell office:value-type="float" office:value="2.307692" calcext:value-type="float">
            <text:p>2.307692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2.820513" calcext:value-type="float">
            <text:p>2.820513</text:p>
          </table:table-cell>
          <table:table-cell office:value-type="float" office:value="0.0005005333" calcext:value-type="float">
            <text:p>0.0005005333</text:p>
          </table:table-cell>
          <table:table-cell office:value-type="float" office:value="8" calcext:value-type="float">
            <text:p>8</text:p>
          </table:table-cell>
          <table:table-cell office:value-type="float" office:value="0.0004872333" calcext:value-type="float">
            <text:p>0.0004872333</text:p>
          </table:table-cell>
          <table:table-cell table:number-columns-repeated="2"/>
          <table:table-cell office:value-type="float" office:value="2.820513" calcext:value-type="float">
            <text:p>2.820513</text:p>
          </table:table-cell>
          <table:table-cell office:value-type="float" office:value="0.0006415333" calcext:value-type="float">
            <text:p>0.0006415333</text:p>
          </table:table-cell>
          <table:table-cell office:value-type="float" office:value="0.0005005333" calcext:value-type="float">
            <text:p>0.0005005333</text:p>
          </table:table-cell>
          <table:table-cell office:value-type="float" office:value="0.0004907" calcext:value-type="float">
            <text:p>0.0004907</text:p>
          </table:table-cell>
          <table:table-cell/>
          <table:table-cell office:value-type="float" office:value="2.820513" calcext:value-type="float">
            <text:p>2.820513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0.0002511" calcext:value-type="float">
            <text:p>0.0002511</text:p>
          </table:table-cell>
          <table:table-cell office:value-type="float" office:value="8" calcext:value-type="float">
            <text:p>8</text:p>
          </table:table-cell>
          <table:table-cell office:value-type="float" office:value="0.0002451667" calcext:value-type="float">
            <text:p>0.0002451667</text:p>
          </table:table-cell>
          <table:table-cell table:number-columns-repeated="2"/>
          <table:table-cell office:value-type="float" office:value="3.333333" calcext:value-type="float">
            <text:p>3.333333</text:p>
          </table:table-cell>
          <table:table-cell office:value-type="float" office:value="0.0003340333" calcext:value-type="float">
            <text:p>0.0003340333</text:p>
          </table:table-cell>
          <table:table-cell office:value-type="float" office:value="0.0002511" calcext:value-type="float">
            <text:p>0.0002511</text:p>
          </table:table-cell>
          <table:table-cell office:value-type="float" office:value="0.0002478333" calcext:value-type="float">
            <text:p>0.0002478333</text:p>
          </table:table-cell>
          <table:table-cell/>
          <table:table-cell office:value-type="float" office:value="3.333333" calcext:value-type="float">
            <text:p>3.333333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3.846154" calcext:value-type="float">
            <text:p>3.846154</text:p>
          </table:table-cell>
          <table:table-cell office:value-type="float" office:value="0.0001158333" calcext:value-type="float">
            <text:p>0.0001158333</text:p>
          </table:table-cell>
          <table:table-cell office:value-type="float" office:value="8" calcext:value-type="float">
            <text:p>8</text:p>
          </table:table-cell>
          <table:table-cell office:value-type="float" office:value="0.0001132667" calcext:value-type="float">
            <text:p>0.0001132667</text:p>
          </table:table-cell>
          <table:table-cell table:number-columns-repeated="2"/>
          <table:table-cell office:value-type="float" office:value="3.846154" calcext:value-type="float">
            <text:p>3.846154</text:p>
          </table:table-cell>
          <table:table-cell office:value-type="float" office:value="0.0001586667" calcext:value-type="float">
            <text:p>0.0001586667</text:p>
          </table:table-cell>
          <table:table-cell office:value-type="float" office:value="0.0001158333" calcext:value-type="float">
            <text:p>0.0001158333</text:p>
          </table:table-cell>
          <table:table-cell office:value-type="float" office:value="0.0001152667" calcext:value-type="float">
            <text:p>0.0001152667</text:p>
          </table:table-cell>
          <table:table-cell/>
          <table:table-cell office:value-type="float" office:value="3.846154" calcext:value-type="float">
            <text:p>3.846154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4.358974" calcext:value-type="float">
            <text:p>4.358974</text:p>
          </table:table-cell>
          <table:table-cell office:value-type="float" office:value="0.0000504333" calcext:value-type="float">
            <text:p>5.04333E-05</text:p>
          </table:table-cell>
          <table:table-cell office:value-type="float" office:value="8" calcext:value-type="float">
            <text:p>8</text:p>
          </table:table-cell>
          <table:table-cell office:value-type="float" office:value="0.0000478667" calcext:value-type="float">
            <text:p>4.78667E-05</text:p>
          </table:table-cell>
          <table:table-cell table:number-columns-repeated="2"/>
          <table:table-cell office:value-type="float" office:value="4.358974" calcext:value-type="float">
            <text:p>4.358974</text:p>
          </table:table-cell>
          <table:table-cell office:value-type="float" office:value="0.0000679333" calcext:value-type="float">
            <text:p>6.79333E-05</text:p>
          </table:table-cell>
          <table:table-cell office:value-type="float" office:value="0.0000504333" calcext:value-type="float">
            <text:p>5.04333E-05</text:p>
          </table:table-cell>
          <table:table-cell office:value-type="float" office:value="0.0000487333" calcext:value-type="float">
            <text:p>4.87333E-05</text:p>
          </table:table-cell>
          <table:table-cell/>
          <table:table-cell office:value-type="float" office:value="4.358974" calcext:value-type="float">
            <text:p>4.358974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4.871795" calcext:value-type="float">
            <text:p>4.871795</text:p>
          </table:table-cell>
          <table:table-cell office:value-type="float" office:value="0.0000194" calcext:value-type="float">
            <text:p>0.0000194</text:p>
          </table:table-cell>
          <table:table-cell office:value-type="float" office:value="8" calcext:value-type="float">
            <text:p>8</text:p>
          </table:table-cell>
          <table:table-cell office:value-type="float" office:value="0.0000181" calcext:value-type="float">
            <text:p>0.0000181</text:p>
          </table:table-cell>
          <table:table-cell table:number-columns-repeated="2"/>
          <table:table-cell office:value-type="float" office:value="4.871795" calcext:value-type="float">
            <text:p>4.871795</text:p>
          </table:table-cell>
          <table:table-cell office:value-type="float" office:value="0.0000276" calcext:value-type="float">
            <text:p>0.0000276</text:p>
          </table:table-cell>
          <table:table-cell office:value-type="float" office:value="0.0000194" calcext:value-type="float">
            <text:p>0.0000194</text:p>
          </table:table-cell>
          <table:table-cell office:value-type="float" office:value="0.0000179333" calcext:value-type="float">
            <text:p>1.79333E-05</text:p>
          </table:table-cell>
          <table:table-cell/>
          <table:table-cell office:value-type="float" office:value="4.871795" calcext:value-type="float">
            <text:p>4.871795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5.384615" calcext:value-type="float">
            <text:p>5.384615</text:p>
          </table:table-cell>
          <table:table-cell office:value-type="float" office:value="0.0000068667" calcext:value-type="float">
            <text:p>6.8667E-06</text:p>
          </table:table-cell>
          <table:table-cell office:value-type="float" office:value="8" calcext:value-type="float">
            <text:p>8</text:p>
          </table:table-cell>
          <table:table-cell office:value-type="float" office:value="0.0000066" calcext:value-type="float">
            <text:p>0.0000066</text:p>
          </table:table-cell>
          <table:table-cell table:number-columns-repeated="2"/>
          <table:table-cell office:value-type="float" office:value="5.384615" calcext:value-type="float">
            <text:p>5.384615</text:p>
          </table:table-cell>
          <table:table-cell office:value-type="float" office:value="0.0000093667" calcext:value-type="float">
            <text:p>9.3667E-06</text:p>
          </table:table-cell>
          <table:table-cell office:value-type="float" office:value="0.0000068667" calcext:value-type="float">
            <text:p>6.8667E-06</text:p>
          </table:table-cell>
          <table:table-cell office:value-type="float" office:value="0.0000058667" calcext:value-type="float">
            <text:p>5.8667E-06</text:p>
          </table:table-cell>
          <table:table-cell/>
          <table:table-cell office:value-type="float" office:value="5.384615" calcext:value-type="float">
            <text:p>5.384615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5.897436" calcext:value-type="float">
            <text:p>5.897436</text:p>
          </table:table-cell>
          <table:table-cell office:value-type="float" office:value="0.0000022667" calcext:value-type="float">
            <text:p>2.2667E-06</text:p>
          </table:table-cell>
          <table:table-cell office:value-type="float" office:value="8" calcext:value-type="float">
            <text:p>8</text:p>
          </table:table-cell>
          <table:table-cell office:value-type="float" office:value="0.0000022667" calcext:value-type="float">
            <text:p>2.2667E-06</text:p>
          </table:table-cell>
          <table:table-cell table:number-columns-repeated="2"/>
          <table:table-cell office:value-type="float" office:value="5.897436" calcext:value-type="float">
            <text:p>5.897436</text:p>
          </table:table-cell>
          <table:table-cell office:value-type="float" office:value="0.0000029667" calcext:value-type="float">
            <text:p>2.9667E-06</text:p>
          </table:table-cell>
          <table:table-cell office:value-type="float" office:value="0.0000022667" calcext:value-type="float">
            <text:p>2.2667E-06</text:p>
          </table:table-cell>
          <table:table-cell office:value-type="float" office:value="0.000002" calcext:value-type="float">
            <text:p>0.000002</text:p>
          </table:table-cell>
          <table:table-cell/>
          <table:table-cell office:value-type="float" office:value="5.897436" calcext:value-type="float">
            <text:p>5.897436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6.410256" calcext:value-type="float">
            <text:p>6.410256</text:p>
          </table:table-cell>
          <table:table-cell office:value-type="float" office:value="0.0000007667" calcext:value-type="float">
            <text:p>7.667E-07</text:p>
          </table:table-cell>
          <table:table-cell office:value-type="float" office:value="8" calcext:value-type="float">
            <text:p>8</text:p>
          </table:table-cell>
          <table:table-cell office:value-type="float" office:value="0.0000006" calcext:value-type="float">
            <text:p>0.0000006</text:p>
          </table:table-cell>
          <table:table-cell table:number-columns-repeated="2"/>
          <table:table-cell office:value-type="float" office:value="6.410256" calcext:value-type="float">
            <text:p>6.410256</text:p>
          </table:table-cell>
          <table:table-cell office:value-type="float" office:value="0.0000007333" calcext:value-type="float">
            <text:p>7.333E-07</text:p>
          </table:table-cell>
          <table:table-cell office:value-type="float" office:value="0.0000007667" calcext:value-type="float">
            <text:p>7.667E-07</text:p>
          </table:table-cell>
          <table:table-cell office:value-type="float" office:value="0.0000005667" calcext:value-type="float">
            <text:p>5.667E-07</text:p>
          </table:table-cell>
          <table:table-cell/>
          <table:table-cell office:value-type="float" office:value="6.410256" calcext:value-type="float">
            <text:p>6.410256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6.923077" calcext:value-type="float">
            <text:p>6.923077</text:p>
          </table:table-cell>
          <table:table-cell office:value-type="float" office:value="0.0000001667" calcext:value-type="float">
            <text:p>1.667E-07</text:p>
          </table:table-cell>
          <table:table-cell office:value-type="float" office:value="8" calcext:value-type="float">
            <text:p>8</text:p>
          </table:table-cell>
          <table:table-cell office:value-type="float" office:value="0.0000001333" calcext:value-type="float">
            <text:p>1.333E-07</text:p>
          </table:table-cell>
          <table:table-cell table:number-columns-repeated="2"/>
          <table:table-cell office:value-type="float" office:value="6.923077" calcext:value-type="float">
            <text:p>6.923077</text:p>
          </table:table-cell>
          <table:table-cell office:value-type="float" office:value="0.0000003" calcext:value-type="float">
            <text:p>0.0000003</text:p>
          </table:table-cell>
          <table:table-cell office:value-type="float" office:value="0.0000001667" calcext:value-type="float">
            <text:p>1.667E-07</text:p>
          </table:table-cell>
          <table:table-cell office:value-type="float" office:value="0.0000002667" calcext:value-type="float">
            <text:p>2.667E-07</text:p>
          </table:table-cell>
          <table:table-cell/>
          <table:table-cell office:value-type="float" office:value="6.923077" calcext:value-type="float">
            <text:p>6.92307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7.435897" calcext:value-type="float">
            <text:p>7.435897</text:p>
          </table:table-cell>
          <table:table-cell office:value-type="float" office:value="0.0000000667" calcext:value-type="float">
            <text:p>6.67E-08</text:p>
          </table:table-cell>
          <table:table-cell office:value-type="float" office:value="8" calcext:value-type="float">
            <text:p>8</text:p>
          </table:table-cell>
          <table:table-cell office:value-type="float" office:value="0.0000000667" calcext:value-type="float">
            <text:p>6.67E-08</text:p>
          </table:table-cell>
          <table:table-cell table:number-columns-repeated="2"/>
          <table:table-cell office:value-type="float" office:value="7.435897" calcext:value-type="float">
            <text:p>7.435897</text:p>
          </table:table-cell>
          <table:table-cell office:value-type="float" office:value="0" calcext:value-type="float">
            <text:p>0</text:p>
          </table:table-cell>
          <table:table-cell office:value-type="float" office:value="0.0000000667" calcext:value-type="float">
            <text:p>6.67E-08</text:p>
          </table:table-cell>
          <table:table-cell office:value-type="float" office:value="0.0000000333" calcext:value-type="float">
            <text:p>3.33E-08</text:p>
          </table:table-cell>
          <table:table-cell/>
          <table:table-cell office:value-type="float" office:value="7.435897" calcext:value-type="float">
            <text:p>7.43589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7.948718" calcext:value-type="float">
            <text:p>7.9487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948718" calcext:value-type="float">
            <text:p>7.948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948718" calcext:value-type="float">
            <text:p>7.948718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8.461538" calcext:value-type="float">
            <text:p>8.4615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461538" calcext:value-type="float">
            <text:p>8.4615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461538" calcext:value-type="float">
            <text:p>8.461538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8.974359" calcext:value-type="float">
            <text:p>8.9743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974359" calcext:value-type="float">
            <text:p>8.9743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974359" calcext:value-type="float">
            <text:p>8.974359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487179" calcext:value-type="float">
            <text:p>9.4871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.487179" calcext:value-type="float">
            <text:p>9.487179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</table:table-row>
      </table:table>
      <table:table table:name="16QAM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('16qam', ' Train points: 1000 | Test points: 10000000')</text:p>
          </table:table-cell>
          <table:table-cell table:number-columns-repeated="5"/>
          <table:table-cell office:value-type="string" calcext:value-type="string">
            <text:p>BER per training points</text:p>
          </table:table-cell>
          <table:table-cell table:number-columns-repeated="4"/>
          <table:table-cell office:value-type="string" calcext:value-type="string">
            <text:p>num_clusters per training po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Eb/N0 [dB]</text:p>
          </table:table-cell>
          <table:table-cell office:value-type="string" calcext:value-type="string">
            <text:p>BER </text:p>
          </table:table-cell>
          <table:table-cell office:value-type="string" calcext:value-type="string">
            <text:p><text:s/>num_clusters</text:p>
          </table:table-cell>
          <table:table-cell office:value-type="string" calcext:value-type="string">
            <text:p>BER (BL)</text:p>
          </table:table-cell>
          <table:table-cell table:number-columns-repeated="2"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<text:s/>Eb/N0 [dB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18849665" calcext:value-type="float">
            <text:p>0.18849665</text:p>
          </table:table-cell>
          <table:table-cell office:value-type="float" office:value="12" calcext:value-type="float">
            <text:p>12</text:p>
          </table:table-cell>
          <table:table-cell office:value-type="float" office:value="0.1521169" calcext:value-type="float">
            <text:p>0.152116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247234275" calcext:value-type="float">
            <text:p>0.247234275</text:p>
          </table:table-cell>
          <table:table-cell office:value-type="float" office:value="0.18849665" calcext:value-type="float">
            <text:p>0.18849665</text:p>
          </table:table-cell>
          <table:table-cell office:value-type="float" office:value="0.301147375" calcext:value-type="float">
            <text:p>0.301147375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.487179" calcext:value-type="float">
            <text:p>-9.487179</text:p>
          </table:table-cell>
          <table:table-cell office:value-type="float" office:value="0.293110875" calcext:value-type="float">
            <text:p>0.293110875</text:p>
          </table:table-cell>
          <table:table-cell office:value-type="float" office:value="4" calcext:value-type="float">
            <text:p>4</text:p>
          </table:table-cell>
          <table:table-cell office:value-type="float" office:value="0.14056865" calcext:value-type="float">
            <text:p>0.14056865</text:p>
          </table:table-cell>
          <table:table-cell table:number-columns-repeated="2"/>
          <table:table-cell office:value-type="float" office:value="-9.487179" calcext:value-type="float">
            <text:p>-9.487179</text:p>
          </table:table-cell>
          <table:table-cell office:value-type="float" office:value="0.2409665" calcext:value-type="float">
            <text:p>0.2409665</text:p>
          </table:table-cell>
          <table:table-cell office:value-type="float" office:value="0.293110875" calcext:value-type="float">
            <text:p>0.293110875</text:p>
          </table:table-cell>
          <table:table-cell office:value-type="float" office:value="0.297131375" calcext:value-type="float">
            <text:p>0.297131375</text:p>
          </table:table-cell>
          <table:table-cell/>
          <table:table-cell office:value-type="float" office:value="-9.487179" calcext:value-type="float">
            <text:p>-9.4871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8.974359" calcext:value-type="float">
            <text:p>-8.974359</text:p>
          </table:table-cell>
          <table:table-cell office:value-type="float" office:value="0.289257725" calcext:value-type="float">
            <text:p>0.289257725</text:p>
          </table:table-cell>
          <table:table-cell office:value-type="float" office:value="4" calcext:value-type="float">
            <text:p>4</text:p>
          </table:table-cell>
          <table:table-cell office:value-type="float" office:value="0.1292271" calcext:value-type="float">
            <text:p>0.1292271</text:p>
          </table:table-cell>
          <table:table-cell table:number-columns-repeated="2"/>
          <table:table-cell office:value-type="float" office:value="-8.974359" calcext:value-type="float">
            <text:p>-8.974359</text:p>
          </table:table-cell>
          <table:table-cell office:value-type="float" office:value="0.213236125" calcext:value-type="float">
            <text:p>0.213236125</text:p>
          </table:table-cell>
          <table:table-cell office:value-type="float" office:value="0.289257725" calcext:value-type="float">
            <text:p>0.289257725</text:p>
          </table:table-cell>
          <table:table-cell office:value-type="float" office:value="0.292964" calcext:value-type="float">
            <text:p>0.292964</text:p>
          </table:table-cell>
          <table:table-cell/>
          <table:table-cell office:value-type="float" office:value="-8.974359" calcext:value-type="float">
            <text:p>-8.97435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8.461538" calcext:value-type="float">
            <text:p>-8.461538</text:p>
          </table:table-cell>
          <table:table-cell office:value-type="float" office:value="0.14747875" calcext:value-type="float">
            <text:p>0.14747875</text:p>
          </table:table-cell>
          <table:table-cell office:value-type="float" office:value="18" calcext:value-type="float">
            <text:p>18</text:p>
          </table:table-cell>
          <table:table-cell office:value-type="float" office:value="0.118067475" calcext:value-type="float">
            <text:p>0.118067475</text:p>
          </table:table-cell>
          <table:table-cell table:number-columns-repeated="2"/>
          <table:table-cell office:value-type="float" office:value="-8.461538" calcext:value-type="float">
            <text:p>-8.461538</text:p>
          </table:table-cell>
          <table:table-cell office:value-type="float" office:value="0.170087725" calcext:value-type="float">
            <text:p>0.170087725</text:p>
          </table:table-cell>
          <table:table-cell office:value-type="float" office:value="0.14747875" calcext:value-type="float">
            <text:p>0.14747875</text:p>
          </table:table-cell>
          <table:table-cell office:value-type="float" office:value="0.289131425" calcext:value-type="float">
            <text:p>0.289131425</text:p>
          </table:table-cell>
          <table:table-cell/>
          <table:table-cell office:value-type="float" office:value="-8.461538" calcext:value-type="float">
            <text:p>-8.46153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.948718" calcext:value-type="float">
            <text:p>-7.948718</text:p>
          </table:table-cell>
          <table:table-cell office:value-type="float" office:value="0.16919595" calcext:value-type="float">
            <text:p>0.16919595</text:p>
          </table:table-cell>
          <table:table-cell office:value-type="float" office:value="10" calcext:value-type="float">
            <text:p>10</text:p>
          </table:table-cell>
          <table:table-cell office:value-type="float" office:value="0.107085325" calcext:value-type="float">
            <text:p>0.107085325</text:p>
          </table:table-cell>
          <table:table-cell table:number-columns-repeated="2"/>
          <table:table-cell office:value-type="float" office:value="-7.948718" calcext:value-type="float">
            <text:p>-7.948718</text:p>
          </table:table-cell>
          <table:table-cell office:value-type="float" office:value="0.161429175" calcext:value-type="float">
            <text:p>0.161429175</text:p>
          </table:table-cell>
          <table:table-cell office:value-type="float" office:value="0.16919595" calcext:value-type="float">
            <text:p>0.16919595</text:p>
          </table:table-cell>
          <table:table-cell office:value-type="float" office:value="0.285269225" calcext:value-type="float">
            <text:p>0.285269225</text:p>
          </table:table-cell>
          <table:table-cell/>
          <table:table-cell office:value-type="float" office:value="-7.948718" calcext:value-type="float">
            <text:p>-7.94871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.435897" calcext:value-type="float">
            <text:p>-7.435897</text:p>
          </table:table-cell>
          <table:table-cell office:value-type="float" office:value="0.122754725" calcext:value-type="float">
            <text:p>0.122754725</text:p>
          </table:table-cell>
          <table:table-cell office:value-type="float" office:value="18" calcext:value-type="float">
            <text:p>18</text:p>
          </table:table-cell>
          <table:table-cell office:value-type="float" office:value="0.096305325" calcext:value-type="float">
            <text:p>0.096305325</text:p>
          </table:table-cell>
          <table:table-cell table:number-columns-repeated="2"/>
          <table:table-cell office:value-type="float" office:value="-7.435897" calcext:value-type="float">
            <text:p>-7.435897</text:p>
          </table:table-cell>
          <table:table-cell office:value-type="float" office:value="0.1320038" calcext:value-type="float">
            <text:p>0.1320038</text:p>
          </table:table-cell>
          <table:table-cell office:value-type="float" office:value="0.122754725" calcext:value-type="float">
            <text:p>0.122754725</text:p>
          </table:table-cell>
          <table:table-cell office:value-type="float" office:value="0.281757375" calcext:value-type="float">
            <text:p>0.281757375</text:p>
          </table:table-cell>
          <table:table-cell/>
          <table:table-cell office:value-type="float" office:value="-7.435897" calcext:value-type="float">
            <text:p>-7.43589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.923077" calcext:value-type="float">
            <text:p>-6.923077</text:p>
          </table:table-cell>
          <table:table-cell office:value-type="float" office:value="0.122011725" calcext:value-type="float">
            <text:p>0.122011725</text:p>
          </table:table-cell>
          <table:table-cell office:value-type="float" office:value="12" calcext:value-type="float">
            <text:p>12</text:p>
          </table:table-cell>
          <table:table-cell office:value-type="float" office:value="0.085789225" calcext:value-type="float">
            <text:p>0.085789225</text:p>
          </table:table-cell>
          <table:table-cell table:number-columns-repeated="2"/>
          <table:table-cell office:value-type="float" office:value="-6.923077" calcext:value-type="float">
            <text:p>-6.923077</text:p>
          </table:table-cell>
          <table:table-cell office:value-type="float" office:value="0.1653837" calcext:value-type="float">
            <text:p>0.1653837</text:p>
          </table:table-cell>
          <table:table-cell office:value-type="float" office:value="0.122011725" calcext:value-type="float">
            <text:p>0.122011725</text:p>
          </table:table-cell>
          <table:table-cell office:value-type="float" office:value="0.278131575" calcext:value-type="float">
            <text:p>0.278131575</text:p>
          </table:table-cell>
          <table:table-cell/>
          <table:table-cell office:value-type="float" office:value="-6.923077" calcext:value-type="float">
            <text:p>-6.9230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.410256" calcext:value-type="float">
            <text:p>-6.410256</text:p>
          </table:table-cell>
          <table:table-cell office:value-type="float" office:value="0.0870252" calcext:value-type="float">
            <text:p>0.0870252</text:p>
          </table:table-cell>
          <table:table-cell office:value-type="float" office:value="16" calcext:value-type="float">
            <text:p>16</text:p>
          </table:table-cell>
          <table:table-cell office:value-type="float" office:value="0.07563985" calcext:value-type="float">
            <text:p>0.07563985</text:p>
          </table:table-cell>
          <table:table-cell table:number-columns-repeated="2"/>
          <table:table-cell office:value-type="float" office:value="-6.410256" calcext:value-type="float">
            <text:p>-6.410256</text:p>
          </table:table-cell>
          <table:table-cell office:value-type="float" office:value="0.133286025" calcext:value-type="float">
            <text:p>0.133286025</text:p>
          </table:table-cell>
          <table:table-cell office:value-type="float" office:value="0.0870252" calcext:value-type="float">
            <text:p>0.0870252</text:p>
          </table:table-cell>
          <table:table-cell office:value-type="float" office:value="0.275120425" calcext:value-type="float">
            <text:p>0.275120425</text:p>
          </table:table-cell>
          <table:table-cell/>
          <table:table-cell office:value-type="float" office:value="-6.410256" calcext:value-type="float">
            <text:p>-6.410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.897436" calcext:value-type="float">
            <text:p>-5.897436</text:p>
          </table:table-cell>
          <table:table-cell office:value-type="float" office:value="0.088611775" calcext:value-type="float">
            <text:p>0.088611775</text:p>
          </table:table-cell>
          <table:table-cell office:value-type="float" office:value="14" calcext:value-type="float">
            <text:p>14</text:p>
          </table:table-cell>
          <table:table-cell office:value-type="float" office:value="0.0658436" calcext:value-type="float">
            <text:p>0.0658436</text:p>
          </table:table-cell>
          <table:table-cell table:number-columns-repeated="2"/>
          <table:table-cell office:value-type="float" office:value="-5.897436" calcext:value-type="float">
            <text:p>-5.897436</text:p>
          </table:table-cell>
          <table:table-cell office:value-type="float" office:value="0.119630075" calcext:value-type="float">
            <text:p>0.119630075</text:p>
          </table:table-cell>
          <table:table-cell office:value-type="float" office:value="0.088611775" calcext:value-type="float">
            <text:p>0.088611775</text:p>
          </table:table-cell>
          <table:table-cell office:value-type="float" office:value="0.27194685" calcext:value-type="float">
            <text:p>0.27194685</text:p>
          </table:table-cell>
          <table:table-cell/>
          <table:table-cell office:value-type="float" office:value="-5.897436" calcext:value-type="float">
            <text:p>-5.89743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.384615" calcext:value-type="float">
            <text:p>-5.384615</text:p>
          </table:table-cell>
          <table:table-cell office:value-type="float" office:value="0.060170575" calcext:value-type="float">
            <text:p>0.060170575</text:p>
          </table:table-cell>
          <table:table-cell office:value-type="float" office:value="16" calcext:value-type="float">
            <text:p>16</text:p>
          </table:table-cell>
          <table:table-cell office:value-type="float" office:value="0.056520075" calcext:value-type="float">
            <text:p>0.056520075</text:p>
          </table:table-cell>
          <table:table-cell table:number-columns-repeated="2"/>
          <table:table-cell office:value-type="float" office:value="-5.384615" calcext:value-type="float">
            <text:p>-5.384615</text:p>
          </table:table-cell>
          <table:table-cell office:value-type="float" office:value="0.082811775" calcext:value-type="float">
            <text:p>0.082811775</text:p>
          </table:table-cell>
          <table:table-cell office:value-type="float" office:value="0.060170575" calcext:value-type="float">
            <text:p>0.060170575</text:p>
          </table:table-cell>
          <table:table-cell office:value-type="float" office:value="0.05718125" calcext:value-type="float">
            <text:p>0.05718125</text:p>
          </table:table-cell>
          <table:table-cell/>
          <table:table-cell office:value-type="float" office:value="-5.384615" calcext:value-type="float">
            <text:p>-5.3846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4.871795" calcext:value-type="float">
            <text:p>-4.871795</text:p>
          </table:table-cell>
          <table:table-cell office:value-type="float" office:value="0.0510436" calcext:value-type="float">
            <text:p>0.0510436</text:p>
          </table:table-cell>
          <table:table-cell office:value-type="float" office:value="17" calcext:value-type="float">
            <text:p>17</text:p>
          </table:table-cell>
          <table:table-cell office:value-type="float" office:value="0.047791225" calcext:value-type="float">
            <text:p>0.047791225</text:p>
          </table:table-cell>
          <table:table-cell table:number-columns-repeated="2"/>
          <table:table-cell office:value-type="float" office:value="-4.871795" calcext:value-type="float">
            <text:p>-4.871795</text:p>
          </table:table-cell>
          <table:table-cell office:value-type="float" office:value="0.070910775" calcext:value-type="float">
            <text:p>0.070910775</text:p>
          </table:table-cell>
          <table:table-cell office:value-type="float" office:value="0.0510436" calcext:value-type="float">
            <text:p>0.0510436</text:p>
          </table:table-cell>
          <table:table-cell office:value-type="float" office:value="0.0482444" calcext:value-type="float">
            <text:p>0.0482444</text:p>
          </table:table-cell>
          <table:table-cell/>
          <table:table-cell office:value-type="float" office:value="-4.871795" calcext:value-type="float">
            <text:p>-4.87179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4.358974" calcext:value-type="float">
            <text:p>-4.358974</text:p>
          </table:table-cell>
          <table:table-cell office:value-type="float" office:value="0.0478146" calcext:value-type="float">
            <text:p>0.0478146</text:p>
          </table:table-cell>
          <table:table-cell office:value-type="float" office:value="18" calcext:value-type="float">
            <text:p>18</text:p>
          </table:table-cell>
          <table:table-cell office:value-type="float" office:value="0.0397091" calcext:value-type="float">
            <text:p>0.0397091</text:p>
          </table:table-cell>
          <table:table-cell table:number-columns-repeated="2"/>
          <table:table-cell office:value-type="float" office:value="-4.358974" calcext:value-type="float">
            <text:p>-4.358974</text:p>
          </table:table-cell>
          <table:table-cell office:value-type="float" office:value="0.0959224" calcext:value-type="float">
            <text:p>0.0959224</text:p>
          </table:table-cell>
          <table:table-cell office:value-type="float" office:value="0.0478146" calcext:value-type="float">
            <text:p>0.0478146</text:p>
          </table:table-cell>
          <table:table-cell office:value-type="float" office:value="0.053239" calcext:value-type="float">
            <text:p>0.053239</text:p>
          </table:table-cell>
          <table:table-cell/>
          <table:table-cell office:value-type="float" office:value="-4.358974" calcext:value-type="float">
            <text:p>-4.35897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.846154" calcext:value-type="float">
            <text:p>-3.846154</text:p>
          </table:table-cell>
          <table:table-cell office:value-type="float" office:value="0.054386725" calcext:value-type="float">
            <text:p>0.054386725</text:p>
          </table:table-cell>
          <table:table-cell office:value-type="float" office:value="16" calcext:value-type="float">
            <text:p>16</text:p>
          </table:table-cell>
          <table:table-cell office:value-type="float" office:value="0.03234935" calcext:value-type="float">
            <text:p>0.03234935</text:p>
          </table:table-cell>
          <table:table-cell table:number-columns-repeated="2"/>
          <table:table-cell office:value-type="float" office:value="-3.846154" calcext:value-type="float">
            <text:p>-3.846154</text:p>
          </table:table-cell>
          <table:table-cell office:value-type="float" office:value="0.064237725" calcext:value-type="float">
            <text:p>0.064237725</text:p>
          </table:table-cell>
          <table:table-cell office:value-type="float" office:value="0.054386725" calcext:value-type="float">
            <text:p>0.054386725</text:p>
          </table:table-cell>
          <table:table-cell office:value-type="float" office:value="0.03256605" calcext:value-type="float">
            <text:p>0.03256605</text:p>
          </table:table-cell>
          <table:table-cell/>
          <table:table-cell office:value-type="float" office:value="-3.846154" calcext:value-type="float">
            <text:p>-3.84615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.333333" calcext:value-type="float">
            <text:p>-3.333333</text:p>
          </table:table-cell>
          <table:table-cell office:value-type="float" office:value="0.033751225" calcext:value-type="float">
            <text:p>0.033751225</text:p>
          </table:table-cell>
          <table:table-cell office:value-type="float" office:value="19" calcext:value-type="float">
            <text:p>19</text:p>
          </table:table-cell>
          <table:table-cell office:value-type="float" office:value="0.02578835" calcext:value-type="float">
            <text:p>0.02578835</text:p>
          </table:table-cell>
          <table:table-cell table:number-columns-repeated="2"/>
          <table:table-cell office:value-type="float" office:value="-3.333333" calcext:value-type="float">
            <text:p>-3.333333</text:p>
          </table:table-cell>
          <table:table-cell office:value-type="float" office:value="0.05902955" calcext:value-type="float">
            <text:p>0.05902955</text:p>
          </table:table-cell>
          <table:table-cell office:value-type="float" office:value="0.033751225" calcext:value-type="float">
            <text:p>0.033751225</text:p>
          </table:table-cell>
          <table:table-cell office:value-type="float" office:value="0.02595685" calcext:value-type="float">
            <text:p>0.02595685</text:p>
          </table:table-cell>
          <table:table-cell/>
          <table:table-cell office:value-type="float" office:value="-3.333333" calcext:value-type="float">
            <text:p>-3.33333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.820513" calcext:value-type="float">
            <text:p>-2.820513</text:p>
          </table:table-cell>
          <table:table-cell office:value-type="float" office:value="0.035758025" calcext:value-type="float">
            <text:p>0.035758025</text:p>
          </table:table-cell>
          <table:table-cell office:value-type="float" office:value="15" calcext:value-type="float">
            <text:p>15</text:p>
          </table:table-cell>
          <table:table-cell office:value-type="float" office:value="0.020071675" calcext:value-type="float">
            <text:p>0.020071675</text:p>
          </table:table-cell>
          <table:table-cell table:number-columns-repeated="2"/>
          <table:table-cell office:value-type="float" office:value="-2.820513" calcext:value-type="float">
            <text:p>-2.820513</text:p>
          </table:table-cell>
          <table:table-cell office:value-type="float" office:value="0.03892635" calcext:value-type="float">
            <text:p>0.03892635</text:p>
          </table:table-cell>
          <table:table-cell office:value-type="float" office:value="0.035758025" calcext:value-type="float">
            <text:p>0.035758025</text:p>
          </table:table-cell>
          <table:table-cell office:value-type="float" office:value="0.0201582" calcext:value-type="float">
            <text:p>0.0201582</text:p>
          </table:table-cell>
          <table:table-cell/>
          <table:table-cell office:value-type="float" office:value="-2.820513" calcext:value-type="float">
            <text:p>-2.8205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.307692" calcext:value-type="float">
            <text:p>-2.307692</text:p>
          </table:table-cell>
          <table:table-cell office:value-type="float" office:value="0.016053925" calcext:value-type="float">
            <text:p>0.016053925</text:p>
          </table:table-cell>
          <table:table-cell office:value-type="float" office:value="17" calcext:value-type="float">
            <text:p>17</text:p>
          </table:table-cell>
          <table:table-cell office:value-type="float" office:value="0.015202525" calcext:value-type="float">
            <text:p>0.015202525</text:p>
          </table:table-cell>
          <table:table-cell table:number-columns-repeated="2"/>
          <table:table-cell office:value-type="float" office:value="-2.307692" calcext:value-type="float">
            <text:p>-2.307692</text:p>
          </table:table-cell>
          <table:table-cell office:value-type="float" office:value="0.0524428" calcext:value-type="float">
            <text:p>0.0524428</text:p>
          </table:table-cell>
          <table:table-cell office:value-type="float" office:value="0.016053925" calcext:value-type="float">
            <text:p>0.016053925</text:p>
          </table:table-cell>
          <table:table-cell office:value-type="float" office:value="0.01527825" calcext:value-type="float">
            <text:p>0.01527825</text:p>
          </table:table-cell>
          <table:table-cell/>
          <table:table-cell office:value-type="float" office:value="-2.307692" calcext:value-type="float">
            <text:p>-2.30769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.794872" calcext:value-type="float">
            <text:p>-1.794872</text:p>
          </table:table-cell>
          <table:table-cell office:value-type="float" office:value="0.01183615" calcext:value-type="float">
            <text:p>0.01183615</text:p>
          </table:table-cell>
          <table:table-cell office:value-type="float" office:value="17" calcext:value-type="float">
            <text:p>17</text:p>
          </table:table-cell>
          <table:table-cell office:value-type="float" office:value="0.011179875" calcext:value-type="float">
            <text:p>0.011179875</text:p>
          </table:table-cell>
          <table:table-cell table:number-columns-repeated="2"/>
          <table:table-cell office:value-type="float" office:value="-1.794872" calcext:value-type="float">
            <text:p>-1.794872</text:p>
          </table:table-cell>
          <table:table-cell office:value-type="float" office:value="0.04972985" calcext:value-type="float">
            <text:p>0.04972985</text:p>
          </table:table-cell>
          <table:table-cell office:value-type="float" office:value="0.01183615" calcext:value-type="float">
            <text:p>0.01183615</text:p>
          </table:table-cell>
          <table:table-cell office:value-type="float" office:value="0.01297375" calcext:value-type="float">
            <text:p>0.01297375</text:p>
          </table:table-cell>
          <table:table-cell/>
          <table:table-cell office:value-type="float" office:value="-1.794872" calcext:value-type="float">
            <text:p>-1.79487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.282051" calcext:value-type="float">
            <text:p>-1.282051</text:p>
          </table:table-cell>
          <table:table-cell office:value-type="float" office:value="0.0083733" calcext:value-type="float">
            <text:p>0.0083733</text:p>
          </table:table-cell>
          <table:table-cell office:value-type="float" office:value="17" calcext:value-type="float">
            <text:p>17</text:p>
          </table:table-cell>
          <table:table-cell office:value-type="float" office:value="0.007935775" calcext:value-type="float">
            <text:p>0.007935775</text:p>
          </table:table-cell>
          <table:table-cell table:number-columns-repeated="2"/>
          <table:table-cell office:value-type="float" office:value="-1.282051" calcext:value-type="float">
            <text:p>-1.282051</text:p>
          </table:table-cell>
          <table:table-cell office:value-type="float" office:value="0.027745775" calcext:value-type="float">
            <text:p>0.027745775</text:p>
          </table:table-cell>
          <table:table-cell office:value-type="float" office:value="0.0083733" calcext:value-type="float">
            <text:p>0.0083733</text:p>
          </table:table-cell>
          <table:table-cell office:value-type="float" office:value="0.008316525" calcext:value-type="float">
            <text:p>0.008316525</text:p>
          </table:table-cell>
          <table:table-cell/>
          <table:table-cell office:value-type="float" office:value="-1.282051" calcext:value-type="float">
            <text:p>-1.2820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769231" calcext:value-type="float">
            <text:p>-0.769231</text:p>
          </table:table-cell>
          <table:table-cell office:value-type="float" office:value="0.0057599" calcext:value-type="float">
            <text:p>0.0057599</text:p>
          </table:table-cell>
          <table:table-cell office:value-type="float" office:value="17" calcext:value-type="float">
            <text:p>17</text:p>
          </table:table-cell>
          <table:table-cell office:value-type="float" office:value="0.00541525" calcext:value-type="float">
            <text:p>0.00541525</text:p>
          </table:table-cell>
          <table:table-cell table:number-columns-repeated="2"/>
          <table:table-cell office:value-type="float" office:value="-0.769231" calcext:value-type="float">
            <text:p>-0.769231</text:p>
          </table:table-cell>
          <table:table-cell office:value-type="float" office:value="0.024630275" calcext:value-type="float">
            <text:p>0.024630275</text:p>
          </table:table-cell>
          <table:table-cell office:value-type="float" office:value="0.0057599" calcext:value-type="float">
            <text:p>0.0057599</text:p>
          </table:table-cell>
          <table:table-cell office:value-type="float" office:value="0.005972375" calcext:value-type="float">
            <text:p>0.005972375</text:p>
          </table:table-cell>
          <table:table-cell/>
          <table:table-cell office:value-type="float" office:value="-0.769231" calcext:value-type="float">
            <text:p>-0.7692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25641" calcext:value-type="float">
            <text:p>-0.25641</text:p>
          </table:table-cell>
          <table:table-cell office:value-type="float" office:value="0.003807775" calcext:value-type="float">
            <text:p>0.003807775</text:p>
          </table:table-cell>
          <table:table-cell office:value-type="float" office:value="17" calcext:value-type="float">
            <text:p>17</text:p>
          </table:table-cell>
          <table:table-cell office:value-type="float" office:value="0.003544825" calcext:value-type="float">
            <text:p>0.003544825</text:p>
          </table:table-cell>
          <table:table-cell table:number-columns-repeated="2"/>
          <table:table-cell office:value-type="float" office:value="-0.25641" calcext:value-type="float">
            <text:p>-0.25641</text:p>
          </table:table-cell>
          <table:table-cell office:value-type="float" office:value="0.007965575" calcext:value-type="float">
            <text:p>0.007965575</text:p>
          </table:table-cell>
          <table:table-cell office:value-type="float" office:value="0.003807775" calcext:value-type="float">
            <text:p>0.003807775</text:p>
          </table:table-cell>
          <table:table-cell office:value-type="float" office:value="0.003693675" calcext:value-type="float">
            <text:p>0.003693675</text:p>
          </table:table-cell>
          <table:table-cell/>
          <table:table-cell office:value-type="float" office:value="-0.25641" calcext:value-type="float">
            <text:p>-0.2564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25641" calcext:value-type="float">
            <text:p>0.25641</text:p>
          </table:table-cell>
          <table:table-cell office:value-type="float" office:value="0.002405975" calcext:value-type="float">
            <text:p>0.002405975</text:p>
          </table:table-cell>
          <table:table-cell office:value-type="float" office:value="17" calcext:value-type="float">
            <text:p>17</text:p>
          </table:table-cell>
          <table:table-cell office:value-type="float" office:value="0.0022211" calcext:value-type="float">
            <text:p>0.0022211</text:p>
          </table:table-cell>
          <table:table-cell table:number-columns-repeated="2"/>
          <table:table-cell office:value-type="float" office:value="0.25641" calcext:value-type="float">
            <text:p>0.25641</text:p>
          </table:table-cell>
          <table:table-cell office:value-type="float" office:value="0.01913455" calcext:value-type="float">
            <text:p>0.01913455</text:p>
          </table:table-cell>
          <table:table-cell office:value-type="float" office:value="0.002405975" calcext:value-type="float">
            <text:p>0.002405975</text:p>
          </table:table-cell>
          <table:table-cell office:value-type="float" office:value="0.002332425" calcext:value-type="float">
            <text:p>0.002332425</text:p>
          </table:table-cell>
          <table:table-cell/>
          <table:table-cell office:value-type="float" office:value="0.25641" calcext:value-type="float">
            <text:p>0.25641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office:value-type="float" office:value="0.001422425" calcext:value-type="float">
            <text:p>0.001422425</text:p>
          </table:table-cell>
          <table:table-cell office:value-type="float" office:value="17" calcext:value-type="float">
            <text:p>17</text:p>
          </table:table-cell>
          <table:table-cell office:value-type="float" office:value="0.001320675" calcext:value-type="float">
            <text:p>0.001320675</text:p>
          </table:table-cell>
          <table:table-cell table:number-columns-repeated="2"/>
          <table:table-cell office:value-type="float" office:value="0.769231" calcext:value-type="float">
            <text:p>0.769231</text:p>
          </table:table-cell>
          <table:table-cell office:value-type="float" office:value="0.00235615" calcext:value-type="float">
            <text:p>0.00235615</text:p>
          </table:table-cell>
          <table:table-cell office:value-type="float" office:value="0.001422425" calcext:value-type="float">
            <text:p>0.001422425</text:p>
          </table:table-cell>
          <table:table-cell office:value-type="float" office:value="0.00143055" calcext:value-type="float">
            <text:p>0.00143055</text:p>
          </table:table-cell>
          <table:table-cell/>
          <table:table-cell office:value-type="float" office:value="0.769231" calcext:value-type="float">
            <text:p>0.769231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282051" calcext:value-type="float">
            <text:p>1.282051</text:p>
          </table:table-cell>
          <table:table-cell office:value-type="float" office:value="0.0007903" calcext:value-type="float">
            <text:p>0.0007903</text:p>
          </table:table-cell>
          <table:table-cell office:value-type="float" office:value="17" calcext:value-type="float">
            <text:p>17</text:p>
          </table:table-cell>
          <table:table-cell office:value-type="float" office:value="0.00073405" calcext:value-type="float">
            <text:p>0.00073405</text:p>
          </table:table-cell>
          <table:table-cell table:number-columns-repeated="2"/>
          <table:table-cell office:value-type="float" office:value="1.282051" calcext:value-type="float">
            <text:p>1.282051</text:p>
          </table:table-cell>
          <table:table-cell office:value-type="float" office:value="0.001142225" calcext:value-type="float">
            <text:p>0.001142225</text:p>
          </table:table-cell>
          <table:table-cell office:value-type="float" office:value="0.0007903" calcext:value-type="float">
            <text:p>0.0007903</text:p>
          </table:table-cell>
          <table:table-cell office:value-type="float" office:value="0.00079985" calcext:value-type="float">
            <text:p>0.00079985</text:p>
          </table:table-cell>
          <table:table-cell/>
          <table:table-cell office:value-type="float" office:value="1.282051" calcext:value-type="float">
            <text:p>1.2820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794872" calcext:value-type="float">
            <text:p>1.794872</text:p>
          </table:table-cell>
          <table:table-cell office:value-type="float" office:value="0.000413325" calcext:value-type="float">
            <text:p>0.000413325</text:p>
          </table:table-cell>
          <table:table-cell office:value-type="float" office:value="17" calcext:value-type="float">
            <text:p>17</text:p>
          </table:table-cell>
          <table:table-cell office:value-type="float" office:value="0.00038035" calcext:value-type="float">
            <text:p>0.00038035</text:p>
          </table:table-cell>
          <table:table-cell table:number-columns-repeated="2"/>
          <table:table-cell office:value-type="float" office:value="1.794872" calcext:value-type="float">
            <text:p>1.794872</text:p>
          </table:table-cell>
          <table:table-cell office:value-type="float" office:value="0.0006269" calcext:value-type="float">
            <text:p>0.0006269</text:p>
          </table:table-cell>
          <table:table-cell office:value-type="float" office:value="0.000413325" calcext:value-type="float">
            <text:p>0.000413325</text:p>
          </table:table-cell>
          <table:table-cell office:value-type="float" office:value="0.00040435" calcext:value-type="float">
            <text:p>0.00040435</text:p>
          </table:table-cell>
          <table:table-cell/>
          <table:table-cell office:value-type="float" office:value="1.794872" calcext:value-type="float">
            <text:p>1.7948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307692" calcext:value-type="float">
            <text:p>2.307692</text:p>
          </table:table-cell>
          <table:table-cell office:value-type="float" office:value="0.0001881" calcext:value-type="float">
            <text:p>0.0001881</text:p>
          </table:table-cell>
          <table:table-cell office:value-type="float" office:value="16" calcext:value-type="float">
            <text:p>16</text:p>
          </table:table-cell>
          <table:table-cell office:value-type="float" office:value="0.000182125" calcext:value-type="float">
            <text:p>0.000182125</text:p>
          </table:table-cell>
          <table:table-cell table:number-columns-repeated="2"/>
          <table:table-cell office:value-type="float" office:value="2.307692" calcext:value-type="float">
            <text:p>2.307692</text:p>
          </table:table-cell>
          <table:table-cell office:value-type="float" office:value="0.00032285" calcext:value-type="float">
            <text:p>0.00032285</text:p>
          </table:table-cell>
          <table:table-cell office:value-type="float" office:value="0.0001881" calcext:value-type="float">
            <text:p>0.0001881</text:p>
          </table:table-cell>
          <table:table-cell office:value-type="float" office:value="0.000194475" calcext:value-type="float">
            <text:p>0.000194475</text:p>
          </table:table-cell>
          <table:table-cell/>
          <table:table-cell office:value-type="float" office:value="2.307692" calcext:value-type="float">
            <text:p>2.3076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.820513" calcext:value-type="float">
            <text:p>2.820513</text:p>
          </table:table-cell>
          <table:table-cell office:value-type="float" office:value="0.000082925" calcext:value-type="float">
            <text:p>0.000082925</text:p>
          </table:table-cell>
          <table:table-cell office:value-type="float" office:value="16" calcext:value-type="float">
            <text:p>16</text:p>
          </table:table-cell>
          <table:table-cell office:value-type="float" office:value="0.0000806" calcext:value-type="float">
            <text:p>0.0000806</text:p>
          </table:table-cell>
          <table:table-cell table:number-columns-repeated="2"/>
          <table:table-cell office:value-type="float" office:value="2.820513" calcext:value-type="float">
            <text:p>2.820513</text:p>
          </table:table-cell>
          <table:table-cell office:value-type="float" office:value="0.000154225" calcext:value-type="float">
            <text:p>0.000154225</text:p>
          </table:table-cell>
          <table:table-cell office:value-type="float" office:value="0.000082925" calcext:value-type="float">
            <text:p>0.000082925</text:p>
          </table:table-cell>
          <table:table-cell office:value-type="float" office:value="0.0000869" calcext:value-type="float">
            <text:p>0.0000869</text:p>
          </table:table-cell>
          <table:table-cell/>
          <table:table-cell office:value-type="float" office:value="2.820513" calcext:value-type="float">
            <text:p>2.8205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0.000034675" calcext:value-type="float">
            <text:p>0.000034675</text:p>
          </table:table-cell>
          <table:table-cell office:value-type="float" office:value="16" calcext:value-type="float">
            <text:p>16</text:p>
          </table:table-cell>
          <table:table-cell office:value-type="float" office:value="0.000032875" calcext:value-type="float">
            <text:p>0.000032875</text:p>
          </table:table-cell>
          <table:table-cell table:number-columns-repeated="2"/>
          <table:table-cell office:value-type="float" office:value="3.333333" calcext:value-type="float">
            <text:p>3.333333</text:p>
          </table:table-cell>
          <table:table-cell office:value-type="float" office:value="0.00006815" calcext:value-type="float">
            <text:p>0.00006815</text:p>
          </table:table-cell>
          <table:table-cell office:value-type="float" office:value="0.000034675" calcext:value-type="float">
            <text:p>0.000034675</text:p>
          </table:table-cell>
          <table:table-cell office:value-type="float" office:value="0.000032775" calcext:value-type="float">
            <text:p>0.000032775</text:p>
          </table:table-cell>
          <table:table-cell/>
          <table:table-cell office:value-type="float" office:value="3.333333" calcext:value-type="float">
            <text:p>3.333333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.846154" calcext:value-type="float">
            <text:p>3.846154</text:p>
          </table:table-cell>
          <table:table-cell office:value-type="float" office:value="0.000012675" calcext:value-type="float">
            <text:p>0.000012675</text:p>
          </table:table-cell>
          <table:table-cell office:value-type="float" office:value="16" calcext:value-type="float">
            <text:p>16</text:p>
          </table:table-cell>
          <table:table-cell office:value-type="float" office:value="0.00001185" calcext:value-type="float">
            <text:p>0.00001185</text:p>
          </table:table-cell>
          <table:table-cell table:number-columns-repeated="2"/>
          <table:table-cell office:value-type="float" office:value="3.846154" calcext:value-type="float">
            <text:p>3.846154</text:p>
          </table:table-cell>
          <table:table-cell office:value-type="float" office:value="0.00002745" calcext:value-type="float">
            <text:p>0.00002745</text:p>
          </table:table-cell>
          <table:table-cell office:value-type="float" office:value="0.000012675" calcext:value-type="float">
            <text:p>0.000012675</text:p>
          </table:table-cell>
          <table:table-cell office:value-type="float" office:value="0.00001265" calcext:value-type="float">
            <text:p>0.00001265</text:p>
          </table:table-cell>
          <table:table-cell/>
          <table:table-cell office:value-type="float" office:value="3.846154" calcext:value-type="float">
            <text:p>3.84615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.358974" calcext:value-type="float">
            <text:p>4.358974</text:p>
          </table:table-cell>
          <table:table-cell office:value-type="float" office:value="0.0000039" calcext:value-type="float">
            <text:p>0.0000039</text:p>
          </table:table-cell>
          <table:table-cell office:value-type="float" office:value="16" calcext:value-type="float">
            <text:p>16</text:p>
          </table:table-cell>
          <table:table-cell office:value-type="float" office:value="0.00000365" calcext:value-type="float">
            <text:p>0.00000365</text:p>
          </table:table-cell>
          <table:table-cell table:number-columns-repeated="2"/>
          <table:table-cell office:value-type="float" office:value="4.358974" calcext:value-type="float">
            <text:p>4.358974</text:p>
          </table:table-cell>
          <table:table-cell office:value-type="float" office:value="0.00000955" calcext:value-type="float">
            <text:p>0.00000955</text:p>
          </table:table-cell>
          <table:table-cell office:value-type="float" office:value="0.0000039" calcext:value-type="float">
            <text:p>0.0000039</text:p>
          </table:table-cell>
          <table:table-cell office:value-type="float" office:value="0.000003825" calcext:value-type="float">
            <text:p>0.000003825</text:p>
          </table:table-cell>
          <table:table-cell/>
          <table:table-cell office:value-type="float" office:value="4.358974" calcext:value-type="float">
            <text:p>4.358974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.871795" calcext:value-type="float">
            <text:p>4.871795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16" calcext:value-type="float">
            <text:p>16</text:p>
          </table:table-cell>
          <table:table-cell office:value-type="float" office:value="0.0000012" calcext:value-type="float">
            <text:p>0.0000012</text:p>
          </table:table-cell>
          <table:table-cell table:number-columns-repeated="2"/>
          <table:table-cell office:value-type="float" office:value="4.871795" calcext:value-type="float">
            <text:p>4.871795</text:p>
          </table:table-cell>
          <table:table-cell office:value-type="float" office:value="0.000003225" calcext:value-type="float">
            <text:p>0.000003225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000012" calcext:value-type="float">
            <text:p>0.0000012</text:p>
          </table:table-cell>
          <table:table-cell/>
          <table:table-cell office:value-type="float" office:value="4.871795" calcext:value-type="float">
            <text:p>4.871795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384615" calcext:value-type="float">
            <text:p>5.384615</text:p>
          </table:table-cell>
          <table:table-cell office:value-type="float" office:value="0.000000275" calcext:value-type="float">
            <text:p>0.000000275</text:p>
          </table:table-cell>
          <table:table-cell office:value-type="float" office:value="16" calcext:value-type="float">
            <text:p>16</text:p>
          </table:table-cell>
          <table:table-cell office:value-type="float" office:value="0.000000325" calcext:value-type="float">
            <text:p>0.000000325</text:p>
          </table:table-cell>
          <table:table-cell table:number-columns-repeated="2"/>
          <table:table-cell office:value-type="float" office:value="5.384615" calcext:value-type="float">
            <text:p>5.384615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0.000000275" calcext:value-type="float">
            <text:p>0.000000275</text:p>
          </table:table-cell>
          <table:table-cell office:value-type="float" office:value="0.000000225" calcext:value-type="float">
            <text:p>0.000000225</text:p>
          </table:table-cell>
          <table:table-cell/>
          <table:table-cell office:value-type="float" office:value="5.384615" calcext:value-type="float">
            <text:p>5.384615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897436" calcext:value-type="float">
            <text:p>5.897436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16" calcext:value-type="float">
            <text:p>16</text:p>
          </table:table-cell>
          <table:table-cell office:value-type="float" office:value="0.00000005" calcext:value-type="float">
            <text:p>0.00000005</text:p>
          </table:table-cell>
          <table:table-cell table:number-columns-repeated="2"/>
          <table:table-cell office:value-type="float" office:value="5.897436" calcext:value-type="float">
            <text:p>5.897436</text:p>
          </table:table-cell>
          <table:table-cell office:value-type="float" office:value="0.00000015" calcext:value-type="float">
            <text:p>0.00000015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97436" calcext:value-type="float">
            <text:p>5.897436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.410256" calcext:value-type="float">
            <text:p>6.4102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410256" calcext:value-type="float">
            <text:p>6.410256</text:p>
          </table:table-cell>
          <table:table-cell office:value-type="float" office:value="0.000000075" calcext:value-type="float">
            <text:p>0.0000000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410256" calcext:value-type="float">
            <text:p>6.410256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.923077" calcext:value-type="float">
            <text:p>6.9230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923077" calcext:value-type="float">
            <text:p>6.9230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.923077" calcext:value-type="float">
            <text:p>6.923077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435897" calcext:value-type="float">
            <text:p>7.43589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435897" calcext:value-type="float">
            <text:p>7.4358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435897" calcext:value-type="float">
            <text:p>7.435897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948718" calcext:value-type="float">
            <text:p>7.9487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948718" calcext:value-type="float">
            <text:p>7.948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.948718" calcext:value-type="float">
            <text:p>7.948718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461538" calcext:value-type="float">
            <text:p>8.4615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461538" calcext:value-type="float">
            <text:p>8.4615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461538" calcext:value-type="float">
            <text:p>8.461538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974359" calcext:value-type="float">
            <text:p>8.9743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974359" calcext:value-type="float">
            <text:p>8.9743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974359" calcext:value-type="float">
            <text:p>8.974359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487179" calcext:value-type="float">
            <text:p>9.4871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.487179" calcext:value-type="float">
            <text:p>9.487179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6:46:42.907124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7:59:06.272153975</meta:creation-date>
    <dc:date>2017-05-02T15:20:29.715813491</dc:date>
    <meta:editing-duration>P1DT45M14S</meta:editing-duration>
    <meta:editing-cycles>9</meta:editing-cycles>
    <meta:generator>LibreOffice/5.1.6.2$Linux_X86_64 LibreOffice_project/10m0$Build-2</meta:generator>
    <meta:document-statistic meta:table-count="7" meta:cell-count="471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8.592cm" svg:y="0.317cm" chart:style-name="ch2">
          <text:p>QPSK</text:p>
        </chart:title>
        <chart:legend chart:legend-position="end" svg:x="14.891cm" svg:y="3.678cm" style:legend-expansion="high" chart:style-name="ch3"/>
        <chart:plot-area chart:style-name="ch4" table:cell-range-address="QPSK.A2:QPSK.D42" chart:data-source-has-labels="both" svg:x="0.368cm" svg:y="1.273cm" svg:width="14.155cm" svg:height="7.499cm">
          <chartooo:coordinate-region svg:x="1.836cm" svg:y="1.472cm" svg:width="12.065cm" svg:height="6.653cm"/>
          <chart:axis chart:dimension="x" chart:name="primary-x" chart:style-name="ch5" chartooo:axis-type="auto">
            <chart:categories table:cell-range-address="QPSK.C3:QPSK.C42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QPSK.B3:QPSK.B42" chart:label-cell-address="QPSK.B2:QPSK.B2" chart:class="chart:scatter">
            <chart:domain table:cell-range-address="QPSK.A3:QPSK.A42"/>
            <chart:data-point chart:repeated="40"/>
          </chart:series>
          <chart:series chart:attached-axis="primary-y" chart:style-name="ch11" chart:values-cell-range-address="QPSK.D3:QPSK.D42" chart:label-cell-address="QPSK.D2:QPSK.D2" chart:class="chart:scatter">
            <chart:data-point chart:repeated="40"/>
          </chart:series>
          <chart:series chart:attached-axis="secondary-y" chart:style-name="ch12" chart:values-cell-range-address="QPSK.C3:QPSK.C42" chart:label-cell-address="QPSK.C2:QPSK.C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R</text:p>
                <draw:g>
                  <svg:desc>QPSK.B2:QPSK.B2</svg:desc>
                </draw:g>
              </table:table-cell>
              <table:table-cell office:value-type="string">
                <text:p>BER (BL)</text:p>
                <draw:g>
                  <svg:desc>QPSK.D2:QPSK.D2</svg:desc>
                </draw:g>
              </table:table-cell>
              <table:table-cell office:value-type="string">
                <text:p> num_clusters</text:p>
                <draw:g>
                  <svg:desc>QPSK.C2:QPSK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PSK.C3:QPSK.C42</svg:desc>
                </draw:g>
              </table:table-cell>
              <table:table-cell office:value-type="float" office:value="-10">
                <text:p>-10</text:p>
                <draw:g>
                  <svg:desc>QPSK.A3:QPSK.A42</svg:desc>
                </draw:g>
              </table:table-cell>
              <table:table-cell office:value-type="float" office:value="0.50006925">
                <text:p>0.50006925</text:p>
                <draw:g>
                  <svg:desc>QPSK.B3:QPSK.B42</svg:desc>
                </draw:g>
              </table:table-cell>
              <table:table-cell office:value-type="float" office:value="0.1854262">
                <text:p>0.1854262</text:p>
                <draw:g>
                  <svg:desc>QPSK.D3:QPSK.D42</svg:desc>
                </draw:g>
              </table:table-cell>
              <table:table-cell office:value-type="float" office:value="1">
                <text:p>1</text:p>
                <draw:g>
                  <svg:desc>QPSK.C3:QPSK.C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9.487179">
                <text:p>-9.487179</text:p>
              </table:table-cell>
              <table:table-cell office:value-type="float" office:value="0.19474955">
                <text:p>0.19474955</text:p>
              </table:table-cell>
              <table:table-cell office:value-type="float" office:value="0.1711902">
                <text:p>0.17119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.974359">
                <text:p>-8.974359</text:p>
              </table:table-cell>
              <table:table-cell office:value-type="float" office:value="0.17644855">
                <text:p>0.17644855</text:p>
              </table:table-cell>
              <table:table-cell office:value-type="float" office:value="0.15695405">
                <text:p>0.156954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554825">
                <text:p>0.1554825</text:p>
              </table:table-cell>
              <table:table-cell office:value-type="float" office:value="0.1427169">
                <text:p>0.14271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30723">
                <text:p>0.130723</text:p>
              </table:table-cell>
              <table:table-cell office:value-type="float" office:value="0.12858965">
                <text:p>0.12858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1660085">
                <text:p>0.11660085</text:p>
              </table:table-cell>
              <table:table-cell office:value-type="float" office:value="0.11469555">
                <text:p>0.11469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022434">
                <text:p>0.1022434</text:p>
              </table:table-cell>
              <table:table-cell office:value-type="float" office:value="0.10121675">
                <text:p>0.10121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1007065">
                <text:p>0.11007065</text:p>
              </table:table-cell>
              <table:table-cell office:value-type="float" office:value="0.0881389">
                <text:p>0.08813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5.897436">
                <text:p>-5.897436</text:p>
              </table:table-cell>
              <table:table-cell office:value-type="float" office:value="0.07608875">
                <text:p>0.07608875</text:p>
              </table:table-cell>
              <table:table-cell office:value-type="float" office:value="0.07569875">
                <text:p>0.07569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6456355">
                <text:p>0.06456355</text:p>
              </table:table-cell>
              <table:table-cell office:value-type="float" office:value="0.0640003">
                <text:p>0.0640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537376">
                <text:p>0.0537376</text:p>
              </table:table-cell>
              <table:table-cell office:value-type="float" office:value="0.05319435">
                <text:p>0.05319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43791">
                <text:p>0.043791</text:p>
              </table:table-cell>
              <table:table-cell office:value-type="float" office:value="0.0433662">
                <text:p>0.0433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351161">
                <text:p>0.0351161</text:p>
              </table:table-cell>
              <table:table-cell office:value-type="float" office:value="0.03460125">
                <text:p>0.03460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272992">
                <text:p>0.0272992</text:p>
              </table:table-cell>
              <table:table-cell office:value-type="float" office:value="0.0269212">
                <text:p>0.0269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206962">
                <text:p>0.0206962</text:p>
              </table:table-cell>
              <table:table-cell office:value-type="float" office:value="0.0204058">
                <text:p>0.0204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152218">
                <text:p>0.0152218</text:p>
              </table:table-cell>
              <table:table-cell office:value-type="float" office:value="0.01502465">
                <text:p>0.01502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108056">
                <text:p>0.0108056</text:p>
              </table:table-cell>
              <table:table-cell office:value-type="float" office:value="0.01068355">
                <text:p>0.01068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073992">
                <text:p>0.0073992</text:p>
              </table:table-cell>
              <table:table-cell office:value-type="float" office:value="0.00730975">
                <text:p>0.00730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048658">
                <text:p>0.0048658</text:p>
              </table:table-cell>
              <table:table-cell office:value-type="float" office:value="0.00479535">
                <text:p>0.00479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25641">
                <text:p>-0.25641</text:p>
              </table:table-cell>
              <table:table-cell office:value-type="float" office:value="0.00304725">
                <text:p>0.00304725</text:p>
              </table:table-cell>
              <table:table-cell office:value-type="float" office:value="0.0030098">
                <text:p>0.0030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641">
                <text:p>0.25641</text:p>
              </table:table-cell>
              <table:table-cell office:value-type="float" office:value="0.00181925">
                <text:p>0.00181925</text:p>
              </table:table-cell>
              <table:table-cell office:value-type="float" office:value="0.00178545">
                <text:p>0.00178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9231">
                <text:p>0.769231</text:p>
              </table:table-cell>
              <table:table-cell office:value-type="float" office:value="0.00101405">
                <text:p>0.00101405</text:p>
              </table:table-cell>
              <table:table-cell office:value-type="float" office:value="0.00099605">
                <text:p>0.00099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82051">
                <text:p>1.282051</text:p>
              </table:table-cell>
              <table:table-cell office:value-type="float" office:value="0.0005298">
                <text:p>0.0005298</text:p>
              </table:table-cell>
              <table:table-cell office:value-type="float" office:value="0.0005164">
                <text:p>0.0005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02605">
                <text:p>0.0002605</text:p>
              </table:table-cell>
              <table:table-cell office:value-type="float" office:value="0.0002518">
                <text:p>0.0002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11545">
                <text:p>0.00011545</text:p>
              </table:table-cell>
              <table:table-cell office:value-type="float" office:value="0.0001135">
                <text:p>0.0001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04615">
                <text:p>0.00004615</text:p>
              </table:table-cell>
              <table:table-cell office:value-type="float" office:value="0.0000456">
                <text:p>0.0000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0168">
                <text:p>0.0000168</text:p>
              </table:table-cell>
              <table:table-cell office:value-type="float" office:value="0.0000167">
                <text:p>0.0000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00535">
                <text:p>0.00000535</text:p>
              </table:table-cell>
              <table:table-cell office:value-type="float" office:value="0.00000575">
                <text:p>0.00000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0205">
                <text:p>0.00000205</text:p>
              </table:table-cell>
              <table:table-cell office:value-type="float" office:value="0.0000018">
                <text:p>0.0000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0045">
                <text:p>0.00000045</text:p>
              </table:table-cell>
              <table:table-cell office:value-type="float" office:value="0.0000004">
                <text:p>0.0000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897436">
                <text:p>5.89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410256">
                <text:p>6.41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923077">
                <text:p>6.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605cm" svg:y="0.315cm" chart:style-name="ch2">
          <text:p>8PSK over training points</text:p>
        </chart:title>
        <chart:legend chart:legend-position="end" svg:x="16.135cm" svg:y="3.678cm" style:legend-expansion="high" chart:style-name="ch3"/>
        <chart:plot-area chart:style-name="ch4" table:cell-range-address="8PSK.L3:8PSK.O42 8PSK.M2:8PSK.O2" chart:data-source-has-labels="row" svg:x="0.368cm" svg:y="1.273cm" svg:width="15.399cm" svg:height="7.499cm">
          <chartooo:coordinate-region svg:x="0.989cm" svg:y="1.472cm" svg:width="14.591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8PSK.M3:8PSK.M42" chart:label-cell-address="8PSK.M2:8PSK.M2" chart:class="chart:scatter">
            <chart:domain table:cell-range-address="8PSK.L3:8PSK.L42"/>
            <chart:data-point chart:repeated="40"/>
          </chart:series>
          <chart:series chart:attached-axis="primary-y" chart:style-name="ch11" chart:values-cell-range-address="8PSK.N3:8PSK.N42" chart:label-cell-address="8PSK.N2:8PSK.N2" chart:class="chart:scatter">
            <chart:data-point chart:repeated="40"/>
          </chart:series>
          <chart:series chart:attached-axis="primary-y" chart:style-name="ch12" chart:values-cell-range-address="8PSK.O3:8PSK.O42" chart:label-cell-address="8PSK.O2:8PSK.O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00</text:p>
                <draw:g>
                  <svg:desc>8PSK.M2:8PSK.M2</svg:desc>
                </draw:g>
              </table:table-cell>
              <table:table-cell office:value-type="string">
                <text:p>1000</text:p>
                <draw:g>
                  <svg:desc>8PSK.N2:8PSK.N2</svg:desc>
                </draw:g>
              </table:table-cell>
              <table:table-cell office:value-type="string">
                <text:p>10000</text:p>
                <draw:g>
                  <svg:desc>8PSK.O2:8PSK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8PSK.L3:8PSK.L42</svg:desc>
                </draw:g>
              </table:table-cell>
              <table:table-cell office:value-type="float" office:value="19">
                <text:p>19</text:p>
                <draw:g>
                  <svg:desc>8PSK.M3:8PSK.M42</svg:desc>
                </draw:g>
              </table:table-cell>
              <table:table-cell office:value-type="float" office:value="20">
                <text:p>20</text:p>
                <draw:g>
                  <svg:desc>8PSK.N3:8PSK.N42</svg:desc>
                </draw:g>
              </table:table-cell>
              <table:table-cell office:value-type="float" office:value="1">
                <text:p>1</text:p>
                <draw:g>
                  <svg:desc>8PSK.O3:8PSK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8.595cm" svg:y="0.319cm" chart:style-name="ch2">
          <text:p>BPSK</text:p>
        </chart:title>
        <chart:legend chart:legend-position="end" svg:x="14.997cm" svg:y="3.678cm" style:legend-expansion="high" chart:style-name="ch3"/>
        <chart:plot-area chart:style-name="ch4" table:cell-range-address="BPSK.A2:BPSK.D42" chart:data-source-has-labels="both" svg:x="0.368cm" svg:y="1.273cm" svg:width="14.261cm" svg:height="7.499cm">
          <chartooo:coordinate-region svg:x="1.836cm" svg:y="1.472cm" svg:width="12.17cm" svg:height="6.653cm"/>
          <chart:axis chart:dimension="x" chart:name="primary-x" chart:style-name="ch5" chartooo:axis-type="auto">
            <chart:categories table:cell-range-address="BPSK.C3:BPSK.C42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BPSK.B3:BPSK.B42" chart:label-cell-address="BPSK.B2:BPSK.B2" chart:class="chart:scatter">
            <chart:domain table:cell-range-address="BPSK.A3:BPSK.A42"/>
            <chart:data-point chart:repeated="40"/>
          </chart:series>
          <chart:series chart:attached-axis="primary-y" chart:style-name="ch11" chart:values-cell-range-address="BPSK.D3:BPSK.D42" chart:label-cell-address="BPSK.D2:BPSK.D2" chart:class="chart:scatter">
            <chart:data-point chart:repeated="40"/>
          </chart:series>
          <chart:series chart:attached-axis="secondary-y" chart:style-name="ch12" chart:values-cell-range-address="BPSK.C3:BPSK.C42" chart:label-cell-address="BPSK.C2:BPSK.C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R</text:p>
                <draw:g>
                  <svg:desc>BPSK.B2:BPSK.B2</svg:desc>
                </draw:g>
              </table:table-cell>
              <table:table-cell office:value-type="string">
                <text:p> BER (BL)</text:p>
                <draw:g>
                  <svg:desc>BPSK.D2:BPSK.D2</svg:desc>
                </draw:g>
              </table:table-cell>
              <table:table-cell office:value-type="string">
                <text:p>num_clusters</text:p>
                <draw:g>
                  <svg:desc>BPSK.C2:BPSK.C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BPSK.C3:BPSK.C42</svg:desc>
                </draw:g>
              </table:table-cell>
              <table:table-cell office:value-type="float" office:value="-10">
                <text:p>-10</text:p>
                <draw:g>
                  <svg:desc>BPSK.A3:BPSK.A42</svg:desc>
                </draw:g>
              </table:table-cell>
              <table:table-cell office:value-type="float" office:value="0.2658558">
                <text:p>0.2658558</text:p>
                <draw:g>
                  <svg:desc>BPSK.B3:BPSK.B42</svg:desc>
                </draw:g>
              </table:table-cell>
              <table:table-cell office:value-type="float" office:value="0.2634388">
                <text:p>0.2634388</text:p>
                <draw:g>
                  <svg:desc>BPSK.D3:BPSK.D42</svg:desc>
                </draw:g>
              </table:table-cell>
              <table:table-cell office:value-type="float" office:value="20">
                <text:p>20</text:p>
                <draw:g>
                  <svg:desc>BPSK.C3:BPSK.C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599949">
                <text:p>0.2599949</text:p>
              </table:table-cell>
              <table:table-cell office:value-type="float" office:value="0.2510673">
                <text:p>0.25106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425017">
                <text:p>0.2425017</text:p>
              </table:table-cell>
              <table:table-cell office:value-type="float" office:value="0.2382162">
                <text:p>0.2382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8.461538">
                <text:p>-8.461538</text:p>
              </table:table-cell>
              <table:table-cell office:value-type="float" office:value="0.2311961">
                <text:p>0.2311961</text:p>
              </table:table-cell>
              <table:table-cell office:value-type="float" office:value="0.2250004">
                <text:p>0.2250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7.948718">
                <text:p>-7.948718</text:p>
              </table:table-cell>
              <table:table-cell office:value-type="float" office:value="0.2145596">
                <text:p>0.2145596</text:p>
              </table:table-cell>
              <table:table-cell office:value-type="float" office:value="0.2114906">
                <text:p>0.21149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2030719">
                <text:p>0.2030719</text:p>
              </table:table-cell>
              <table:table-cell office:value-type="float" office:value="0.1976491">
                <text:p>0.19764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951396">
                <text:p>0.1951396</text:p>
              </table:table-cell>
              <table:table-cell office:value-type="float" office:value="0.1836095">
                <text:p>0.18360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742196">
                <text:p>0.1742196</text:p>
              </table:table-cell>
              <table:table-cell office:value-type="float" office:value="0.169366">
                <text:p>0.1693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5.897436">
                <text:p>-5.897436</text:p>
              </table:table-cell>
              <table:table-cell office:value-type="float" office:value="0.1718091">
                <text:p>0.1718091</text:p>
              </table:table-cell>
              <table:table-cell office:value-type="float" office:value="0.155164">
                <text:p>0.155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5.384615">
                <text:p>-5.384615</text:p>
              </table:table-cell>
              <table:table-cell office:value-type="float" office:value="0.5001265">
                <text:p>0.5001265</text:p>
              </table:table-cell>
              <table:table-cell office:value-type="float" office:value="0.1409248">
                <text:p>0.1409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4.871795">
                <text:p>-4.871795</text:p>
              </table:table-cell>
              <table:table-cell office:value-type="float" office:value="0.149859">
                <text:p>0.149859</text:p>
              </table:table-cell>
              <table:table-cell office:value-type="float" office:value="0.1268017">
                <text:p>0.1268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4.358974">
                <text:p>-4.358974</text:p>
              </table:table-cell>
              <table:table-cell office:value-type="float" office:value="0.1242022">
                <text:p>0.1242022</text:p>
              </table:table-cell>
              <table:table-cell office:value-type="float" office:value="0.1129362">
                <text:p>0.11293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.846154">
                <text:p>-3.846154</text:p>
              </table:table-cell>
              <table:table-cell office:value-type="float" office:value="0.1127455">
                <text:p>0.1127455</text:p>
              </table:table-cell>
              <table:table-cell office:value-type="float" office:value="0.0995175">
                <text:p>0.09951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.333333">
                <text:p>-3.333333</text:p>
              </table:table-cell>
              <table:table-cell office:value-type="float" office:value="0.1025388">
                <text:p>0.1025388</text:p>
              </table:table-cell>
              <table:table-cell office:value-type="float" office:value="0.0865246">
                <text:p>0.08652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9956">
                <text:p>0.09956</text:p>
              </table:table-cell>
              <table:table-cell office:value-type="float" office:value="0.0741404">
                <text:p>0.07414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636218">
                <text:p>0.0636218</text:p>
              </table:table-cell>
              <table:table-cell office:value-type="float" office:value="0.0625496">
                <text:p>0.0625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525972">
                <text:p>0.0525972</text:p>
              </table:table-cell>
              <table:table-cell office:value-type="float" office:value="0.0518515">
                <text:p>0.0518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42734">
                <text:p>0.042734</text:p>
              </table:table-cell>
              <table:table-cell office:value-type="float" office:value="0.0421175">
                <text:p>0.0421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342288">
                <text:p>0.0342288</text:p>
              </table:table-cell>
              <table:table-cell office:value-type="float" office:value="0.033505">
                <text:p>0.033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25641">
                <text:p>-0.25641</text:p>
              </table:table-cell>
              <table:table-cell office:value-type="float" office:value="0.026457">
                <text:p>0.026457</text:p>
              </table:table-cell>
              <table:table-cell office:value-type="float" office:value="0.0259805">
                <text:p>0.0259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641">
                <text:p>0.25641</text:p>
              </table:table-cell>
              <table:table-cell office:value-type="float" office:value="0.0199551">
                <text:p>0.0199551</text:p>
              </table:table-cell>
              <table:table-cell office:value-type="float" office:value="0.0196429">
                <text:p>0.0196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69231">
                <text:p>0.769231</text:p>
              </table:table-cell>
              <table:table-cell office:value-type="float" office:value="0.0145766">
                <text:p>0.0145766</text:p>
              </table:table-cell>
              <table:table-cell office:value-type="float" office:value="0.014413">
                <text:p>0.014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82051">
                <text:p>1.282051</text:p>
              </table:table-cell>
              <table:table-cell office:value-type="float" office:value="0.0103583">
                <text:p>0.0103583</text:p>
              </table:table-cell>
              <table:table-cell office:value-type="float" office:value="0.0102203">
                <text:p>0.0102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94872">
                <text:p>1.794872</text:p>
              </table:table-cell>
              <table:table-cell office:value-type="float" office:value="0.0070358">
                <text:p>0.0070358</text:p>
              </table:table-cell>
              <table:table-cell office:value-type="float" office:value="0.0069691">
                <text:p>0.0069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07692">
                <text:p>2.307692</text:p>
              </table:table-cell>
              <table:table-cell office:value-type="float" office:value="0.0045792">
                <text:p>0.0045792</text:p>
              </table:table-cell>
              <table:table-cell office:value-type="float" office:value="0.0045303">
                <text:p>0.0045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820513">
                <text:p>2.820513</text:p>
              </table:table-cell>
              <table:table-cell office:value-type="float" office:value="0.0028638">
                <text:p>0.0028638</text:p>
              </table:table-cell>
              <table:table-cell office:value-type="float" office:value="0.0028393">
                <text:p>0.0028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333333">
                <text:p>3.333333</text:p>
              </table:table-cell>
              <table:table-cell office:value-type="float" office:value="0.0016914">
                <text:p>0.0016914</text:p>
              </table:table-cell>
              <table:table-cell office:value-type="float" office:value="0.0016742">
                <text:p>0.0016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9324">
                <text:p>0.0009324</text:p>
              </table:table-cell>
              <table:table-cell office:value-type="float" office:value="0.000917">
                <text:p>0.000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482">
                <text:p>0.000482</text:p>
              </table:table-cell>
              <table:table-cell office:value-type="float" office:value="0.0004754">
                <text:p>0.0004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2326">
                <text:p>0.0002326</text:p>
              </table:table-cell>
              <table:table-cell office:value-type="float" office:value="0.0002253">
                <text:p>0.0002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1025">
                <text:p>0.0001025</text:p>
              </table:table-cell>
              <table:table-cell office:value-type="float" office:value="0.0000999">
                <text:p>0.0000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406">
                <text:p>0.0000406</text:p>
              </table:table-cell>
              <table:table-cell office:value-type="float" office:value="0.0000406">
                <text:p>0.0000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410256">
                <text:p>6.410256</text:p>
              </table:table-cell>
              <table:table-cell office:value-type="float" office:value="0.0000147">
                <text:p>0.0000147</text:p>
              </table:table-cell>
              <table:table-cell office:value-type="float" office:value="0.0000145">
                <text:p>0.0000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923077">
                <text:p>6.92307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7">
                <text:p>0.0000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435897">
                <text:p>7.435897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17">
                <text:p>0.0000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948718">
                <text:p>7.948718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461538">
                <text:p>8.461538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8.378cm" svg:y="0.315cm" chart:style-name="ch2">
          <text:p>16QAM</text:p>
        </chart:title>
        <chart:legend chart:legend-position="end" svg:x="14.891cm" svg:y="3.678cm" style:legend-expansion="high" chart:style-name="ch3"/>
        <chart:plot-area chart:style-name="ch4" table:cell-range-address="16QAM.A3:16QAM.C42 16QAM.B2:16QAM.C2 16QAM.D2:16QAM.D42" chart:data-source-has-labels="row" svg:x="0.368cm" svg:y="1.273cm" svg:width="14.155cm" svg:height="7.499cm">
          <chartooo:coordinate-region svg:x="1.836cm" svg:y="1.472cm" svg:width="12.065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16QAM.B3:16QAM.B42" chart:label-cell-address="16QAM.B2:16QAM.B2" chart:class="chart:scatter">
            <chart:domain table:cell-range-address="16QAM.A3:16QAM.A42"/>
            <chart:data-point chart:repeated="40"/>
          </chart:series>
          <chart:series chart:attached-axis="primary-y" chart:style-name="ch11" chart:values-cell-range-address="16QAM.D3:16QAM.D42" chart:label-cell-address="16QAM.D2:16QAM.D2" chart:class="chart:scatter">
            <chart:data-point chart:repeated="40"/>
          </chart:series>
          <chart:series chart:attached-axis="secondary-y" chart:style-name="ch12" chart:values-cell-range-address="16QAM.C3:16QAM.C42" chart:label-cell-address="16QAM.C2:16QAM.C2" chart:class="chart:scatter">
            <chart:data-point chart:repeated="8"/>
            <chart:data-point chart:style-name="ch13"/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R </text:p>
                <draw:g>
                  <svg:desc>16QAM.B2:16QAM.B2</svg:desc>
                </draw:g>
              </table:table-cell>
              <table:table-cell office:value-type="string">
                <text:p>BER (BL)</text:p>
                <draw:g>
                  <svg:desc>16QAM.D2:16QAM.D2</svg:desc>
                </draw:g>
              </table:table-cell>
              <table:table-cell office:value-type="string">
                <text:p> num_clusters</text:p>
                <draw:g>
                  <svg:desc>16QAM.C2:16QAM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16QAM.A3:16QAM.A42</svg:desc>
                </draw:g>
              </table:table-cell>
              <table:table-cell office:value-type="float" office:value="0.18849665">
                <text:p>0.18849665</text:p>
                <draw:g>
                  <svg:desc>16QAM.B3:16QAM.B42</svg:desc>
                </draw:g>
              </table:table-cell>
              <table:table-cell office:value-type="float" office:value="0.1521169">
                <text:p>0.1521169</text:p>
                <draw:g>
                  <svg:desc>16QAM.D3:16QAM.D42</svg:desc>
                </draw:g>
              </table:table-cell>
              <table:table-cell office:value-type="float" office:value="12">
                <text:p>12</text:p>
                <draw:g>
                  <svg:desc>16QAM.C3:16QAM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93110875">
                <text:p>0.293110875</text:p>
              </table:table-cell>
              <table:table-cell office:value-type="float" office:value="0.14056865">
                <text:p>0.14056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89257725">
                <text:p>0.289257725</text:p>
              </table:table-cell>
              <table:table-cell office:value-type="float" office:value="0.1292271">
                <text:p>0.1292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4747875">
                <text:p>0.14747875</text:p>
              </table:table-cell>
              <table:table-cell office:value-type="float" office:value="0.118067475">
                <text:p>0.1180674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6919595">
                <text:p>0.16919595</text:p>
              </table:table-cell>
              <table:table-cell office:value-type="float" office:value="0.107085325">
                <text:p>0.107085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22754725">
                <text:p>0.122754725</text:p>
              </table:table-cell>
              <table:table-cell office:value-type="float" office:value="0.096305325">
                <text:p>0.0963053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22011725">
                <text:p>0.122011725</text:p>
              </table:table-cell>
              <table:table-cell office:value-type="float" office:value="0.085789225">
                <text:p>0.08578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0870252">
                <text:p>0.0870252</text:p>
              </table:table-cell>
              <table:table-cell office:value-type="float" office:value="0.07563985">
                <text:p>0.075639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0.088611775">
                <text:p>0.088611775</text:p>
              </table:table-cell>
              <table:table-cell office:value-type="float" office:value="0.0658436">
                <text:p>0.06584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60170575">
                <text:p>0.060170575</text:p>
              </table:table-cell>
              <table:table-cell office:value-type="float" office:value="0.056520075">
                <text:p>0.0565200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510436">
                <text:p>0.0510436</text:p>
              </table:table-cell>
              <table:table-cell office:value-type="float" office:value="0.047791225">
                <text:p>0.0477912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478146">
                <text:p>0.0478146</text:p>
              </table:table-cell>
              <table:table-cell office:value-type="float" office:value="0.0397091">
                <text:p>0.03970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54386725">
                <text:p>0.054386725</text:p>
              </table:table-cell>
              <table:table-cell office:value-type="float" office:value="0.03234935">
                <text:p>0.032349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33751225">
                <text:p>0.033751225</text:p>
              </table:table-cell>
              <table:table-cell office:value-type="float" office:value="0.02578835">
                <text:p>0.025788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35758025">
                <text:p>0.035758025</text:p>
              </table:table-cell>
              <table:table-cell office:value-type="float" office:value="0.020071675">
                <text:p>0.0200716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16053925">
                <text:p>0.016053925</text:p>
              </table:table-cell>
              <table:table-cell office:value-type="float" office:value="0.015202525">
                <text:p>0.0152025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1183615">
                <text:p>0.01183615</text:p>
              </table:table-cell>
              <table:table-cell office:value-type="float" office:value="0.011179875">
                <text:p>0.0111798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083733">
                <text:p>0.0083733</text:p>
              </table:table-cell>
              <table:table-cell office:value-type="float" office:value="0.007935775">
                <text:p>0.0079357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057599">
                <text:p>0.0057599</text:p>
              </table:table-cell>
              <table:table-cell office:value-type="float" office:value="0.00541525">
                <text:p>0.005415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0.003807775">
                <text:p>0.003807775</text:p>
              </table:table-cell>
              <table:table-cell office:value-type="float" office:value="0.003544825">
                <text:p>0.0035448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0.002405975">
                <text:p>0.002405975</text:p>
              </table:table-cell>
              <table:table-cell office:value-type="float" office:value="0.0022211">
                <text:p>0.0022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0.001422425">
                <text:p>0.001422425</text:p>
              </table:table-cell>
              <table:table-cell office:value-type="float" office:value="0.001320675">
                <text:p>0.0013206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0.0007903">
                <text:p>0.0007903</text:p>
              </table:table-cell>
              <table:table-cell office:value-type="float" office:value="0.00073405">
                <text:p>0.00073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0413325">
                <text:p>0.000413325</text:p>
              </table:table-cell>
              <table:table-cell office:value-type="float" office:value="0.00038035">
                <text:p>0.000380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1881">
                <text:p>0.0001881</text:p>
              </table:table-cell>
              <table:table-cell office:value-type="float" office:value="0.000182125">
                <text:p>0.000182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082925">
                <text:p>0.000082925</text:p>
              </table:table-cell>
              <table:table-cell office:value-type="float" office:value="0.0000806">
                <text:p>0.00008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034675">
                <text:p>0.000034675</text:p>
              </table:table-cell>
              <table:table-cell office:value-type="float" office:value="0.000032875">
                <text:p>0.000032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012675">
                <text:p>0.000012675</text:p>
              </table:table-cell>
              <table:table-cell office:value-type="float" office:value="0.00001185">
                <text:p>0.00001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365">
                <text:p>0.000003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0125">
                <text:p>0.00000125</text:p>
              </table:table-cell>
              <table:table-cell office:value-type="float" office:value="0.0000012">
                <text:p>0.00000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0275">
                <text:p>0.000000275</text:p>
              </table:table-cell>
              <table:table-cell office:value-type="float" office:value="0.000000325">
                <text:p>0.0000003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8.563cm" svg:y="0.315cm" chart:style-name="ch2">
          <text:p>8PSK</text:p>
        </chart:title>
        <chart:legend chart:legend-position="end" svg:x="14.891cm" svg:y="3.678cm" style:legend-expansion="high" chart:style-name="ch3"/>
        <chart:plot-area chart:style-name="ch4" table:cell-range-address="8PSK.A2:8PSK.D42" chart:data-source-has-labels="both" svg:x="0.368cm" svg:y="1.273cm" svg:width="14.155cm" svg:height="7.499cm">
          <chartooo:coordinate-region svg:x="1.837cm" svg:y="1.472cm" svg:width="12.064cm" svg:height="6.653cm"/>
          <chart:axis chart:dimension="x" chart:name="primary-x" chart:style-name="ch5" chartooo:axis-type="auto">
            <chart:categories table:cell-range-address="8PSK.C3:8PSK.C42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8PSK.B3:8PSK.B42" chart:label-cell-address="8PSK.B2:8PSK.B2" chart:class="chart:scatter">
            <chart:domain table:cell-range-address="8PSK.A3:8PSK.A42"/>
            <chart:data-point chart:repeated="40"/>
          </chart:series>
          <chart:series chart:attached-axis="primary-y" chart:style-name="ch11" chart:values-cell-range-address="8PSK.D3:8PSK.D42" chart:label-cell-address="8PSK.D2:8PSK.D2" chart:class="chart:scatter">
            <chart:data-point chart:repeated="40"/>
          </chart:series>
          <chart:series chart:attached-axis="secondary-y" chart:style-name="ch12" chart:values-cell-range-address="8PSK.C3:8PSK.C42" chart:label-cell-address="8PSK.C2:8PSK.C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BER</text:p>
                <draw:g>
                  <svg:desc>8PSK.B2:8PSK.B2</svg:desc>
                </draw:g>
              </table:table-cell>
              <table:table-cell office:value-type="string">
                <text:p> BER (BL)</text:p>
                <draw:g>
                  <svg:desc>8PSK.D2:8PSK.D2</svg:desc>
                </draw:g>
              </table:table-cell>
              <table:table-cell office:value-type="string">
                <text:p> num_clusters</text:p>
                <draw:g>
                  <svg:desc>8PSK.C2:8PSK.C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8PSK.C3:8PSK.C42</svg:desc>
                </draw:g>
              </table:table-cell>
              <table:table-cell office:value-type="float" office:value="-10">
                <text:p>-10</text:p>
                <draw:g>
                  <svg:desc>8PSK.A3:8PSK.A42</svg:desc>
                </draw:g>
              </table:table-cell>
              <table:table-cell office:value-type="float" office:value="0.1998287333">
                <text:p>0.1998287333</text:p>
                <draw:g>
                  <svg:desc>8PSK.B3:8PSK.B42</svg:desc>
                </draw:g>
              </table:table-cell>
              <table:table-cell office:value-type="float" office:value="0.1761349333">
                <text:p>0.1761349333</text:p>
                <draw:g>
                  <svg:desc>8PSK.D3:8PSK.D42</svg:desc>
                </draw:g>
              </table:table-cell>
              <table:table-cell office:value-type="float" office:value="20">
                <text:p>20</text:p>
                <draw:g>
                  <svg:desc>8PSK.C3:8PSK.C42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9.487179">
                <text:p>-9.487179</text:p>
              </table:table-cell>
              <table:table-cell office:value-type="float" office:value="0.1962289667">
                <text:p>0.1962289667</text:p>
              </table:table-cell>
              <table:table-cell office:value-type="float" office:value="0.1633244">
                <text:p>0.16332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.974359">
                <text:p>-8.974359</text:p>
              </table:table-cell>
              <table:table-cell office:value-type="float" office:value="0.1738536">
                <text:p>0.1738536</text:p>
              </table:table-cell>
              <table:table-cell office:value-type="float" office:value="0.1506889667">
                <text:p>0.1506889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672653667">
                <text:p>0.1672653667</text:p>
              </table:table-cell>
              <table:table-cell office:value-type="float" office:value="0.138378">
                <text:p>0.138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581524333">
                <text:p>0.1581524333</text:p>
              </table:table-cell>
              <table:table-cell office:value-type="float" office:value="0.1264478">
                <text:p>0.12644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445426667">
                <text:p>0.1445426667</text:p>
              </table:table-cell>
              <table:table-cell office:value-type="float" office:value="0.1148963333">
                <text:p>0.1148963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6.923077">
                <text:p>-6.923077</text:p>
              </table:table-cell>
              <table:table-cell office:value-type="float" office:value="0.2131547333">
                <text:p>0.2131547333</text:p>
              </table:table-cell>
              <table:table-cell office:value-type="float" office:value="0.1037503">
                <text:p>0.1037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159118">
                <text:p>0.1159118</text:p>
              </table:table-cell>
              <table:table-cell office:value-type="float" office:value="0.0930677333">
                <text:p>0.09306773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.897436">
                <text:p>-5.897436</text:p>
              </table:table-cell>
              <table:table-cell office:value-type="float" office:value="0.0973817667">
                <text:p>0.0973817667</text:p>
              </table:table-cell>
              <table:table-cell office:value-type="float" office:value="0.0828203333">
                <text:p>0.082820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940481333">
                <text:p>0.0940481333</text:p>
              </table:table-cell>
              <table:table-cell office:value-type="float" office:value="0.0730601">
                <text:p>0.0730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835922">
                <text:p>0.0835922</text:p>
              </table:table-cell>
              <table:table-cell office:value-type="float" office:value="0.0637843667">
                <text:p>0.0637843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760025333">
                <text:p>0.0760025333</text:p>
              </table:table-cell>
              <table:table-cell office:value-type="float" office:value="0.0550328333">
                <text:p>0.0550328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587107333">
                <text:p>0.0587107333</text:p>
              </table:table-cell>
              <table:table-cell office:value-type="float" office:value="0.0468316333">
                <text:p>0.0468316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523614667">
                <text:p>0.0523614667</text:p>
              </table:table-cell>
              <table:table-cell office:value-type="float" office:value="0.0392495">
                <text:p>0.03924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331746667">
                <text:p>0.0331746667</text:p>
              </table:table-cell>
              <table:table-cell office:value-type="float" office:value="0.0323273667">
                <text:p>0.0323273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264527667">
                <text:p>0.0264527667</text:p>
              </table:table-cell>
              <table:table-cell office:value-type="float" office:value="0.0260790667">
                <text:p>0.0260790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314835">
                <text:p>0.0314835</text:p>
              </table:table-cell>
              <table:table-cell office:value-type="float" office:value="0.0205753333">
                <text:p>0.020575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160398333">
                <text:p>0.0160398333</text:p>
              </table:table-cell>
              <table:table-cell office:value-type="float" office:value="0.0158297">
                <text:p>0.0158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119818667">
                <text:p>0.0119818667</text:p>
              </table:table-cell>
              <table:table-cell office:value-type="float" office:value="0.0118337667">
                <text:p>0.0118337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25641">
                <text:p>-0.25641</text:p>
              </table:table-cell>
              <table:table-cell office:value-type="float" office:value="0.008667">
                <text:p>0.008667</text:p>
              </table:table-cell>
              <table:table-cell office:value-type="float" office:value="0.0085566">
                <text:p>0.00855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641">
                <text:p>0.25641</text:p>
              </table:table-cell>
              <table:table-cell office:value-type="float" office:value="0.0060683667">
                <text:p>0.0060683667</text:p>
              </table:table-cell>
              <table:table-cell office:value-type="float" office:value="0.0059824">
                <text:p>0.0059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69231">
                <text:p>0.769231</text:p>
              </table:table-cell>
              <table:table-cell office:value-type="float" office:value="0.0040660333">
                <text:p>0.0040660333</text:p>
              </table:table-cell>
              <table:table-cell office:value-type="float" office:value="0.0040092333">
                <text:p>0.0040092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82051">
                <text:p>1.282051</text:p>
              </table:table-cell>
              <table:table-cell office:value-type="float" office:value="0.0026064333">
                <text:p>0.0026064333</text:p>
              </table:table-cell>
              <table:table-cell office:value-type="float" office:value="0.0025723">
                <text:p>0.00257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94872">
                <text:p>1.794872</text:p>
              </table:table-cell>
              <table:table-cell office:value-type="float" office:value="0.0015929333">
                <text:p>0.0015929333</text:p>
              </table:table-cell>
              <table:table-cell office:value-type="float" office:value="0.0015724667">
                <text:p>0.0015724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9296333">
                <text:p>0.0009296333</text:p>
              </table:table-cell>
              <table:table-cell office:value-type="float" office:value="0.0009078667">
                <text:p>0.0009078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5005333">
                <text:p>0.0005005333</text:p>
              </table:table-cell>
              <table:table-cell office:value-type="float" office:value="0.0004872333">
                <text:p>0.0004872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2511">
                <text:p>0.0002511</text:p>
              </table:table-cell>
              <table:table-cell office:value-type="float" office:value="0.0002451667">
                <text:p>0.0002451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1158333">
                <text:p>0.0001158333</text:p>
              </table:table-cell>
              <table:table-cell office:value-type="float" office:value="0.0001132667">
                <text:p>0.0001132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504333">
                <text:p>0.0000504333</text:p>
              </table:table-cell>
              <table:table-cell office:value-type="float" office:value="0.0000478667">
                <text:p>0.0000478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194">
                <text:p>0.0000194</text:p>
              </table:table-cell>
              <table:table-cell office:value-type="float" office:value="0.0000181">
                <text:p>0.00001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68667">
                <text:p>0.0000068667</text:p>
              </table:table-cell>
              <table:table-cell office:value-type="float" office:value="0.0000066">
                <text:p>0.00000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022667">
                <text:p>0.0000022667</text:p>
              </table:table-cell>
              <table:table-cell office:value-type="float" office:value="0.0000022667">
                <text:p>0.0000022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0256">
                <text:p>6.410256</text:p>
              </table:table-cell>
              <table:table-cell office:value-type="float" office:value="0.0000007667">
                <text:p>0.0000007667</text:p>
              </table:table-cell>
              <table:table-cell office:value-type="float" office:value="0.0000006">
                <text:p>0.0000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23077">
                <text:p>6.923077</text:p>
              </table:table-cell>
              <table:table-cell office:value-type="float" office:value="0.0000001667">
                <text:p>0.0000001667</text:p>
              </table:table-cell>
              <table:table-cell office:value-type="float" office:value="0.0000001333">
                <text:p>0.0000001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435897">
                <text:p>7.435897</text:p>
              </table:table-cell>
              <table:table-cell office:value-type="float" office:value="0.0000000667">
                <text:p>0.0000000667</text:p>
              </table:table-cell>
              <table:table-cell office:value-type="float" office:value="0.0000000667">
                <text:p>0.0000000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42cm" svg:y="0.315cm" chart:style-name="ch2">
          <text:p>16QAM over training points</text:p>
        </chart:title>
        <chart:legend chart:legend-position="end" svg:x="16.135cm" svg:y="3.678cm" style:legend-expansion="high" chart:style-name="ch3"/>
        <chart:plot-area chart:style-name="ch4" table:cell-range-address="16QAM.G3:16QAM.J42 16QAM.H2:16QAM.J2" chart:data-source-has-labels="row" svg:x="0.368cm" svg:y="1.273cm" svg:width="15.399cm" svg:height="7.499cm">
          <chartooo:coordinate-region svg:x="1.836cm" svg:y="1.472cm" svg:width="13.744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16QAM.H3:16QAM.H42" chart:label-cell-address="16QAM.H2:16QAM.H2" chart:class="chart:scatter">
            <chart:domain table:cell-range-address="16QAM.G3:16QAM.G42"/>
            <chart:data-point chart:repeated="40"/>
          </chart:series>
          <chart:series chart:attached-axis="primary-y" chart:style-name="ch11" chart:values-cell-range-address="16QAM.I3:16QAM.I42" chart:label-cell-address="16QAM.I2:16QAM.I2" chart:class="chart:scatter">
            <chart:data-point chart:repeated="40"/>
          </chart:series>
          <chart:series chart:attached-axis="primary-y" chart:style-name="ch12" chart:values-cell-range-address="16QAM.J3:16QAM.J42" chart:label-cell-address="16QAM.J2:16QAM.J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16QAM.H2:16QAM.H2</svg:desc>
                </draw:g>
              </table:table-cell>
              <table:table-cell office:value-type="string">
                <text:p>1000</text:p>
                <draw:g>
                  <svg:desc>16QAM.I2:16QAM.I2</svg:desc>
                </draw:g>
              </table:table-cell>
              <table:table-cell office:value-type="string">
                <text:p>10000</text:p>
                <draw:g>
                  <svg:desc>16QAM.J2:16QAM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16QAM.G3:16QAM.G42</svg:desc>
                </draw:g>
              </table:table-cell>
              <table:table-cell office:value-type="float" office:value="0.247234275">
                <text:p>0.247234275</text:p>
                <draw:g>
                  <svg:desc>16QAM.H3:16QAM.H42</svg:desc>
                </draw:g>
              </table:table-cell>
              <table:table-cell office:value-type="float" office:value="0.18849665">
                <text:p>0.18849665</text:p>
                <draw:g>
                  <svg:desc>16QAM.I3:16QAM.I42</svg:desc>
                </draw:g>
              </table:table-cell>
              <table:table-cell office:value-type="float" office:value="0.301147375">
                <text:p>0.301147375</text:p>
                <draw:g>
                  <svg:desc>16QAM.J3:16QAM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409665">
                <text:p>0.2409665</text:p>
              </table:table-cell>
              <table:table-cell office:value-type="float" office:value="0.293110875">
                <text:p>0.293110875</text:p>
              </table:table-cell>
              <table:table-cell office:value-type="float" office:value="0.297131375">
                <text:p>0.29713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13236125">
                <text:p>0.213236125</text:p>
              </table:table-cell>
              <table:table-cell office:value-type="float" office:value="0.289257725">
                <text:p>0.289257725</text:p>
              </table:table-cell>
              <table:table-cell office:value-type="float" office:value="0.292964">
                <text:p>0.292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70087725">
                <text:p>0.170087725</text:p>
              </table:table-cell>
              <table:table-cell office:value-type="float" office:value="0.14747875">
                <text:p>0.14747875</text:p>
              </table:table-cell>
              <table:table-cell office:value-type="float" office:value="0.289131425">
                <text:p>0.289131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61429175">
                <text:p>0.161429175</text:p>
              </table:table-cell>
              <table:table-cell office:value-type="float" office:value="0.16919595">
                <text:p>0.16919595</text:p>
              </table:table-cell>
              <table:table-cell office:value-type="float" office:value="0.285269225">
                <text:p>0.285269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320038">
                <text:p>0.1320038</text:p>
              </table:table-cell>
              <table:table-cell office:value-type="float" office:value="0.122754725">
                <text:p>0.122754725</text:p>
              </table:table-cell>
              <table:table-cell office:value-type="float" office:value="0.281757375">
                <text:p>0.281757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653837">
                <text:p>0.1653837</text:p>
              </table:table-cell>
              <table:table-cell office:value-type="float" office:value="0.122011725">
                <text:p>0.122011725</text:p>
              </table:table-cell>
              <table:table-cell office:value-type="float" office:value="0.278131575">
                <text:p>0.278131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33286025">
                <text:p>0.133286025</text:p>
              </table:table-cell>
              <table:table-cell office:value-type="float" office:value="0.0870252">
                <text:p>0.0870252</text:p>
              </table:table-cell>
              <table:table-cell office:value-type="float" office:value="0.275120425">
                <text:p>0.275120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0.119630075">
                <text:p>0.119630075</text:p>
              </table:table-cell>
              <table:table-cell office:value-type="float" office:value="0.088611775">
                <text:p>0.088611775</text:p>
              </table:table-cell>
              <table:table-cell office:value-type="float" office:value="0.27194685">
                <text:p>0.27194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82811775">
                <text:p>0.082811775</text:p>
              </table:table-cell>
              <table:table-cell office:value-type="float" office:value="0.060170575">
                <text:p>0.060170575</text:p>
              </table:table-cell>
              <table:table-cell office:value-type="float" office:value="0.05718125">
                <text:p>0.0571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70910775">
                <text:p>0.070910775</text:p>
              </table:table-cell>
              <table:table-cell office:value-type="float" office:value="0.0510436">
                <text:p>0.0510436</text:p>
              </table:table-cell>
              <table:table-cell office:value-type="float" office:value="0.0482444">
                <text:p>0.0482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959224">
                <text:p>0.0959224</text:p>
              </table:table-cell>
              <table:table-cell office:value-type="float" office:value="0.0478146">
                <text:p>0.0478146</text:p>
              </table:table-cell>
              <table:table-cell office:value-type="float" office:value="0.053239">
                <text:p>0.053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64237725">
                <text:p>0.064237725</text:p>
              </table:table-cell>
              <table:table-cell office:value-type="float" office:value="0.054386725">
                <text:p>0.054386725</text:p>
              </table:table-cell>
              <table:table-cell office:value-type="float" office:value="0.03256605">
                <text:p>0.03256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5902955">
                <text:p>0.05902955</text:p>
              </table:table-cell>
              <table:table-cell office:value-type="float" office:value="0.033751225">
                <text:p>0.033751225</text:p>
              </table:table-cell>
              <table:table-cell office:value-type="float" office:value="0.02595685">
                <text:p>0.02595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3892635">
                <text:p>0.03892635</text:p>
              </table:table-cell>
              <table:table-cell office:value-type="float" office:value="0.035758025">
                <text:p>0.035758025</text:p>
              </table:table-cell>
              <table:table-cell office:value-type="float" office:value="0.0201582">
                <text:p>0.0201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524428">
                <text:p>0.0524428</text:p>
              </table:table-cell>
              <table:table-cell office:value-type="float" office:value="0.016053925">
                <text:p>0.016053925</text:p>
              </table:table-cell>
              <table:table-cell office:value-type="float" office:value="0.01527825">
                <text:p>0.01527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4972985">
                <text:p>0.04972985</text:p>
              </table:table-cell>
              <table:table-cell office:value-type="float" office:value="0.01183615">
                <text:p>0.01183615</text:p>
              </table:table-cell>
              <table:table-cell office:value-type="float" office:value="0.01297375">
                <text:p>0.01297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27745775">
                <text:p>0.027745775</text:p>
              </table:table-cell>
              <table:table-cell office:value-type="float" office:value="0.0083733">
                <text:p>0.0083733</text:p>
              </table:table-cell>
              <table:table-cell office:value-type="float" office:value="0.008316525">
                <text:p>0.008316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24630275">
                <text:p>0.024630275</text:p>
              </table:table-cell>
              <table:table-cell office:value-type="float" office:value="0.0057599">
                <text:p>0.0057599</text:p>
              </table:table-cell>
              <table:table-cell office:value-type="float" office:value="0.005972375">
                <text:p>0.005972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0.007965575">
                <text:p>0.007965575</text:p>
              </table:table-cell>
              <table:table-cell office:value-type="float" office:value="0.003807775">
                <text:p>0.003807775</text:p>
              </table:table-cell>
              <table:table-cell office:value-type="float" office:value="0.003693675">
                <text:p>0.003693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0.01913455">
                <text:p>0.01913455</text:p>
              </table:table-cell>
              <table:table-cell office:value-type="float" office:value="0.002405975">
                <text:p>0.002405975</text:p>
              </table:table-cell>
              <table:table-cell office:value-type="float" office:value="0.002332425">
                <text:p>0.002332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0.00235615">
                <text:p>0.00235615</text:p>
              </table:table-cell>
              <table:table-cell office:value-type="float" office:value="0.001422425">
                <text:p>0.001422425</text:p>
              </table:table-cell>
              <table:table-cell office:value-type="float" office:value="0.00143055">
                <text:p>0.00143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0.001142225">
                <text:p>0.001142225</text:p>
              </table:table-cell>
              <table:table-cell office:value-type="float" office:value="0.0007903">
                <text:p>0.0007903</text:p>
              </table:table-cell>
              <table:table-cell office:value-type="float" office:value="0.00079985">
                <text:p>0.00079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06269">
                <text:p>0.0006269</text:p>
              </table:table-cell>
              <table:table-cell office:value-type="float" office:value="0.000413325">
                <text:p>0.000413325</text:p>
              </table:table-cell>
              <table:table-cell office:value-type="float" office:value="0.00040435">
                <text:p>0.00040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32285">
                <text:p>0.00032285</text:p>
              </table:table-cell>
              <table:table-cell office:value-type="float" office:value="0.0001881">
                <text:p>0.0001881</text:p>
              </table:table-cell>
              <table:table-cell office:value-type="float" office:value="0.000194475">
                <text:p>0.000194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154225">
                <text:p>0.000154225</text:p>
              </table:table-cell>
              <table:table-cell office:value-type="float" office:value="0.000082925">
                <text:p>0.000082925</text:p>
              </table:table-cell>
              <table:table-cell office:value-type="float" office:value="0.0000869">
                <text:p>0.00008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06815">
                <text:p>0.00006815</text:p>
              </table:table-cell>
              <table:table-cell office:value-type="float" office:value="0.000034675">
                <text:p>0.000034675</text:p>
              </table:table-cell>
              <table:table-cell office:value-type="float" office:value="0.000032775">
                <text:p>0.000032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02745">
                <text:p>0.00002745</text:p>
              </table:table-cell>
              <table:table-cell office:value-type="float" office:value="0.000012675">
                <text:p>0.000012675</text:p>
              </table:table-cell>
              <table:table-cell office:value-type="float" office:value="0.00001265">
                <text:p>0.00001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0955">
                <text:p>0.00000955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3825">
                <text:p>0.000003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03225">
                <text:p>0.000003225</text:p>
              </table:table-cell>
              <table:table-cell office:value-type="float" office:value="0.00000125">
                <text:p>0.00000125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275">
                <text:p>0.000000275</text:p>
              </table:table-cell>
              <table:table-cell office:value-type="float" office:value="0.000000225">
                <text:p>0.000000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0015">
                <text:p>0.0000001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0.000000075">
                <text:p>0.000000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42cm" svg:y="0.315cm" chart:style-name="ch2">
          <text:p>16QAM over training points</text:p>
        </chart:title>
        <chart:legend chart:legend-position="end" svg:x="16.135cm" svg:y="3.678cm" style:legend-expansion="high" chart:style-name="ch3"/>
        <chart:plot-area chart:style-name="ch4" table:cell-range-address="16QAM.L3:16QAM.O42 16QAM.M2:16QAM.O2" chart:data-source-has-labels="row" svg:x="0.368cm" svg:y="1.273cm" svg:width="15.399cm" svg:height="7.499cm">
          <chartooo:coordinate-region svg:x="0.989cm" svg:y="1.472cm" svg:width="14.591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16QAM.M3:16QAM.M42" chart:label-cell-address="16QAM.M2:16QAM.M2" chart:class="chart:scatter">
            <chart:domain table:cell-range-address="16QAM.L3:16QAM.L42"/>
            <chart:data-point chart:repeated="40"/>
          </chart:series>
          <chart:series chart:attached-axis="primary-y" chart:style-name="ch11" chart:values-cell-range-address="16QAM.N3:16QAM.N42" chart:label-cell-address="16QAM.N2:16QAM.N2" chart:class="chart:scatter">
            <chart:data-point chart:repeated="40"/>
          </chart:series>
          <chart:series chart:attached-axis="primary-y" chart:style-name="ch12" chart:values-cell-range-address="16QAM.O3:16QAM.O42" chart:label-cell-address="16QAM.O2:16QAM.O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00</text:p>
                <draw:g>
                  <svg:desc>16QAM.M2:16QAM.M2</svg:desc>
                </draw:g>
              </table:table-cell>
              <table:table-cell office:value-type="string">
                <text:p>1000</text:p>
                <draw:g>
                  <svg:desc>16QAM.N2:16QAM.N2</svg:desc>
                </draw:g>
              </table:table-cell>
              <table:table-cell office:value-type="string">
                <text:p>10000</text:p>
                <draw:g>
                  <svg:desc>16QAM.O2:16QAM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16QAM.L3:16QAM.L42</svg:desc>
                </draw:g>
              </table:table-cell>
              <table:table-cell office:value-type="float" office:value="12">
                <text:p>12</text:p>
                <draw:g>
                  <svg:desc>16QAM.M3:16QAM.M42</svg:desc>
                </draw:g>
              </table:table-cell>
              <table:table-cell office:value-type="float" office:value="12">
                <text:p>12</text:p>
                <draw:g>
                  <svg:desc>16QAM.N3:16QAM.N42</svg:desc>
                </draw:g>
              </table:table-cell>
              <table:table-cell office:value-type="float" office:value="4">
                <text:p>4</text:p>
                <draw:g>
                  <svg:desc>16QAM.O3:16QAM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552cm" svg:y="0.315cm" chart:style-name="ch2">
          <text:p>QPSK over training points</text:p>
        </chart:title>
        <chart:legend chart:legend-position="end" svg:x="16.135cm" svg:y="3.678cm" style:legend-expansion="high" chart:style-name="ch3"/>
        <chart:plot-area chart:style-name="ch4" table:cell-range-address="QPSK.G3:QPSK.J42 QPSK.H2:QPSK.J2" chart:data-source-has-labels="row" svg:x="0.368cm" svg:y="1.273cm" svg:width="15.399cm" svg:height="7.499cm">
          <chartooo:coordinate-region svg:x="1.836cm" svg:y="1.472cm" svg:width="13.744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QPSK.H3:QPSK.H42" chart:label-cell-address="QPSK.H2:QPSK.H2" chart:class="chart:scatter">
            <chart:domain table:cell-range-address="QPSK.G3:QPSK.G42"/>
            <chart:data-point chart:repeated="40"/>
          </chart:series>
          <chart:series chart:attached-axis="primary-y" chart:style-name="ch11" chart:values-cell-range-address="QPSK.I3:QPSK.I42" chart:label-cell-address="QPSK.I2:QPSK.I2" chart:class="chart:scatter">
            <chart:data-point chart:repeated="40"/>
          </chart:series>
          <chart:series chart:attached-axis="primary-y" chart:style-name="ch12" chart:values-cell-range-address="QPSK.J3:QPSK.J42" chart:label-cell-address="QPSK.J2:QPSK.J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QPSK.H2:QPSK.H2</svg:desc>
                </draw:g>
              </table:table-cell>
              <table:table-cell office:value-type="string">
                <text:p>1000</text:p>
                <draw:g>
                  <svg:desc>QPSK.I2:QPSK.I2</svg:desc>
                </draw:g>
              </table:table-cell>
              <table:table-cell office:value-type="string">
                <text:p>10000</text:p>
                <draw:g>
                  <svg:desc>QPSK.J2:QPSK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QPSK.G3:QPSK.G42</svg:desc>
                </draw:g>
              </table:table-cell>
              <table:table-cell office:value-type="float" office:value="0.24304775">
                <text:p>0.24304775</text:p>
                <draw:g>
                  <svg:desc>QPSK.H3:QPSK.H42</svg:desc>
                </draw:g>
              </table:table-cell>
              <table:table-cell office:value-type="float" office:value="0.50006925">
                <text:p>0.50006925</text:p>
                <draw:g>
                  <svg:desc>QPSK.I3:QPSK.I42</svg:desc>
                </draw:g>
              </table:table-cell>
              <table:table-cell office:value-type="float" office:value="0.5001999">
                <text:p>0.5001999</text:p>
                <draw:g>
                  <svg:desc>QPSK.J3:QPSK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337635">
                <text:p>0.2337635</text:p>
              </table:table-cell>
              <table:table-cell office:value-type="float" office:value="0.19474955">
                <text:p>0.19474955</text:p>
              </table:table-cell>
              <table:table-cell office:value-type="float" office:value="0.5001999">
                <text:p>0.5001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184939">
                <text:p>0.2184939</text:p>
              </table:table-cell>
              <table:table-cell office:value-type="float" office:value="0.17644855">
                <text:p>0.17644855</text:p>
              </table:table-cell>
              <table:table-cell office:value-type="float" office:value="0.5001999">
                <text:p>0.5001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2064305">
                <text:p>0.2064305</text:p>
              </table:table-cell>
              <table:table-cell office:value-type="float" office:value="0.1554825">
                <text:p>0.1554825</text:p>
              </table:table-cell>
              <table:table-cell office:value-type="float" office:value="0.5001999">
                <text:p>0.5001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699808">
                <text:p>0.1699808</text:p>
              </table:table-cell>
              <table:table-cell office:value-type="float" office:value="0.130723">
                <text:p>0.130723</text:p>
              </table:table-cell>
              <table:table-cell office:value-type="float" office:value="0.5001999">
                <text:p>0.5001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4287095">
                <text:p>0.14287095</text:p>
              </table:table-cell>
              <table:table-cell office:value-type="float" office:value="0.11660085">
                <text:p>0.11660085</text:p>
              </table:table-cell>
              <table:table-cell office:value-type="float" office:value="0.1147426">
                <text:p>0.1147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2927785">
                <text:p>0.12927785</text:p>
              </table:table-cell>
              <table:table-cell office:value-type="float" office:value="0.1022434">
                <text:p>0.1022434</text:p>
              </table:table-cell>
              <table:table-cell office:value-type="float" office:value="0.1012084">
                <text:p>0.1012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182017">
                <text:p>0.1182017</text:p>
              </table:table-cell>
              <table:table-cell office:value-type="float" office:value="0.11007065">
                <text:p>0.11007065</text:p>
              </table:table-cell>
              <table:table-cell office:value-type="float" office:value="0.08816735">
                <text:p>0.08816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0.1057667">
                <text:p>0.1057667</text:p>
              </table:table-cell>
              <table:table-cell office:value-type="float" office:value="0.07608875">
                <text:p>0.07608875</text:p>
              </table:table-cell>
              <table:table-cell office:value-type="float" office:value="0.075757">
                <text:p>0.07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09696565">
                <text:p>0.09696565</text:p>
              </table:table-cell>
              <table:table-cell office:value-type="float" office:value="0.06456355">
                <text:p>0.06456355</text:p>
              </table:table-cell>
              <table:table-cell office:value-type="float" office:value="0.06411105">
                <text:p>0.06411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0.078377">
                <text:p>0.078377</text:p>
              </table:table-cell>
              <table:table-cell office:value-type="float" office:value="0.0537376">
                <text:p>0.0537376</text:p>
              </table:table-cell>
              <table:table-cell office:value-type="float" office:value="0.05329705">
                <text:p>0.05329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6489205">
                <text:p>0.06489205</text:p>
              </table:table-cell>
              <table:table-cell office:value-type="float" office:value="0.043791">
                <text:p>0.043791</text:p>
              </table:table-cell>
              <table:table-cell office:value-type="float" office:value="0.04345745">
                <text:p>0.04345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510425">
                <text:p>0.0510425</text:p>
              </table:table-cell>
              <table:table-cell office:value-type="float" office:value="0.0351161">
                <text:p>0.0351161</text:p>
              </table:table-cell>
              <table:table-cell office:value-type="float" office:value="0.03469895">
                <text:p>0.03469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3758505">
                <text:p>0.03758505</text:p>
              </table:table-cell>
              <table:table-cell office:value-type="float" office:value="0.0272992">
                <text:p>0.0272992</text:p>
              </table:table-cell>
              <table:table-cell office:value-type="float" office:value="0.02702085">
                <text:p>0.02702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311844">
                <text:p>0.0311844</text:p>
              </table:table-cell>
              <table:table-cell office:value-type="float" office:value="0.0206962">
                <text:p>0.0206962</text:p>
              </table:table-cell>
              <table:table-cell office:value-type="float" office:value="0.0204798">
                <text:p>0.0204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2369715">
                <text:p>0.02369715</text:p>
              </table:table-cell>
              <table:table-cell office:value-type="float" office:value="0.0152218">
                <text:p>0.0152218</text:p>
              </table:table-cell>
              <table:table-cell office:value-type="float" office:value="0.0150815">
                <text:p>0.0150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176655">
                <text:p>0.0176655</text:p>
              </table:table-cell>
              <table:table-cell office:value-type="float" office:value="0.0108056">
                <text:p>0.0108056</text:p>
              </table:table-cell>
              <table:table-cell office:value-type="float" office:value="0.0107265">
                <text:p>0.0107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109426">
                <text:p>0.0109426</text:p>
              </table:table-cell>
              <table:table-cell office:value-type="float" office:value="0.0073992">
                <text:p>0.0073992</text:p>
              </table:table-cell>
              <table:table-cell office:value-type="float" office:value="0.00733815">
                <text:p>0.00733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0811095">
                <text:p>0.00811095</text:p>
              </table:table-cell>
              <table:table-cell office:value-type="float" office:value="0.0048658">
                <text:p>0.0048658</text:p>
              </table:table-cell>
              <table:table-cell office:value-type="float" office:value="0.00480165">
                <text:p>0.00480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0.0047871">
                <text:p>0.0047871</text:p>
              </table:table-cell>
              <table:table-cell office:value-type="float" office:value="0.00304725">
                <text:p>0.00304725</text:p>
              </table:table-cell>
              <table:table-cell office:value-type="float" office:value="0.00301705">
                <text:p>0.00301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0.0031493">
                <text:p>0.0031493</text:p>
              </table:table-cell>
              <table:table-cell office:value-type="float" office:value="0.00181925">
                <text:p>0.00181925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0.0018242">
                <text:p>0.0018242</text:p>
              </table:table-cell>
              <table:table-cell office:value-type="float" office:value="0.00101405">
                <text:p>0.00101405</text:p>
              </table:table-cell>
              <table:table-cell office:value-type="float" office:value="0.0010042">
                <text:p>0.0010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0.0009869">
                <text:p>0.0009869</text:p>
              </table:table-cell>
              <table:table-cell office:value-type="float" office:value="0.0005298">
                <text:p>0.0005298</text:p>
              </table:table-cell>
              <table:table-cell office:value-type="float" office:value="0.00052155">
                <text:p>0.00052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04982">
                <text:p>0.0004982</text:p>
              </table:table-cell>
              <table:table-cell office:value-type="float" office:value="0.0002605">
                <text:p>0.0002605</text:p>
              </table:table-cell>
              <table:table-cell office:value-type="float" office:value="0.00025335">
                <text:p>0.00025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0.00022995">
                <text:p>0.00022995</text:p>
              </table:table-cell>
              <table:table-cell office:value-type="float" office:value="0.00011545">
                <text:p>0.00011545</text:p>
              </table:table-cell>
              <table:table-cell office:value-type="float" office:value="0.00011285">
                <text:p>0.00011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09785">
                <text:p>0.00009785</text:p>
              </table:table-cell>
              <table:table-cell office:value-type="float" office:value="0.00004615">
                <text:p>0.00004615</text:p>
              </table:table-cell>
              <table:table-cell office:value-type="float" office:value="0.0000461">
                <text:p>0.0000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03705">
                <text:p>0.00003705</text:p>
              </table:table-cell>
              <table:table-cell office:value-type="float" office:value="0.0000168">
                <text:p>0.0000168</text:p>
              </table:table-cell>
              <table:table-cell office:value-type="float" office:value="0.00001575">
                <text:p>0.000015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0128">
                <text:p>0.0000128</text:p>
              </table:table-cell>
              <table:table-cell office:value-type="float" office:value="0.00000535">
                <text:p>0.00000535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0335">
                <text:p>0.00000335</text:p>
              </table:table-cell>
              <table:table-cell office:value-type="float" office:value="0.00000205">
                <text:p>0.00000205</text:p>
              </table:table-cell>
              <table:table-cell office:value-type="float" office:value="0.00000185">
                <text:p>0.00000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0085">
                <text:p>0.00000085</text:p>
              </table:table-cell>
              <table:table-cell office:value-type="float" office:value="0.00000045">
                <text:p>0.00000045</text:p>
              </table:table-cell>
              <table:table-cell office:value-type="float" office:value="0.00000035">
                <text:p>0.00000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5">
                <text:p>0.000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552cm" svg:y="0.315cm" chart:style-name="ch2">
          <text:p>QPSK over training points</text:p>
        </chart:title>
        <chart:legend chart:legend-position="end" svg:x="16.135cm" svg:y="3.678cm" style:legend-expansion="high" chart:style-name="ch3"/>
        <chart:plot-area chart:style-name="ch4" table:cell-range-address="QPSK.L3:QPSK.O42 QPSK.M2:QPSK.O2" chart:data-source-has-labels="row" svg:x="0.368cm" svg:y="1.273cm" svg:width="15.399cm" svg:height="7.499cm">
          <chartooo:coordinate-region svg:x="0.989cm" svg:y="1.472cm" svg:width="14.591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QPSK.M3:QPSK.M42" chart:label-cell-address="QPSK.M2:QPSK.M2" chart:class="chart:scatter">
            <chart:domain table:cell-range-address="QPSK.L3:QPSK.L42"/>
            <chart:data-point chart:repeated="40"/>
          </chart:series>
          <chart:series chart:attached-axis="primary-y" chart:style-name="ch11" chart:values-cell-range-address="QPSK.N3:QPSK.N42" chart:label-cell-address="QPSK.N2:QPSK.N2" chart:class="chart:scatter">
            <chart:data-point chart:repeated="40"/>
          </chart:series>
          <chart:series chart:attached-axis="primary-y" chart:style-name="ch12" chart:values-cell-range-address="QPSK.O3:QPSK.O42" chart:label-cell-address="QPSK.O2:QPSK.O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00</text:p>
                <draw:g>
                  <svg:desc>QPSK.M2:QPSK.M2</svg:desc>
                </draw:g>
              </table:table-cell>
              <table:table-cell office:value-type="string">
                <text:p>1000</text:p>
                <draw:g>
                  <svg:desc>QPSK.N2:QPSK.N2</svg:desc>
                </draw:g>
              </table:table-cell>
              <table:table-cell office:value-type="string">
                <text:p>10000</text:p>
                <draw:g>
                  <svg:desc>QPSK.O2:QPSK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QPSK.L3:QPSK.L42</svg:desc>
                </draw:g>
              </table:table-cell>
              <table:table-cell office:value-type="float" office:value="19">
                <text:p>19</text:p>
                <draw:g>
                  <svg:desc>QPSK.M3:QPSK.M42</svg:desc>
                </draw:g>
              </table:table-cell>
              <table:table-cell office:value-type="float" office:value="1">
                <text:p>1</text:p>
                <draw:g>
                  <svg:desc>QPSK.N3:QPSK.N42</svg:desc>
                </draw:g>
              </table:table-cell>
              <table:table-cell office:value-type="float" office:value="1">
                <text:p>1</text:p>
                <draw:g>
                  <svg:desc>QPSK.O3:QPSK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8.951cm" xlink:href=".." xlink:type="simple" chart:class="chart:scatter" chart:style-name="ch1">
        <chart:title svg:x="6.605cm" svg:y="0.315cm" chart:style-name="ch2">
          <text:p>8PSK over training points</text:p>
        </chart:title>
        <chart:legend chart:legend-position="end" svg:x="16.135cm" svg:y="3.678cm" style:legend-expansion="high" chart:style-name="ch3"/>
        <chart:plot-area chart:style-name="ch4" table:cell-range-address="8PSK.G3:8PSK.J42 8PSK.H2:8PSK.J2" chart:data-source-has-labels="row" svg:x="0.368cm" svg:y="1.273cm" svg:width="15.399cm" svg:height="7.499cm">
          <chartooo:coordinate-region svg:x="1.836cm" svg:y="1.472cm" svg:width="13.744cm" svg:height="6.65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8PSK.H3:8PSK.H42" chart:label-cell-address="8PSK.H2:8PSK.H2" chart:class="chart:scatter">
            <chart:domain table:cell-range-address="8PSK.G3:8PSK.G42"/>
            <chart:data-point chart:repeated="40"/>
          </chart:series>
          <chart:series chart:attached-axis="primary-y" chart:style-name="ch11" chart:values-cell-range-address="8PSK.I3:8PSK.I42" chart:label-cell-address="8PSK.I2:8PSK.I2" chart:class="chart:scatter">
            <chart:data-point chart:repeated="40"/>
          </chart:series>
          <chart:series chart:attached-axis="primary-y" chart:style-name="ch12" chart:values-cell-range-address="8PSK.J3:8PSK.J42" chart:label-cell-address="8PSK.J2:8PSK.J2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8PSK.H2:8PSK.H2</svg:desc>
                </draw:g>
              </table:table-cell>
              <table:table-cell office:value-type="string">
                <text:p>1000</text:p>
                <draw:g>
                  <svg:desc>8PSK.I2:8PSK.I2</svg:desc>
                </draw:g>
              </table:table-cell>
              <table:table-cell office:value-type="string">
                <text:p>10000</text:p>
                <draw:g>
                  <svg:desc>8PSK.J2:8PSK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8PSK.G3:8PSK.G42</svg:desc>
                </draw:g>
              </table:table-cell>
              <table:table-cell office:value-type="float" office:value="0.294478">
                <text:p>0.294478</text:p>
                <draw:g>
                  <svg:desc>8PSK.H3:8PSK.H42</svg:desc>
                </draw:g>
              </table:table-cell>
              <table:table-cell office:value-type="float" office:value="0.1998287333">
                <text:p>0.1998287333</text:p>
                <draw:g>
                  <svg:desc>8PSK.I3:8PSK.I42</svg:desc>
                </draw:g>
              </table:table-cell>
              <table:table-cell office:value-type="float" office:value="0.4998507">
                <text:p>0.4998507</text:p>
                <draw:g>
                  <svg:desc>8PSK.J3:8PSK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87179">
                <text:p>-9.487179</text:p>
              </table:table-cell>
              <table:table-cell office:value-type="float" office:value="0.2283808">
                <text:p>0.2283808</text:p>
              </table:table-cell>
              <table:table-cell office:value-type="float" office:value="0.1962289667">
                <text:p>0.1962289667</text:p>
              </table:table-cell>
              <table:table-cell office:value-type="float" office:value="0.4998507">
                <text:p>0.4998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74359">
                <text:p>-8.974359</text:p>
              </table:table-cell>
              <table:table-cell office:value-type="float" office:value="0.2789277">
                <text:p>0.2789277</text:p>
              </table:table-cell>
              <table:table-cell office:value-type="float" office:value="0.1738536">
                <text:p>0.1738536</text:p>
              </table:table-cell>
              <table:table-cell office:value-type="float" office:value="0.4998507">
                <text:p>0.4998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461538">
                <text:p>-8.461538</text:p>
              </table:table-cell>
              <table:table-cell office:value-type="float" office:value="0.1857322333">
                <text:p>0.1857322333</text:p>
              </table:table-cell>
              <table:table-cell office:value-type="float" office:value="0.1672653667">
                <text:p>0.1672653667</text:p>
              </table:table-cell>
              <table:table-cell office:value-type="float" office:value="0.2592105">
                <text:p>0.259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948718">
                <text:p>-7.948718</text:p>
              </table:table-cell>
              <table:table-cell office:value-type="float" office:value="0.1869186333">
                <text:p>0.1869186333</text:p>
              </table:table-cell>
              <table:table-cell office:value-type="float" office:value="0.1581524333">
                <text:p>0.1581524333</text:p>
              </table:table-cell>
              <table:table-cell office:value-type="float" office:value="0.2560115333">
                <text:p>0.2560115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435897">
                <text:p>-7.435897</text:p>
              </table:table-cell>
              <table:table-cell office:value-type="float" office:value="0.1636432333">
                <text:p>0.1636432333</text:p>
              </table:table-cell>
              <table:table-cell office:value-type="float" office:value="0.1445426667">
                <text:p>0.1445426667</text:p>
              </table:table-cell>
              <table:table-cell office:value-type="float" office:value="0.2503350667">
                <text:p>0.2503350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23077">
                <text:p>-6.923077</text:p>
              </table:table-cell>
              <table:table-cell office:value-type="float" office:value="0.1501486">
                <text:p>0.1501486</text:p>
              </table:table-cell>
              <table:table-cell office:value-type="float" office:value="0.2131547333">
                <text:p>0.2131547333</text:p>
              </table:table-cell>
              <table:table-cell office:value-type="float" office:value="0.1867061667">
                <text:p>0.1867061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410256">
                <text:p>-6.410256</text:p>
              </table:table-cell>
              <table:table-cell office:value-type="float" office:value="0.1382816667">
                <text:p>0.1382816667</text:p>
              </table:table-cell>
              <table:table-cell office:value-type="float" office:value="0.1159118">
                <text:p>0.1159118</text:p>
              </table:table-cell>
              <table:table-cell office:value-type="float" office:value="0.1622442333">
                <text:p>0.1622442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897436">
                <text:p>-5.897436</text:p>
              </table:table-cell>
              <table:table-cell office:value-type="float" office:value="0.1320262333">
                <text:p>0.1320262333</text:p>
              </table:table-cell>
              <table:table-cell office:value-type="float" office:value="0.0973817667">
                <text:p>0.0973817667</text:p>
              </table:table-cell>
              <table:table-cell office:value-type="float" office:value="0.1594131667">
                <text:p>0.159413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384615">
                <text:p>-5.384615</text:p>
              </table:table-cell>
              <table:table-cell office:value-type="float" office:value="0.1201266333">
                <text:p>0.1201266333</text:p>
              </table:table-cell>
              <table:table-cell office:value-type="float" office:value="0.0940481333">
                <text:p>0.0940481333</text:p>
              </table:table-cell>
              <table:table-cell office:value-type="float" office:value="0.1544955667">
                <text:p>0.154495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871795">
                <text:p>-4.871795</text:p>
              </table:table-cell>
              <table:table-cell office:value-type="float" office:value="0.1100386667">
                <text:p>0.1100386667</text:p>
              </table:table-cell>
              <table:table-cell office:value-type="float" office:value="0.0835922">
                <text:p>0.0835922</text:p>
              </table:table-cell>
              <table:table-cell office:value-type="float" office:value="0.1496569">
                <text:p>0.1496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358974">
                <text:p>-4.358974</text:p>
              </table:table-cell>
              <table:table-cell office:value-type="float" office:value="0.0987874667">
                <text:p>0.0987874667</text:p>
              </table:table-cell>
              <table:table-cell office:value-type="float" office:value="0.0760025333">
                <text:p>0.0760025333</text:p>
              </table:table-cell>
              <table:table-cell office:value-type="float" office:value="0.0553312667">
                <text:p>0.0553312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46154">
                <text:p>-3.846154</text:p>
              </table:table-cell>
              <table:table-cell office:value-type="float" office:value="0.0786407333">
                <text:p>0.0786407333</text:p>
              </table:table-cell>
              <table:table-cell office:value-type="float" office:value="0.0587107333">
                <text:p>0.0587107333</text:p>
              </table:table-cell>
              <table:table-cell office:value-type="float" office:value="0.0470257">
                <text:p>0.0470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33333">
                <text:p>-3.333333</text:p>
              </table:table-cell>
              <table:table-cell office:value-type="float" office:value="0.0766822">
                <text:p>0.0766822</text:p>
              </table:table-cell>
              <table:table-cell office:value-type="float" office:value="0.0523614667">
                <text:p>0.0523614667</text:p>
              </table:table-cell>
              <table:table-cell office:value-type="float" office:value="0.0394187">
                <text:p>0.0394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0513">
                <text:p>-2.820513</text:p>
              </table:table-cell>
              <table:table-cell office:value-type="float" office:value="0.0584334333">
                <text:p>0.0584334333</text:p>
              </table:table-cell>
              <table:table-cell office:value-type="float" office:value="0.0331746667">
                <text:p>0.0331746667</text:p>
              </table:table-cell>
              <table:table-cell office:value-type="float" office:value="0.0324322333">
                <text:p>0.0324322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07692">
                <text:p>-2.307692</text:p>
              </table:table-cell>
              <table:table-cell office:value-type="float" office:value="0.0543776667">
                <text:p>0.0543776667</text:p>
              </table:table-cell>
              <table:table-cell office:value-type="float" office:value="0.0264527667">
                <text:p>0.0264527667</text:p>
              </table:table-cell>
              <table:table-cell office:value-type="float" office:value="0.0261479667">
                <text:p>0.0261479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72">
                <text:p>-1.794872</text:p>
              </table:table-cell>
              <table:table-cell office:value-type="float" office:value="0.0475215333">
                <text:p>0.0475215333</text:p>
              </table:table-cell>
              <table:table-cell office:value-type="float" office:value="0.0314835">
                <text:p>0.0314835</text:p>
              </table:table-cell>
              <table:table-cell office:value-type="float" office:value="0.0206211">
                <text:p>0.0206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2051">
                <text:p>-1.282051</text:p>
              </table:table-cell>
              <table:table-cell office:value-type="float" office:value="0.0320406">
                <text:p>0.0320406</text:p>
              </table:table-cell>
              <table:table-cell office:value-type="float" office:value="0.0160398333">
                <text:p>0.0160398333</text:p>
              </table:table-cell>
              <table:table-cell office:value-type="float" office:value="0.0158691">
                <text:p>0.0158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69231">
                <text:p>-0.769231</text:p>
              </table:table-cell>
              <table:table-cell office:value-type="float" office:value="0.0364326667">
                <text:p>0.0364326667</text:p>
              </table:table-cell>
              <table:table-cell office:value-type="float" office:value="0.0119818667">
                <text:p>0.0119818667</text:p>
              </table:table-cell>
              <table:table-cell office:value-type="float" office:value="0.011878">
                <text:p>0.011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641">
                <text:p>-0.25641</text:p>
              </table:table-cell>
              <table:table-cell office:value-type="float" office:value="0.0212275667">
                <text:p>0.0212275667</text:p>
              </table:table-cell>
              <table:table-cell office:value-type="float" office:value="0.008667">
                <text:p>0.008667</text:p>
              </table:table-cell>
              <table:table-cell office:value-type="float" office:value="0.0085993333">
                <text:p>0.008599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641">
                <text:p>0.25641</text:p>
              </table:table-cell>
              <table:table-cell office:value-type="float" office:value="0.0112597333">
                <text:p>0.0112597333</text:p>
              </table:table-cell>
              <table:table-cell office:value-type="float" office:value="0.0060683667">
                <text:p>0.0060683667</text:p>
              </table:table-cell>
              <table:table-cell office:value-type="float" office:value="0.0059992333">
                <text:p>0.0059992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9231">
                <text:p>0.769231</text:p>
              </table:table-cell>
              <table:table-cell office:value-type="float" office:value="0.0047671667">
                <text:p>0.0047671667</text:p>
              </table:table-cell>
              <table:table-cell office:value-type="float" office:value="0.0040660333">
                <text:p>0.0040660333</text:p>
              </table:table-cell>
              <table:table-cell office:value-type="float" office:value="0.0040324333">
                <text:p>0.0040324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2051">
                <text:p>1.282051</text:p>
              </table:table-cell>
              <table:table-cell office:value-type="float" office:value="0.0031018333">
                <text:p>0.0031018333</text:p>
              </table:table-cell>
              <table:table-cell office:value-type="float" office:value="0.0026064333">
                <text:p>0.0026064333</text:p>
              </table:table-cell>
              <table:table-cell office:value-type="float" office:value="0.0025855">
                <text:p>0.0025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4872">
                <text:p>1.794872</text:p>
              </table:table-cell>
              <table:table-cell office:value-type="float" office:value="0.0019663333">
                <text:p>0.0019663333</text:p>
              </table:table-cell>
              <table:table-cell office:value-type="float" office:value="0.0015929333">
                <text:p>0.0015929333</text:p>
              </table:table-cell>
              <table:table-cell office:value-type="float" office:value="0.001577">
                <text:p>0.001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7692">
                <text:p>2.307692</text:p>
              </table:table-cell>
              <table:table-cell office:value-type="float" office:value="0.0011629">
                <text:p>0.0011629</text:p>
              </table:table-cell>
              <table:table-cell office:value-type="float" office:value="0.0009296333">
                <text:p>0.0009296333</text:p>
              </table:table-cell>
              <table:table-cell office:value-type="float" office:value="0.0009090667">
                <text:p>0.0009090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0513">
                <text:p>2.820513</text:p>
              </table:table-cell>
              <table:table-cell office:value-type="float" office:value="0.0006415333">
                <text:p>0.0006415333</text:p>
              </table:table-cell>
              <table:table-cell office:value-type="float" office:value="0.0005005333">
                <text:p>0.0005005333</text:p>
              </table:table-cell>
              <table:table-cell office:value-type="float" office:value="0.0004907">
                <text:p>0.0004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33333">
                <text:p>3.333333</text:p>
              </table:table-cell>
              <table:table-cell office:value-type="float" office:value="0.0003340333">
                <text:p>0.0003340333</text:p>
              </table:table-cell>
              <table:table-cell office:value-type="float" office:value="0.0002511">
                <text:p>0.0002511</text:p>
              </table:table-cell>
              <table:table-cell office:value-type="float" office:value="0.0002478333">
                <text:p>0.0002478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6154">
                <text:p>3.846154</text:p>
              </table:table-cell>
              <table:table-cell office:value-type="float" office:value="0.0001586667">
                <text:p>0.0001586667</text:p>
              </table:table-cell>
              <table:table-cell office:value-type="float" office:value="0.0001158333">
                <text:p>0.0001158333</text:p>
              </table:table-cell>
              <table:table-cell office:value-type="float" office:value="0.0001152667">
                <text:p>0.0001152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58974">
                <text:p>4.358974</text:p>
              </table:table-cell>
              <table:table-cell office:value-type="float" office:value="0.0000679333">
                <text:p>0.0000679333</text:p>
              </table:table-cell>
              <table:table-cell office:value-type="float" office:value="0.0000504333">
                <text:p>0.0000504333</text:p>
              </table:table-cell>
              <table:table-cell office:value-type="float" office:value="0.0000487333">
                <text:p>0.0000487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71795">
                <text:p>4.871795</text:p>
              </table:table-cell>
              <table:table-cell office:value-type="float" office:value="0.0000276">
                <text:p>0.0000276</text:p>
              </table:table-cell>
              <table:table-cell office:value-type="float" office:value="0.0000194">
                <text:p>0.0000194</text:p>
              </table:table-cell>
              <table:table-cell office:value-type="float" office:value="0.0000179333">
                <text:p>0.0000179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84615">
                <text:p>5.384615</text:p>
              </table:table-cell>
              <table:table-cell office:value-type="float" office:value="0.0000093667">
                <text:p>0.0000093667</text:p>
              </table:table-cell>
              <table:table-cell office:value-type="float" office:value="0.0000068667">
                <text:p>0.0000068667</text:p>
              </table:table-cell>
              <table:table-cell office:value-type="float" office:value="0.0000058667">
                <text:p>0.0000058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97436">
                <text:p>5.897436</text:p>
              </table:table-cell>
              <table:table-cell office:value-type="float" office:value="0.0000029667">
                <text:p>0.0000029667</text:p>
              </table:table-cell>
              <table:table-cell office:value-type="float" office:value="0.0000022667">
                <text:p>0.000002266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0256">
                <text:p>6.410256</text:p>
              </table:table-cell>
              <table:table-cell office:value-type="float" office:value="0.0000007333">
                <text:p>0.0000007333</text:p>
              </table:table-cell>
              <table:table-cell office:value-type="float" office:value="0.0000007667">
                <text:p>0.0000007667</text:p>
              </table:table-cell>
              <table:table-cell office:value-type="float" office:value="0.0000005667">
                <text:p>0.0000005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3077">
                <text:p>6.923077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1667">
                <text:p>0.0000001667</text:p>
              </table:table-cell>
              <table:table-cell office:value-type="float" office:value="0.0000002667">
                <text:p>0.0000002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35897">
                <text:p>7.435897</text:p>
              </table:table-cell>
              <table:table-cell office:value-type="float" office:value="0">
                <text:p>0</text:p>
              </table:table-cell>
              <table:table-cell office:value-type="float" office:value="0.0000000667">
                <text:p>0.0000000667</text:p>
              </table:table-cell>
              <table:table-cell office:value-type="float" office:value="0.0000000333">
                <text:p>0.0000000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8718">
                <text:p>7.94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61538">
                <text:p>8.46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74359">
                <text:p>8.97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87179">
                <text:p>9.487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